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2.4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18.87mm"/>
    </style:style>
    <style:style style:name="co8" style:family="table-column">
      <style:table-column-properties fo:break-before="auto" style:column-width="26.76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40.66mm"/>
    </style:style>
    <style:style style:name="co11" style:family="table-column">
      <style:table-column-properties fo:break-before="auto" style:column-width="16.42mm"/>
    </style:style>
    <style:style style:name="co12" style:family="table-column">
      <style:table-column-properties fo:break-before="auto" style:column-width="11.78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og_dado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#amostra</text:p>
          </table:table-cell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cpu_em_uso</text:p>
          </table:table-cell>
          <table:table-cell office:value-type="string" calcext:value-type="string">
            <text:p>cpu_percent</text:p>
          </table:table-cell>
          <table:table-cell office:value-type="string" calcext:value-type="string">
            <text:p>kb_wr_s</text:p>
          </table:table-cell>
          <table:table-cell office:value-type="string" calcext:value-type="string">
            <text:p>mem_used</text:p>
          </table:table-cell>
          <table:table-cell office:value-type="string" calcext:value-type="string">
            <text:p>mem_free</text:p>
          </table:table-cell>
          <table:table-cell office:value-type="string" calcext:value-type="string">
            <text:p>mem_avaliable</text:p>
          </table:table-cell>
          <table:table-cell office:value-type="string" calcext:value-type="string">
            <text:p>swap_used</text:p>
          </table:table-cell>
          <table:table-cell office:value-type="string" calcext:value-type="string">
            <text:p>reservado_cache_buffer</text:p>
          </table:table-cell>
          <table:table-cell office:value-type="string" calcext:value-type="string">
            <text:p>cached</text:p>
          </table:table-cell>
          <table:table-cell office:value-type="string" calcext:value-type="string">
            <text:p>buff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2: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10212" calcext:value-type="float">
            <text:p>3410212</text:p>
          </table:table-cell>
          <table:table-cell office:value-type="float" office:value="2706564" calcext:value-type="float">
            <text:p>2706564</text:p>
          </table:table-cell>
          <table:table-cell office:value-type="float" office:value="3967804" calcext:value-type="float">
            <text:p>39678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896868" calcext:value-type="float">
            <text:p>1896868</text:p>
          </table:table-cell>
          <table:table-cell office:value-type="float" office:value="1629456" calcext:value-type="float">
            <text:p>1629456</text:p>
          </table:table-cell>
          <table:table-cell office:value-type="float" office:value="155572" calcext:value-type="float">
            <text:p>155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2: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0752" calcext:value-type="float">
            <text:p>3410752</text:p>
          </table:table-cell>
          <table:table-cell office:value-type="float" office:value="2699520" calcext:value-type="float">
            <text:p>2699520</text:p>
          </table:table-cell>
          <table:table-cell office:value-type="float" office:value="3961176" calcext:value-type="float">
            <text:p>39611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372" calcext:value-type="float">
            <text:p>1903372</text:p>
          </table:table-cell>
          <table:table-cell office:value-type="float" office:value="1635796" calcext:value-type="float">
            <text:p>1635796</text:p>
          </table:table-cell>
          <table:table-cell office:value-type="float" office:value="155616" calcext:value-type="float">
            <text:p>155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2: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11100" calcext:value-type="float">
            <text:p>3411100</text:p>
          </table:table-cell>
          <table:table-cell office:value-type="float" office:value="2703292" calcext:value-type="float">
            <text:p>2703292</text:p>
          </table:table-cell>
          <table:table-cell office:value-type="float" office:value="3964940" calcext:value-type="float">
            <text:p>39649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899252" calcext:value-type="float">
            <text:p>1899252</text:p>
          </table:table-cell>
          <table:table-cell office:value-type="float" office:value="1631684" calcext:value-type="float">
            <text:p>1631684</text:p>
          </table:table-cell>
          <table:table-cell office:value-type="float" office:value="155624" calcext:value-type="float">
            <text:p>155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2: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11312" calcext:value-type="float">
            <text:p>3411312</text:p>
          </table:table-cell>
          <table:table-cell office:value-type="float" office:value="2703124" calcext:value-type="float">
            <text:p>2703124</text:p>
          </table:table-cell>
          <table:table-cell office:value-type="float" office:value="3964784" calcext:value-type="float">
            <text:p>39647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899208" calcext:value-type="float">
            <text:p>1899208</text:p>
          </table:table-cell>
          <table:table-cell office:value-type="float" office:value="1631624" calcext:value-type="float">
            <text:p>1631624</text:p>
          </table:table-cell>
          <table:table-cell office:value-type="float" office:value="155632" calcext:value-type="float">
            <text:p>155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2: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12844" calcext:value-type="float">
            <text:p>3412844</text:p>
          </table:table-cell>
          <table:table-cell office:value-type="float" office:value="2701752" calcext:value-type="float">
            <text:p>2701752</text:p>
          </table:table-cell>
          <table:table-cell office:value-type="float" office:value="3963368" calcext:value-type="float">
            <text:p>39633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899048" calcext:value-type="float">
            <text:p>1899048</text:p>
          </table:table-cell>
          <table:table-cell office:value-type="float" office:value="1631576" calcext:value-type="float">
            <text:p>1631576</text:p>
          </table:table-cell>
          <table:table-cell office:value-type="float" office:value="155640" calcext:value-type="float">
            <text:p>1556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3: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12368" calcext:value-type="float">
            <text:p>3412368</text:p>
          </table:table-cell>
          <table:table-cell office:value-type="float" office:value="2702016" calcext:value-type="float">
            <text:p>2702016</text:p>
          </table:table-cell>
          <table:table-cell office:value-type="float" office:value="3963788" calcext:value-type="float">
            <text:p>39637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899260" calcext:value-type="float">
            <text:p>1899260</text:p>
          </table:table-cell>
          <table:table-cell office:value-type="float" office:value="1631656" calcext:value-type="float">
            <text:p>1631656</text:p>
          </table:table-cell>
          <table:table-cell office:value-type="float" office:value="155648" calcext:value-type="float">
            <text:p>1556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3: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5</text:p>
          </table:table-cell>
          <table:table-cell office:value-type="float" office:value="3412356" calcext:value-type="float">
            <text:p>3412356</text:p>
          </table:table-cell>
          <table:table-cell office:value-type="float" office:value="2699336" calcext:value-type="float">
            <text:p>2699336</text:p>
          </table:table-cell>
          <table:table-cell office:value-type="float" office:value="3961128" calcext:value-type="float">
            <text:p>39611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952" calcext:value-type="float">
            <text:p>1901952</text:p>
          </table:table-cell>
          <table:table-cell office:value-type="float" office:value="1634324" calcext:value-type="float">
            <text:p>1634324</text:p>
          </table:table-cell>
          <table:table-cell office:value-type="float" office:value="155664" calcext:value-type="float">
            <text:p>1556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3: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5</text:p>
          </table:table-cell>
          <table:table-cell office:value-type="float" office:value="3413372" calcext:value-type="float">
            <text:p>3413372</text:p>
          </table:table-cell>
          <table:table-cell office:value-type="float" office:value="2698184" calcext:value-type="float">
            <text:p>2698184</text:p>
          </table:table-cell>
          <table:table-cell office:value-type="float" office:value="3959988" calcext:value-type="float">
            <text:p>39599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088" calcext:value-type="float">
            <text:p>1902088</text:p>
          </table:table-cell>
          <table:table-cell office:value-type="float" office:value="1634452" calcext:value-type="float">
            <text:p>1634452</text:p>
          </table:table-cell>
          <table:table-cell office:value-type="float" office:value="155680" calcext:value-type="float">
            <text:p>1556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3: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5</text:p>
          </table:table-cell>
          <table:table-cell office:value-type="float" office:value="3413892" calcext:value-type="float">
            <text:p>3413892</text:p>
          </table:table-cell>
          <table:table-cell office:value-type="float" office:value="2697932" calcext:value-type="float">
            <text:p>2697932</text:p>
          </table:table-cell>
          <table:table-cell office:value-type="float" office:value="3959680" calcext:value-type="float">
            <text:p>39596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820" calcext:value-type="float">
            <text:p>1901820</text:p>
          </table:table-cell>
          <table:table-cell office:value-type="float" office:value="1634316" calcext:value-type="float">
            <text:p>1634316</text:p>
          </table:table-cell>
          <table:table-cell office:value-type="float" office:value="155688" calcext:value-type="float">
            <text:p>1556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3: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5</text:p>
          </table:table-cell>
          <table:table-cell office:value-type="float" office:value="3413708" calcext:value-type="float">
            <text:p>3413708</text:p>
          </table:table-cell>
          <table:table-cell office:value-type="float" office:value="2698008" calcext:value-type="float">
            <text:p>2698008</text:p>
          </table:table-cell>
          <table:table-cell office:value-type="float" office:value="3959832" calcext:value-type="float">
            <text:p>39598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928" calcext:value-type="float">
            <text:p>1901928</text:p>
          </table:table-cell>
          <table:table-cell office:value-type="float" office:value="1634284" calcext:value-type="float">
            <text:p>1634284</text:p>
          </table:table-cell>
          <table:table-cell office:value-type="float" office:value="155696" calcext:value-type="float">
            <text:p>1556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3: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5</text:p>
          </table:table-cell>
          <table:table-cell office:value-type="float" office:value="3413896" calcext:value-type="float">
            <text:p>3413896</text:p>
          </table:table-cell>
          <table:table-cell office:value-type="float" office:value="2698016" calcext:value-type="float">
            <text:p>2698016</text:p>
          </table:table-cell>
          <table:table-cell office:value-type="float" office:value="3959780" calcext:value-type="float">
            <text:p>39597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732" calcext:value-type="float">
            <text:p>1901732</text:p>
          </table:table-cell>
          <table:table-cell office:value-type="float" office:value="1634212" calcext:value-type="float">
            <text:p>1634212</text:p>
          </table:table-cell>
          <table:table-cell office:value-type="float" office:value="155704" calcext:value-type="float">
            <text:p>1557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3: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5</text:p>
          </table:table-cell>
          <table:table-cell office:value-type="float" office:value="3416532" calcext:value-type="float">
            <text:p>3416532</text:p>
          </table:table-cell>
          <table:table-cell office:value-type="float" office:value="2697676" calcext:value-type="float">
            <text:p>2697676</text:p>
          </table:table-cell>
          <table:table-cell office:value-type="float" office:value="3960368" calcext:value-type="float">
            <text:p>39603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899436" calcext:value-type="float">
            <text:p>1899436</text:p>
          </table:table-cell>
          <table:table-cell office:value-type="float" office:value="1631908" calcext:value-type="float">
            <text:p>1631908</text:p>
          </table:table-cell>
          <table:table-cell office:value-type="float" office:value="155712" calcext:value-type="float">
            <text:p>1557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3: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5</text:p>
          </table:table-cell>
          <table:table-cell office:value-type="float" office:value="3416588" calcext:value-type="float">
            <text:p>3416588</text:p>
          </table:table-cell>
          <table:table-cell office:value-type="float" office:value="2695868" calcext:value-type="float">
            <text:p>2695868</text:p>
          </table:table-cell>
          <table:table-cell office:value-type="float" office:value="3958708" calcext:value-type="float">
            <text:p>39587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188" calcext:value-type="float">
            <text:p>1901188</text:p>
          </table:table-cell>
          <table:table-cell office:value-type="float" office:value="1633492" calcext:value-type="float">
            <text:p>1633492</text:p>
          </table:table-cell>
          <table:table-cell office:value-type="float" office:value="155744" calcext:value-type="float">
            <text:p>1557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3: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5</text:p>
          </table:table-cell>
          <table:table-cell office:value-type="float" office:value="3418392" calcext:value-type="float">
            <text:p>3418392</text:p>
          </table:table-cell>
          <table:table-cell office:value-type="float" office:value="2692984" calcext:value-type="float">
            <text:p>2692984</text:p>
          </table:table-cell>
          <table:table-cell office:value-type="float" office:value="3956060" calcext:value-type="float">
            <text:p>39560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268" calcext:value-type="float">
            <text:p>1902268</text:p>
          </table:table-cell>
          <table:table-cell office:value-type="float" office:value="1634696" calcext:value-type="float">
            <text:p>1634696</text:p>
          </table:table-cell>
          <table:table-cell office:value-type="float" office:value="155752" calcext:value-type="float">
            <text:p>1557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3: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5</text:p>
          </table:table-cell>
          <table:table-cell office:value-type="float" office:value="3418348" calcext:value-type="float">
            <text:p>3418348</text:p>
          </table:table-cell>
          <table:table-cell office:value-type="float" office:value="2693524" calcext:value-type="float">
            <text:p>2693524</text:p>
          </table:table-cell>
          <table:table-cell office:value-type="float" office:value="3956704" calcext:value-type="float">
            <text:p>39567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772" calcext:value-type="float">
            <text:p>1901772</text:p>
          </table:table-cell>
          <table:table-cell office:value-type="float" office:value="1634076" calcext:value-type="float">
            <text:p>1634076</text:p>
          </table:table-cell>
          <table:table-cell office:value-type="float" office:value="155760" calcext:value-type="float">
            <text:p>1557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3: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5</text:p>
          </table:table-cell>
          <table:table-cell office:value-type="float" office:value="3420208" calcext:value-type="float">
            <text:p>3420208</text:p>
          </table:table-cell>
          <table:table-cell office:value-type="float" office:value="2692020" calcext:value-type="float">
            <text:p>2692020</text:p>
          </table:table-cell>
          <table:table-cell office:value-type="float" office:value="3955164" calcext:value-type="float">
            <text:p>39551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416" calcext:value-type="float">
            <text:p>1901416</text:p>
          </table:table-cell>
          <table:table-cell office:value-type="float" office:value="1633796" calcext:value-type="float">
            <text:p>1633796</text:p>
          </table:table-cell>
          <table:table-cell office:value-type="float" office:value="155784" calcext:value-type="float">
            <text:p>1557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3: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5</text:p>
          </table:table-cell>
          <table:table-cell office:value-type="float" office:value="3419708" calcext:value-type="float">
            <text:p>3419708</text:p>
          </table:table-cell>
          <table:table-cell office:value-type="float" office:value="2692424" calcext:value-type="float">
            <text:p>2692424</text:p>
          </table:table-cell>
          <table:table-cell office:value-type="float" office:value="3955640" calcext:value-type="float">
            <text:p>39556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512" calcext:value-type="float">
            <text:p>1901512</text:p>
          </table:table-cell>
          <table:table-cell office:value-type="float" office:value="1633768" calcext:value-type="float">
            <text:p>1633768</text:p>
          </table:table-cell>
          <table:table-cell office:value-type="float" office:value="155792" calcext:value-type="float">
            <text:p>1557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4: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5</text:p>
          </table:table-cell>
          <table:table-cell office:value-type="float" office:value="3419172" calcext:value-type="float">
            <text:p>3419172</text:p>
          </table:table-cell>
          <table:table-cell office:value-type="float" office:value="2693064" calcext:value-type="float">
            <text:p>2693064</text:p>
          </table:table-cell>
          <table:table-cell office:value-type="float" office:value="3956224" calcext:value-type="float">
            <text:p>39562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408" calcext:value-type="float">
            <text:p>1901408</text:p>
          </table:table-cell>
          <table:table-cell office:value-type="float" office:value="1633796" calcext:value-type="float">
            <text:p>1633796</text:p>
          </table:table-cell>
          <table:table-cell office:value-type="float" office:value="155792" calcext:value-type="float">
            <text:p>1557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4: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19992" calcext:value-type="float">
            <text:p>3419992</text:p>
          </table:table-cell>
          <table:table-cell office:value-type="float" office:value="2692052" calcext:value-type="float">
            <text:p>2692052</text:p>
          </table:table-cell>
          <table:table-cell office:value-type="float" office:value="3955284" calcext:value-type="float">
            <text:p>39552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600" calcext:value-type="float">
            <text:p>1901600</text:p>
          </table:table-cell>
          <table:table-cell office:value-type="float" office:value="1633844" calcext:value-type="float">
            <text:p>1633844</text:p>
          </table:table-cell>
          <table:table-cell office:value-type="float" office:value="155808" calcext:value-type="float">
            <text:p>1558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4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21520" calcext:value-type="float">
            <text:p>3421520</text:p>
          </table:table-cell>
          <table:table-cell office:value-type="float" office:value="2687104" calcext:value-type="float">
            <text:p>2687104</text:p>
          </table:table-cell>
          <table:table-cell office:value-type="float" office:value="3950292" calcext:value-type="float">
            <text:p>39502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020" calcext:value-type="float">
            <text:p>1905020</text:p>
          </table:table-cell>
          <table:table-cell office:value-type="float" office:value="1637380" calcext:value-type="float">
            <text:p>1637380</text:p>
          </table:table-cell>
          <table:table-cell office:value-type="float" office:value="155824" calcext:value-type="float">
            <text:p>1558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4: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5</text:p>
          </table:table-cell>
          <table:table-cell office:value-type="float" office:value="3429168" calcext:value-type="float">
            <text:p>3429168</text:p>
          </table:table-cell>
          <table:table-cell office:value-type="float" office:value="2679204" calcext:value-type="float">
            <text:p>2679204</text:p>
          </table:table-cell>
          <table:table-cell office:value-type="float" office:value="3942484" calcext:value-type="float">
            <text:p>39424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272" calcext:value-type="float">
            <text:p>1905272</text:p>
          </table:table-cell>
          <table:table-cell office:value-type="float" office:value="1637472" calcext:value-type="float">
            <text:p>1637472</text:p>
          </table:table-cell>
          <table:table-cell office:value-type="float" office:value="155840" calcext:value-type="float">
            <text:p>1558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4: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5</text:p>
          </table:table-cell>
          <table:table-cell office:value-type="float" office:value="3430396" calcext:value-type="float">
            <text:p>3430396</text:p>
          </table:table-cell>
          <table:table-cell office:value-type="float" office:value="2678004" calcext:value-type="float">
            <text:p>2678004</text:p>
          </table:table-cell>
          <table:table-cell office:value-type="float" office:value="3941284" calcext:value-type="float">
            <text:p>39412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244" calcext:value-type="float">
            <text:p>1905244</text:p>
          </table:table-cell>
          <table:table-cell office:value-type="float" office:value="1637452" calcext:value-type="float">
            <text:p>1637452</text:p>
          </table:table-cell>
          <table:table-cell office:value-type="float" office:value="155840" calcext:value-type="float">
            <text:p>1558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4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29052" calcext:value-type="float">
            <text:p>3429052</text:p>
          </table:table-cell>
          <table:table-cell office:value-type="float" office:value="2682640" calcext:value-type="float">
            <text:p>2682640</text:p>
          </table:table-cell>
          <table:table-cell office:value-type="float" office:value="3945940" calcext:value-type="float">
            <text:p>39459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952" calcext:value-type="float">
            <text:p>1901952</text:p>
          </table:table-cell>
          <table:table-cell office:value-type="float" office:value="1634128" calcext:value-type="float">
            <text:p>1634128</text:p>
          </table:table-cell>
          <table:table-cell office:value-type="float" office:value="155856" calcext:value-type="float">
            <text:p>1558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4: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29716" calcext:value-type="float">
            <text:p>3429716</text:p>
          </table:table-cell>
          <table:table-cell office:value-type="float" office:value="2681976" calcext:value-type="float">
            <text:p>2681976</text:p>
          </table:table-cell>
          <table:table-cell office:value-type="float" office:value="3945284" calcext:value-type="float">
            <text:p>39452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952" calcext:value-type="float">
            <text:p>1901952</text:p>
          </table:table-cell>
          <table:table-cell office:value-type="float" office:value="1634128" calcext:value-type="float">
            <text:p>1634128</text:p>
          </table:table-cell>
          <table:table-cell office:value-type="float" office:value="155856" calcext:value-type="float">
            <text:p>1558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4: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30052" calcext:value-type="float">
            <text:p>3430052</text:p>
          </table:table-cell>
          <table:table-cell office:value-type="float" office:value="2681780" calcext:value-type="float">
            <text:p>2681780</text:p>
          </table:table-cell>
          <table:table-cell office:value-type="float" office:value="3945056" calcext:value-type="float">
            <text:p>39450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812" calcext:value-type="float">
            <text:p>1901812</text:p>
          </table:table-cell>
          <table:table-cell office:value-type="float" office:value="1634080" calcext:value-type="float">
            <text:p>1634080</text:p>
          </table:table-cell>
          <table:table-cell office:value-type="float" office:value="155896" calcext:value-type="float">
            <text:p>1558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4: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28228" calcext:value-type="float">
            <text:p>3428228</text:p>
          </table:table-cell>
          <table:table-cell office:value-type="float" office:value="2681868" calcext:value-type="float">
            <text:p>2681868</text:p>
          </table:table-cell>
          <table:table-cell office:value-type="float" office:value="3945216" calcext:value-type="float">
            <text:p>39452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548" calcext:value-type="float">
            <text:p>1903548</text:p>
          </table:table-cell>
          <table:table-cell office:value-type="float" office:value="1635700" calcext:value-type="float">
            <text:p>1635700</text:p>
          </table:table-cell>
          <table:table-cell office:value-type="float" office:value="155896" calcext:value-type="float">
            <text:p>1558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4: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28064" calcext:value-type="float">
            <text:p>3428064</text:p>
          </table:table-cell>
          <table:table-cell office:value-type="float" office:value="2681232" calcext:value-type="float">
            <text:p>2681232</text:p>
          </table:table-cell>
          <table:table-cell office:value-type="float" office:value="3944592" calcext:value-type="float">
            <text:p>39445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348" calcext:value-type="float">
            <text:p>1904348</text:p>
          </table:table-cell>
          <table:table-cell office:value-type="float" office:value="1636476" calcext:value-type="float">
            <text:p>1636476</text:p>
          </table:table-cell>
          <table:table-cell office:value-type="float" office:value="155912" calcext:value-type="float">
            <text:p>1559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4: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28064" calcext:value-type="float">
            <text:p>3428064</text:p>
          </table:table-cell>
          <table:table-cell office:value-type="float" office:value="2682004" calcext:value-type="float">
            <text:p>2682004</text:p>
          </table:table-cell>
          <table:table-cell office:value-type="float" office:value="3945372" calcext:value-type="float">
            <text:p>39453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576" calcext:value-type="float">
            <text:p>1903576</text:p>
          </table:table-cell>
          <table:table-cell office:value-type="float" office:value="1635720" calcext:value-type="float">
            <text:p>1635720</text:p>
          </table:table-cell>
          <table:table-cell office:value-type="float" office:value="155912" calcext:value-type="float">
            <text:p>1559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4: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28820" calcext:value-type="float">
            <text:p>3428820</text:p>
          </table:table-cell>
          <table:table-cell office:value-type="float" office:value="2681284" calcext:value-type="float">
            <text:p>2681284</text:p>
          </table:table-cell>
          <table:table-cell office:value-type="float" office:value="3944672" calcext:value-type="float">
            <text:p>39446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540" calcext:value-type="float">
            <text:p>1903540</text:p>
          </table:table-cell>
          <table:table-cell office:value-type="float" office:value="1635656" calcext:value-type="float">
            <text:p>1635656</text:p>
          </table:table-cell>
          <table:table-cell office:value-type="float" office:value="155928" calcext:value-type="float">
            <text:p>1559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5: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30056" calcext:value-type="float">
            <text:p>3430056</text:p>
          </table:table-cell>
          <table:table-cell office:value-type="float" office:value="2680148" calcext:value-type="float">
            <text:p>2680148</text:p>
          </table:table-cell>
          <table:table-cell office:value-type="float" office:value="3943724" calcext:value-type="float">
            <text:p>39437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440" calcext:value-type="float">
            <text:p>1903440</text:p>
          </table:table-cell>
          <table:table-cell office:value-type="float" office:value="1635676" calcext:value-type="float">
            <text:p>1635676</text:p>
          </table:table-cell>
          <table:table-cell office:value-type="float" office:value="155936" calcext:value-type="float">
            <text:p>1559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5: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29304" calcext:value-type="float">
            <text:p>3429304</text:p>
          </table:table-cell>
          <table:table-cell office:value-type="float" office:value="2680784" calcext:value-type="float">
            <text:p>2680784</text:p>
          </table:table-cell>
          <table:table-cell office:value-type="float" office:value="3944420" calcext:value-type="float">
            <text:p>39444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556" calcext:value-type="float">
            <text:p>1903556</text:p>
          </table:table-cell>
          <table:table-cell office:value-type="float" office:value="1635668" calcext:value-type="float">
            <text:p>1635668</text:p>
          </table:table-cell>
          <table:table-cell office:value-type="float" office:value="155944" calcext:value-type="float">
            <text:p>1559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5: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30088" calcext:value-type="float">
            <text:p>3430088</text:p>
          </table:table-cell>
          <table:table-cell office:value-type="float" office:value="2675400" calcext:value-type="float">
            <text:p>2675400</text:p>
          </table:table-cell>
          <table:table-cell office:value-type="float" office:value="3939064" calcext:value-type="float">
            <text:p>39390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8156" calcext:value-type="float">
            <text:p>1908156</text:p>
          </table:table-cell>
          <table:table-cell office:value-type="float" office:value="1640132" calcext:value-type="float">
            <text:p>1640132</text:p>
          </table:table-cell>
          <table:table-cell office:value-type="float" office:value="155944" calcext:value-type="float">
            <text:p>1559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5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29084" calcext:value-type="float">
            <text:p>3429084</text:p>
          </table:table-cell>
          <table:table-cell office:value-type="float" office:value="2676648" calcext:value-type="float">
            <text:p>2676648</text:p>
          </table:table-cell>
          <table:table-cell office:value-type="float" office:value="3940320" calcext:value-type="float">
            <text:p>39403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7912" calcext:value-type="float">
            <text:p>1907912</text:p>
          </table:table-cell>
          <table:table-cell office:value-type="float" office:value="1639996" calcext:value-type="float">
            <text:p>1639996</text:p>
          </table:table-cell>
          <table:table-cell office:value-type="float" office:value="155960" calcext:value-type="float">
            <text:p>1559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5: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30000" calcext:value-type="float">
            <text:p>3430000</text:p>
          </table:table-cell>
          <table:table-cell office:value-type="float" office:value="2679812" calcext:value-type="float">
            <text:p>2679812</text:p>
          </table:table-cell>
          <table:table-cell office:value-type="float" office:value="3943484" calcext:value-type="float">
            <text:p>39434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832" calcext:value-type="float">
            <text:p>1903832</text:p>
          </table:table-cell>
          <table:table-cell office:value-type="float" office:value="1635920" calcext:value-type="float">
            <text:p>1635920</text:p>
          </table:table-cell>
          <table:table-cell office:value-type="float" office:value="155960" calcext:value-type="float">
            <text:p>1559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5: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32068" calcext:value-type="float">
            <text:p>3432068</text:p>
          </table:table-cell>
          <table:table-cell office:value-type="float" office:value="2677812" calcext:value-type="float">
            <text:p>2677812</text:p>
          </table:table-cell>
          <table:table-cell office:value-type="float" office:value="3941504" calcext:value-type="float">
            <text:p>39415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764" calcext:value-type="float">
            <text:p>1903764</text:p>
          </table:table-cell>
          <table:table-cell office:value-type="float" office:value="1635832" calcext:value-type="float">
            <text:p>1635832</text:p>
          </table:table-cell>
          <table:table-cell office:value-type="float" office:value="155976" calcext:value-type="float">
            <text:p>1559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5: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32668" calcext:value-type="float">
            <text:p>3432668</text:p>
          </table:table-cell>
          <table:table-cell office:value-type="float" office:value="2677096" calcext:value-type="float">
            <text:p>2677096</text:p>
          </table:table-cell>
          <table:table-cell office:value-type="float" office:value="3941404" calcext:value-type="float">
            <text:p>39414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880" calcext:value-type="float">
            <text:p>1903880</text:p>
          </table:table-cell>
          <table:table-cell office:value-type="float" office:value="1635940" calcext:value-type="float">
            <text:p>1635940</text:p>
          </table:table-cell>
          <table:table-cell office:value-type="float" office:value="155976" calcext:value-type="float">
            <text:p>1559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5: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32196" calcext:value-type="float">
            <text:p>3432196</text:p>
          </table:table-cell>
          <table:table-cell office:value-type="float" office:value="2678772" calcext:value-type="float">
            <text:p>2678772</text:p>
          </table:table-cell>
          <table:table-cell office:value-type="float" office:value="3943096" calcext:value-type="float">
            <text:p>39430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676" calcext:value-type="float">
            <text:p>1902676</text:p>
          </table:table-cell>
          <table:table-cell office:value-type="float" office:value="1634680" calcext:value-type="float">
            <text:p>1634680</text:p>
          </table:table-cell>
          <table:table-cell office:value-type="float" office:value="156024" calcext:value-type="float">
            <text:p>1560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5: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33324" calcext:value-type="float">
            <text:p>3433324</text:p>
          </table:table-cell>
          <table:table-cell office:value-type="float" office:value="2678420" calcext:value-type="float">
            <text:p>2678420</text:p>
          </table:table-cell>
          <table:table-cell office:value-type="float" office:value="3942764" calcext:value-type="float">
            <text:p>39427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900" calcext:value-type="float">
            <text:p>1901900</text:p>
          </table:table-cell>
          <table:table-cell office:value-type="float" office:value="1634020" calcext:value-type="float">
            <text:p>1634020</text:p>
          </table:table-cell>
          <table:table-cell office:value-type="float" office:value="156056" calcext:value-type="float">
            <text:p>1560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5: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30436" calcext:value-type="float">
            <text:p>3430436</text:p>
          </table:table-cell>
          <table:table-cell office:value-type="float" office:value="2681380" calcext:value-type="float">
            <text:p>2681380</text:p>
          </table:table-cell>
          <table:table-cell office:value-type="float" office:value="3945824" calcext:value-type="float">
            <text:p>39458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828" calcext:value-type="float">
            <text:p>1901828</text:p>
          </table:table-cell>
          <table:table-cell office:value-type="float" office:value="1633820" calcext:value-type="float">
            <text:p>1633820</text:p>
          </table:table-cell>
          <table:table-cell office:value-type="float" office:value="156064" calcext:value-type="float">
            <text:p>1560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5: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31028" calcext:value-type="float">
            <text:p>3431028</text:p>
          </table:table-cell>
          <table:table-cell office:value-type="float" office:value="2680580" calcext:value-type="float">
            <text:p>2680580</text:p>
          </table:table-cell>
          <table:table-cell office:value-type="float" office:value="3945032" calcext:value-type="float">
            <text:p>39450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036" calcext:value-type="float">
            <text:p>1902036</text:p>
          </table:table-cell>
          <table:table-cell office:value-type="float" office:value="1634008" calcext:value-type="float">
            <text:p>1634008</text:p>
          </table:table-cell>
          <table:table-cell office:value-type="float" office:value="156072" calcext:value-type="float">
            <text:p>1560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6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32208" calcext:value-type="float">
            <text:p>3432208</text:p>
          </table:table-cell>
          <table:table-cell office:value-type="float" office:value="2679680" calcext:value-type="float">
            <text:p>2679680</text:p>
          </table:table-cell>
          <table:table-cell office:value-type="float" office:value="3944148" calcext:value-type="float">
            <text:p>39441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756" calcext:value-type="float">
            <text:p>1901756</text:p>
          </table:table-cell>
          <table:table-cell office:value-type="float" office:value="1633716" calcext:value-type="float">
            <text:p>1633716</text:p>
          </table:table-cell>
          <table:table-cell office:value-type="float" office:value="156080" calcext:value-type="float">
            <text:p>1560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6: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33464" calcext:value-type="float">
            <text:p>3433464</text:p>
          </table:table-cell>
          <table:table-cell office:value-type="float" office:value="2678248" calcext:value-type="float">
            <text:p>2678248</text:p>
          </table:table-cell>
          <table:table-cell office:value-type="float" office:value="3942660" calcext:value-type="float">
            <text:p>39426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932" calcext:value-type="float">
            <text:p>1901932</text:p>
          </table:table-cell>
          <table:table-cell office:value-type="float" office:value="1634016" calcext:value-type="float">
            <text:p>1634016</text:p>
          </table:table-cell>
          <table:table-cell office:value-type="float" office:value="156092" calcext:value-type="float">
            <text:p>1560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6: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32604" calcext:value-type="float">
            <text:p>3432604</text:p>
          </table:table-cell>
          <table:table-cell office:value-type="float" office:value="2679380" calcext:value-type="float">
            <text:p>2679380</text:p>
          </table:table-cell>
          <table:table-cell office:value-type="float" office:value="3943868" calcext:value-type="float">
            <text:p>39438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660" calcext:value-type="float">
            <text:p>1901660</text:p>
          </table:table-cell>
          <table:table-cell office:value-type="float" office:value="1633604" calcext:value-type="float">
            <text:p>1633604</text:p>
          </table:table-cell>
          <table:table-cell office:value-type="float" office:value="156100" calcext:value-type="float">
            <text:p>156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6: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32660" calcext:value-type="float">
            <text:p>3432660</text:p>
          </table:table-cell>
          <table:table-cell office:value-type="float" office:value="2675568" calcext:value-type="float">
            <text:p>2675568</text:p>
          </table:table-cell>
          <table:table-cell office:value-type="float" office:value="3940072" calcext:value-type="float">
            <text:p>39400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416" calcext:value-type="float">
            <text:p>1905416</text:p>
          </table:table-cell>
          <table:table-cell office:value-type="float" office:value="1637348" calcext:value-type="float">
            <text:p>1637348</text:p>
          </table:table-cell>
          <table:table-cell office:value-type="float" office:value="156108" calcext:value-type="float">
            <text:p>1561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6: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33316" calcext:value-type="float">
            <text:p>3433316</text:p>
          </table:table-cell>
          <table:table-cell office:value-type="float" office:value="2677700" calcext:value-type="float">
            <text:p>2677700</text:p>
          </table:table-cell>
          <table:table-cell office:value-type="float" office:value="3942676" calcext:value-type="float">
            <text:p>39426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628" calcext:value-type="float">
            <text:p>1902628</text:p>
          </table:table-cell>
          <table:table-cell office:value-type="float" office:value="1634548" calcext:value-type="float">
            <text:p>1634548</text:p>
          </table:table-cell>
          <table:table-cell office:value-type="float" office:value="156116" calcext:value-type="float">
            <text:p>1561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6: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33900" calcext:value-type="float">
            <text:p>3433900</text:p>
          </table:table-cell>
          <table:table-cell office:value-type="float" office:value="2677316" calcext:value-type="float">
            <text:p>2677316</text:p>
          </table:table-cell>
          <table:table-cell office:value-type="float" office:value="3942032" calcext:value-type="float">
            <text:p>39420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428" calcext:value-type="float">
            <text:p>1902428</text:p>
          </table:table-cell>
          <table:table-cell office:value-type="float" office:value="1634464" calcext:value-type="float">
            <text:p>1634464</text:p>
          </table:table-cell>
          <table:table-cell office:value-type="float" office:value="156132" calcext:value-type="float">
            <text:p>1561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6: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35168" calcext:value-type="float">
            <text:p>3435168</text:p>
          </table:table-cell>
          <table:table-cell office:value-type="float" office:value="2676012" calcext:value-type="float">
            <text:p>2676012</text:p>
          </table:table-cell>
          <table:table-cell office:value-type="float" office:value="3940800" calcext:value-type="float">
            <text:p>39408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464" calcext:value-type="float">
            <text:p>1902464</text:p>
          </table:table-cell>
          <table:table-cell office:value-type="float" office:value="1634372" calcext:value-type="float">
            <text:p>1634372</text:p>
          </table:table-cell>
          <table:table-cell office:value-type="float" office:value="156140" calcext:value-type="float">
            <text:p>15614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6: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34432" calcext:value-type="float">
            <text:p>3434432</text:p>
          </table:table-cell>
          <table:table-cell office:value-type="float" office:value="2676696" calcext:value-type="float">
            <text:p>2676696</text:p>
          </table:table-cell>
          <table:table-cell office:value-type="float" office:value="3941404" calcext:value-type="float">
            <text:p>39414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516" calcext:value-type="float">
            <text:p>1902516</text:p>
          </table:table-cell>
          <table:table-cell office:value-type="float" office:value="1634388" calcext:value-type="float">
            <text:p>1634388</text:p>
          </table:table-cell>
          <table:table-cell office:value-type="float" office:value="156148" calcext:value-type="float">
            <text:p>1561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6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32356" calcext:value-type="float">
            <text:p>3432356</text:p>
          </table:table-cell>
          <table:table-cell office:value-type="float" office:value="2679128" calcext:value-type="float">
            <text:p>2679128</text:p>
          </table:table-cell>
          <table:table-cell office:value-type="float" office:value="3943868" calcext:value-type="float">
            <text:p>39438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160" calcext:value-type="float">
            <text:p>1902160</text:p>
          </table:table-cell>
          <table:table-cell office:value-type="float" office:value="1634008" calcext:value-type="float">
            <text:p>1634008</text:p>
          </table:table-cell>
          <table:table-cell office:value-type="float" office:value="156180" calcext:value-type="float">
            <text:p>1561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6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19360" calcext:value-type="float">
            <text:p>3419360</text:p>
          </table:table-cell>
          <table:table-cell office:value-type="float" office:value="2688916" calcext:value-type="float">
            <text:p>2688916</text:p>
          </table:table-cell>
          <table:table-cell office:value-type="float" office:value="3953664" calcext:value-type="float">
            <text:p>39536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368" calcext:value-type="float">
            <text:p>1905368</text:p>
          </table:table-cell>
          <table:table-cell office:value-type="float" office:value="1637208" calcext:value-type="float">
            <text:p>1637208</text:p>
          </table:table-cell>
          <table:table-cell office:value-type="float" office:value="156188" calcext:value-type="float">
            <text:p>1561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6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20592" calcext:value-type="float">
            <text:p>3420592</text:p>
          </table:table-cell>
          <table:table-cell office:value-type="float" office:value="2690864" calcext:value-type="float">
            <text:p>2690864</text:p>
          </table:table-cell>
          <table:table-cell office:value-type="float" office:value="3955624" calcext:value-type="float">
            <text:p>39556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188" calcext:value-type="float">
            <text:p>1902188</text:p>
          </table:table-cell>
          <table:table-cell office:value-type="float" office:value="1634012" calcext:value-type="float">
            <text:p>1634012</text:p>
          </table:table-cell>
          <table:table-cell office:value-type="float" office:value="156196" calcext:value-type="float">
            <text:p>1561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6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4</text:p>
          </table:table-cell>
          <table:table-cell office:value-type="float" office:value="3420020" calcext:value-type="float">
            <text:p>3420020</text:p>
          </table:table-cell>
          <table:table-cell office:value-type="float" office:value="2691388" calcext:value-type="float">
            <text:p>2691388</text:p>
          </table:table-cell>
          <table:table-cell office:value-type="float" office:value="3956160" calcext:value-type="float">
            <text:p>39561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236" calcext:value-type="float">
            <text:p>1902236</text:p>
          </table:table-cell>
          <table:table-cell office:value-type="float" office:value="1634044" calcext:value-type="float">
            <text:p>1634044</text:p>
          </table:table-cell>
          <table:table-cell office:value-type="float" office:value="156204" calcext:value-type="float">
            <text:p>1562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7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9948" calcext:value-type="float">
            <text:p>3419948</text:p>
          </table:table-cell>
          <table:table-cell office:value-type="float" office:value="2691504" calcext:value-type="float">
            <text:p>2691504</text:p>
          </table:table-cell>
          <table:table-cell office:value-type="float" office:value="3956288" calcext:value-type="float">
            <text:p>39562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192" calcext:value-type="float">
            <text:p>1902192</text:p>
          </table:table-cell>
          <table:table-cell office:value-type="float" office:value="1633988" calcext:value-type="float">
            <text:p>1633988</text:p>
          </table:table-cell>
          <table:table-cell office:value-type="float" office:value="156212" calcext:value-type="float">
            <text:p>1562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7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20996" calcext:value-type="float">
            <text:p>3420996</text:p>
          </table:table-cell>
          <table:table-cell office:value-type="float" office:value="2690332" calcext:value-type="float">
            <text:p>2690332</text:p>
          </table:table-cell>
          <table:table-cell office:value-type="float" office:value="3955108" calcext:value-type="float">
            <text:p>39551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316" calcext:value-type="float">
            <text:p>1902316</text:p>
          </table:table-cell>
          <table:table-cell office:value-type="float" office:value="1634140" calcext:value-type="float">
            <text:p>1634140</text:p>
          </table:table-cell>
          <table:table-cell office:value-type="float" office:value="156220" calcext:value-type="float">
            <text:p>1562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7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21728" calcext:value-type="float">
            <text:p>3421728</text:p>
          </table:table-cell>
          <table:table-cell office:value-type="float" office:value="2689700" calcext:value-type="float">
            <text:p>2689700</text:p>
          </table:table-cell>
          <table:table-cell office:value-type="float" office:value="3954492" calcext:value-type="float">
            <text:p>39544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216" calcext:value-type="float">
            <text:p>1902216</text:p>
          </table:table-cell>
          <table:table-cell office:value-type="float" office:value="1634016" calcext:value-type="float">
            <text:p>1634016</text:p>
          </table:table-cell>
          <table:table-cell office:value-type="float" office:value="156228" calcext:value-type="float">
            <text:p>1562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7: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23088" calcext:value-type="float">
            <text:p>3423088</text:p>
          </table:table-cell>
          <table:table-cell office:value-type="float" office:value="2688232" calcext:value-type="float">
            <text:p>2688232</text:p>
          </table:table-cell>
          <table:table-cell office:value-type="float" office:value="3953036" calcext:value-type="float">
            <text:p>39530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324" calcext:value-type="float">
            <text:p>1902324</text:p>
          </table:table-cell>
          <table:table-cell office:value-type="float" office:value="1634112" calcext:value-type="float">
            <text:p>1634112</text:p>
          </table:table-cell>
          <table:table-cell office:value-type="float" office:value="156236" calcext:value-type="float">
            <text:p>1562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7: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22828" calcext:value-type="float">
            <text:p>3422828</text:p>
          </table:table-cell>
          <table:table-cell office:value-type="float" office:value="2685244" calcext:value-type="float">
            <text:p>2685244</text:p>
          </table:table-cell>
          <table:table-cell office:value-type="float" office:value="3950064" calcext:value-type="float">
            <text:p>39500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572" calcext:value-type="float">
            <text:p>1905572</text:p>
          </table:table-cell>
          <table:table-cell office:value-type="float" office:value="1637352" calcext:value-type="float">
            <text:p>1637352</text:p>
          </table:table-cell>
          <table:table-cell office:value-type="float" office:value="156244" calcext:value-type="float">
            <text:p>1562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7: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8324" calcext:value-type="float">
            <text:p>3418324</text:p>
          </table:table-cell>
          <table:table-cell office:value-type="float" office:value="2693364" calcext:value-type="float">
            <text:p>2693364</text:p>
          </table:table-cell>
          <table:table-cell office:value-type="float" office:value="3958192" calcext:value-type="float">
            <text:p>39581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956" calcext:value-type="float">
            <text:p>1901956</text:p>
          </table:table-cell>
          <table:table-cell office:value-type="float" office:value="1633728" calcext:value-type="float">
            <text:p>1633728</text:p>
          </table:table-cell>
          <table:table-cell office:value-type="float" office:value="156252" calcext:value-type="float">
            <text:p>1562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20524" calcext:value-type="float">
            <text:p>3420524</text:p>
          </table:table-cell>
          <table:table-cell office:value-type="float" office:value="2692248" calcext:value-type="float">
            <text:p>2692248</text:p>
          </table:table-cell>
          <table:table-cell office:value-type="float" office:value="3957084" calcext:value-type="float">
            <text:p>39570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0872" calcext:value-type="float">
            <text:p>1900872</text:p>
          </table:table-cell>
          <table:table-cell office:value-type="float" office:value="1632640" calcext:value-type="float">
            <text:p>1632640</text:p>
          </table:table-cell>
          <table:table-cell office:value-type="float" office:value="156260" calcext:value-type="float">
            <text:p>1562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7: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20344" calcext:value-type="float">
            <text:p>3420344</text:p>
          </table:table-cell>
          <table:table-cell office:value-type="float" office:value="2692596" calcext:value-type="float">
            <text:p>2692596</text:p>
          </table:table-cell>
          <table:table-cell office:value-type="float" office:value="3957372" calcext:value-type="float">
            <text:p>39573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0704" calcext:value-type="float">
            <text:p>1900704</text:p>
          </table:table-cell>
          <table:table-cell office:value-type="float" office:value="1632600" calcext:value-type="float">
            <text:p>1632600</text:p>
          </table:table-cell>
          <table:table-cell office:value-type="float" office:value="156268" calcext:value-type="float">
            <text:p>1562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7: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5316" calcext:value-type="float">
            <text:p>3415316</text:p>
          </table:table-cell>
          <table:table-cell office:value-type="float" office:value="2697404" calcext:value-type="float">
            <text:p>2697404</text:p>
          </table:table-cell>
          <table:table-cell office:value-type="float" office:value="3962288" calcext:value-type="float">
            <text:p>39622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0924" calcext:value-type="float">
            <text:p>1900924</text:p>
          </table:table-cell>
          <table:table-cell office:value-type="float" office:value="1632644" calcext:value-type="float">
            <text:p>1632644</text:p>
          </table:table-cell>
          <table:table-cell office:value-type="float" office:value="156300" calcext:value-type="float">
            <text:p>1563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7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5016" calcext:value-type="float">
            <text:p>3415016</text:p>
          </table:table-cell>
          <table:table-cell office:value-type="float" office:value="2697944" calcext:value-type="float">
            <text:p>2697944</text:p>
          </table:table-cell>
          <table:table-cell office:value-type="float" office:value="3962832" calcext:value-type="float">
            <text:p>39628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0684" calcext:value-type="float">
            <text:p>1900684</text:p>
          </table:table-cell>
          <table:table-cell office:value-type="float" office:value="1632388" calcext:value-type="float">
            <text:p>1632388</text:p>
          </table:table-cell>
          <table:table-cell office:value-type="float" office:value="156308" calcext:value-type="float">
            <text:p>1563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5316" calcext:value-type="float">
            <text:p>3415316</text:p>
          </table:table-cell>
          <table:table-cell office:value-type="float" office:value="2697628" calcext:value-type="float">
            <text:p>2697628</text:p>
          </table:table-cell>
          <table:table-cell office:value-type="float" office:value="3962532" calcext:value-type="float">
            <text:p>39625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0700" calcext:value-type="float">
            <text:p>1900700</text:p>
          </table:table-cell>
          <table:table-cell office:value-type="float" office:value="1632396" calcext:value-type="float">
            <text:p>1632396</text:p>
          </table:table-cell>
          <table:table-cell office:value-type="float" office:value="156316" calcext:value-type="float">
            <text:p>1563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7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4804" calcext:value-type="float">
            <text:p>3414804</text:p>
          </table:table-cell>
          <table:table-cell office:value-type="float" office:value="2698068" calcext:value-type="float">
            <text:p>2698068</text:p>
          </table:table-cell>
          <table:table-cell office:value-type="float" office:value="3962984" calcext:value-type="float">
            <text:p>39629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0772" calcext:value-type="float">
            <text:p>1900772</text:p>
          </table:table-cell>
          <table:table-cell office:value-type="float" office:value="1632456" calcext:value-type="float">
            <text:p>1632456</text:p>
          </table:table-cell>
          <table:table-cell office:value-type="float" office:value="156324" calcext:value-type="float">
            <text:p>1563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8: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5644" calcext:value-type="float">
            <text:p>3415644</text:p>
          </table:table-cell>
          <table:table-cell office:value-type="float" office:value="2697304" calcext:value-type="float">
            <text:p>2697304</text:p>
          </table:table-cell>
          <table:table-cell office:value-type="float" office:value="3962232" calcext:value-type="float">
            <text:p>39622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0696" calcext:value-type="float">
            <text:p>1900696</text:p>
          </table:table-cell>
          <table:table-cell office:value-type="float" office:value="1632368" calcext:value-type="float">
            <text:p>1632368</text:p>
          </table:table-cell>
          <table:table-cell office:value-type="float" office:value="156332" calcext:value-type="float">
            <text:p>1563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8: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5248" calcext:value-type="float">
            <text:p>3415248</text:p>
          </table:table-cell>
          <table:table-cell office:value-type="float" office:value="2697524" calcext:value-type="float">
            <text:p>2697524</text:p>
          </table:table-cell>
          <table:table-cell office:value-type="float" office:value="3962464" calcext:value-type="float">
            <text:p>39624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0872" calcext:value-type="float">
            <text:p>1900872</text:p>
          </table:table-cell>
          <table:table-cell office:value-type="float" office:value="1632532" calcext:value-type="float">
            <text:p>1632532</text:p>
          </table:table-cell>
          <table:table-cell office:value-type="float" office:value="156340" calcext:value-type="float">
            <text:p>1563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8: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3476" calcext:value-type="float">
            <text:p>3413476</text:p>
          </table:table-cell>
          <table:table-cell office:value-type="float" office:value="2699484" calcext:value-type="float">
            <text:p>2699484</text:p>
          </table:table-cell>
          <table:table-cell office:value-type="float" office:value="3964432" calcext:value-type="float">
            <text:p>39644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0684" calcext:value-type="float">
            <text:p>1900684</text:p>
          </table:table-cell>
          <table:table-cell office:value-type="float" office:value="1632336" calcext:value-type="float">
            <text:p>1632336</text:p>
          </table:table-cell>
          <table:table-cell office:value-type="float" office:value="156348" calcext:value-type="float">
            <text:p>1563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8: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3764" calcext:value-type="float">
            <text:p>3413764</text:p>
          </table:table-cell>
          <table:table-cell office:value-type="float" office:value="2699128" calcext:value-type="float">
            <text:p>2699128</text:p>
          </table:table-cell>
          <table:table-cell office:value-type="float" office:value="3964088" calcext:value-type="float">
            <text:p>39640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0752" calcext:value-type="float">
            <text:p>1900752</text:p>
          </table:table-cell>
          <table:table-cell office:value-type="float" office:value="1632396" calcext:value-type="float">
            <text:p>1632396</text:p>
          </table:table-cell>
          <table:table-cell office:value-type="float" office:value="156356" calcext:value-type="float">
            <text:p>1563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8: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4796" calcext:value-type="float">
            <text:p>3414796</text:p>
          </table:table-cell>
          <table:table-cell office:value-type="float" office:value="2698040" calcext:value-type="float">
            <text:p>2698040</text:p>
          </table:table-cell>
          <table:table-cell office:value-type="float" office:value="3963012" calcext:value-type="float">
            <text:p>39630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0808" calcext:value-type="float">
            <text:p>1900808</text:p>
          </table:table-cell>
          <table:table-cell office:value-type="float" office:value="1632444" calcext:value-type="float">
            <text:p>1632444</text:p>
          </table:table-cell>
          <table:table-cell office:value-type="float" office:value="156364" calcext:value-type="float">
            <text:p>1563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8: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4744" calcext:value-type="float">
            <text:p>3414744</text:p>
          </table:table-cell>
          <table:table-cell office:value-type="float" office:value="2697868" calcext:value-type="float">
            <text:p>2697868</text:p>
          </table:table-cell>
          <table:table-cell office:value-type="float" office:value="3962848" calcext:value-type="float">
            <text:p>39628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032" calcext:value-type="float">
            <text:p>1901032</text:p>
          </table:table-cell>
          <table:table-cell office:value-type="float" office:value="1632660" calcext:value-type="float">
            <text:p>1632660</text:p>
          </table:table-cell>
          <table:table-cell office:value-type="float" office:value="156372" calcext:value-type="float">
            <text:p>1563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8: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3288" calcext:value-type="float">
            <text:p>3413288</text:p>
          </table:table-cell>
          <table:table-cell office:value-type="float" office:value="2699308" calcext:value-type="float">
            <text:p>2699308</text:p>
          </table:table-cell>
          <table:table-cell office:value-type="float" office:value="3964304" calcext:value-type="float">
            <text:p>39643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048" calcext:value-type="float">
            <text:p>1901048</text:p>
          </table:table-cell>
          <table:table-cell office:value-type="float" office:value="1632668" calcext:value-type="float">
            <text:p>1632668</text:p>
          </table:table-cell>
          <table:table-cell office:value-type="float" office:value="156380" calcext:value-type="float">
            <text:p>1563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8: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4636" calcext:value-type="float">
            <text:p>3414636</text:p>
          </table:table-cell>
          <table:table-cell office:value-type="float" office:value="2697880" calcext:value-type="float">
            <text:p>2697880</text:p>
          </table:table-cell>
          <table:table-cell office:value-type="float" office:value="3962872" calcext:value-type="float">
            <text:p>39628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128" calcext:value-type="float">
            <text:p>1901128</text:p>
          </table:table-cell>
          <table:table-cell office:value-type="float" office:value="1632732" calcext:value-type="float">
            <text:p>1632732</text:p>
          </table:table-cell>
          <table:table-cell office:value-type="float" office:value="156412" calcext:value-type="float">
            <text:p>1564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8: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5084" calcext:value-type="float">
            <text:p>3415084</text:p>
          </table:table-cell>
          <table:table-cell office:value-type="float" office:value="2697564" calcext:value-type="float">
            <text:p>2697564</text:p>
          </table:table-cell>
          <table:table-cell office:value-type="float" office:value="3962536" calcext:value-type="float">
            <text:p>39625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0996" calcext:value-type="float">
            <text:p>1900996</text:p>
          </table:table-cell>
          <table:table-cell office:value-type="float" office:value="1632704" calcext:value-type="float">
            <text:p>1632704</text:p>
          </table:table-cell>
          <table:table-cell office:value-type="float" office:value="156420" calcext:value-type="float">
            <text:p>15642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8: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5596" calcext:value-type="float">
            <text:p>3415596</text:p>
          </table:table-cell>
          <table:table-cell office:value-type="float" office:value="2697092" calcext:value-type="float">
            <text:p>2697092</text:p>
          </table:table-cell>
          <table:table-cell office:value-type="float" office:value="3962132" calcext:value-type="float">
            <text:p>39621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0956" calcext:value-type="float">
            <text:p>1900956</text:p>
          </table:table-cell>
          <table:table-cell office:value-type="float" office:value="1632548" calcext:value-type="float">
            <text:p>1632548</text:p>
          </table:table-cell>
          <table:table-cell office:value-type="float" office:value="156428" calcext:value-type="float">
            <text:p>1564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8: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4284" calcext:value-type="float">
            <text:p>3414284</text:p>
          </table:table-cell>
          <table:table-cell office:value-type="float" office:value="2698320" calcext:value-type="float">
            <text:p>2698320</text:p>
          </table:table-cell>
          <table:table-cell office:value-type="float" office:value="3963368" calcext:value-type="float">
            <text:p>39633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040" calcext:value-type="float">
            <text:p>1901040</text:p>
          </table:table-cell>
          <table:table-cell office:value-type="float" office:value="1632620" calcext:value-type="float">
            <text:p>1632620</text:p>
          </table:table-cell>
          <table:table-cell office:value-type="float" office:value="156436" calcext:value-type="float">
            <text:p>1564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8: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6428" calcext:value-type="float">
            <text:p>3416428</text:p>
          </table:table-cell>
          <table:table-cell office:value-type="float" office:value="2696240" calcext:value-type="float">
            <text:p>2696240</text:p>
          </table:table-cell>
          <table:table-cell office:value-type="float" office:value="3961300" calcext:value-type="float">
            <text:p>39613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0976" calcext:value-type="float">
            <text:p>1900976</text:p>
          </table:table-cell>
          <table:table-cell office:value-type="float" office:value="1632552" calcext:value-type="float">
            <text:p>1632552</text:p>
          </table:table-cell>
          <table:table-cell office:value-type="float" office:value="156444" calcext:value-type="float">
            <text:p>1564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9: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6500" calcext:value-type="float">
            <text:p>3416500</text:p>
          </table:table-cell>
          <table:table-cell office:value-type="float" office:value="2696388" calcext:value-type="float">
            <text:p>2696388</text:p>
          </table:table-cell>
          <table:table-cell office:value-type="float" office:value="3961388" calcext:value-type="float">
            <text:p>39613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0756" calcext:value-type="float">
            <text:p>1900756</text:p>
          </table:table-cell>
          <table:table-cell office:value-type="float" office:value="1632464" calcext:value-type="float">
            <text:p>1632464</text:p>
          </table:table-cell>
          <table:table-cell office:value-type="float" office:value="156452" calcext:value-type="float">
            <text:p>1564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9: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6640" calcext:value-type="float">
            <text:p>3416640</text:p>
          </table:table-cell>
          <table:table-cell office:value-type="float" office:value="2696232" calcext:value-type="float">
            <text:p>2696232</text:p>
          </table:table-cell>
          <table:table-cell office:value-type="float" office:value="3961248" calcext:value-type="float">
            <text:p>39612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0772" calcext:value-type="float">
            <text:p>1900772</text:p>
          </table:table-cell>
          <table:table-cell office:value-type="float" office:value="1632456" calcext:value-type="float">
            <text:p>1632456</text:p>
          </table:table-cell>
          <table:table-cell office:value-type="float" office:value="156460" calcext:value-type="float">
            <text:p>1564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9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3</text:p>
          </table:table-cell>
          <table:table-cell office:value-type="float" office:value="3415764" calcext:value-type="float">
            <text:p>3415764</text:p>
          </table:table-cell>
          <table:table-cell office:value-type="float" office:value="2696820" calcext:value-type="float">
            <text:p>2696820</text:p>
          </table:table-cell>
          <table:table-cell office:value-type="float" office:value="3961896" calcext:value-type="float">
            <text:p>39618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060" calcext:value-type="float">
            <text:p>1901060</text:p>
          </table:table-cell>
          <table:table-cell office:value-type="float" office:value="1632636" calcext:value-type="float">
            <text:p>1632636</text:p>
          </table:table-cell>
          <table:table-cell office:value-type="float" office:value="156468" calcext:value-type="float">
            <text:p>1564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9: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2824" calcext:value-type="float">
            <text:p>3422824</text:p>
          </table:table-cell>
          <table:table-cell office:value-type="float" office:value="2689740" calcext:value-type="float">
            <text:p>2689740</text:p>
          </table:table-cell>
          <table:table-cell office:value-type="float" office:value="3954840" calcext:value-type="float">
            <text:p>39548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080" calcext:value-type="float">
            <text:p>1901080</text:p>
          </table:table-cell>
          <table:table-cell office:value-type="float" office:value="1632620" calcext:value-type="float">
            <text:p>1632620</text:p>
          </table:table-cell>
          <table:table-cell office:value-type="float" office:value="156476" calcext:value-type="float">
            <text:p>1564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9: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2168" calcext:value-type="float">
            <text:p>3422168</text:p>
          </table:table-cell>
          <table:table-cell office:value-type="float" office:value="2690504" calcext:value-type="float">
            <text:p>2690504</text:p>
          </table:table-cell>
          <table:table-cell office:value-type="float" office:value="3955616" calcext:value-type="float">
            <text:p>39556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0972" calcext:value-type="float">
            <text:p>1900972</text:p>
          </table:table-cell>
          <table:table-cell office:value-type="float" office:value="1632508" calcext:value-type="float">
            <text:p>1632508</text:p>
          </table:table-cell>
          <table:table-cell office:value-type="float" office:value="156484" calcext:value-type="float">
            <text:p>1564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9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1684" calcext:value-type="float">
            <text:p>3421684</text:p>
          </table:table-cell>
          <table:table-cell office:value-type="float" office:value="2690616" calcext:value-type="float">
            <text:p>2690616</text:p>
          </table:table-cell>
          <table:table-cell office:value-type="float" office:value="3955740" calcext:value-type="float">
            <text:p>39557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344" calcext:value-type="float">
            <text:p>1901344</text:p>
          </table:table-cell>
          <table:table-cell office:value-type="float" office:value="1632752" calcext:value-type="float">
            <text:p>1632752</text:p>
          </table:table-cell>
          <table:table-cell office:value-type="float" office:value="156492" calcext:value-type="float">
            <text:p>1564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9: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2536" calcext:value-type="float">
            <text:p>3422536</text:p>
          </table:table-cell>
          <table:table-cell office:value-type="float" office:value="2689896" calcext:value-type="float">
            <text:p>2689896</text:p>
          </table:table-cell>
          <table:table-cell office:value-type="float" office:value="3955048" calcext:value-type="float">
            <text:p>39550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212" calcext:value-type="float">
            <text:p>1901212</text:p>
          </table:table-cell>
          <table:table-cell office:value-type="float" office:value="1632720" calcext:value-type="float">
            <text:p>1632720</text:p>
          </table:table-cell>
          <table:table-cell office:value-type="float" office:value="156500" calcext:value-type="float">
            <text:p>1565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9: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3172" calcext:value-type="float">
            <text:p>3423172</text:p>
          </table:table-cell>
          <table:table-cell office:value-type="float" office:value="2689288" calcext:value-type="float">
            <text:p>2689288</text:p>
          </table:table-cell>
          <table:table-cell office:value-type="float" office:value="3954468" calcext:value-type="float">
            <text:p>39544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184" calcext:value-type="float">
            <text:p>1901184</text:p>
          </table:table-cell>
          <table:table-cell office:value-type="float" office:value="1632680" calcext:value-type="float">
            <text:p>1632680</text:p>
          </table:table-cell>
          <table:table-cell office:value-type="float" office:value="156540" calcext:value-type="float">
            <text:p>1565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9: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3820" calcext:value-type="float">
            <text:p>3423820</text:p>
          </table:table-cell>
          <table:table-cell office:value-type="float" office:value="2688484" calcext:value-type="float">
            <text:p>2688484</text:p>
          </table:table-cell>
          <table:table-cell office:value-type="float" office:value="3953604" calcext:value-type="float">
            <text:p>39536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340" calcext:value-type="float">
            <text:p>1901340</text:p>
          </table:table-cell>
          <table:table-cell office:value-type="float" office:value="1632960" calcext:value-type="float">
            <text:p>1632960</text:p>
          </table:table-cell>
          <table:table-cell office:value-type="float" office:value="156540" calcext:value-type="float">
            <text:p>1565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9: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1932" calcext:value-type="float">
            <text:p>3421932</text:p>
          </table:table-cell>
          <table:table-cell office:value-type="float" office:value="2690616" calcext:value-type="float">
            <text:p>2690616</text:p>
          </table:table-cell>
          <table:table-cell office:value-type="float" office:value="3955816" calcext:value-type="float">
            <text:p>39558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096" calcext:value-type="float">
            <text:p>1901096</text:p>
          </table:table-cell>
          <table:table-cell office:value-type="float" office:value="1632560" calcext:value-type="float">
            <text:p>1632560</text:p>
          </table:table-cell>
          <table:table-cell office:value-type="float" office:value="156556" calcext:value-type="float">
            <text:p>1565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9: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3700" calcext:value-type="float">
            <text:p>3423700</text:p>
          </table:table-cell>
          <table:table-cell office:value-type="float" office:value="2688900" calcext:value-type="float">
            <text:p>2688900</text:p>
          </table:table-cell>
          <table:table-cell office:value-type="float" office:value="3954112" calcext:value-type="float">
            <text:p>39541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044" calcext:value-type="float">
            <text:p>1901044</text:p>
          </table:table-cell>
          <table:table-cell office:value-type="float" office:value="1632520" calcext:value-type="float">
            <text:p>1632520</text:p>
          </table:table-cell>
          <table:table-cell office:value-type="float" office:value="156556" calcext:value-type="float">
            <text:p>1565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09: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3804" calcext:value-type="float">
            <text:p>3423804</text:p>
          </table:table-cell>
          <table:table-cell office:value-type="float" office:value="2688780" calcext:value-type="float">
            <text:p>2688780</text:p>
          </table:table-cell>
          <table:table-cell office:value-type="float" office:value="3954004" calcext:value-type="float">
            <text:p>39540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060" calcext:value-type="float">
            <text:p>1901060</text:p>
          </table:table-cell>
          <table:table-cell office:value-type="float" office:value="1632508" calcext:value-type="float">
            <text:p>1632508</text:p>
          </table:table-cell>
          <table:table-cell office:value-type="float" office:value="156572" calcext:value-type="float">
            <text:p>15657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0: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2524" calcext:value-type="float">
            <text:p>3422524</text:p>
          </table:table-cell>
          <table:table-cell office:value-type="float" office:value="2690032" calcext:value-type="float">
            <text:p>2690032</text:p>
          </table:table-cell>
          <table:table-cell office:value-type="float" office:value="3955268" calcext:value-type="float">
            <text:p>39552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088" calcext:value-type="float">
            <text:p>1901088</text:p>
          </table:table-cell>
          <table:table-cell office:value-type="float" office:value="1632528" calcext:value-type="float">
            <text:p>1632528</text:p>
          </table:table-cell>
          <table:table-cell office:value-type="float" office:value="156572" calcext:value-type="float">
            <text:p>1565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0: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4908" calcext:value-type="float">
            <text:p>3424908</text:p>
          </table:table-cell>
          <table:table-cell office:value-type="float" office:value="2687604" calcext:value-type="float">
            <text:p>2687604</text:p>
          </table:table-cell>
          <table:table-cell office:value-type="float" office:value="3952840" calcext:value-type="float">
            <text:p>39528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132" calcext:value-type="float">
            <text:p>1901132</text:p>
          </table:table-cell>
          <table:table-cell office:value-type="float" office:value="1632568" calcext:value-type="float">
            <text:p>1632568</text:p>
          </table:table-cell>
          <table:table-cell office:value-type="float" office:value="156588" calcext:value-type="float">
            <text:p>1565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0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4404" calcext:value-type="float">
            <text:p>3424404</text:p>
          </table:table-cell>
          <table:table-cell office:value-type="float" office:value="2688228" calcext:value-type="float">
            <text:p>2688228</text:p>
          </table:table-cell>
          <table:table-cell office:value-type="float" office:value="3953408" calcext:value-type="float">
            <text:p>39534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012" calcext:value-type="float">
            <text:p>1901012</text:p>
          </table:table-cell>
          <table:table-cell office:value-type="float" office:value="1632584" calcext:value-type="float">
            <text:p>1632584</text:p>
          </table:table-cell>
          <table:table-cell office:value-type="float" office:value="156588" calcext:value-type="float">
            <text:p>1565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0: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3976" calcext:value-type="float">
            <text:p>3423976</text:p>
          </table:table-cell>
          <table:table-cell office:value-type="float" office:value="2688508" calcext:value-type="float">
            <text:p>2688508</text:p>
          </table:table-cell>
          <table:table-cell office:value-type="float" office:value="3953768" calcext:value-type="float">
            <text:p>39537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160" calcext:value-type="float">
            <text:p>1901160</text:p>
          </table:table-cell>
          <table:table-cell office:value-type="float" office:value="1632576" calcext:value-type="float">
            <text:p>1632576</text:p>
          </table:table-cell>
          <table:table-cell office:value-type="float" office:value="156604" calcext:value-type="float">
            <text:p>1566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0: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4480" calcext:value-type="float">
            <text:p>3424480</text:p>
          </table:table-cell>
          <table:table-cell office:value-type="float" office:value="2688044" calcext:value-type="float">
            <text:p>2688044</text:p>
          </table:table-cell>
          <table:table-cell office:value-type="float" office:value="3953324" calcext:value-type="float">
            <text:p>39533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120" calcext:value-type="float">
            <text:p>1901120</text:p>
          </table:table-cell>
          <table:table-cell office:value-type="float" office:value="1632528" calcext:value-type="float">
            <text:p>1632528</text:p>
          </table:table-cell>
          <table:table-cell office:value-type="float" office:value="156604" calcext:value-type="float">
            <text:p>1566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0: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6208" calcext:value-type="float">
            <text:p>3426208</text:p>
          </table:table-cell>
          <table:table-cell office:value-type="float" office:value="2683248" calcext:value-type="float">
            <text:p>2683248</text:p>
          </table:table-cell>
          <table:table-cell office:value-type="float" office:value="3948540" calcext:value-type="float">
            <text:p>39485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188" calcext:value-type="float">
            <text:p>1904188</text:p>
          </table:table-cell>
          <table:table-cell office:value-type="float" office:value="1635596" calcext:value-type="float">
            <text:p>1635596</text:p>
          </table:table-cell>
          <table:table-cell office:value-type="float" office:value="156620" calcext:value-type="float">
            <text:p>1566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0: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6632" calcext:value-type="float">
            <text:p>3426632</text:p>
          </table:table-cell>
          <table:table-cell office:value-type="float" office:value="2685788" calcext:value-type="float">
            <text:p>2685788</text:p>
          </table:table-cell>
          <table:table-cell office:value-type="float" office:value="3951104" calcext:value-type="float">
            <text:p>39511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224" calcext:value-type="float">
            <text:p>1901224</text:p>
          </table:table-cell>
          <table:table-cell office:value-type="float" office:value="1632624" calcext:value-type="float">
            <text:p>1632624</text:p>
          </table:table-cell>
          <table:table-cell office:value-type="float" office:value="156620" calcext:value-type="float">
            <text:p>1566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0: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6148" calcext:value-type="float">
            <text:p>3426148</text:p>
          </table:table-cell>
          <table:table-cell office:value-type="float" office:value="2686044" calcext:value-type="float">
            <text:p>2686044</text:p>
          </table:table-cell>
          <table:table-cell office:value-type="float" office:value="3951392" calcext:value-type="float">
            <text:p>39513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452" calcext:value-type="float">
            <text:p>1901452</text:p>
          </table:table-cell>
          <table:table-cell office:value-type="float" office:value="1632828" calcext:value-type="float">
            <text:p>1632828</text:p>
          </table:table-cell>
          <table:table-cell office:value-type="float" office:value="156660" calcext:value-type="float">
            <text:p>1566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0: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5124" calcext:value-type="float">
            <text:p>3425124</text:p>
          </table:table-cell>
          <table:table-cell office:value-type="float" office:value="2686408" calcext:value-type="float">
            <text:p>2686408</text:p>
          </table:table-cell>
          <table:table-cell office:value-type="float" office:value="3951768" calcext:value-type="float">
            <text:p>39517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112" calcext:value-type="float">
            <text:p>1902112</text:p>
          </table:table-cell>
          <table:table-cell office:value-type="float" office:value="1633480" calcext:value-type="float">
            <text:p>1633480</text:p>
          </table:table-cell>
          <table:table-cell office:value-type="float" office:value="156660" calcext:value-type="float">
            <text:p>1566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0: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3292" calcext:value-type="float">
            <text:p>3423292</text:p>
          </table:table-cell>
          <table:table-cell office:value-type="float" office:value="2689116" calcext:value-type="float">
            <text:p>2689116</text:p>
          </table:table-cell>
          <table:table-cell office:value-type="float" office:value="3954484" calcext:value-type="float">
            <text:p>39544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236" calcext:value-type="float">
            <text:p>1901236</text:p>
          </table:table-cell>
          <table:table-cell office:value-type="float" office:value="1632584" calcext:value-type="float">
            <text:p>1632584</text:p>
          </table:table-cell>
          <table:table-cell office:value-type="float" office:value="156676" calcext:value-type="float">
            <text:p>1566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0: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6012" calcext:value-type="float">
            <text:p>3426012</text:p>
          </table:table-cell>
          <table:table-cell office:value-type="float" office:value="2686432" calcext:value-type="float">
            <text:p>2686432</text:p>
          </table:table-cell>
          <table:table-cell office:value-type="float" office:value="3951748" calcext:value-type="float">
            <text:p>39517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200" calcext:value-type="float">
            <text:p>1901200</text:p>
          </table:table-cell>
          <table:table-cell office:value-type="float" office:value="1632684" calcext:value-type="float">
            <text:p>1632684</text:p>
          </table:table-cell>
          <table:table-cell office:value-type="float" office:value="156676" calcext:value-type="float">
            <text:p>1566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0: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4524" calcext:value-type="float">
            <text:p>3424524</text:p>
          </table:table-cell>
          <table:table-cell office:value-type="float" office:value="2687888" calcext:value-type="float">
            <text:p>2687888</text:p>
          </table:table-cell>
          <table:table-cell office:value-type="float" office:value="3953284" calcext:value-type="float">
            <text:p>39532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232" calcext:value-type="float">
            <text:p>1901232</text:p>
          </table:table-cell>
          <table:table-cell office:value-type="float" office:value="1632568" calcext:value-type="float">
            <text:p>1632568</text:p>
          </table:table-cell>
          <table:table-cell office:value-type="float" office:value="156692" calcext:value-type="float">
            <text:p>1566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1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6040" calcext:value-type="float">
            <text:p>3426040</text:p>
          </table:table-cell>
          <table:table-cell office:value-type="float" office:value="2686236" calcext:value-type="float">
            <text:p>2686236</text:p>
          </table:table-cell>
          <table:table-cell office:value-type="float" office:value="3951640" calcext:value-type="float">
            <text:p>39516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368" calcext:value-type="float">
            <text:p>1901368</text:p>
          </table:table-cell>
          <table:table-cell office:value-type="float" office:value="1632696" calcext:value-type="float">
            <text:p>1632696</text:p>
          </table:table-cell>
          <table:table-cell office:value-type="float" office:value="156692" calcext:value-type="float">
            <text:p>1566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1: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5496" calcext:value-type="float">
            <text:p>3425496</text:p>
          </table:table-cell>
          <table:table-cell office:value-type="float" office:value="2686784" calcext:value-type="float">
            <text:p>2686784</text:p>
          </table:table-cell>
          <table:table-cell office:value-type="float" office:value="3952204" calcext:value-type="float">
            <text:p>39522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364" calcext:value-type="float">
            <text:p>1901364</text:p>
          </table:table-cell>
          <table:table-cell office:value-type="float" office:value="1632672" calcext:value-type="float">
            <text:p>1632672</text:p>
          </table:table-cell>
          <table:table-cell office:value-type="float" office:value="156708" calcext:value-type="float">
            <text:p>1567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1: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5008" calcext:value-type="float">
            <text:p>3425008</text:p>
          </table:table-cell>
          <table:table-cell office:value-type="float" office:value="2687256" calcext:value-type="float">
            <text:p>2687256</text:p>
          </table:table-cell>
          <table:table-cell office:value-type="float" office:value="3952676" calcext:value-type="float">
            <text:p>39526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380" calcext:value-type="float">
            <text:p>1901380</text:p>
          </table:table-cell>
          <table:table-cell office:value-type="float" office:value="1632696" calcext:value-type="float">
            <text:p>1632696</text:p>
          </table:table-cell>
          <table:table-cell office:value-type="float" office:value="156708" calcext:value-type="float">
            <text:p>1567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1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5896" calcext:value-type="float">
            <text:p>3425896</text:p>
          </table:table-cell>
          <table:table-cell office:value-type="float" office:value="2685784" calcext:value-type="float">
            <text:p>2685784</text:p>
          </table:table-cell>
          <table:table-cell office:value-type="float" office:value="3951664" calcext:value-type="float">
            <text:p>39516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964" calcext:value-type="float">
            <text:p>1901964</text:p>
          </table:table-cell>
          <table:table-cell office:value-type="float" office:value="1633256" calcext:value-type="float">
            <text:p>1633256</text:p>
          </table:table-cell>
          <table:table-cell office:value-type="float" office:value="156724" calcext:value-type="float">
            <text:p>1567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1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6128" calcext:value-type="float">
            <text:p>3426128</text:p>
          </table:table-cell>
          <table:table-cell office:value-type="float" office:value="2685784" calcext:value-type="float">
            <text:p>2685784</text:p>
          </table:table-cell>
          <table:table-cell office:value-type="float" office:value="3951612" calcext:value-type="float">
            <text:p>39516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732" calcext:value-type="float">
            <text:p>1901732</text:p>
          </table:table-cell>
          <table:table-cell office:value-type="float" office:value="1633140" calcext:value-type="float">
            <text:p>1633140</text:p>
          </table:table-cell>
          <table:table-cell office:value-type="float" office:value="156740" calcext:value-type="float">
            <text:p>1567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1: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2</text:p>
          </table:table-cell>
          <table:table-cell office:value-type="float" office:value="3427536" calcext:value-type="float">
            <text:p>3427536</text:p>
          </table:table-cell>
          <table:table-cell office:value-type="float" office:value="2684592" calcext:value-type="float">
            <text:p>2684592</text:p>
          </table:table-cell>
          <table:table-cell office:value-type="float" office:value="3950288" calcext:value-type="float">
            <text:p>39502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516" calcext:value-type="float">
            <text:p>1901516</text:p>
          </table:table-cell>
          <table:table-cell office:value-type="float" office:value="1632784" calcext:value-type="float">
            <text:p>1632784</text:p>
          </table:table-cell>
          <table:table-cell office:value-type="float" office:value="156748" calcext:value-type="float">
            <text:p>1567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1: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5708" calcext:value-type="float">
            <text:p>3425708</text:p>
          </table:table-cell>
          <table:table-cell office:value-type="float" office:value="2683068" calcext:value-type="float">
            <text:p>2683068</text:p>
          </table:table-cell>
          <table:table-cell office:value-type="float" office:value="3948780" calcext:value-type="float">
            <text:p>39487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868" calcext:value-type="float">
            <text:p>1904868</text:p>
          </table:table-cell>
          <table:table-cell office:value-type="float" office:value="1636120" calcext:value-type="float">
            <text:p>1636120</text:p>
          </table:table-cell>
          <table:table-cell office:value-type="float" office:value="156756" calcext:value-type="float">
            <text:p>1567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1: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6996" calcext:value-type="float">
            <text:p>3426996</text:p>
          </table:table-cell>
          <table:table-cell office:value-type="float" office:value="2684752" calcext:value-type="float">
            <text:p>2684752</text:p>
          </table:table-cell>
          <table:table-cell office:value-type="float" office:value="3950480" calcext:value-type="float">
            <text:p>39504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896" calcext:value-type="float">
            <text:p>1901896</text:p>
          </table:table-cell>
          <table:table-cell office:value-type="float" office:value="1633112" calcext:value-type="float">
            <text:p>1633112</text:p>
          </table:table-cell>
          <table:table-cell office:value-type="float" office:value="156788" calcext:value-type="float">
            <text:p>1567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1: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8652" calcext:value-type="float">
            <text:p>3428652</text:p>
          </table:table-cell>
          <table:table-cell office:value-type="float" office:value="2682956" calcext:value-type="float">
            <text:p>2682956</text:p>
          </table:table-cell>
          <table:table-cell office:value-type="float" office:value="3948724" calcext:value-type="float">
            <text:p>39487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036" calcext:value-type="float">
            <text:p>1902036</text:p>
          </table:table-cell>
          <table:table-cell office:value-type="float" office:value="1633240" calcext:value-type="float">
            <text:p>1633240</text:p>
          </table:table-cell>
          <table:table-cell office:value-type="float" office:value="156796" calcext:value-type="float">
            <text:p>1567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1: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7176" calcext:value-type="float">
            <text:p>3427176</text:p>
          </table:table-cell>
          <table:table-cell office:value-type="float" office:value="2684564" calcext:value-type="float">
            <text:p>2684564</text:p>
          </table:table-cell>
          <table:table-cell office:value-type="float" office:value="3950332" calcext:value-type="float">
            <text:p>39503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904" calcext:value-type="float">
            <text:p>1901904</text:p>
          </table:table-cell>
          <table:table-cell office:value-type="float" office:value="1633116" calcext:value-type="float">
            <text:p>1633116</text:p>
          </table:table-cell>
          <table:table-cell office:value-type="float" office:value="156804" calcext:value-type="float">
            <text:p>1568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1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7696" calcext:value-type="float">
            <text:p>3427696</text:p>
          </table:table-cell>
          <table:table-cell office:value-type="float" office:value="2684004" calcext:value-type="float">
            <text:p>2684004</text:p>
          </table:table-cell>
          <table:table-cell office:value-type="float" office:value="3949780" calcext:value-type="float">
            <text:p>39497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944" calcext:value-type="float">
            <text:p>1901944</text:p>
          </table:table-cell>
          <table:table-cell office:value-type="float" office:value="1633140" calcext:value-type="float">
            <text:p>1633140</text:p>
          </table:table-cell>
          <table:table-cell office:value-type="float" office:value="156812" calcext:value-type="float">
            <text:p>1568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7524" calcext:value-type="float">
            <text:p>3427524</text:p>
          </table:table-cell>
          <table:table-cell office:value-type="float" office:value="2684296" calcext:value-type="float">
            <text:p>2684296</text:p>
          </table:table-cell>
          <table:table-cell office:value-type="float" office:value="3950084" calcext:value-type="float">
            <text:p>39500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824" calcext:value-type="float">
            <text:p>1901824</text:p>
          </table:table-cell>
          <table:table-cell office:value-type="float" office:value="1633008" calcext:value-type="float">
            <text:p>1633008</text:p>
          </table:table-cell>
          <table:table-cell office:value-type="float" office:value="156820" calcext:value-type="float">
            <text:p>1568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2: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7608" calcext:value-type="float">
            <text:p>3427608</text:p>
          </table:table-cell>
          <table:table-cell office:value-type="float" office:value="2684360" calcext:value-type="float">
            <text:p>2684360</text:p>
          </table:table-cell>
          <table:table-cell office:value-type="float" office:value="3950100" calcext:value-type="float">
            <text:p>39501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676" calcext:value-type="float">
            <text:p>1901676</text:p>
          </table:table-cell>
          <table:table-cell office:value-type="float" office:value="1632980" calcext:value-type="float">
            <text:p>1632980</text:p>
          </table:table-cell>
          <table:table-cell office:value-type="float" office:value="156828" calcext:value-type="float">
            <text:p>1568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2: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7216" calcext:value-type="float">
            <text:p>3427216</text:p>
          </table:table-cell>
          <table:table-cell office:value-type="float" office:value="2684800" calcext:value-type="float">
            <text:p>2684800</text:p>
          </table:table-cell>
          <table:table-cell office:value-type="float" office:value="3950588" calcext:value-type="float">
            <text:p>39505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628" calcext:value-type="float">
            <text:p>1901628</text:p>
          </table:table-cell>
          <table:table-cell office:value-type="float" office:value="1632824" calcext:value-type="float">
            <text:p>1632824</text:p>
          </table:table-cell>
          <table:table-cell office:value-type="float" office:value="156836" calcext:value-type="float">
            <text:p>15683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2: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8060" calcext:value-type="float">
            <text:p>3428060</text:p>
          </table:table-cell>
          <table:table-cell office:value-type="float" office:value="2683768" calcext:value-type="float">
            <text:p>2683768</text:p>
          </table:table-cell>
          <table:table-cell office:value-type="float" office:value="3949588" calcext:value-type="float">
            <text:p>39495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816" calcext:value-type="float">
            <text:p>1901816</text:p>
          </table:table-cell>
          <table:table-cell office:value-type="float" office:value="1632984" calcext:value-type="float">
            <text:p>1632984</text:p>
          </table:table-cell>
          <table:table-cell office:value-type="float" office:value="156844" calcext:value-type="float">
            <text:p>1568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2: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9648" calcext:value-type="float">
            <text:p>3429648</text:p>
          </table:table-cell>
          <table:table-cell office:value-type="float" office:value="2682288" calcext:value-type="float">
            <text:p>2682288</text:p>
          </table:table-cell>
          <table:table-cell office:value-type="float" office:value="3948104" calcext:value-type="float">
            <text:p>39481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708" calcext:value-type="float">
            <text:p>1901708</text:p>
          </table:table-cell>
          <table:table-cell office:value-type="float" office:value="1632872" calcext:value-type="float">
            <text:p>1632872</text:p>
          </table:table-cell>
          <table:table-cell office:value-type="float" office:value="156852" calcext:value-type="float">
            <text:p>1568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2: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30048" calcext:value-type="float">
            <text:p>3430048</text:p>
          </table:table-cell>
          <table:table-cell office:value-type="float" office:value="2681940" calcext:value-type="float">
            <text:p>2681940</text:p>
          </table:table-cell>
          <table:table-cell office:value-type="float" office:value="3947716" calcext:value-type="float">
            <text:p>39477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656" calcext:value-type="float">
            <text:p>1901656</text:p>
          </table:table-cell>
          <table:table-cell office:value-type="float" office:value="1632928" calcext:value-type="float">
            <text:p>1632928</text:p>
          </table:table-cell>
          <table:table-cell office:value-type="float" office:value="156860" calcext:value-type="float">
            <text:p>1568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2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9268" calcext:value-type="float">
            <text:p>3429268</text:p>
          </table:table-cell>
          <table:table-cell office:value-type="float" office:value="2682568" calcext:value-type="float">
            <text:p>2682568</text:p>
          </table:table-cell>
          <table:table-cell office:value-type="float" office:value="3948404" calcext:value-type="float">
            <text:p>39484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808" calcext:value-type="float">
            <text:p>1901808</text:p>
          </table:table-cell>
          <table:table-cell office:value-type="float" office:value="1632968" calcext:value-type="float">
            <text:p>1632968</text:p>
          </table:table-cell>
          <table:table-cell office:value-type="float" office:value="156868" calcext:value-type="float">
            <text:p>15686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2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9164" calcext:value-type="float">
            <text:p>3429164</text:p>
          </table:table-cell>
          <table:table-cell office:value-type="float" office:value="2679068" calcext:value-type="float">
            <text:p>2679068</text:p>
          </table:table-cell>
          <table:table-cell office:value-type="float" office:value="3944936" calcext:value-type="float">
            <text:p>39449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412" calcext:value-type="float">
            <text:p>1905412</text:p>
          </table:table-cell>
          <table:table-cell office:value-type="float" office:value="1636540" calcext:value-type="float">
            <text:p>1636540</text:p>
          </table:table-cell>
          <table:table-cell office:value-type="float" office:value="156876" calcext:value-type="float">
            <text:p>1568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2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8668" calcext:value-type="float">
            <text:p>3428668</text:p>
          </table:table-cell>
          <table:table-cell office:value-type="float" office:value="2682720" calcext:value-type="float">
            <text:p>2682720</text:p>
          </table:table-cell>
          <table:table-cell office:value-type="float" office:value="3948628" calcext:value-type="float">
            <text:p>39486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256" calcext:value-type="float">
            <text:p>1902256</text:p>
          </table:table-cell>
          <table:table-cell office:value-type="float" office:value="1633340" calcext:value-type="float">
            <text:p>1633340</text:p>
          </table:table-cell>
          <table:table-cell office:value-type="float" office:value="156908" calcext:value-type="float">
            <text:p>1569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2: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8820" calcext:value-type="float">
            <text:p>3428820</text:p>
          </table:table-cell>
          <table:table-cell office:value-type="float" office:value="2682568" calcext:value-type="float">
            <text:p>2682568</text:p>
          </table:table-cell>
          <table:table-cell office:value-type="float" office:value="3948484" calcext:value-type="float">
            <text:p>39484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256" calcext:value-type="float">
            <text:p>1902256</text:p>
          </table:table-cell>
          <table:table-cell office:value-type="float" office:value="1633332" calcext:value-type="float">
            <text:p>1633332</text:p>
          </table:table-cell>
          <table:table-cell office:value-type="float" office:value="156916" calcext:value-type="float">
            <text:p>1569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2: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8144" calcext:value-type="float">
            <text:p>3428144</text:p>
          </table:table-cell>
          <table:table-cell office:value-type="float" office:value="2683264" calcext:value-type="float">
            <text:p>2683264</text:p>
          </table:table-cell>
          <table:table-cell office:value-type="float" office:value="3949160" calcext:value-type="float">
            <text:p>39491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236" calcext:value-type="float">
            <text:p>1902236</text:p>
          </table:table-cell>
          <table:table-cell office:value-type="float" office:value="1633344" calcext:value-type="float">
            <text:p>1633344</text:p>
          </table:table-cell>
          <table:table-cell office:value-type="float" office:value="156924" calcext:value-type="float">
            <text:p>1569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2: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8972" calcext:value-type="float">
            <text:p>3428972</text:p>
          </table:table-cell>
          <table:table-cell office:value-type="float" office:value="2682524" calcext:value-type="float">
            <text:p>2682524</text:p>
          </table:table-cell>
          <table:table-cell office:value-type="float" office:value="3948392" calcext:value-type="float">
            <text:p>39483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148" calcext:value-type="float">
            <text:p>1902148</text:p>
          </table:table-cell>
          <table:table-cell office:value-type="float" office:value="1633332" calcext:value-type="float">
            <text:p>1633332</text:p>
          </table:table-cell>
          <table:table-cell office:value-type="float" office:value="156932" calcext:value-type="float">
            <text:p>1569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3: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9312" calcext:value-type="float">
            <text:p>3429312</text:p>
          </table:table-cell>
          <table:table-cell office:value-type="float" office:value="2682316" calcext:value-type="float">
            <text:p>2682316</text:p>
          </table:table-cell>
          <table:table-cell office:value-type="float" office:value="3948252" calcext:value-type="float">
            <text:p>39482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016" calcext:value-type="float">
            <text:p>1902016</text:p>
          </table:table-cell>
          <table:table-cell office:value-type="float" office:value="1633088" calcext:value-type="float">
            <text:p>1633088</text:p>
          </table:table-cell>
          <table:table-cell office:value-type="float" office:value="156940" calcext:value-type="float">
            <text:p>1569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3: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8872" calcext:value-type="float">
            <text:p>3428872</text:p>
          </table:table-cell>
          <table:table-cell office:value-type="float" office:value="2682964" calcext:value-type="float">
            <text:p>2682964</text:p>
          </table:table-cell>
          <table:table-cell office:value-type="float" office:value="3948832" calcext:value-type="float">
            <text:p>39488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808" calcext:value-type="float">
            <text:p>1901808</text:p>
          </table:table-cell>
          <table:table-cell office:value-type="float" office:value="1633008" calcext:value-type="float">
            <text:p>1633008</text:p>
          </table:table-cell>
          <table:table-cell office:value-type="float" office:value="156948" calcext:value-type="float">
            <text:p>15694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3: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9080" calcext:value-type="float">
            <text:p>3429080</text:p>
          </table:table-cell>
          <table:table-cell office:value-type="float" office:value="2682480" calcext:value-type="float">
            <text:p>2682480</text:p>
          </table:table-cell>
          <table:table-cell office:value-type="float" office:value="3948416" calcext:value-type="float">
            <text:p>39484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084" calcext:value-type="float">
            <text:p>1902084</text:p>
          </table:table-cell>
          <table:table-cell office:value-type="float" office:value="1633156" calcext:value-type="float">
            <text:p>1633156</text:p>
          </table:table-cell>
          <table:table-cell office:value-type="float" office:value="156956" calcext:value-type="float">
            <text:p>1569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3: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8280" calcext:value-type="float">
            <text:p>3428280</text:p>
          </table:table-cell>
          <table:table-cell office:value-type="float" office:value="2683392" calcext:value-type="float">
            <text:p>2683392</text:p>
          </table:table-cell>
          <table:table-cell office:value-type="float" office:value="3949348" calcext:value-type="float">
            <text:p>39493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972" calcext:value-type="float">
            <text:p>1901972</text:p>
          </table:table-cell>
          <table:table-cell office:value-type="float" office:value="1633016" calcext:value-type="float">
            <text:p>1633016</text:p>
          </table:table-cell>
          <table:table-cell office:value-type="float" office:value="156964" calcext:value-type="float">
            <text:p>1569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3: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31204" calcext:value-type="float">
            <text:p>3431204</text:p>
          </table:table-cell>
          <table:table-cell office:value-type="float" office:value="2680444" calcext:value-type="float">
            <text:p>2680444</text:p>
          </table:table-cell>
          <table:table-cell office:value-type="float" office:value="3946424" calcext:value-type="float">
            <text:p>39464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996" calcext:value-type="float">
            <text:p>1901996</text:p>
          </table:table-cell>
          <table:table-cell office:value-type="float" office:value="1633028" calcext:value-type="float">
            <text:p>1633028</text:p>
          </table:table-cell>
          <table:table-cell office:value-type="float" office:value="156972" calcext:value-type="float">
            <text:p>15697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3: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30000" calcext:value-type="float">
            <text:p>3430000</text:p>
          </table:table-cell>
          <table:table-cell office:value-type="float" office:value="2681504" calcext:value-type="float">
            <text:p>2681504</text:p>
          </table:table-cell>
          <table:table-cell office:value-type="float" office:value="3947488" calcext:value-type="float">
            <text:p>39474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140" calcext:value-type="float">
            <text:p>1902140</text:p>
          </table:table-cell>
          <table:table-cell office:value-type="float" office:value="1633160" calcext:value-type="float">
            <text:p>1633160</text:p>
          </table:table-cell>
          <table:table-cell office:value-type="float" office:value="156980" calcext:value-type="float">
            <text:p>15698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3: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30152" calcext:value-type="float">
            <text:p>3430152</text:p>
          </table:table-cell>
          <table:table-cell office:value-type="float" office:value="2681352" calcext:value-type="float">
            <text:p>2681352</text:p>
          </table:table-cell>
          <table:table-cell office:value-type="float" office:value="3947356" calcext:value-type="float">
            <text:p>39473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140" calcext:value-type="float">
            <text:p>1902140</text:p>
          </table:table-cell>
          <table:table-cell office:value-type="float" office:value="1633164" calcext:value-type="float">
            <text:p>1633164</text:p>
          </table:table-cell>
          <table:table-cell office:value-type="float" office:value="156988" calcext:value-type="float">
            <text:p>1569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3: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9156" calcext:value-type="float">
            <text:p>3429156</text:p>
          </table:table-cell>
          <table:table-cell office:value-type="float" office:value="2682528" calcext:value-type="float">
            <text:p>2682528</text:p>
          </table:table-cell>
          <table:table-cell office:value-type="float" office:value="3948476" calcext:value-type="float">
            <text:p>39484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1960" calcext:value-type="float">
            <text:p>1901960</text:p>
          </table:table-cell>
          <table:table-cell office:value-type="float" office:value="1633068" calcext:value-type="float">
            <text:p>1633068</text:p>
          </table:table-cell>
          <table:table-cell office:value-type="float" office:value="157020" calcext:value-type="float">
            <text:p>15702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3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8924" calcext:value-type="float">
            <text:p>3428924</text:p>
          </table:table-cell>
          <table:table-cell office:value-type="float" office:value="2682424" calcext:value-type="float">
            <text:p>2682424</text:p>
          </table:table-cell>
          <table:table-cell office:value-type="float" office:value="3948468" calcext:value-type="float">
            <text:p>39484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296" calcext:value-type="float">
            <text:p>1902296</text:p>
          </table:table-cell>
          <table:table-cell office:value-type="float" office:value="1633288" calcext:value-type="float">
            <text:p>1633288</text:p>
          </table:table-cell>
          <table:table-cell office:value-type="float" office:value="157028" calcext:value-type="float">
            <text:p>1570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3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1</text:p>
          </table:table-cell>
          <table:table-cell office:value-type="float" office:value="3428836" calcext:value-type="float">
            <text:p>3428836</text:p>
          </table:table-cell>
          <table:table-cell office:value-type="float" office:value="2682432" calcext:value-type="float">
            <text:p>2682432</text:p>
          </table:table-cell>
          <table:table-cell office:value-type="float" office:value="3948492" calcext:value-type="float">
            <text:p>39484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376" calcext:value-type="float">
            <text:p>1902376</text:p>
          </table:table-cell>
          <table:table-cell office:value-type="float" office:value="1633352" calcext:value-type="float">
            <text:p>1633352</text:p>
          </table:table-cell>
          <table:table-cell office:value-type="float" office:value="157036" calcext:value-type="float">
            <text:p>1570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3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29424" calcext:value-type="float">
            <text:p>3429424</text:p>
          </table:table-cell>
          <table:table-cell office:value-type="float" office:value="2681852" calcext:value-type="float">
            <text:p>2681852</text:p>
          </table:table-cell>
          <table:table-cell office:value-type="float" office:value="3947872" calcext:value-type="float">
            <text:p>39478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368" calcext:value-type="float">
            <text:p>1902368</text:p>
          </table:table-cell>
          <table:table-cell office:value-type="float" office:value="1633436" calcext:value-type="float">
            <text:p>1633436</text:p>
          </table:table-cell>
          <table:table-cell office:value-type="float" office:value="157044" calcext:value-type="float">
            <text:p>1570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3: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0292" calcext:value-type="float">
            <text:p>3430292</text:p>
          </table:table-cell>
          <table:table-cell office:value-type="float" office:value="2680936" calcext:value-type="float">
            <text:p>2680936</text:p>
          </table:table-cell>
          <table:table-cell office:value-type="float" office:value="3947008" calcext:value-type="float">
            <text:p>39470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416" calcext:value-type="float">
            <text:p>1902416</text:p>
          </table:table-cell>
          <table:table-cell office:value-type="float" office:value="1633388" calcext:value-type="float">
            <text:p>1633388</text:p>
          </table:table-cell>
          <table:table-cell office:value-type="float" office:value="157052" calcext:value-type="float">
            <text:p>1570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4: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29324" calcext:value-type="float">
            <text:p>3429324</text:p>
          </table:table-cell>
          <table:table-cell office:value-type="float" office:value="2682180" calcext:value-type="float">
            <text:p>2682180</text:p>
          </table:table-cell>
          <table:table-cell office:value-type="float" office:value="3948276" calcext:value-type="float">
            <text:p>39482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140" calcext:value-type="float">
            <text:p>1902140</text:p>
          </table:table-cell>
          <table:table-cell office:value-type="float" office:value="1633076" calcext:value-type="float">
            <text:p>1633076</text:p>
          </table:table-cell>
          <table:table-cell office:value-type="float" office:value="157060" calcext:value-type="float">
            <text:p>1570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4: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1952" calcext:value-type="float">
            <text:p>3431952</text:p>
          </table:table-cell>
          <table:table-cell office:value-type="float" office:value="2679532" calcext:value-type="float">
            <text:p>2679532</text:p>
          </table:table-cell>
          <table:table-cell office:value-type="float" office:value="3945632" calcext:value-type="float">
            <text:p>39456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160" calcext:value-type="float">
            <text:p>1902160</text:p>
          </table:table-cell>
          <table:table-cell office:value-type="float" office:value="1633104" calcext:value-type="float">
            <text:p>1633104</text:p>
          </table:table-cell>
          <table:table-cell office:value-type="float" office:value="157068" calcext:value-type="float">
            <text:p>15706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4: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1292" calcext:value-type="float">
            <text:p>3431292</text:p>
          </table:table-cell>
          <table:table-cell office:value-type="float" office:value="2680164" calcext:value-type="float">
            <text:p>2680164</text:p>
          </table:table-cell>
          <table:table-cell office:value-type="float" office:value="3946276" calcext:value-type="float">
            <text:p>39462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188" calcext:value-type="float">
            <text:p>1902188</text:p>
          </table:table-cell>
          <table:table-cell office:value-type="float" office:value="1633116" calcext:value-type="float">
            <text:p>1633116</text:p>
          </table:table-cell>
          <table:table-cell office:value-type="float" office:value="157076" calcext:value-type="float">
            <text:p>15707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4: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3936" calcext:value-type="float">
            <text:p>3433936</text:p>
          </table:table-cell>
          <table:table-cell office:value-type="float" office:value="2677516" calcext:value-type="float">
            <text:p>2677516</text:p>
          </table:table-cell>
          <table:table-cell office:value-type="float" office:value="3943644" calcext:value-type="float">
            <text:p>39436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192" calcext:value-type="float">
            <text:p>1902192</text:p>
          </table:table-cell>
          <table:table-cell office:value-type="float" office:value="1633116" calcext:value-type="float">
            <text:p>1633116</text:p>
          </table:table-cell>
          <table:table-cell office:value-type="float" office:value="157084" calcext:value-type="float">
            <text:p>1570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4: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6088" calcext:value-type="float">
            <text:p>3436088</text:p>
          </table:table-cell>
          <table:table-cell office:value-type="float" office:value="2674948" calcext:value-type="float">
            <text:p>2674948</text:p>
          </table:table-cell>
          <table:table-cell office:value-type="float" office:value="3941084" calcext:value-type="float">
            <text:p>39410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608" calcext:value-type="float">
            <text:p>1902608</text:p>
          </table:table-cell>
          <table:table-cell office:value-type="float" office:value="1633532" calcext:value-type="float">
            <text:p>1633532</text:p>
          </table:table-cell>
          <table:table-cell office:value-type="float" office:value="157092" calcext:value-type="float">
            <text:p>15709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4: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4244" calcext:value-type="float">
            <text:p>3434244</text:p>
          </table:table-cell>
          <table:table-cell office:value-type="float" office:value="2677176" calcext:value-type="float">
            <text:p>2677176</text:p>
          </table:table-cell>
          <table:table-cell office:value-type="float" office:value="3943332" calcext:value-type="float">
            <text:p>39433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224" calcext:value-type="float">
            <text:p>1902224</text:p>
          </table:table-cell>
          <table:table-cell office:value-type="float" office:value="1633124" calcext:value-type="float">
            <text:p>1633124</text:p>
          </table:table-cell>
          <table:table-cell office:value-type="float" office:value="157100" calcext:value-type="float">
            <text:p>157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4: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5804" calcext:value-type="float">
            <text:p>3435804</text:p>
          </table:table-cell>
          <table:table-cell office:value-type="float" office:value="2675808" calcext:value-type="float">
            <text:p>2675808</text:p>
          </table:table-cell>
          <table:table-cell office:value-type="float" office:value="3941904" calcext:value-type="float">
            <text:p>39419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032" calcext:value-type="float">
            <text:p>1902032</text:p>
          </table:table-cell>
          <table:table-cell office:value-type="float" office:value="1633064" calcext:value-type="float">
            <text:p>1633064</text:p>
          </table:table-cell>
          <table:table-cell office:value-type="float" office:value="157108" calcext:value-type="float">
            <text:p>15710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4: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5840" calcext:value-type="float">
            <text:p>3435840</text:p>
          </table:table-cell>
          <table:table-cell office:value-type="float" office:value="2675664" calcext:value-type="float">
            <text:p>2675664</text:p>
          </table:table-cell>
          <table:table-cell office:value-type="float" office:value="3941856" calcext:value-type="float">
            <text:p>39418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140" calcext:value-type="float">
            <text:p>1902140</text:p>
          </table:table-cell>
          <table:table-cell office:value-type="float" office:value="1633012" calcext:value-type="float">
            <text:p>1633012</text:p>
          </table:table-cell>
          <table:table-cell office:value-type="float" office:value="157140" calcext:value-type="float">
            <text:p>15714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4: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6288" calcext:value-type="float">
            <text:p>3436288</text:p>
          </table:table-cell>
          <table:table-cell office:value-type="float" office:value="2674948" calcext:value-type="float">
            <text:p>2674948</text:p>
          </table:table-cell>
          <table:table-cell office:value-type="float" office:value="3941160" calcext:value-type="float">
            <text:p>39411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408" calcext:value-type="float">
            <text:p>1902408</text:p>
          </table:table-cell>
          <table:table-cell office:value-type="float" office:value="1633252" calcext:value-type="float">
            <text:p>1633252</text:p>
          </table:table-cell>
          <table:table-cell office:value-type="float" office:value="157148" calcext:value-type="float">
            <text:p>1571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4: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6240" calcext:value-type="float">
            <text:p>3436240</text:p>
          </table:table-cell>
          <table:table-cell office:value-type="float" office:value="2674992" calcext:value-type="float">
            <text:p>2674992</text:p>
          </table:table-cell>
          <table:table-cell office:value-type="float" office:value="3941200" calcext:value-type="float">
            <text:p>39412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412" calcext:value-type="float">
            <text:p>1902412</text:p>
          </table:table-cell>
          <table:table-cell office:value-type="float" office:value="1633276" calcext:value-type="float">
            <text:p>1633276</text:p>
          </table:table-cell>
          <table:table-cell office:value-type="float" office:value="157156" calcext:value-type="float">
            <text:p>15715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4: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5536" calcext:value-type="float">
            <text:p>3435536</text:p>
          </table:table-cell>
          <table:table-cell office:value-type="float" office:value="2675652" calcext:value-type="float">
            <text:p>2675652</text:p>
          </table:table-cell>
          <table:table-cell office:value-type="float" office:value="3941884" calcext:value-type="float">
            <text:p>39418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456" calcext:value-type="float">
            <text:p>1902456</text:p>
          </table:table-cell>
          <table:table-cell office:value-type="float" office:value="1633292" calcext:value-type="float">
            <text:p>1633292</text:p>
          </table:table-cell>
          <table:table-cell office:value-type="float" office:value="157164" calcext:value-type="float">
            <text:p>1571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4: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5156" calcext:value-type="float">
            <text:p>3435156</text:p>
          </table:table-cell>
          <table:table-cell office:value-type="float" office:value="2676000" calcext:value-type="float">
            <text:p>2676000</text:p>
          </table:table-cell>
          <table:table-cell office:value-type="float" office:value="3942244" calcext:value-type="float">
            <text:p>39422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488" calcext:value-type="float">
            <text:p>1902488</text:p>
          </table:table-cell>
          <table:table-cell office:value-type="float" office:value="1633312" calcext:value-type="float">
            <text:p>1633312</text:p>
          </table:table-cell>
          <table:table-cell office:value-type="float" office:value="157172" calcext:value-type="float">
            <text:p>15717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5: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4720" calcext:value-type="float">
            <text:p>3434720</text:p>
          </table:table-cell>
          <table:table-cell office:value-type="float" office:value="2676716" calcext:value-type="float">
            <text:p>2676716</text:p>
          </table:table-cell>
          <table:table-cell office:value-type="float" office:value="3942956" calcext:value-type="float">
            <text:p>39429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208" calcext:value-type="float">
            <text:p>1902208</text:p>
          </table:table-cell>
          <table:table-cell office:value-type="float" office:value="1633048" calcext:value-type="float">
            <text:p>1633048</text:p>
          </table:table-cell>
          <table:table-cell office:value-type="float" office:value="157180" calcext:value-type="float">
            <text:p>15718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5: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4552" calcext:value-type="float">
            <text:p>3434552</text:p>
          </table:table-cell>
          <table:table-cell office:value-type="float" office:value="2677032" calcext:value-type="float">
            <text:p>2677032</text:p>
          </table:table-cell>
          <table:table-cell office:value-type="float" office:value="3943240" calcext:value-type="float">
            <text:p>39432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060" calcext:value-type="float">
            <text:p>1902060</text:p>
          </table:table-cell>
          <table:table-cell office:value-type="float" office:value="1632964" calcext:value-type="float">
            <text:p>1632964</text:p>
          </table:table-cell>
          <table:table-cell office:value-type="float" office:value="157196" calcext:value-type="float">
            <text:p>1571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5: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5356" calcext:value-type="float">
            <text:p>3435356</text:p>
          </table:table-cell>
          <table:table-cell office:value-type="float" office:value="2675988" calcext:value-type="float">
            <text:p>2675988</text:p>
          </table:table-cell>
          <table:table-cell office:value-type="float" office:value="3942248" calcext:value-type="float">
            <text:p>39422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300" calcext:value-type="float">
            <text:p>1902300</text:p>
          </table:table-cell>
          <table:table-cell office:value-type="float" office:value="1633120" calcext:value-type="float">
            <text:p>1633120</text:p>
          </table:table-cell>
          <table:table-cell office:value-type="float" office:value="157196" calcext:value-type="float">
            <text:p>15719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5: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4228" calcext:value-type="float">
            <text:p>3434228</text:p>
          </table:table-cell>
          <table:table-cell office:value-type="float" office:value="2677148" calcext:value-type="float">
            <text:p>2677148</text:p>
          </table:table-cell>
          <table:table-cell office:value-type="float" office:value="3943428" calcext:value-type="float">
            <text:p>39434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268" calcext:value-type="float">
            <text:p>1902268</text:p>
          </table:table-cell>
          <table:table-cell office:value-type="float" office:value="1633064" calcext:value-type="float">
            <text:p>1633064</text:p>
          </table:table-cell>
          <table:table-cell office:value-type="float" office:value="157212" calcext:value-type="float">
            <text:p>1572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5: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4972" calcext:value-type="float">
            <text:p>3434972</text:p>
          </table:table-cell>
          <table:table-cell office:value-type="float" office:value="2676552" calcext:value-type="float">
            <text:p>2676552</text:p>
          </table:table-cell>
          <table:table-cell office:value-type="float" office:value="3942772" calcext:value-type="float">
            <text:p>39427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120" calcext:value-type="float">
            <text:p>1902120</text:p>
          </table:table-cell>
          <table:table-cell office:value-type="float" office:value="1633044" calcext:value-type="float">
            <text:p>1633044</text:p>
          </table:table-cell>
          <table:table-cell office:value-type="float" office:value="157212" calcext:value-type="float">
            <text:p>1572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5: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5892" calcext:value-type="float">
            <text:p>3435892</text:p>
          </table:table-cell>
          <table:table-cell office:value-type="float" office:value="2675352" calcext:value-type="float">
            <text:p>2675352</text:p>
          </table:table-cell>
          <table:table-cell office:value-type="float" office:value="3941648" calcext:value-type="float">
            <text:p>39416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400" calcext:value-type="float">
            <text:p>1902400</text:p>
          </table:table-cell>
          <table:table-cell office:value-type="float" office:value="1633176" calcext:value-type="float">
            <text:p>1633176</text:p>
          </table:table-cell>
          <table:table-cell office:value-type="float" office:value="157228" calcext:value-type="float">
            <text:p>15722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5: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6196" calcext:value-type="float">
            <text:p>3436196</text:p>
          </table:table-cell>
          <table:table-cell office:value-type="float" office:value="2675300" calcext:value-type="float">
            <text:p>2675300</text:p>
          </table:table-cell>
          <table:table-cell office:value-type="float" office:value="3941608" calcext:value-type="float">
            <text:p>39416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148" calcext:value-type="float">
            <text:p>1902148</text:p>
          </table:table-cell>
          <table:table-cell office:value-type="float" office:value="1632916" calcext:value-type="float">
            <text:p>1632916</text:p>
          </table:table-cell>
          <table:table-cell office:value-type="float" office:value="157228" calcext:value-type="float">
            <text:p>15722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5: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7560" calcext:value-type="float">
            <text:p>3437560</text:p>
          </table:table-cell>
          <table:table-cell office:value-type="float" office:value="2673912" calcext:value-type="float">
            <text:p>2673912</text:p>
          </table:table-cell>
          <table:table-cell office:value-type="float" office:value="3940260" calcext:value-type="float">
            <text:p>39402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172" calcext:value-type="float">
            <text:p>1902172</text:p>
          </table:table-cell>
          <table:table-cell office:value-type="float" office:value="1632884" calcext:value-type="float">
            <text:p>1632884</text:p>
          </table:table-cell>
          <table:table-cell office:value-type="float" office:value="157268" calcext:value-type="float">
            <text:p>15726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5: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6124" calcext:value-type="float">
            <text:p>3436124</text:p>
          </table:table-cell>
          <table:table-cell office:value-type="float" office:value="2674716" calcext:value-type="float">
            <text:p>2674716</text:p>
          </table:table-cell>
          <table:table-cell office:value-type="float" office:value="3941076" calcext:value-type="float">
            <text:p>39410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804" calcext:value-type="float">
            <text:p>1902804</text:p>
          </table:table-cell>
          <table:table-cell office:value-type="float" office:value="1633404" calcext:value-type="float">
            <text:p>1633404</text:p>
          </table:table-cell>
          <table:table-cell office:value-type="float" office:value="157268" calcext:value-type="float">
            <text:p>15726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5: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6132" calcext:value-type="float">
            <text:p>3436132</text:p>
          </table:table-cell>
          <table:table-cell office:value-type="float" office:value="2674796" calcext:value-type="float">
            <text:p>2674796</text:p>
          </table:table-cell>
          <table:table-cell office:value-type="float" office:value="3941172" calcext:value-type="float">
            <text:p>39411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716" calcext:value-type="float">
            <text:p>1902716</text:p>
          </table:table-cell>
          <table:table-cell office:value-type="float" office:value="1633404" calcext:value-type="float">
            <text:p>1633404</text:p>
          </table:table-cell>
          <table:table-cell office:value-type="float" office:value="157284" calcext:value-type="float">
            <text:p>1572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5: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7536" calcext:value-type="float">
            <text:p>3437536</text:p>
          </table:table-cell>
          <table:table-cell office:value-type="float" office:value="2673448" calcext:value-type="float">
            <text:p>2673448</text:p>
          </table:table-cell>
          <table:table-cell office:value-type="float" office:value="3939840" calcext:value-type="float">
            <text:p>39398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660" calcext:value-type="float">
            <text:p>1902660</text:p>
          </table:table-cell>
          <table:table-cell office:value-type="float" office:value="1633336" calcext:value-type="float">
            <text:p>1633336</text:p>
          </table:table-cell>
          <table:table-cell office:value-type="float" office:value="157292" calcext:value-type="float">
            <text:p>15729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5: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7404" calcext:value-type="float">
            <text:p>3437404</text:p>
          </table:table-cell>
          <table:table-cell office:value-type="float" office:value="2673692" calcext:value-type="float">
            <text:p>2673692</text:p>
          </table:table-cell>
          <table:table-cell office:value-type="float" office:value="3940096" calcext:value-type="float">
            <text:p>39400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548" calcext:value-type="float">
            <text:p>1902548</text:p>
          </table:table-cell>
          <table:table-cell office:value-type="float" office:value="1633216" calcext:value-type="float">
            <text:p>1633216</text:p>
          </table:table-cell>
          <table:table-cell office:value-type="float" office:value="157300" calcext:value-type="float">
            <text:p>1573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6: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6360" calcext:value-type="float">
            <text:p>3436360</text:p>
          </table:table-cell>
          <table:table-cell office:value-type="float" office:value="2675072" calcext:value-type="float">
            <text:p>2675072</text:p>
          </table:table-cell>
          <table:table-cell office:value-type="float" office:value="3941404" calcext:value-type="float">
            <text:p>39414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212" calcext:value-type="float">
            <text:p>1902212</text:p>
          </table:table-cell>
          <table:table-cell office:value-type="float" office:value="1633024" calcext:value-type="float">
            <text:p>1633024</text:p>
          </table:table-cell>
          <table:table-cell office:value-type="float" office:value="157300" calcext:value-type="float">
            <text:p>1573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6: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6</text:p>
          </table:table-cell>
          <table:table-cell office:value-type="float" office:value="3437500" calcext:value-type="float">
            <text:p>3437500</text:p>
          </table:table-cell>
          <table:table-cell office:value-type="float" office:value="2673860" calcext:value-type="float">
            <text:p>2673860</text:p>
          </table:table-cell>
          <table:table-cell office:value-type="float" office:value="3940268" calcext:value-type="float">
            <text:p>39402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284" calcext:value-type="float">
            <text:p>1902284</text:p>
          </table:table-cell>
          <table:table-cell office:value-type="float" office:value="1632960" calcext:value-type="float">
            <text:p>1632960</text:p>
          </table:table-cell>
          <table:table-cell office:value-type="float" office:value="157316" calcext:value-type="float">
            <text:p>1573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6: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37092" calcext:value-type="float">
            <text:p>3437092</text:p>
          </table:table-cell>
          <table:table-cell office:value-type="float" office:value="2674136" calcext:value-type="float">
            <text:p>2674136</text:p>
          </table:table-cell>
          <table:table-cell office:value-type="float" office:value="3940548" calcext:value-type="float">
            <text:p>39405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416" calcext:value-type="float">
            <text:p>1902416</text:p>
          </table:table-cell>
          <table:table-cell office:value-type="float" office:value="1633084" calcext:value-type="float">
            <text:p>1633084</text:p>
          </table:table-cell>
          <table:table-cell office:value-type="float" office:value="157316" calcext:value-type="float">
            <text:p>1573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6: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38040" calcext:value-type="float">
            <text:p>3438040</text:p>
          </table:table-cell>
          <table:table-cell office:value-type="float" office:value="2672876" calcext:value-type="float">
            <text:p>2672876</text:p>
          </table:table-cell>
          <table:table-cell office:value-type="float" office:value="3939704" calcext:value-type="float">
            <text:p>39397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728" calcext:value-type="float">
            <text:p>1902728</text:p>
          </table:table-cell>
          <table:table-cell office:value-type="float" office:value="1633404" calcext:value-type="float">
            <text:p>1633404</text:p>
          </table:table-cell>
          <table:table-cell office:value-type="float" office:value="157332" calcext:value-type="float">
            <text:p>1573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6: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36980" calcext:value-type="float">
            <text:p>3436980</text:p>
          </table:table-cell>
          <table:table-cell office:value-type="float" office:value="2673792" calcext:value-type="float">
            <text:p>2673792</text:p>
          </table:table-cell>
          <table:table-cell office:value-type="float" office:value="3940668" calcext:value-type="float">
            <text:p>39406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872" calcext:value-type="float">
            <text:p>1902872</text:p>
          </table:table-cell>
          <table:table-cell office:value-type="float" office:value="1633544" calcext:value-type="float">
            <text:p>1633544</text:p>
          </table:table-cell>
          <table:table-cell office:value-type="float" office:value="157332" calcext:value-type="float">
            <text:p>1573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6: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37412" calcext:value-type="float">
            <text:p>3437412</text:p>
          </table:table-cell>
          <table:table-cell office:value-type="float" office:value="2673656" calcext:value-type="float">
            <text:p>2673656</text:p>
          </table:table-cell>
          <table:table-cell office:value-type="float" office:value="3940348" calcext:value-type="float">
            <text:p>39403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576" calcext:value-type="float">
            <text:p>1902576</text:p>
          </table:table-cell>
          <table:table-cell office:value-type="float" office:value="1633204" calcext:value-type="float">
            <text:p>1633204</text:p>
          </table:table-cell>
          <table:table-cell office:value-type="float" office:value="157356" calcext:value-type="float">
            <text:p>1573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6: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36240" calcext:value-type="float">
            <text:p>3436240</text:p>
          </table:table-cell>
          <table:table-cell office:value-type="float" office:value="2674696" calcext:value-type="float">
            <text:p>2674696</text:p>
          </table:table-cell>
          <table:table-cell office:value-type="float" office:value="3941400" calcext:value-type="float">
            <text:p>39414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708" calcext:value-type="float">
            <text:p>1902708</text:p>
          </table:table-cell>
          <table:table-cell office:value-type="float" office:value="1633328" calcext:value-type="float">
            <text:p>1633328</text:p>
          </table:table-cell>
          <table:table-cell office:value-type="float" office:value="157356" calcext:value-type="float">
            <text:p>15735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6: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36868" calcext:value-type="float">
            <text:p>3436868</text:p>
          </table:table-cell>
          <table:table-cell office:value-type="float" office:value="2674004" calcext:value-type="float">
            <text:p>2674004</text:p>
          </table:table-cell>
          <table:table-cell office:value-type="float" office:value="3940752" calcext:value-type="float">
            <text:p>39407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772" calcext:value-type="float">
            <text:p>1902772</text:p>
          </table:table-cell>
          <table:table-cell office:value-type="float" office:value="1633348" calcext:value-type="float">
            <text:p>1633348</text:p>
          </table:table-cell>
          <table:table-cell office:value-type="float" office:value="157396" calcext:value-type="float">
            <text:p>15739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6: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36180" calcext:value-type="float">
            <text:p>3436180</text:p>
          </table:table-cell>
          <table:table-cell office:value-type="float" office:value="2671428" calcext:value-type="float">
            <text:p>2671428</text:p>
          </table:table-cell>
          <table:table-cell office:value-type="float" office:value="3938244" calcext:value-type="float">
            <text:p>39382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036" calcext:value-type="float">
            <text:p>1906036</text:p>
          </table:table-cell>
          <table:table-cell office:value-type="float" office:value="1636608" calcext:value-type="float">
            <text:p>1636608</text:p>
          </table:table-cell>
          <table:table-cell office:value-type="float" office:value="157396" calcext:value-type="float">
            <text:p>1573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6: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36936" calcext:value-type="float">
            <text:p>3436936</text:p>
          </table:table-cell>
          <table:table-cell office:value-type="float" office:value="2673712" calcext:value-type="float">
            <text:p>2673712</text:p>
          </table:table-cell>
          <table:table-cell office:value-type="float" office:value="3940492" calcext:value-type="float">
            <text:p>39404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996" calcext:value-type="float">
            <text:p>1902996</text:p>
          </table:table-cell>
          <table:table-cell office:value-type="float" office:value="1633544" calcext:value-type="float">
            <text:p>1633544</text:p>
          </table:table-cell>
          <table:table-cell office:value-type="float" office:value="157420" calcext:value-type="float">
            <text:p>15742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6: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38540" calcext:value-type="float">
            <text:p>3438540</text:p>
          </table:table-cell>
          <table:table-cell office:value-type="float" office:value="2671972" calcext:value-type="float">
            <text:p>2671972</text:p>
          </table:table-cell>
          <table:table-cell office:value-type="float" office:value="3938764" calcext:value-type="float">
            <text:p>39387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132" calcext:value-type="float">
            <text:p>1903132</text:p>
          </table:table-cell>
          <table:table-cell office:value-type="float" office:value="1633672" calcext:value-type="float">
            <text:p>1633672</text:p>
          </table:table-cell>
          <table:table-cell office:value-type="float" office:value="157428" calcext:value-type="float">
            <text:p>1574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7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35992" calcext:value-type="float">
            <text:p>3435992</text:p>
          </table:table-cell>
          <table:table-cell office:value-type="float" office:value="2674672" calcext:value-type="float">
            <text:p>2674672</text:p>
          </table:table-cell>
          <table:table-cell office:value-type="float" office:value="3941476" calcext:value-type="float">
            <text:p>39414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980" calcext:value-type="float">
            <text:p>1902980</text:p>
          </table:table-cell>
          <table:table-cell office:value-type="float" office:value="1633512" calcext:value-type="float">
            <text:p>1633512</text:p>
          </table:table-cell>
          <table:table-cell office:value-type="float" office:value="157436" calcext:value-type="float">
            <text:p>15743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7: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36852" calcext:value-type="float">
            <text:p>3436852</text:p>
          </table:table-cell>
          <table:table-cell office:value-type="float" office:value="2670496" calcext:value-type="float">
            <text:p>2670496</text:p>
          </table:table-cell>
          <table:table-cell office:value-type="float" office:value="3937304" calcext:value-type="float">
            <text:p>39373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296" calcext:value-type="float">
            <text:p>1906296</text:p>
          </table:table-cell>
          <table:table-cell office:value-type="float" office:value="1636820" calcext:value-type="float">
            <text:p>1636820</text:p>
          </table:table-cell>
          <table:table-cell office:value-type="float" office:value="157444" calcext:value-type="float">
            <text:p>15744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7: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37160" calcext:value-type="float">
            <text:p>3437160</text:p>
          </table:table-cell>
          <table:table-cell office:value-type="float" office:value="2673740" calcext:value-type="float">
            <text:p>2673740</text:p>
          </table:table-cell>
          <table:table-cell office:value-type="float" office:value="3940568" calcext:value-type="float">
            <text:p>39405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744" calcext:value-type="float">
            <text:p>1902744</text:p>
          </table:table-cell>
          <table:table-cell office:value-type="float" office:value="1633256" calcext:value-type="float">
            <text:p>1633256</text:p>
          </table:table-cell>
          <table:table-cell office:value-type="float" office:value="157452" calcext:value-type="float">
            <text:p>1574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7: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38320" calcext:value-type="float">
            <text:p>3438320</text:p>
          </table:table-cell>
          <table:table-cell office:value-type="float" office:value="2672400" calcext:value-type="float">
            <text:p>2672400</text:p>
          </table:table-cell>
          <table:table-cell office:value-type="float" office:value="3939228" calcext:value-type="float">
            <text:p>39392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924" calcext:value-type="float">
            <text:p>1902924</text:p>
          </table:table-cell>
          <table:table-cell office:value-type="float" office:value="1633428" calcext:value-type="float">
            <text:p>1633428</text:p>
          </table:table-cell>
          <table:table-cell office:value-type="float" office:value="157460" calcext:value-type="float">
            <text:p>1574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7: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38964" calcext:value-type="float">
            <text:p>3438964</text:p>
          </table:table-cell>
          <table:table-cell office:value-type="float" office:value="2671872" calcext:value-type="float">
            <text:p>2671872</text:p>
          </table:table-cell>
          <table:table-cell office:value-type="float" office:value="3938712" calcext:value-type="float">
            <text:p>39387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808" calcext:value-type="float">
            <text:p>1902808</text:p>
          </table:table-cell>
          <table:table-cell office:value-type="float" office:value="1633304" calcext:value-type="float">
            <text:p>1633304</text:p>
          </table:table-cell>
          <table:table-cell office:value-type="float" office:value="157468" calcext:value-type="float">
            <text:p>15746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7: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38800" calcext:value-type="float">
            <text:p>3438800</text:p>
          </table:table-cell>
          <table:table-cell office:value-type="float" office:value="2671968" calcext:value-type="float">
            <text:p>2671968</text:p>
          </table:table-cell>
          <table:table-cell office:value-type="float" office:value="3938828" calcext:value-type="float">
            <text:p>39388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876" calcext:value-type="float">
            <text:p>1902876</text:p>
          </table:table-cell>
          <table:table-cell office:value-type="float" office:value="1633364" calcext:value-type="float">
            <text:p>1633364</text:p>
          </table:table-cell>
          <table:table-cell office:value-type="float" office:value="157476" calcext:value-type="float">
            <text:p>1574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7: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39420" calcext:value-type="float">
            <text:p>3439420</text:p>
          </table:table-cell>
          <table:table-cell office:value-type="float" office:value="2671468" calcext:value-type="float">
            <text:p>2671468</text:p>
          </table:table-cell>
          <table:table-cell office:value-type="float" office:value="3938332" calcext:value-type="float">
            <text:p>39383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756" calcext:value-type="float">
            <text:p>1902756</text:p>
          </table:table-cell>
          <table:table-cell office:value-type="float" office:value="1633236" calcext:value-type="float">
            <text:p>1633236</text:p>
          </table:table-cell>
          <table:table-cell office:value-type="float" office:value="157484" calcext:value-type="float">
            <text:p>15748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7: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38776" calcext:value-type="float">
            <text:p>3438776</text:p>
          </table:table-cell>
          <table:table-cell office:value-type="float" office:value="2671856" calcext:value-type="float">
            <text:p>2671856</text:p>
          </table:table-cell>
          <table:table-cell office:value-type="float" office:value="3938720" calcext:value-type="float">
            <text:p>39387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012" calcext:value-type="float">
            <text:p>1903012</text:p>
          </table:table-cell>
          <table:table-cell office:value-type="float" office:value="1633504" calcext:value-type="float">
            <text:p>1633504</text:p>
          </table:table-cell>
          <table:table-cell office:value-type="float" office:value="157492" calcext:value-type="float">
            <text:p>15749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7: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39856" calcext:value-type="float">
            <text:p>3439856</text:p>
          </table:table-cell>
          <table:table-cell office:value-type="float" office:value="2670924" calcext:value-type="float">
            <text:p>2670924</text:p>
          </table:table-cell>
          <table:table-cell office:value-type="float" office:value="3937816" calcext:value-type="float">
            <text:p>39378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864" calcext:value-type="float">
            <text:p>1902864</text:p>
          </table:table-cell>
          <table:table-cell office:value-type="float" office:value="1633336" calcext:value-type="float">
            <text:p>1633336</text:p>
          </table:table-cell>
          <table:table-cell office:value-type="float" office:value="157524" calcext:value-type="float">
            <text:p>1575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7: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41268" calcext:value-type="float">
            <text:p>3441268</text:p>
          </table:table-cell>
          <table:table-cell office:value-type="float" office:value="2669372" calcext:value-type="float">
            <text:p>2669372</text:p>
          </table:table-cell>
          <table:table-cell office:value-type="float" office:value="3936292" calcext:value-type="float">
            <text:p>39362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004" calcext:value-type="float">
            <text:p>1903004</text:p>
          </table:table-cell>
          <table:table-cell office:value-type="float" office:value="1633444" calcext:value-type="float">
            <text:p>1633444</text:p>
          </table:table-cell>
          <table:table-cell office:value-type="float" office:value="157532" calcext:value-type="float">
            <text:p>15753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7: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40212" calcext:value-type="float">
            <text:p>3440212</text:p>
          </table:table-cell>
          <table:table-cell office:value-type="float" office:value="2670044" calcext:value-type="float">
            <text:p>2670044</text:p>
          </table:table-cell>
          <table:table-cell office:value-type="float" office:value="3936976" calcext:value-type="float">
            <text:p>39369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388" calcext:value-type="float">
            <text:p>1903388</text:p>
          </table:table-cell>
          <table:table-cell office:value-type="float" office:value="1633712" calcext:value-type="float">
            <text:p>1633712</text:p>
          </table:table-cell>
          <table:table-cell office:value-type="float" office:value="157540" calcext:value-type="float">
            <text:p>15754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7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42168" calcext:value-type="float">
            <text:p>3442168</text:p>
          </table:table-cell>
          <table:table-cell office:value-type="float" office:value="2668196" calcext:value-type="float">
            <text:p>2668196</text:p>
          </table:table-cell>
          <table:table-cell office:value-type="float" office:value="3935132" calcext:value-type="float">
            <text:p>39351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280" calcext:value-type="float">
            <text:p>1903280</text:p>
          </table:table-cell>
          <table:table-cell office:value-type="float" office:value="1633704" calcext:value-type="float">
            <text:p>1633704</text:p>
          </table:table-cell>
          <table:table-cell office:value-type="float" office:value="157548" calcext:value-type="float">
            <text:p>1575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8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40336" calcext:value-type="float">
            <text:p>3440336</text:p>
          </table:table-cell>
          <table:table-cell office:value-type="float" office:value="2669936" calcext:value-type="float">
            <text:p>2669936</text:p>
          </table:table-cell>
          <table:table-cell office:value-type="float" office:value="3936888" calcext:value-type="float">
            <text:p>39368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372" calcext:value-type="float">
            <text:p>1903372</text:p>
          </table:table-cell>
          <table:table-cell office:value-type="float" office:value="1633788" calcext:value-type="float">
            <text:p>1633788</text:p>
          </table:table-cell>
          <table:table-cell office:value-type="float" office:value="157556" calcext:value-type="float">
            <text:p>1575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8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40084" calcext:value-type="float">
            <text:p>3440084</text:p>
          </table:table-cell>
          <table:table-cell office:value-type="float" office:value="2670196" calcext:value-type="float">
            <text:p>2670196</text:p>
          </table:table-cell>
          <table:table-cell office:value-type="float" office:value="3937148" calcext:value-type="float">
            <text:p>39371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364" calcext:value-type="float">
            <text:p>1903364</text:p>
          </table:table-cell>
          <table:table-cell office:value-type="float" office:value="1633772" calcext:value-type="float">
            <text:p>1633772</text:p>
          </table:table-cell>
          <table:table-cell office:value-type="float" office:value="157564" calcext:value-type="float">
            <text:p>1575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8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40652" calcext:value-type="float">
            <text:p>3440652</text:p>
          </table:table-cell>
          <table:table-cell office:value-type="float" office:value="2669864" calcext:value-type="float">
            <text:p>2669864</text:p>
          </table:table-cell>
          <table:table-cell office:value-type="float" office:value="3936828" calcext:value-type="float">
            <text:p>39368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128" calcext:value-type="float">
            <text:p>1903128</text:p>
          </table:table-cell>
          <table:table-cell office:value-type="float" office:value="1633524" calcext:value-type="float">
            <text:p>1633524</text:p>
          </table:table-cell>
          <table:table-cell office:value-type="float" office:value="157572" calcext:value-type="float">
            <text:p>1575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8: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40576" calcext:value-type="float">
            <text:p>3440576</text:p>
          </table:table-cell>
          <table:table-cell office:value-type="float" office:value="2669952" calcext:value-type="float">
            <text:p>2669952</text:p>
          </table:table-cell>
          <table:table-cell office:value-type="float" office:value="3936916" calcext:value-type="float">
            <text:p>39369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116" calcext:value-type="float">
            <text:p>1903116</text:p>
          </table:table-cell>
          <table:table-cell office:value-type="float" office:value="1633520" calcext:value-type="float">
            <text:p>1633520</text:p>
          </table:table-cell>
          <table:table-cell office:value-type="float" office:value="157580" calcext:value-type="float">
            <text:p>15758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8: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40852" calcext:value-type="float">
            <text:p>3440852</text:p>
          </table:table-cell>
          <table:table-cell office:value-type="float" office:value="2669736" calcext:value-type="float">
            <text:p>2669736</text:p>
          </table:table-cell>
          <table:table-cell office:value-type="float" office:value="3936708" calcext:value-type="float">
            <text:p>39367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056" calcext:value-type="float">
            <text:p>1903056</text:p>
          </table:table-cell>
          <table:table-cell office:value-type="float" office:value="1633472" calcext:value-type="float">
            <text:p>1633472</text:p>
          </table:table-cell>
          <table:table-cell office:value-type="float" office:value="157588" calcext:value-type="float">
            <text:p>15758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8: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40764" calcext:value-type="float">
            <text:p>3440764</text:p>
          </table:table-cell>
          <table:table-cell office:value-type="float" office:value="2670008" calcext:value-type="float">
            <text:p>2670008</text:p>
          </table:table-cell>
          <table:table-cell office:value-type="float" office:value="3936940" calcext:value-type="float">
            <text:p>39369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872" calcext:value-type="float">
            <text:p>1902872</text:p>
          </table:table-cell>
          <table:table-cell office:value-type="float" office:value="1633396" calcext:value-type="float">
            <text:p>1633396</text:p>
          </table:table-cell>
          <table:table-cell office:value-type="float" office:value="157600" calcext:value-type="float">
            <text:p>1576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8: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41036" calcext:value-type="float">
            <text:p>3441036</text:p>
          </table:table-cell>
          <table:table-cell office:value-type="float" office:value="2669464" calcext:value-type="float">
            <text:p>2669464</text:p>
          </table:table-cell>
          <table:table-cell office:value-type="float" office:value="3936472" calcext:value-type="float">
            <text:p>39364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144" calcext:value-type="float">
            <text:p>1903144</text:p>
          </table:table-cell>
          <table:table-cell office:value-type="float" office:value="1633540" calcext:value-type="float">
            <text:p>1633540</text:p>
          </table:table-cell>
          <table:table-cell office:value-type="float" office:value="157608" calcext:value-type="float">
            <text:p>1576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8: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0576" calcext:value-type="float">
            <text:p>3440576</text:p>
          </table:table-cell>
          <table:table-cell office:value-type="float" office:value="2670180" calcext:value-type="float">
            <text:p>2670180</text:p>
          </table:table-cell>
          <table:table-cell office:value-type="float" office:value="3937128" calcext:value-type="float">
            <text:p>39371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888" calcext:value-type="float">
            <text:p>1902888</text:p>
          </table:table-cell>
          <table:table-cell office:value-type="float" office:value="1633396" calcext:value-type="float">
            <text:p>1633396</text:p>
          </table:table-cell>
          <table:table-cell office:value-type="float" office:value="157616" calcext:value-type="float">
            <text:p>15761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8: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0716" calcext:value-type="float">
            <text:p>3440716</text:p>
          </table:table-cell>
          <table:table-cell office:value-type="float" office:value="2669776" calcext:value-type="float">
            <text:p>2669776</text:p>
          </table:table-cell>
          <table:table-cell office:value-type="float" office:value="3936952" calcext:value-type="float">
            <text:p>39369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152" calcext:value-type="float">
            <text:p>1903152</text:p>
          </table:table-cell>
          <table:table-cell office:value-type="float" office:value="1633492" calcext:value-type="float">
            <text:p>1633492</text:p>
          </table:table-cell>
          <table:table-cell office:value-type="float" office:value="157648" calcext:value-type="float">
            <text:p>1576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8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1228" calcext:value-type="float">
            <text:p>3441228</text:p>
          </table:table-cell>
          <table:table-cell office:value-type="float" office:value="2669200" calcext:value-type="float">
            <text:p>2669200</text:p>
          </table:table-cell>
          <table:table-cell office:value-type="float" office:value="3936368" calcext:value-type="float">
            <text:p>39363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216" calcext:value-type="float">
            <text:p>1903216</text:p>
          </table:table-cell>
          <table:table-cell office:value-type="float" office:value="1633600" calcext:value-type="float">
            <text:p>1633600</text:p>
          </table:table-cell>
          <table:table-cell office:value-type="float" office:value="157656" calcext:value-type="float">
            <text:p>15765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8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0264" calcext:value-type="float">
            <text:p>3440264</text:p>
          </table:table-cell>
          <table:table-cell office:value-type="float" office:value="2666928" calcext:value-type="float">
            <text:p>2666928</text:p>
          </table:table-cell>
          <table:table-cell office:value-type="float" office:value="3934132" calcext:value-type="float">
            <text:p>39341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452" calcext:value-type="float">
            <text:p>1906452</text:p>
          </table:table-cell>
          <table:table-cell office:value-type="float" office:value="1636668" calcext:value-type="float">
            <text:p>1636668</text:p>
          </table:table-cell>
          <table:table-cell office:value-type="float" office:value="157664" calcext:value-type="float">
            <text:p>1576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8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1156" calcext:value-type="float">
            <text:p>3441156</text:p>
          </table:table-cell>
          <table:table-cell office:value-type="float" office:value="2669040" calcext:value-type="float">
            <text:p>2669040</text:p>
          </table:table-cell>
          <table:table-cell office:value-type="float" office:value="3936252" calcext:value-type="float">
            <text:p>39362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448" calcext:value-type="float">
            <text:p>1903448</text:p>
          </table:table-cell>
          <table:table-cell office:value-type="float" office:value="1633752" calcext:value-type="float">
            <text:p>1633752</text:p>
          </table:table-cell>
          <table:table-cell office:value-type="float" office:value="157672" calcext:value-type="float">
            <text:p>15767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9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0436" calcext:value-type="float">
            <text:p>3440436</text:p>
          </table:table-cell>
          <table:table-cell office:value-type="float" office:value="2669708" calcext:value-type="float">
            <text:p>2669708</text:p>
          </table:table-cell>
          <table:table-cell office:value-type="float" office:value="3936936" calcext:value-type="float">
            <text:p>39369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500" calcext:value-type="float">
            <text:p>1903500</text:p>
          </table:table-cell>
          <table:table-cell office:value-type="float" office:value="1633800" calcext:value-type="float">
            <text:p>1633800</text:p>
          </table:table-cell>
          <table:table-cell office:value-type="float" office:value="157680" calcext:value-type="float">
            <text:p>15768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9: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1512" calcext:value-type="float">
            <text:p>3441512</text:p>
          </table:table-cell>
          <table:table-cell office:value-type="float" office:value="2668812" calcext:value-type="float">
            <text:p>2668812</text:p>
          </table:table-cell>
          <table:table-cell office:value-type="float" office:value="3935980" calcext:value-type="float">
            <text:p>39359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320" calcext:value-type="float">
            <text:p>1903320</text:p>
          </table:table-cell>
          <table:table-cell office:value-type="float" office:value="1633748" calcext:value-type="float">
            <text:p>1633748</text:p>
          </table:table-cell>
          <table:table-cell office:value-type="float" office:value="157688" calcext:value-type="float">
            <text:p>15768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9: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1308" calcext:value-type="float">
            <text:p>3441308</text:p>
          </table:table-cell>
          <table:table-cell office:value-type="float" office:value="2669056" calcext:value-type="float">
            <text:p>2669056</text:p>
          </table:table-cell>
          <table:table-cell office:value-type="float" office:value="3936292" calcext:value-type="float">
            <text:p>39362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280" calcext:value-type="float">
            <text:p>1903280</text:p>
          </table:table-cell>
          <table:table-cell office:value-type="float" office:value="1633580" calcext:value-type="float">
            <text:p>1633580</text:p>
          </table:table-cell>
          <table:table-cell office:value-type="float" office:value="157696" calcext:value-type="float">
            <text:p>15769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9: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6508" calcext:value-type="float">
            <text:p>3446508</text:p>
          </table:table-cell>
          <table:table-cell office:value-type="float" office:value="2663964" calcext:value-type="float">
            <text:p>2663964</text:p>
          </table:table-cell>
          <table:table-cell office:value-type="float" office:value="3931208" calcext:value-type="float">
            <text:p>39312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172" calcext:value-type="float">
            <text:p>1903172</text:p>
          </table:table-cell>
          <table:table-cell office:value-type="float" office:value="1633468" calcext:value-type="float">
            <text:p>1633468</text:p>
          </table:table-cell>
          <table:table-cell office:value-type="float" office:value="157704" calcext:value-type="float">
            <text:p>1577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9: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5320" calcext:value-type="float">
            <text:p>3445320</text:p>
          </table:table-cell>
          <table:table-cell office:value-type="float" office:value="2665212" calcext:value-type="float">
            <text:p>2665212</text:p>
          </table:table-cell>
          <table:table-cell office:value-type="float" office:value="3932412" calcext:value-type="float">
            <text:p>39324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112" calcext:value-type="float">
            <text:p>1903112</text:p>
          </table:table-cell>
          <table:table-cell office:value-type="float" office:value="1633516" calcext:value-type="float">
            <text:p>1633516</text:p>
          </table:table-cell>
          <table:table-cell office:value-type="float" office:value="157712" calcext:value-type="float">
            <text:p>1577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9: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3844" calcext:value-type="float">
            <text:p>3443844</text:p>
          </table:table-cell>
          <table:table-cell office:value-type="float" office:value="2666656" calcext:value-type="float">
            <text:p>2666656</text:p>
          </table:table-cell>
          <table:table-cell office:value-type="float" office:value="3933868" calcext:value-type="float">
            <text:p>39338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144" calcext:value-type="float">
            <text:p>1903144</text:p>
          </table:table-cell>
          <table:table-cell office:value-type="float" office:value="1633540" calcext:value-type="float">
            <text:p>1633540</text:p>
          </table:table-cell>
          <table:table-cell office:value-type="float" office:value="157720" calcext:value-type="float">
            <text:p>15772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9: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4832" calcext:value-type="float">
            <text:p>3444832</text:p>
          </table:table-cell>
          <table:table-cell office:value-type="float" office:value="2665552" calcext:value-type="float">
            <text:p>2665552</text:p>
          </table:table-cell>
          <table:table-cell office:value-type="float" office:value="3932840" calcext:value-type="float">
            <text:p>39328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260" calcext:value-type="float">
            <text:p>1903260</text:p>
          </table:table-cell>
          <table:table-cell office:value-type="float" office:value="1633512" calcext:value-type="float">
            <text:p>1633512</text:p>
          </table:table-cell>
          <table:table-cell office:value-type="float" office:value="157728" calcext:value-type="float">
            <text:p>15772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9: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4500" calcext:value-type="float">
            <text:p>3444500</text:p>
          </table:table-cell>
          <table:table-cell office:value-type="float" office:value="2665856" calcext:value-type="float">
            <text:p>2665856</text:p>
          </table:table-cell>
          <table:table-cell office:value-type="float" office:value="3933152" calcext:value-type="float">
            <text:p>39331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288" calcext:value-type="float">
            <text:p>1903288</text:p>
          </table:table-cell>
          <table:table-cell office:value-type="float" office:value="1633504" calcext:value-type="float">
            <text:p>1633504</text:p>
          </table:table-cell>
          <table:table-cell office:value-type="float" office:value="157760" calcext:value-type="float">
            <text:p>15776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9: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5080" calcext:value-type="float">
            <text:p>3445080</text:p>
          </table:table-cell>
          <table:table-cell office:value-type="float" office:value="2665172" calcext:value-type="float">
            <text:p>2665172</text:p>
          </table:table-cell>
          <table:table-cell office:value-type="float" office:value="3932508" calcext:value-type="float">
            <text:p>39325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392" calcext:value-type="float">
            <text:p>1903392</text:p>
          </table:table-cell>
          <table:table-cell office:value-type="float" office:value="1633588" calcext:value-type="float">
            <text:p>1633588</text:p>
          </table:table-cell>
          <table:table-cell office:value-type="float" office:value="157768" calcext:value-type="float">
            <text:p>15776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9: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5240" calcext:value-type="float">
            <text:p>3445240</text:p>
          </table:table-cell>
          <table:table-cell office:value-type="float" office:value="2665180" calcext:value-type="float">
            <text:p>2665180</text:p>
          </table:table-cell>
          <table:table-cell office:value-type="float" office:value="3932452" calcext:value-type="float">
            <text:p>39324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224" calcext:value-type="float">
            <text:p>1903224</text:p>
          </table:table-cell>
          <table:table-cell office:value-type="float" office:value="1633548" calcext:value-type="float">
            <text:p>1633548</text:p>
          </table:table-cell>
          <table:table-cell office:value-type="float" office:value="157776" calcext:value-type="float">
            <text:p>15777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9: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5408" calcext:value-type="float">
            <text:p>3445408</text:p>
          </table:table-cell>
          <table:table-cell office:value-type="float" office:value="2661596" calcext:value-type="float">
            <text:p>2661596</text:p>
          </table:table-cell>
          <table:table-cell office:value-type="float" office:value="3928940" calcext:value-type="float">
            <text:p>39289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640" calcext:value-type="float">
            <text:p>1906640</text:p>
          </table:table-cell>
          <table:table-cell office:value-type="float" office:value="1636852" calcext:value-type="float">
            <text:p>1636852</text:p>
          </table:table-cell>
          <table:table-cell office:value-type="float" office:value="157784" calcext:value-type="float">
            <text:p>15778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19: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5120" calcext:value-type="float">
            <text:p>3445120</text:p>
          </table:table-cell>
          <table:table-cell office:value-type="float" office:value="2664896" calcext:value-type="float">
            <text:p>2664896</text:p>
          </table:table-cell>
          <table:table-cell office:value-type="float" office:value="3932260" calcext:value-type="float">
            <text:p>39322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628" calcext:value-type="float">
            <text:p>1903628</text:p>
          </table:table-cell>
          <table:table-cell office:value-type="float" office:value="1633808" calcext:value-type="float">
            <text:p>1633808</text:p>
          </table:table-cell>
          <table:table-cell office:value-type="float" office:value="157792" calcext:value-type="float">
            <text:p>15779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0: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4832" calcext:value-type="float">
            <text:p>3444832</text:p>
          </table:table-cell>
          <table:table-cell office:value-type="float" office:value="2665164" calcext:value-type="float">
            <text:p>2665164</text:p>
          </table:table-cell>
          <table:table-cell office:value-type="float" office:value="3932468" calcext:value-type="float">
            <text:p>39324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648" calcext:value-type="float">
            <text:p>1903648</text:p>
          </table:table-cell>
          <table:table-cell office:value-type="float" office:value="1633964" calcext:value-type="float">
            <text:p>1633964</text:p>
          </table:table-cell>
          <table:table-cell office:value-type="float" office:value="157800" calcext:value-type="float">
            <text:p>1578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0: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5520" calcext:value-type="float">
            <text:p>3445520</text:p>
          </table:table-cell>
          <table:table-cell office:value-type="float" office:value="2661792" calcext:value-type="float">
            <text:p>2661792</text:p>
          </table:table-cell>
          <table:table-cell office:value-type="float" office:value="3929112" calcext:value-type="float">
            <text:p>39291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332" calcext:value-type="float">
            <text:p>1906332</text:p>
          </table:table-cell>
          <table:table-cell office:value-type="float" office:value="1636620" calcext:value-type="float">
            <text:p>1636620</text:p>
          </table:table-cell>
          <table:table-cell office:value-type="float" office:value="157808" calcext:value-type="float">
            <text:p>1578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0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5776" calcext:value-type="float">
            <text:p>3445776</text:p>
          </table:table-cell>
          <table:table-cell office:value-type="float" office:value="2661384" calcext:value-type="float">
            <text:p>2661384</text:p>
          </table:table-cell>
          <table:table-cell office:value-type="float" office:value="3928772" calcext:value-type="float">
            <text:p>39287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484" calcext:value-type="float">
            <text:p>1906484</text:p>
          </table:table-cell>
          <table:table-cell office:value-type="float" office:value="1636648" calcext:value-type="float">
            <text:p>1636648</text:p>
          </table:table-cell>
          <table:table-cell office:value-type="float" office:value="157816" calcext:value-type="float">
            <text:p>1578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0: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5136" calcext:value-type="float">
            <text:p>3445136</text:p>
          </table:table-cell>
          <table:table-cell office:value-type="float" office:value="2662060" calcext:value-type="float">
            <text:p>2662060</text:p>
          </table:table-cell>
          <table:table-cell office:value-type="float" office:value="3929464" calcext:value-type="float">
            <text:p>39294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448" calcext:value-type="float">
            <text:p>1906448</text:p>
          </table:table-cell>
          <table:table-cell office:value-type="float" office:value="1636596" calcext:value-type="float">
            <text:p>1636596</text:p>
          </table:table-cell>
          <table:table-cell office:value-type="float" office:value="157824" calcext:value-type="float">
            <text:p>1578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0: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4456" calcext:value-type="float">
            <text:p>3444456</text:p>
          </table:table-cell>
          <table:table-cell office:value-type="float" office:value="2662628" calcext:value-type="float">
            <text:p>2662628</text:p>
          </table:table-cell>
          <table:table-cell office:value-type="float" office:value="3930036" calcext:value-type="float">
            <text:p>39300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560" calcext:value-type="float">
            <text:p>1906560</text:p>
          </table:table-cell>
          <table:table-cell office:value-type="float" office:value="1636708" calcext:value-type="float">
            <text:p>1636708</text:p>
          </table:table-cell>
          <table:table-cell office:value-type="float" office:value="157832" calcext:value-type="float">
            <text:p>15783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0: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6148" calcext:value-type="float">
            <text:p>3446148</text:p>
          </table:table-cell>
          <table:table-cell office:value-type="float" office:value="2660964" calcext:value-type="float">
            <text:p>2660964</text:p>
          </table:table-cell>
          <table:table-cell office:value-type="float" office:value="3928384" calcext:value-type="float">
            <text:p>39283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532" calcext:value-type="float">
            <text:p>1906532</text:p>
          </table:table-cell>
          <table:table-cell office:value-type="float" office:value="1636664" calcext:value-type="float">
            <text:p>1636664</text:p>
          </table:table-cell>
          <table:table-cell office:value-type="float" office:value="157840" calcext:value-type="float">
            <text:p>15784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0: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5272" calcext:value-type="float">
            <text:p>3445272</text:p>
          </table:table-cell>
          <table:table-cell office:value-type="float" office:value="2661920" calcext:value-type="float">
            <text:p>2661920</text:p>
          </table:table-cell>
          <table:table-cell office:value-type="float" office:value="3929344" calcext:value-type="float">
            <text:p>39293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452" calcext:value-type="float">
            <text:p>1906452</text:p>
          </table:table-cell>
          <table:table-cell office:value-type="float" office:value="1636592" calcext:value-type="float">
            <text:p>1636592</text:p>
          </table:table-cell>
          <table:table-cell office:value-type="float" office:value="157848" calcext:value-type="float">
            <text:p>15784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0: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6296" calcext:value-type="float">
            <text:p>3446296</text:p>
          </table:table-cell>
          <table:table-cell office:value-type="float" office:value="2660924" calcext:value-type="float">
            <text:p>2660924</text:p>
          </table:table-cell>
          <table:table-cell office:value-type="float" office:value="3928364" calcext:value-type="float">
            <text:p>39283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424" calcext:value-type="float">
            <text:p>1906424</text:p>
          </table:table-cell>
          <table:table-cell office:value-type="float" office:value="1636508" calcext:value-type="float">
            <text:p>1636508</text:p>
          </table:table-cell>
          <table:table-cell office:value-type="float" office:value="157888" calcext:value-type="float">
            <text:p>15788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0: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5092" calcext:value-type="float">
            <text:p>3445092</text:p>
          </table:table-cell>
          <table:table-cell office:value-type="float" office:value="2661916" calcext:value-type="float">
            <text:p>2661916</text:p>
          </table:table-cell>
          <table:table-cell office:value-type="float" office:value="3929388" calcext:value-type="float">
            <text:p>39293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636" calcext:value-type="float">
            <text:p>1906636</text:p>
          </table:table-cell>
          <table:table-cell office:value-type="float" office:value="1636716" calcext:value-type="float">
            <text:p>1636716</text:p>
          </table:table-cell>
          <table:table-cell office:value-type="float" office:value="157888" calcext:value-type="float">
            <text:p>15788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0: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3568" calcext:value-type="float">
            <text:p>3443568</text:p>
          </table:table-cell>
          <table:table-cell office:value-type="float" office:value="2663380" calcext:value-type="float">
            <text:p>2663380</text:p>
          </table:table-cell>
          <table:table-cell office:value-type="float" office:value="3930856" calcext:value-type="float">
            <text:p>39308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696" calcext:value-type="float">
            <text:p>1906696</text:p>
          </table:table-cell>
          <table:table-cell office:value-type="float" office:value="1636772" calcext:value-type="float">
            <text:p>1636772</text:p>
          </table:table-cell>
          <table:table-cell office:value-type="float" office:value="157904" calcext:value-type="float">
            <text:p>15790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0: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8</text:p>
          </table:table-cell>
          <table:table-cell office:value-type="float" office:value="3442692" calcext:value-type="float">
            <text:p>3442692</text:p>
          </table:table-cell>
          <table:table-cell office:value-type="float" office:value="2664160" calcext:value-type="float">
            <text:p>2664160</text:p>
          </table:table-cell>
          <table:table-cell office:value-type="float" office:value="3931664" calcext:value-type="float">
            <text:p>39316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792" calcext:value-type="float">
            <text:p>1906792</text:p>
          </table:table-cell>
          <table:table-cell office:value-type="float" office:value="1636856" calcext:value-type="float">
            <text:p>1636856</text:p>
          </table:table-cell>
          <table:table-cell office:value-type="float" office:value="157904" calcext:value-type="float">
            <text:p>15790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0: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5268" calcext:value-type="float">
            <text:p>3445268</text:p>
          </table:table-cell>
          <table:table-cell office:value-type="float" office:value="2661444" calcext:value-type="float">
            <text:p>2661444</text:p>
          </table:table-cell>
          <table:table-cell office:value-type="float" office:value="3928960" calcext:value-type="float">
            <text:p>39289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932" calcext:value-type="float">
            <text:p>1906932</text:p>
          </table:table-cell>
          <table:table-cell office:value-type="float" office:value="1636976" calcext:value-type="float">
            <text:p>1636976</text:p>
          </table:table-cell>
          <table:table-cell office:value-type="float" office:value="157920" calcext:value-type="float">
            <text:p>1579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1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4724" calcext:value-type="float">
            <text:p>3444724</text:p>
          </table:table-cell>
          <table:table-cell office:value-type="float" office:value="2661980" calcext:value-type="float">
            <text:p>2661980</text:p>
          </table:table-cell>
          <table:table-cell office:value-type="float" office:value="3929504" calcext:value-type="float">
            <text:p>39295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940" calcext:value-type="float">
            <text:p>1906940</text:p>
          </table:table-cell>
          <table:table-cell office:value-type="float" office:value="1636976" calcext:value-type="float">
            <text:p>1636976</text:p>
          </table:table-cell>
          <table:table-cell office:value-type="float" office:value="157920" calcext:value-type="float">
            <text:p>15792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1: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4716" calcext:value-type="float">
            <text:p>3444716</text:p>
          </table:table-cell>
          <table:table-cell office:value-type="float" office:value="2661972" calcext:value-type="float">
            <text:p>2661972</text:p>
          </table:table-cell>
          <table:table-cell office:value-type="float" office:value="3929512" calcext:value-type="float">
            <text:p>39295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956" calcext:value-type="float">
            <text:p>1906956</text:p>
          </table:table-cell>
          <table:table-cell office:value-type="float" office:value="1636976" calcext:value-type="float">
            <text:p>1636976</text:p>
          </table:table-cell>
          <table:table-cell office:value-type="float" office:value="157936" calcext:value-type="float">
            <text:p>15793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1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3348" calcext:value-type="float">
            <text:p>3443348</text:p>
          </table:table-cell>
          <table:table-cell office:value-type="float" office:value="2663640" calcext:value-type="float">
            <text:p>2663640</text:p>
          </table:table-cell>
          <table:table-cell office:value-type="float" office:value="3931180" calcext:value-type="float">
            <text:p>39311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656" calcext:value-type="float">
            <text:p>1906656</text:p>
          </table:table-cell>
          <table:table-cell office:value-type="float" office:value="1636676" calcext:value-type="float">
            <text:p>1636676</text:p>
          </table:table-cell>
          <table:table-cell office:value-type="float" office:value="157936" calcext:value-type="float">
            <text:p>15793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1: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4288" calcext:value-type="float">
            <text:p>3444288</text:p>
          </table:table-cell>
          <table:table-cell office:value-type="float" office:value="2662356" calcext:value-type="float">
            <text:p>2662356</text:p>
          </table:table-cell>
          <table:table-cell office:value-type="float" office:value="3930360" calcext:value-type="float">
            <text:p>39303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7000" calcext:value-type="float">
            <text:p>1907000</text:p>
          </table:table-cell>
          <table:table-cell office:value-type="float" office:value="1636996" calcext:value-type="float">
            <text:p>1636996</text:p>
          </table:table-cell>
          <table:table-cell office:value-type="float" office:value="157952" calcext:value-type="float">
            <text:p>15795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1: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5592" calcext:value-type="float">
            <text:p>3445592</text:p>
          </table:table-cell>
          <table:table-cell office:value-type="float" office:value="2660812" calcext:value-type="float">
            <text:p>2660812</text:p>
          </table:table-cell>
          <table:table-cell office:value-type="float" office:value="3928824" calcext:value-type="float">
            <text:p>39288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7240" calcext:value-type="float">
            <text:p>1907240</text:p>
          </table:table-cell>
          <table:table-cell office:value-type="float" office:value="1637236" calcext:value-type="float">
            <text:p>1637236</text:p>
          </table:table-cell>
          <table:table-cell office:value-type="float" office:value="157952" calcext:value-type="float">
            <text:p>1579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1: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5076" calcext:value-type="float">
            <text:p>3445076</text:p>
          </table:table-cell>
          <table:table-cell office:value-type="float" office:value="2664488" calcext:value-type="float">
            <text:p>2664488</text:p>
          </table:table-cell>
          <table:table-cell office:value-type="float" office:value="3932280" calcext:value-type="float">
            <text:p>39322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080" calcext:value-type="float">
            <text:p>1904080</text:p>
          </table:table-cell>
          <table:table-cell office:value-type="float" office:value="1634080" calcext:value-type="float">
            <text:p>1634080</text:p>
          </table:table-cell>
          <table:table-cell office:value-type="float" office:value="157968" calcext:value-type="float">
            <text:p>15796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1: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5876" calcext:value-type="float">
            <text:p>3445876</text:p>
          </table:table-cell>
          <table:table-cell office:value-type="float" office:value="2663412" calcext:value-type="float">
            <text:p>2663412</text:p>
          </table:table-cell>
          <table:table-cell office:value-type="float" office:value="3931164" calcext:value-type="float">
            <text:p>39311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356" calcext:value-type="float">
            <text:p>1904356</text:p>
          </table:table-cell>
          <table:table-cell office:value-type="float" office:value="1634460" calcext:value-type="float">
            <text:p>1634460</text:p>
          </table:table-cell>
          <table:table-cell office:value-type="float" office:value="157968" calcext:value-type="float">
            <text:p>15796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1: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5336" calcext:value-type="float">
            <text:p>3445336</text:p>
          </table:table-cell>
          <table:table-cell office:value-type="float" office:value="2664388" calcext:value-type="float">
            <text:p>2664388</text:p>
          </table:table-cell>
          <table:table-cell office:value-type="float" office:value="3932196" calcext:value-type="float">
            <text:p>39321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920" calcext:value-type="float">
            <text:p>1903920</text:p>
          </table:table-cell>
          <table:table-cell office:value-type="float" office:value="1633892" calcext:value-type="float">
            <text:p>1633892</text:p>
          </table:table-cell>
          <table:table-cell office:value-type="float" office:value="158008" calcext:value-type="float">
            <text:p>15800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1: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5708" calcext:value-type="float">
            <text:p>3445708</text:p>
          </table:table-cell>
          <table:table-cell office:value-type="float" office:value="2663876" calcext:value-type="float">
            <text:p>2663876</text:p>
          </table:table-cell>
          <table:table-cell office:value-type="float" office:value="3931724" calcext:value-type="float">
            <text:p>39317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060" calcext:value-type="float">
            <text:p>1904060</text:p>
          </table:table-cell>
          <table:table-cell office:value-type="float" office:value="1634008" calcext:value-type="float">
            <text:p>1634008</text:p>
          </table:table-cell>
          <table:table-cell office:value-type="float" office:value="158016" calcext:value-type="float">
            <text:p>15801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1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5384" calcext:value-type="float">
            <text:p>3445384</text:p>
          </table:table-cell>
          <table:table-cell office:value-type="float" office:value="2664292" calcext:value-type="float">
            <text:p>2664292</text:p>
          </table:table-cell>
          <table:table-cell office:value-type="float" office:value="3932164" calcext:value-type="float">
            <text:p>39321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968" calcext:value-type="float">
            <text:p>1903968</text:p>
          </table:table-cell>
          <table:table-cell office:value-type="float" office:value="1633904" calcext:value-type="float">
            <text:p>1633904</text:p>
          </table:table-cell>
          <table:table-cell office:value-type="float" office:value="158024" calcext:value-type="float">
            <text:p>15802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1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5424" calcext:value-type="float">
            <text:p>3445424</text:p>
          </table:table-cell>
          <table:table-cell office:value-type="float" office:value="2664120" calcext:value-type="float">
            <text:p>2664120</text:p>
          </table:table-cell>
          <table:table-cell office:value-type="float" office:value="3932004" calcext:value-type="float">
            <text:p>39320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100" calcext:value-type="float">
            <text:p>1904100</text:p>
          </table:table-cell>
          <table:table-cell office:value-type="float" office:value="1634032" calcext:value-type="float">
            <text:p>1634032</text:p>
          </table:table-cell>
          <table:table-cell office:value-type="float" office:value="158024" calcext:value-type="float">
            <text:p>15802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5868" calcext:value-type="float">
            <text:p>3445868</text:p>
          </table:table-cell>
          <table:table-cell office:value-type="float" office:value="2663540" calcext:value-type="float">
            <text:p>2663540</text:p>
          </table:table-cell>
          <table:table-cell office:value-type="float" office:value="3931440" calcext:value-type="float">
            <text:p>39314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236" calcext:value-type="float">
            <text:p>1904236</text:p>
          </table:table-cell>
          <table:table-cell office:value-type="float" office:value="1634140" calcext:value-type="float">
            <text:p>1634140</text:p>
          </table:table-cell>
          <table:table-cell office:value-type="float" office:value="158040" calcext:value-type="float">
            <text:p>15804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2: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4328" calcext:value-type="float">
            <text:p>3444328</text:p>
          </table:table-cell>
          <table:table-cell office:value-type="float" office:value="2664964" calcext:value-type="float">
            <text:p>2664964</text:p>
          </table:table-cell>
          <table:table-cell office:value-type="float" office:value="3932868" calcext:value-type="float">
            <text:p>39328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352" calcext:value-type="float">
            <text:p>1904352</text:p>
          </table:table-cell>
          <table:table-cell office:value-type="float" office:value="1634252" calcext:value-type="float">
            <text:p>1634252</text:p>
          </table:table-cell>
          <table:table-cell office:value-type="float" office:value="158048" calcext:value-type="float">
            <text:p>15804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2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6048" calcext:value-type="float">
            <text:p>3446048</text:p>
          </table:table-cell>
          <table:table-cell office:value-type="float" office:value="2663452" calcext:value-type="float">
            <text:p>2663452</text:p>
          </table:table-cell>
          <table:table-cell office:value-type="float" office:value="3931352" calcext:value-type="float">
            <text:p>39313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144" calcext:value-type="float">
            <text:p>1904144</text:p>
          </table:table-cell>
          <table:table-cell office:value-type="float" office:value="1634056" calcext:value-type="float">
            <text:p>1634056</text:p>
          </table:table-cell>
          <table:table-cell office:value-type="float" office:value="158056" calcext:value-type="float">
            <text:p>15805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2: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4156" calcext:value-type="float">
            <text:p>3444156</text:p>
          </table:table-cell>
          <table:table-cell office:value-type="float" office:value="2662500" calcext:value-type="float">
            <text:p>2662500</text:p>
          </table:table-cell>
          <table:table-cell office:value-type="float" office:value="3930336" calcext:value-type="float">
            <text:p>39303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988" calcext:value-type="float">
            <text:p>1906988</text:p>
          </table:table-cell>
          <table:table-cell office:value-type="float" office:value="1637028" calcext:value-type="float">
            <text:p>1637028</text:p>
          </table:table-cell>
          <table:table-cell office:value-type="float" office:value="158064" calcext:value-type="float">
            <text:p>15806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2: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5988" calcext:value-type="float">
            <text:p>3445988</text:p>
          </table:table-cell>
          <table:table-cell office:value-type="float" office:value="2663640" calcext:value-type="float">
            <text:p>2663640</text:p>
          </table:table-cell>
          <table:table-cell office:value-type="float" office:value="3931548" calcext:value-type="float">
            <text:p>39315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016" calcext:value-type="float">
            <text:p>1904016</text:p>
          </table:table-cell>
          <table:table-cell office:value-type="float" office:value="1633912" calcext:value-type="float">
            <text:p>1633912</text:p>
          </table:table-cell>
          <table:table-cell office:value-type="float" office:value="158072" calcext:value-type="float">
            <text:p>15807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2: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5416" calcext:value-type="float">
            <text:p>3445416</text:p>
          </table:table-cell>
          <table:table-cell office:value-type="float" office:value="2664112" calcext:value-type="float">
            <text:p>2664112</text:p>
          </table:table-cell>
          <table:table-cell office:value-type="float" office:value="3932032" calcext:value-type="float">
            <text:p>39320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116" calcext:value-type="float">
            <text:p>1904116</text:p>
          </table:table-cell>
          <table:table-cell office:value-type="float" office:value="1634000" calcext:value-type="float">
            <text:p>1634000</text:p>
          </table:table-cell>
          <table:table-cell office:value-type="float" office:value="158080" calcext:value-type="float">
            <text:p>15808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2: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5744" calcext:value-type="float">
            <text:p>3445744</text:p>
          </table:table-cell>
          <table:table-cell office:value-type="float" office:value="2663852" calcext:value-type="float">
            <text:p>2663852</text:p>
          </table:table-cell>
          <table:table-cell office:value-type="float" office:value="3931792" calcext:value-type="float">
            <text:p>39317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048" calcext:value-type="float">
            <text:p>1904048</text:p>
          </table:table-cell>
          <table:table-cell office:value-type="float" office:value="1633920" calcext:value-type="float">
            <text:p>1633920</text:p>
          </table:table-cell>
          <table:table-cell office:value-type="float" office:value="158088" calcext:value-type="float">
            <text:p>15808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2: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4676" calcext:value-type="float">
            <text:p>3444676</text:p>
          </table:table-cell>
          <table:table-cell office:value-type="float" office:value="2664924" calcext:value-type="float">
            <text:p>2664924</text:p>
          </table:table-cell>
          <table:table-cell office:value-type="float" office:value="3932808" calcext:value-type="float">
            <text:p>39328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044" calcext:value-type="float">
            <text:p>1904044</text:p>
          </table:table-cell>
          <table:table-cell office:value-type="float" office:value="1634048" calcext:value-type="float">
            <text:p>1634048</text:p>
          </table:table-cell>
          <table:table-cell office:value-type="float" office:value="158096" calcext:value-type="float">
            <text:p>15809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2: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6876" calcext:value-type="float">
            <text:p>3446876</text:p>
          </table:table-cell>
          <table:table-cell office:value-type="float" office:value="2662788" calcext:value-type="float">
            <text:p>2662788</text:p>
          </table:table-cell>
          <table:table-cell office:value-type="float" office:value="3930776" calcext:value-type="float">
            <text:p>39307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3980" calcext:value-type="float">
            <text:p>1903980</text:p>
          </table:table-cell>
          <table:table-cell office:value-type="float" office:value="1633812" calcext:value-type="float">
            <text:p>1633812</text:p>
          </table:table-cell>
          <table:table-cell office:value-type="float" office:value="158128" calcext:value-type="float">
            <text:p>1581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2: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6172" calcext:value-type="float">
            <text:p>3446172</text:p>
          </table:table-cell>
          <table:table-cell office:value-type="float" office:value="2663340" calcext:value-type="float">
            <text:p>2663340</text:p>
          </table:table-cell>
          <table:table-cell office:value-type="float" office:value="3931344" calcext:value-type="float">
            <text:p>39313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132" calcext:value-type="float">
            <text:p>1904132</text:p>
          </table:table-cell>
          <table:table-cell office:value-type="float" office:value="1633944" calcext:value-type="float">
            <text:p>1633944</text:p>
          </table:table-cell>
          <table:table-cell office:value-type="float" office:value="158136" calcext:value-type="float">
            <text:p>1581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2: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5152" calcext:value-type="float">
            <text:p>3445152</text:p>
          </table:table-cell>
          <table:table-cell office:value-type="float" office:value="2664480" calcext:value-type="float">
            <text:p>2664480</text:p>
          </table:table-cell>
          <table:table-cell office:value-type="float" office:value="3932496" calcext:value-type="float">
            <text:p>39324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012" calcext:value-type="float">
            <text:p>1904012</text:p>
          </table:table-cell>
          <table:table-cell office:value-type="float" office:value="1633816" calcext:value-type="float">
            <text:p>1633816</text:p>
          </table:table-cell>
          <table:table-cell office:value-type="float" office:value="158144" calcext:value-type="float">
            <text:p>1581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2: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5200" calcext:value-type="float">
            <text:p>3445200</text:p>
          </table:table-cell>
          <table:table-cell office:value-type="float" office:value="2664260" calcext:value-type="float">
            <text:p>2664260</text:p>
          </table:table-cell>
          <table:table-cell office:value-type="float" office:value="3932280" calcext:value-type="float">
            <text:p>39322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184" calcext:value-type="float">
            <text:p>1904184</text:p>
          </table:table-cell>
          <table:table-cell office:value-type="float" office:value="1633980" calcext:value-type="float">
            <text:p>1633980</text:p>
          </table:table-cell>
          <table:table-cell office:value-type="float" office:value="158152" calcext:value-type="float">
            <text:p>15815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3: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5492" calcext:value-type="float">
            <text:p>3445492</text:p>
          </table:table-cell>
          <table:table-cell office:value-type="float" office:value="2661032" calcext:value-type="float">
            <text:p>2661032</text:p>
          </table:table-cell>
          <table:table-cell office:value-type="float" office:value="3929060" calcext:value-type="float">
            <text:p>39290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7120" calcext:value-type="float">
            <text:p>1907120</text:p>
          </table:table-cell>
          <table:table-cell office:value-type="float" office:value="1636908" calcext:value-type="float">
            <text:p>1636908</text:p>
          </table:table-cell>
          <table:table-cell office:value-type="float" office:value="158160" calcext:value-type="float">
            <text:p>15816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3: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5300" calcext:value-type="float">
            <text:p>3445300</text:p>
          </table:table-cell>
          <table:table-cell office:value-type="float" office:value="2660924" calcext:value-type="float">
            <text:p>2660924</text:p>
          </table:table-cell>
          <table:table-cell office:value-type="float" office:value="3928916" calcext:value-type="float">
            <text:p>39289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7420" calcext:value-type="float">
            <text:p>1907420</text:p>
          </table:table-cell>
          <table:table-cell office:value-type="float" office:value="1637336" calcext:value-type="float">
            <text:p>1637336</text:p>
          </table:table-cell>
          <table:table-cell office:value-type="float" office:value="158168" calcext:value-type="float">
            <text:p>15816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3: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5168" calcext:value-type="float">
            <text:p>3445168</text:p>
          </table:table-cell>
          <table:table-cell office:value-type="float" office:value="2663992" calcext:value-type="float">
            <text:p>2663992</text:p>
          </table:table-cell>
          <table:table-cell office:value-type="float" office:value="3932052" calcext:value-type="float">
            <text:p>39320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484" calcext:value-type="float">
            <text:p>1904484</text:p>
          </table:table-cell>
          <table:table-cell office:value-type="float" office:value="1634268" calcext:value-type="float">
            <text:p>1634268</text:p>
          </table:table-cell>
          <table:table-cell office:value-type="float" office:value="158176" calcext:value-type="float">
            <text:p>15817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3: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5676" calcext:value-type="float">
            <text:p>3445676</text:p>
          </table:table-cell>
          <table:table-cell office:value-type="float" office:value="2663504" calcext:value-type="float">
            <text:p>2663504</text:p>
          </table:table-cell>
          <table:table-cell office:value-type="float" office:value="3931576" calcext:value-type="float">
            <text:p>39315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464" calcext:value-type="float">
            <text:p>1904464</text:p>
          </table:table-cell>
          <table:table-cell office:value-type="float" office:value="1634232" calcext:value-type="float">
            <text:p>1634232</text:p>
          </table:table-cell>
          <table:table-cell office:value-type="float" office:value="158184" calcext:value-type="float">
            <text:p>15818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3: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46184" calcext:value-type="float">
            <text:p>3446184</text:p>
          </table:table-cell>
          <table:table-cell office:value-type="float" office:value="2662952" calcext:value-type="float">
            <text:p>2662952</text:p>
          </table:table-cell>
          <table:table-cell office:value-type="float" office:value="3931036" calcext:value-type="float">
            <text:p>39310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508" calcext:value-type="float">
            <text:p>1904508</text:p>
          </table:table-cell>
          <table:table-cell office:value-type="float" office:value="1634276" calcext:value-type="float">
            <text:p>1634276</text:p>
          </table:table-cell>
          <table:table-cell office:value-type="float" office:value="158192" calcext:value-type="float">
            <text:p>15819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3: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45804" calcext:value-type="float">
            <text:p>3445804</text:p>
          </table:table-cell>
          <table:table-cell office:value-type="float" office:value="2663440" calcext:value-type="float">
            <text:p>2663440</text:p>
          </table:table-cell>
          <table:table-cell office:value-type="float" office:value="3931528" calcext:value-type="float">
            <text:p>39315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400" calcext:value-type="float">
            <text:p>1904400</text:p>
          </table:table-cell>
          <table:table-cell office:value-type="float" office:value="1634172" calcext:value-type="float">
            <text:p>1634172</text:p>
          </table:table-cell>
          <table:table-cell office:value-type="float" office:value="158200" calcext:value-type="float">
            <text:p>15820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3: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47504" calcext:value-type="float">
            <text:p>3447504</text:p>
          </table:table-cell>
          <table:table-cell office:value-type="float" office:value="2661904" calcext:value-type="float">
            <text:p>2661904</text:p>
          </table:table-cell>
          <table:table-cell office:value-type="float" office:value="3930000" calcext:value-type="float">
            <text:p>39300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236" calcext:value-type="float">
            <text:p>1904236</text:p>
          </table:table-cell>
          <table:table-cell office:value-type="float" office:value="1633996" calcext:value-type="float">
            <text:p>1633996</text:p>
          </table:table-cell>
          <table:table-cell office:value-type="float" office:value="158208" calcext:value-type="float">
            <text:p>15820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3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45588" calcext:value-type="float">
            <text:p>3445588</text:p>
          </table:table-cell>
          <table:table-cell office:value-type="float" office:value="2663868" calcext:value-type="float">
            <text:p>2663868</text:p>
          </table:table-cell>
          <table:table-cell office:value-type="float" office:value="3931928" calcext:value-type="float">
            <text:p>39319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188" calcext:value-type="float">
            <text:p>1904188</text:p>
          </table:table-cell>
          <table:table-cell office:value-type="float" office:value="1634056" calcext:value-type="float">
            <text:p>1634056</text:p>
          </table:table-cell>
          <table:table-cell office:value-type="float" office:value="158216" calcext:value-type="float">
            <text:p>1582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3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46176" calcext:value-type="float">
            <text:p>3446176</text:p>
          </table:table-cell>
          <table:table-cell office:value-type="float" office:value="2663272" calcext:value-type="float">
            <text:p>2663272</text:p>
          </table:table-cell>
          <table:table-cell office:value-type="float" office:value="3931356" calcext:value-type="float">
            <text:p>39313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196" calcext:value-type="float">
            <text:p>1904196</text:p>
          </table:table-cell>
          <table:table-cell office:value-type="float" office:value="1634032" calcext:value-type="float">
            <text:p>1634032</text:p>
          </table:table-cell>
          <table:table-cell office:value-type="float" office:value="158248" calcext:value-type="float">
            <text:p>15824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3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46544" calcext:value-type="float">
            <text:p>3446544</text:p>
          </table:table-cell>
          <table:table-cell office:value-type="float" office:value="2662788" calcext:value-type="float">
            <text:p>2662788</text:p>
          </table:table-cell>
          <table:table-cell office:value-type="float" office:value="3930944" calcext:value-type="float">
            <text:p>39309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312" calcext:value-type="float">
            <text:p>1904312</text:p>
          </table:table-cell>
          <table:table-cell office:value-type="float" office:value="1634020" calcext:value-type="float">
            <text:p>1634020</text:p>
          </table:table-cell>
          <table:table-cell office:value-type="float" office:value="158256" calcext:value-type="float">
            <text:p>15825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3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45324" calcext:value-type="float">
            <text:p>3445324</text:p>
          </table:table-cell>
          <table:table-cell office:value-type="float" office:value="2663988" calcext:value-type="float">
            <text:p>2663988</text:p>
          </table:table-cell>
          <table:table-cell office:value-type="float" office:value="3932152" calcext:value-type="float">
            <text:p>39321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332" calcext:value-type="float">
            <text:p>1904332</text:p>
          </table:table-cell>
          <table:table-cell office:value-type="float" office:value="1634028" calcext:value-type="float">
            <text:p>1634028</text:p>
          </table:table-cell>
          <table:table-cell office:value-type="float" office:value="158264" calcext:value-type="float">
            <text:p>15826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3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43856" calcext:value-type="float">
            <text:p>3443856</text:p>
          </table:table-cell>
          <table:table-cell office:value-type="float" office:value="2665432" calcext:value-type="float">
            <text:p>2665432</text:p>
          </table:table-cell>
          <table:table-cell office:value-type="float" office:value="3933612" calcext:value-type="float">
            <text:p>39336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356" calcext:value-type="float">
            <text:p>1904356</text:p>
          </table:table-cell>
          <table:table-cell office:value-type="float" office:value="1634028" calcext:value-type="float">
            <text:p>1634028</text:p>
          </table:table-cell>
          <table:table-cell office:value-type="float" office:value="158272" calcext:value-type="float">
            <text:p>15827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4: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46496" calcext:value-type="float">
            <text:p>3446496</text:p>
          </table:table-cell>
          <table:table-cell office:value-type="float" office:value="2662640" calcext:value-type="float">
            <text:p>2662640</text:p>
          </table:table-cell>
          <table:table-cell office:value-type="float" office:value="3930832" calcext:value-type="float">
            <text:p>39308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508" calcext:value-type="float">
            <text:p>1904508</text:p>
          </table:table-cell>
          <table:table-cell office:value-type="float" office:value="1634188" calcext:value-type="float">
            <text:p>1634188</text:p>
          </table:table-cell>
          <table:table-cell office:value-type="float" office:value="158280" calcext:value-type="float">
            <text:p>15828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4: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46668" calcext:value-type="float">
            <text:p>3446668</text:p>
          </table:table-cell>
          <table:table-cell office:value-type="float" office:value="2659448" calcext:value-type="float">
            <text:p>2659448</text:p>
          </table:table-cell>
          <table:table-cell office:value-type="float" office:value="3927648" calcext:value-type="float">
            <text:p>39276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7528" calcext:value-type="float">
            <text:p>1907528</text:p>
          </table:table-cell>
          <table:table-cell office:value-type="float" office:value="1637192" calcext:value-type="float">
            <text:p>1637192</text:p>
          </table:table-cell>
          <table:table-cell office:value-type="float" office:value="158288" calcext:value-type="float">
            <text:p>1582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4: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47620" calcext:value-type="float">
            <text:p>3447620</text:p>
          </table:table-cell>
          <table:table-cell office:value-type="float" office:value="2661384" calcext:value-type="float">
            <text:p>2661384</text:p>
          </table:table-cell>
          <table:table-cell office:value-type="float" office:value="3929596" calcext:value-type="float">
            <text:p>39295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640" calcext:value-type="float">
            <text:p>1904640</text:p>
          </table:table-cell>
          <table:table-cell office:value-type="float" office:value="1634296" calcext:value-type="float">
            <text:p>1634296</text:p>
          </table:table-cell>
          <table:table-cell office:value-type="float" office:value="158296" calcext:value-type="float">
            <text:p>15829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4: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52344" calcext:value-type="float">
            <text:p>3452344</text:p>
          </table:table-cell>
          <table:table-cell office:value-type="float" office:value="2656764" calcext:value-type="float">
            <text:p>2656764</text:p>
          </table:table-cell>
          <table:table-cell office:value-type="float" office:value="3924932" calcext:value-type="float">
            <text:p>39249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536" calcext:value-type="float">
            <text:p>1904536</text:p>
          </table:table-cell>
          <table:table-cell office:value-type="float" office:value="1634296" calcext:value-type="float">
            <text:p>1634296</text:p>
          </table:table-cell>
          <table:table-cell office:value-type="float" office:value="158304" calcext:value-type="float">
            <text:p>15830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4: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54740" calcext:value-type="float">
            <text:p>3454740</text:p>
          </table:table-cell>
          <table:table-cell office:value-type="float" office:value="2654280" calcext:value-type="float">
            <text:p>2654280</text:p>
          </table:table-cell>
          <table:table-cell office:value-type="float" office:value="3922512" calcext:value-type="float">
            <text:p>39225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624" calcext:value-type="float">
            <text:p>1904624</text:p>
          </table:table-cell>
          <table:table-cell office:value-type="float" office:value="1634272" calcext:value-type="float">
            <text:p>1634272</text:p>
          </table:table-cell>
          <table:table-cell office:value-type="float" office:value="158312" calcext:value-type="float">
            <text:p>15831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4: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53900" calcext:value-type="float">
            <text:p>3453900</text:p>
          </table:table-cell>
          <table:table-cell office:value-type="float" office:value="2654940" calcext:value-type="float">
            <text:p>2654940</text:p>
          </table:table-cell>
          <table:table-cell office:value-type="float" office:value="3923176" calcext:value-type="float">
            <text:p>39231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804" calcext:value-type="float">
            <text:p>1904804</text:p>
          </table:table-cell>
          <table:table-cell office:value-type="float" office:value="1634436" calcext:value-type="float">
            <text:p>1634436</text:p>
          </table:table-cell>
          <table:table-cell office:value-type="float" office:value="158320" calcext:value-type="float">
            <text:p>15832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4: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53884" calcext:value-type="float">
            <text:p>3453884</text:p>
          </table:table-cell>
          <table:table-cell office:value-type="float" office:value="2655316" calcext:value-type="float">
            <text:p>2655316</text:p>
          </table:table-cell>
          <table:table-cell office:value-type="float" office:value="3923560" calcext:value-type="float">
            <text:p>39235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444" calcext:value-type="float">
            <text:p>1904444</text:p>
          </table:table-cell>
          <table:table-cell office:value-type="float" office:value="1634084" calcext:value-type="float">
            <text:p>1634084</text:p>
          </table:table-cell>
          <table:table-cell office:value-type="float" office:value="158328" calcext:value-type="float">
            <text:p>15832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4: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53328" calcext:value-type="float">
            <text:p>3453328</text:p>
          </table:table-cell>
          <table:table-cell office:value-type="float" office:value="2655796" calcext:value-type="float">
            <text:p>2655796</text:p>
          </table:table-cell>
          <table:table-cell office:value-type="float" office:value="3924052" calcext:value-type="float">
            <text:p>39240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520" calcext:value-type="float">
            <text:p>1904520</text:p>
          </table:table-cell>
          <table:table-cell office:value-type="float" office:value="1634116" calcext:value-type="float">
            <text:p>1634116</text:p>
          </table:table-cell>
          <table:table-cell office:value-type="float" office:value="158360" calcext:value-type="float">
            <text:p>15836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4: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53456" calcext:value-type="float">
            <text:p>3453456</text:p>
          </table:table-cell>
          <table:table-cell office:value-type="float" office:value="2655648" calcext:value-type="float">
            <text:p>2655648</text:p>
          </table:table-cell>
          <table:table-cell office:value-type="float" office:value="3923944" calcext:value-type="float">
            <text:p>39239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540" calcext:value-type="float">
            <text:p>1904540</text:p>
          </table:table-cell>
          <table:table-cell office:value-type="float" office:value="1634124" calcext:value-type="float">
            <text:p>1634124</text:p>
          </table:table-cell>
          <table:table-cell office:value-type="float" office:value="158368" calcext:value-type="float">
            <text:p>15836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4: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52836" calcext:value-type="float">
            <text:p>3452836</text:p>
          </table:table-cell>
          <table:table-cell office:value-type="float" office:value="2656276" calcext:value-type="float">
            <text:p>2656276</text:p>
          </table:table-cell>
          <table:table-cell office:value-type="float" office:value="3924576" calcext:value-type="float">
            <text:p>39245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532" calcext:value-type="float">
            <text:p>1904532</text:p>
          </table:table-cell>
          <table:table-cell office:value-type="float" office:value="1634120" calcext:value-type="float">
            <text:p>1634120</text:p>
          </table:table-cell>
          <table:table-cell office:value-type="float" office:value="158376" calcext:value-type="float">
            <text:p>15837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4: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53552" calcext:value-type="float">
            <text:p>3453552</text:p>
          </table:table-cell>
          <table:table-cell office:value-type="float" office:value="2655472" calcext:value-type="float">
            <text:p>2655472</text:p>
          </table:table-cell>
          <table:table-cell office:value-type="float" office:value="3923784" calcext:value-type="float">
            <text:p>39237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620" calcext:value-type="float">
            <text:p>1904620</text:p>
          </table:table-cell>
          <table:table-cell office:value-type="float" office:value="1634200" calcext:value-type="float">
            <text:p>1634200</text:p>
          </table:table-cell>
          <table:table-cell office:value-type="float" office:value="158384" calcext:value-type="float">
            <text:p>15838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4: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52972" calcext:value-type="float">
            <text:p>3452972</text:p>
          </table:table-cell>
          <table:table-cell office:value-type="float" office:value="2656096" calcext:value-type="float">
            <text:p>2656096</text:p>
          </table:table-cell>
          <table:table-cell office:value-type="float" office:value="3924416" calcext:value-type="float">
            <text:p>39244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576" calcext:value-type="float">
            <text:p>1904576</text:p>
          </table:table-cell>
          <table:table-cell office:value-type="float" office:value="1634144" calcext:value-type="float">
            <text:p>1634144</text:p>
          </table:table-cell>
          <table:table-cell office:value-type="float" office:value="158392" calcext:value-type="float">
            <text:p>15839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5: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54288" calcext:value-type="float">
            <text:p>3454288</text:p>
          </table:table-cell>
          <table:table-cell office:value-type="float" office:value="2654908" calcext:value-type="float">
            <text:p>2654908</text:p>
          </table:table-cell>
          <table:table-cell office:value-type="float" office:value="3923172" calcext:value-type="float">
            <text:p>39231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448" calcext:value-type="float">
            <text:p>1904448</text:p>
          </table:table-cell>
          <table:table-cell office:value-type="float" office:value="1634144" calcext:value-type="float">
            <text:p>1634144</text:p>
          </table:table-cell>
          <table:table-cell office:value-type="float" office:value="158400" calcext:value-type="float">
            <text:p>1584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5: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54388" calcext:value-type="float">
            <text:p>3454388</text:p>
          </table:table-cell>
          <table:table-cell office:value-type="float" office:value="2651500" calcext:value-type="float">
            <text:p>2651500</text:p>
          </table:table-cell>
          <table:table-cell office:value-type="float" office:value="3919844" calcext:value-type="float">
            <text:p>39198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7756" calcext:value-type="float">
            <text:p>1907756</text:p>
          </table:table-cell>
          <table:table-cell office:value-type="float" office:value="1637312" calcext:value-type="float">
            <text:p>1637312</text:p>
          </table:table-cell>
          <table:table-cell office:value-type="float" office:value="158408" calcext:value-type="float">
            <text:p>15840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5: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54036" calcext:value-type="float">
            <text:p>3454036</text:p>
          </table:table-cell>
          <table:table-cell office:value-type="float" office:value="2654892" calcext:value-type="float">
            <text:p>2654892</text:p>
          </table:table-cell>
          <table:table-cell office:value-type="float" office:value="3923176" calcext:value-type="float">
            <text:p>39231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716" calcext:value-type="float">
            <text:p>1904716</text:p>
          </table:table-cell>
          <table:table-cell office:value-type="float" office:value="1634396" calcext:value-type="float">
            <text:p>1634396</text:p>
          </table:table-cell>
          <table:table-cell office:value-type="float" office:value="158416" calcext:value-type="float">
            <text:p>15841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5: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54376" calcext:value-type="float">
            <text:p>3454376</text:p>
          </table:table-cell>
          <table:table-cell office:value-type="float" office:value="2654412" calcext:value-type="float">
            <text:p>2654412</text:p>
          </table:table-cell>
          <table:table-cell office:value-type="float" office:value="3922776" calcext:value-type="float">
            <text:p>39227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856" calcext:value-type="float">
            <text:p>1904856</text:p>
          </table:table-cell>
          <table:table-cell office:value-type="float" office:value="1634392" calcext:value-type="float">
            <text:p>1634392</text:p>
          </table:table-cell>
          <table:table-cell office:value-type="float" office:value="158424" calcext:value-type="float">
            <text:p>15842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5: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53948" calcext:value-type="float">
            <text:p>3453948</text:p>
          </table:table-cell>
          <table:table-cell office:value-type="float" office:value="2654648" calcext:value-type="float">
            <text:p>2654648</text:p>
          </table:table-cell>
          <table:table-cell office:value-type="float" office:value="3923004" calcext:value-type="float">
            <text:p>39230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048" calcext:value-type="float">
            <text:p>1905048</text:p>
          </table:table-cell>
          <table:table-cell office:value-type="float" office:value="1634608" calcext:value-type="float">
            <text:p>1634608</text:p>
          </table:table-cell>
          <table:table-cell office:value-type="float" office:value="158432" calcext:value-type="float">
            <text:p>15843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5: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53612" calcext:value-type="float">
            <text:p>3453612</text:p>
          </table:table-cell>
          <table:table-cell office:value-type="float" office:value="2655168" calcext:value-type="float">
            <text:p>2655168</text:p>
          </table:table-cell>
          <table:table-cell office:value-type="float" office:value="3923480" calcext:value-type="float">
            <text:p>39234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864" calcext:value-type="float">
            <text:p>1904864</text:p>
          </table:table-cell>
          <table:table-cell office:value-type="float" office:value="1634520" calcext:value-type="float">
            <text:p>1634520</text:p>
          </table:table-cell>
          <table:table-cell office:value-type="float" office:value="158440" calcext:value-type="float">
            <text:p>15844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5: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53980" calcext:value-type="float">
            <text:p>3453980</text:p>
          </table:table-cell>
          <table:table-cell office:value-type="float" office:value="2655192" calcext:value-type="float">
            <text:p>2655192</text:p>
          </table:table-cell>
          <table:table-cell office:value-type="float" office:value="3923584" calcext:value-type="float">
            <text:p>39235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472" calcext:value-type="float">
            <text:p>1904472</text:p>
          </table:table-cell>
          <table:table-cell office:value-type="float" office:value="1633988" calcext:value-type="float">
            <text:p>1633988</text:p>
          </table:table-cell>
          <table:table-cell office:value-type="float" office:value="158448" calcext:value-type="float">
            <text:p>15844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5: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52424" calcext:value-type="float">
            <text:p>3452424</text:p>
          </table:table-cell>
          <table:table-cell office:value-type="float" office:value="2656672" calcext:value-type="float">
            <text:p>2656672</text:p>
          </table:table-cell>
          <table:table-cell office:value-type="float" office:value="3925100" calcext:value-type="float">
            <text:p>39251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548" calcext:value-type="float">
            <text:p>1904548</text:p>
          </table:table-cell>
          <table:table-cell office:value-type="float" office:value="1634020" calcext:value-type="float">
            <text:p>1634020</text:p>
          </table:table-cell>
          <table:table-cell office:value-type="float" office:value="158480" calcext:value-type="float">
            <text:p>15848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5: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54060" calcext:value-type="float">
            <text:p>3454060</text:p>
          </table:table-cell>
          <table:table-cell office:value-type="float" office:value="2655012" calcext:value-type="float">
            <text:p>2655012</text:p>
          </table:table-cell>
          <table:table-cell office:value-type="float" office:value="3923452" calcext:value-type="float">
            <text:p>39234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572" calcext:value-type="float">
            <text:p>1904572</text:p>
          </table:table-cell>
          <table:table-cell office:value-type="float" office:value="1634032" calcext:value-type="float">
            <text:p>1634032</text:p>
          </table:table-cell>
          <table:table-cell office:value-type="float" office:value="158488" calcext:value-type="float">
            <text:p>15848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5: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6</text:p>
          </table:table-cell>
          <table:table-cell office:value-type="float" office:value="3454060" calcext:value-type="float">
            <text:p>3454060</text:p>
          </table:table-cell>
          <table:table-cell office:value-type="float" office:value="2655024" calcext:value-type="float">
            <text:p>2655024</text:p>
          </table:table-cell>
          <table:table-cell office:value-type="float" office:value="3923408" calcext:value-type="float">
            <text:p>39234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560" calcext:value-type="float">
            <text:p>1904560</text:p>
          </table:table-cell>
          <table:table-cell office:value-type="float" office:value="1634144" calcext:value-type="float">
            <text:p>1634144</text:p>
          </table:table-cell>
          <table:table-cell office:value-type="float" office:value="158496" calcext:value-type="float">
            <text:p>15849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5: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5756" calcext:value-type="float">
            <text:p>3455756</text:p>
          </table:table-cell>
          <table:table-cell office:value-type="float" office:value="2653060" calcext:value-type="float">
            <text:p>2653060</text:p>
          </table:table-cell>
          <table:table-cell office:value-type="float" office:value="3921512" calcext:value-type="float">
            <text:p>39215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828" calcext:value-type="float">
            <text:p>1904828</text:p>
          </table:table-cell>
          <table:table-cell office:value-type="float" office:value="1634284" calcext:value-type="float">
            <text:p>1634284</text:p>
          </table:table-cell>
          <table:table-cell office:value-type="float" office:value="158504" calcext:value-type="float">
            <text:p>15850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5: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4828" calcext:value-type="float">
            <text:p>3454828</text:p>
          </table:table-cell>
          <table:table-cell office:value-type="float" office:value="2654052" calcext:value-type="float">
            <text:p>2654052</text:p>
          </table:table-cell>
          <table:table-cell office:value-type="float" office:value="3922516" calcext:value-type="float">
            <text:p>39225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764" calcext:value-type="float">
            <text:p>1904764</text:p>
          </table:table-cell>
          <table:table-cell office:value-type="float" office:value="1634208" calcext:value-type="float">
            <text:p>1634208</text:p>
          </table:table-cell>
          <table:table-cell office:value-type="float" office:value="158512" calcext:value-type="float">
            <text:p>15851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6: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4472" calcext:value-type="float">
            <text:p>3454472</text:p>
          </table:table-cell>
          <table:table-cell office:value-type="float" office:value="2654552" calcext:value-type="float">
            <text:p>2654552</text:p>
          </table:table-cell>
          <table:table-cell office:value-type="float" office:value="3922964" calcext:value-type="float">
            <text:p>39229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620" calcext:value-type="float">
            <text:p>1904620</text:p>
          </table:table-cell>
          <table:table-cell office:value-type="float" office:value="1634180" calcext:value-type="float">
            <text:p>1634180</text:p>
          </table:table-cell>
          <table:table-cell office:value-type="float" office:value="158520" calcext:value-type="float">
            <text:p>15852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6: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3460" calcext:value-type="float">
            <text:p>3453460</text:p>
          </table:table-cell>
          <table:table-cell office:value-type="float" office:value="2655584" calcext:value-type="float">
            <text:p>2655584</text:p>
          </table:table-cell>
          <table:table-cell office:value-type="float" office:value="3924016" calcext:value-type="float">
            <text:p>39240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600" calcext:value-type="float">
            <text:p>1904600</text:p>
          </table:table-cell>
          <table:table-cell office:value-type="float" office:value="1634160" calcext:value-type="float">
            <text:p>1634160</text:p>
          </table:table-cell>
          <table:table-cell office:value-type="float" office:value="158536" calcext:value-type="float">
            <text:p>15853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6: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4164" calcext:value-type="float">
            <text:p>3454164</text:p>
          </table:table-cell>
          <table:table-cell office:value-type="float" office:value="2651340" calcext:value-type="float">
            <text:p>2651340</text:p>
          </table:table-cell>
          <table:table-cell office:value-type="float" office:value="3919848" calcext:value-type="float">
            <text:p>39198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8140" calcext:value-type="float">
            <text:p>1908140</text:p>
          </table:table-cell>
          <table:table-cell office:value-type="float" office:value="1637456" calcext:value-type="float">
            <text:p>1637456</text:p>
          </table:table-cell>
          <table:table-cell office:value-type="float" office:value="158536" calcext:value-type="float">
            <text:p>15853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6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4172" calcext:value-type="float">
            <text:p>3454172</text:p>
          </table:table-cell>
          <table:table-cell office:value-type="float" office:value="2654172" calcext:value-type="float">
            <text:p>2654172</text:p>
          </table:table-cell>
          <table:table-cell office:value-type="float" office:value="3923120" calcext:value-type="float">
            <text:p>39231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300" calcext:value-type="float">
            <text:p>1905300</text:p>
          </table:table-cell>
          <table:table-cell office:value-type="float" office:value="1634712" calcext:value-type="float">
            <text:p>1634712</text:p>
          </table:table-cell>
          <table:table-cell office:value-type="float" office:value="158552" calcext:value-type="float">
            <text:p>15855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6: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5072" calcext:value-type="float">
            <text:p>3455072</text:p>
          </table:table-cell>
          <table:table-cell office:value-type="float" office:value="2653036" calcext:value-type="float">
            <text:p>2653036</text:p>
          </table:table-cell>
          <table:table-cell office:value-type="float" office:value="3922016" calcext:value-type="float">
            <text:p>39220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536" calcext:value-type="float">
            <text:p>1905536</text:p>
          </table:table-cell>
          <table:table-cell office:value-type="float" office:value="1634940" calcext:value-type="float">
            <text:p>1634940</text:p>
          </table:table-cell>
          <table:table-cell office:value-type="float" office:value="158552" calcext:value-type="float">
            <text:p>15855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6: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4816" calcext:value-type="float">
            <text:p>3454816</text:p>
          </table:table-cell>
          <table:table-cell office:value-type="float" office:value="2653596" calcext:value-type="float">
            <text:p>2653596</text:p>
          </table:table-cell>
          <table:table-cell office:value-type="float" office:value="3922380" calcext:value-type="float">
            <text:p>39223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232" calcext:value-type="float">
            <text:p>1905232</text:p>
          </table:table-cell>
          <table:table-cell office:value-type="float" office:value="1634608" calcext:value-type="float">
            <text:p>1634608</text:p>
          </table:table-cell>
          <table:table-cell office:value-type="float" office:value="158576" calcext:value-type="float">
            <text:p>15857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6: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5412" calcext:value-type="float">
            <text:p>3455412</text:p>
          </table:table-cell>
          <table:table-cell office:value-type="float" office:value="2653144" calcext:value-type="float">
            <text:p>2653144</text:p>
          </table:table-cell>
          <table:table-cell office:value-type="float" office:value="3921936" calcext:value-type="float">
            <text:p>39219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088" calcext:value-type="float">
            <text:p>1905088</text:p>
          </table:table-cell>
          <table:table-cell office:value-type="float" office:value="1634476" calcext:value-type="float">
            <text:p>1634476</text:p>
          </table:table-cell>
          <table:table-cell office:value-type="float" office:value="158576" calcext:value-type="float">
            <text:p>15857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6: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5388" calcext:value-type="float">
            <text:p>3455388</text:p>
          </table:table-cell>
          <table:table-cell office:value-type="float" office:value="2653384" calcext:value-type="float">
            <text:p>2653384</text:p>
          </table:table-cell>
          <table:table-cell office:value-type="float" office:value="3922216" calcext:value-type="float">
            <text:p>39222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872" calcext:value-type="float">
            <text:p>1904872</text:p>
          </table:table-cell>
          <table:table-cell office:value-type="float" office:value="1634204" calcext:value-type="float">
            <text:p>1634204</text:p>
          </table:table-cell>
          <table:table-cell office:value-type="float" office:value="158616" calcext:value-type="float">
            <text:p>15861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6: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5680" calcext:value-type="float">
            <text:p>3455680</text:p>
          </table:table-cell>
          <table:table-cell office:value-type="float" office:value="2652896" calcext:value-type="float">
            <text:p>2652896</text:p>
          </table:table-cell>
          <table:table-cell office:value-type="float" office:value="3921800" calcext:value-type="float">
            <text:p>39218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068" calcext:value-type="float">
            <text:p>1905068</text:p>
          </table:table-cell>
          <table:table-cell office:value-type="float" office:value="1634396" calcext:value-type="float">
            <text:p>1634396</text:p>
          </table:table-cell>
          <table:table-cell office:value-type="float" office:value="158616" calcext:value-type="float">
            <text:p>15861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6: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5136" calcext:value-type="float">
            <text:p>3455136</text:p>
          </table:table-cell>
          <table:table-cell office:value-type="float" office:value="2653732" calcext:value-type="float">
            <text:p>2653732</text:p>
          </table:table-cell>
          <table:table-cell office:value-type="float" office:value="3922592" calcext:value-type="float">
            <text:p>39225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776" calcext:value-type="float">
            <text:p>1904776</text:p>
          </table:table-cell>
          <table:table-cell office:value-type="float" office:value="1634088" calcext:value-type="float">
            <text:p>1634088</text:p>
          </table:table-cell>
          <table:table-cell office:value-type="float" office:value="158640" calcext:value-type="float">
            <text:p>15864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6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3860" calcext:value-type="float">
            <text:p>3453860</text:p>
          </table:table-cell>
          <table:table-cell office:value-type="float" office:value="2654828" calcext:value-type="float">
            <text:p>2654828</text:p>
          </table:table-cell>
          <table:table-cell office:value-type="float" office:value="3923644" calcext:value-type="float">
            <text:p>39236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4956" calcext:value-type="float">
            <text:p>1904956</text:p>
          </table:table-cell>
          <table:table-cell office:value-type="float" office:value="1634392" calcext:value-type="float">
            <text:p>1634392</text:p>
          </table:table-cell>
          <table:table-cell office:value-type="float" office:value="158640" calcext:value-type="float">
            <text:p>15864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7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4536" calcext:value-type="float">
            <text:p>3454536</text:p>
          </table:table-cell>
          <table:table-cell office:value-type="float" office:value="2651156" calcext:value-type="float">
            <text:p>2651156</text:p>
          </table:table-cell>
          <table:table-cell office:value-type="float" office:value="3920040" calcext:value-type="float">
            <text:p>39200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7952" calcext:value-type="float">
            <text:p>1907952</text:p>
          </table:table-cell>
          <table:table-cell office:value-type="float" office:value="1637256" calcext:value-type="float">
            <text:p>1637256</text:p>
          </table:table-cell>
          <table:table-cell office:value-type="float" office:value="158656" calcext:value-type="float">
            <text:p>15865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7: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3508" calcext:value-type="float">
            <text:p>3453508</text:p>
          </table:table-cell>
          <table:table-cell office:value-type="float" office:value="2651968" calcext:value-type="float">
            <text:p>2651968</text:p>
          </table:table-cell>
          <table:table-cell office:value-type="float" office:value="3920864" calcext:value-type="float">
            <text:p>39208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8168" calcext:value-type="float">
            <text:p>1908168</text:p>
          </table:table-cell>
          <table:table-cell office:value-type="float" office:value="1637456" calcext:value-type="float">
            <text:p>1637456</text:p>
          </table:table-cell>
          <table:table-cell office:value-type="float" office:value="158656" calcext:value-type="float">
            <text:p>15865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7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3852" calcext:value-type="float">
            <text:p>3453852</text:p>
          </table:table-cell>
          <table:table-cell office:value-type="float" office:value="2651832" calcext:value-type="float">
            <text:p>2651832</text:p>
          </table:table-cell>
          <table:table-cell office:value-type="float" office:value="3920740" calcext:value-type="float">
            <text:p>39207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7960" calcext:value-type="float">
            <text:p>1907960</text:p>
          </table:table-cell>
          <table:table-cell office:value-type="float" office:value="1637228" calcext:value-type="float">
            <text:p>1637228</text:p>
          </table:table-cell>
          <table:table-cell office:value-type="float" office:value="158672" calcext:value-type="float">
            <text:p>15867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7: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3864" calcext:value-type="float">
            <text:p>3453864</text:p>
          </table:table-cell>
          <table:table-cell office:value-type="float" office:value="2654660" calcext:value-type="float">
            <text:p>2654660</text:p>
          </table:table-cell>
          <table:table-cell office:value-type="float" office:value="3923576" calcext:value-type="float">
            <text:p>39235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120" calcext:value-type="float">
            <text:p>1905120</text:p>
          </table:table-cell>
          <table:table-cell office:value-type="float" office:value="1634380" calcext:value-type="float">
            <text:p>1634380</text:p>
          </table:table-cell>
          <table:table-cell office:value-type="float" office:value="158680" calcext:value-type="float">
            <text:p>15868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7: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5136" calcext:value-type="float">
            <text:p>3455136</text:p>
          </table:table-cell>
          <table:table-cell office:value-type="float" office:value="2653212" calcext:value-type="float">
            <text:p>2653212</text:p>
          </table:table-cell>
          <table:table-cell office:value-type="float" office:value="3922140" calcext:value-type="float">
            <text:p>39221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296" calcext:value-type="float">
            <text:p>1905296</text:p>
          </table:table-cell>
          <table:table-cell office:value-type="float" office:value="1634548" calcext:value-type="float">
            <text:p>1634548</text:p>
          </table:table-cell>
          <table:table-cell office:value-type="float" office:value="158688" calcext:value-type="float">
            <text:p>15868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7: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5696" calcext:value-type="float">
            <text:p>3455696</text:p>
          </table:table-cell>
          <table:table-cell office:value-type="float" office:value="2652524" calcext:value-type="float">
            <text:p>2652524</text:p>
          </table:table-cell>
          <table:table-cell office:value-type="float" office:value="3921460" calcext:value-type="float">
            <text:p>39214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424" calcext:value-type="float">
            <text:p>1905424</text:p>
          </table:table-cell>
          <table:table-cell office:value-type="float" office:value="1634676" calcext:value-type="float">
            <text:p>1634676</text:p>
          </table:table-cell>
          <table:table-cell office:value-type="float" office:value="158688" calcext:value-type="float">
            <text:p>15868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7: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6444" calcext:value-type="float">
            <text:p>3456444</text:p>
          </table:table-cell>
          <table:table-cell office:value-type="float" office:value="2651880" calcext:value-type="float">
            <text:p>2651880</text:p>
          </table:table-cell>
          <table:table-cell office:value-type="float" office:value="3920828" calcext:value-type="float">
            <text:p>39208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320" calcext:value-type="float">
            <text:p>1905320</text:p>
          </table:table-cell>
          <table:table-cell office:value-type="float" office:value="1634552" calcext:value-type="float">
            <text:p>1634552</text:p>
          </table:table-cell>
          <table:table-cell office:value-type="float" office:value="158704" calcext:value-type="float">
            <text:p>15870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7: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5992" calcext:value-type="float">
            <text:p>3455992</text:p>
          </table:table-cell>
          <table:table-cell office:value-type="float" office:value="2652232" calcext:value-type="float">
            <text:p>2652232</text:p>
          </table:table-cell>
          <table:table-cell office:value-type="float" office:value="3921192" calcext:value-type="float">
            <text:p>39211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420" calcext:value-type="float">
            <text:p>1905420</text:p>
          </table:table-cell>
          <table:table-cell office:value-type="float" office:value="1634640" calcext:value-type="float">
            <text:p>1634640</text:p>
          </table:table-cell>
          <table:table-cell office:value-type="float" office:value="158712" calcext:value-type="float">
            <text:p>1587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7: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4824" calcext:value-type="float">
            <text:p>3454824</text:p>
          </table:table-cell>
          <table:table-cell office:value-type="float" office:value="2653764" calcext:value-type="float">
            <text:p>2653764</text:p>
          </table:table-cell>
          <table:table-cell office:value-type="float" office:value="3922764" calcext:value-type="float">
            <text:p>39227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056" calcext:value-type="float">
            <text:p>1905056</text:p>
          </table:table-cell>
          <table:table-cell office:value-type="float" office:value="1634244" calcext:value-type="float">
            <text:p>1634244</text:p>
          </table:table-cell>
          <table:table-cell office:value-type="float" office:value="158744" calcext:value-type="float">
            <text:p>15874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7: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4172" calcext:value-type="float">
            <text:p>3454172</text:p>
          </table:table-cell>
          <table:table-cell office:value-type="float" office:value="2654268" calcext:value-type="float">
            <text:p>2654268</text:p>
          </table:table-cell>
          <table:table-cell office:value-type="float" office:value="3923276" calcext:value-type="float">
            <text:p>39232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204" calcext:value-type="float">
            <text:p>1905204</text:p>
          </table:table-cell>
          <table:table-cell office:value-type="float" office:value="1634400" calcext:value-type="float">
            <text:p>1634400</text:p>
          </table:table-cell>
          <table:table-cell office:value-type="float" office:value="158752" calcext:value-type="float">
            <text:p>15875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7: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4452" calcext:value-type="float">
            <text:p>3454452</text:p>
          </table:table-cell>
          <table:table-cell office:value-type="float" office:value="2654040" calcext:value-type="float">
            <text:p>2654040</text:p>
          </table:table-cell>
          <table:table-cell office:value-type="float" office:value="3923052" calcext:value-type="float">
            <text:p>39230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152" calcext:value-type="float">
            <text:p>1905152</text:p>
          </table:table-cell>
          <table:table-cell office:value-type="float" office:value="1634344" calcext:value-type="float">
            <text:p>1634344</text:p>
          </table:table-cell>
          <table:table-cell office:value-type="float" office:value="158760" calcext:value-type="float">
            <text:p>1587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7: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5876" calcext:value-type="float">
            <text:p>3455876</text:p>
          </table:table-cell>
          <table:table-cell office:value-type="float" office:value="2652512" calcext:value-type="float">
            <text:p>2652512</text:p>
          </table:table-cell>
          <table:table-cell office:value-type="float" office:value="3921532" calcext:value-type="float">
            <text:p>39215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256" calcext:value-type="float">
            <text:p>1905256</text:p>
          </table:table-cell>
          <table:table-cell office:value-type="float" office:value="1634432" calcext:value-type="float">
            <text:p>1634432</text:p>
          </table:table-cell>
          <table:table-cell office:value-type="float" office:value="158768" calcext:value-type="float">
            <text:p>15876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8: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5640" calcext:value-type="float">
            <text:p>3455640</text:p>
          </table:table-cell>
          <table:table-cell office:value-type="float" office:value="2652896" calcext:value-type="float">
            <text:p>2652896</text:p>
          </table:table-cell>
          <table:table-cell office:value-type="float" office:value="3921924" calcext:value-type="float">
            <text:p>39219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108" calcext:value-type="float">
            <text:p>1905108</text:p>
          </table:table-cell>
          <table:table-cell office:value-type="float" office:value="1634284" calcext:value-type="float">
            <text:p>1634284</text:p>
          </table:table-cell>
          <table:table-cell office:value-type="float" office:value="158776" calcext:value-type="float">
            <text:p>15877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8: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5580" calcext:value-type="float">
            <text:p>3455580</text:p>
          </table:table-cell>
          <table:table-cell office:value-type="float" office:value="2653032" calcext:value-type="float">
            <text:p>2653032</text:p>
          </table:table-cell>
          <table:table-cell office:value-type="float" office:value="3922004" calcext:value-type="float">
            <text:p>39220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032" calcext:value-type="float">
            <text:p>1905032</text:p>
          </table:table-cell>
          <table:table-cell office:value-type="float" office:value="1634340" calcext:value-type="float">
            <text:p>1634340</text:p>
          </table:table-cell>
          <table:table-cell office:value-type="float" office:value="158784" calcext:value-type="float">
            <text:p>15878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8: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6908" calcext:value-type="float">
            <text:p>3456908</text:p>
          </table:table-cell>
          <table:table-cell office:value-type="float" office:value="2651588" calcext:value-type="float">
            <text:p>2651588</text:p>
          </table:table-cell>
          <table:table-cell office:value-type="float" office:value="3920628" calcext:value-type="float">
            <text:p>39206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148" calcext:value-type="float">
            <text:p>1905148</text:p>
          </table:table-cell>
          <table:table-cell office:value-type="float" office:value="1634312" calcext:value-type="float">
            <text:p>1634312</text:p>
          </table:table-cell>
          <table:table-cell office:value-type="float" office:value="158792" calcext:value-type="float">
            <text:p>15879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8: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5</text:p>
          </table:table-cell>
          <table:table-cell office:value-type="float" office:value="3457036" calcext:value-type="float">
            <text:p>3457036</text:p>
          </table:table-cell>
          <table:table-cell office:value-type="float" office:value="2651368" calcext:value-type="float">
            <text:p>2651368</text:p>
          </table:table-cell>
          <table:table-cell office:value-type="float" office:value="3920408" calcext:value-type="float">
            <text:p>39204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240" calcext:value-type="float">
            <text:p>1905240</text:p>
          </table:table-cell>
          <table:table-cell office:value-type="float" office:value="1634408" calcext:value-type="float">
            <text:p>1634408</text:p>
          </table:table-cell>
          <table:table-cell office:value-type="float" office:value="158800" calcext:value-type="float">
            <text:p>1588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8: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4</text:p>
          </table:table-cell>
          <table:table-cell office:value-type="float" office:value="3457040" calcext:value-type="float">
            <text:p>3457040</text:p>
          </table:table-cell>
          <table:table-cell office:value-type="float" office:value="2648332" calcext:value-type="float">
            <text:p>2648332</text:p>
          </table:table-cell>
          <table:table-cell office:value-type="float" office:value="3917392" calcext:value-type="float">
            <text:p>39173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8272" calcext:value-type="float">
            <text:p>1908272</text:p>
          </table:table-cell>
          <table:table-cell office:value-type="float" office:value="1637432" calcext:value-type="float">
            <text:p>1637432</text:p>
          </table:table-cell>
          <table:table-cell office:value-type="float" office:value="158808" calcext:value-type="float">
            <text:p>15880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8: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4</text:p>
          </table:table-cell>
          <table:table-cell office:value-type="float" office:value="3455672" calcext:value-type="float">
            <text:p>3455672</text:p>
          </table:table-cell>
          <table:table-cell office:value-type="float" office:value="2652436" calcext:value-type="float">
            <text:p>2652436</text:p>
          </table:table-cell>
          <table:table-cell office:value-type="float" office:value="3921516" calcext:value-type="float">
            <text:p>39215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536" calcext:value-type="float">
            <text:p>1905536</text:p>
          </table:table-cell>
          <table:table-cell office:value-type="float" office:value="1634664" calcext:value-type="float">
            <text:p>1634664</text:p>
          </table:table-cell>
          <table:table-cell office:value-type="float" office:value="158816" calcext:value-type="float">
            <text:p>15881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8: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4</text:p>
          </table:table-cell>
          <table:table-cell office:value-type="float" office:value="3456436" calcext:value-type="float">
            <text:p>3456436</text:p>
          </table:table-cell>
          <table:table-cell office:value-type="float" office:value="2651608" calcext:value-type="float">
            <text:p>2651608</text:p>
          </table:table-cell>
          <table:table-cell office:value-type="float" office:value="3920700" calcext:value-type="float">
            <text:p>39207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600" calcext:value-type="float">
            <text:p>1905600</text:p>
          </table:table-cell>
          <table:table-cell office:value-type="float" office:value="1634716" calcext:value-type="float">
            <text:p>1634716</text:p>
          </table:table-cell>
          <table:table-cell office:value-type="float" office:value="158824" calcext:value-type="float">
            <text:p>15882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8: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4</text:p>
          </table:table-cell>
          <table:table-cell office:value-type="float" office:value="3457260" calcext:value-type="float">
            <text:p>3457260</text:p>
          </table:table-cell>
          <table:table-cell office:value-type="float" office:value="2650572" calcext:value-type="float">
            <text:p>2650572</text:p>
          </table:table-cell>
          <table:table-cell office:value-type="float" office:value="3919668" calcext:value-type="float">
            <text:p>39196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812" calcext:value-type="float">
            <text:p>1905812</text:p>
          </table:table-cell>
          <table:table-cell office:value-type="float" office:value="1634916" calcext:value-type="float">
            <text:p>1634916</text:p>
          </table:table-cell>
          <table:table-cell office:value-type="float" office:value="158832" calcext:value-type="float">
            <text:p>15883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8: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4</text:p>
          </table:table-cell>
          <table:table-cell office:value-type="float" office:value="3458092" calcext:value-type="float">
            <text:p>3458092</text:p>
          </table:table-cell>
          <table:table-cell office:value-type="float" office:value="2649956" calcext:value-type="float">
            <text:p>2649956</text:p>
          </table:table-cell>
          <table:table-cell office:value-type="float" office:value="3919100" calcext:value-type="float">
            <text:p>39191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596" calcext:value-type="float">
            <text:p>1905596</text:p>
          </table:table-cell>
          <table:table-cell office:value-type="float" office:value="1634664" calcext:value-type="float">
            <text:p>1634664</text:p>
          </table:table-cell>
          <table:table-cell office:value-type="float" office:value="158864" calcext:value-type="float">
            <text:p>15886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8: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4</text:p>
          </table:table-cell>
          <table:table-cell office:value-type="float" office:value="3457460" calcext:value-type="float">
            <text:p>3457460</text:p>
          </table:table-cell>
          <table:table-cell office:value-type="float" office:value="2650232" calcext:value-type="float">
            <text:p>2650232</text:p>
          </table:table-cell>
          <table:table-cell office:value-type="float" office:value="3919376" calcext:value-type="float">
            <text:p>39193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952" calcext:value-type="float">
            <text:p>1905952</text:p>
          </table:table-cell>
          <table:table-cell office:value-type="float" office:value="1635012" calcext:value-type="float">
            <text:p>1635012</text:p>
          </table:table-cell>
          <table:table-cell office:value-type="float" office:value="158872" calcext:value-type="float">
            <text:p>1588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8: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4</text:p>
          </table:table-cell>
          <table:table-cell office:value-type="float" office:value="3457408" calcext:value-type="float">
            <text:p>3457408</text:p>
          </table:table-cell>
          <table:table-cell office:value-type="float" office:value="2650744" calcext:value-type="float">
            <text:p>2650744</text:p>
          </table:table-cell>
          <table:table-cell office:value-type="float" office:value="3919908" calcext:value-type="float">
            <text:p>39199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492" calcext:value-type="float">
            <text:p>1905492</text:p>
          </table:table-cell>
          <table:table-cell office:value-type="float" office:value="1634544" calcext:value-type="float">
            <text:p>1634544</text:p>
          </table:table-cell>
          <table:table-cell office:value-type="float" office:value="158880" calcext:value-type="float">
            <text:p>15888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8: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4</text:p>
          </table:table-cell>
          <table:table-cell office:value-type="float" office:value="3457656" calcext:value-type="float">
            <text:p>3457656</text:p>
          </table:table-cell>
          <table:table-cell office:value-type="float" office:value="2650492" calcext:value-type="float">
            <text:p>2650492</text:p>
          </table:table-cell>
          <table:table-cell office:value-type="float" office:value="3919660" calcext:value-type="float">
            <text:p>39196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496" calcext:value-type="float">
            <text:p>1905496</text:p>
          </table:table-cell>
          <table:table-cell office:value-type="float" office:value="1634536" calcext:value-type="float">
            <text:p>1634536</text:p>
          </table:table-cell>
          <table:table-cell office:value-type="float" office:value="158888" calcext:value-type="float">
            <text:p>15888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9: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4</text:p>
          </table:table-cell>
          <table:table-cell office:value-type="float" office:value="3457840" calcext:value-type="float">
            <text:p>3457840</text:p>
          </table:table-cell>
          <table:table-cell office:value-type="float" office:value="2650280" calcext:value-type="float">
            <text:p>2650280</text:p>
          </table:table-cell>
          <table:table-cell office:value-type="float" office:value="3919464" calcext:value-type="float">
            <text:p>39194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524" calcext:value-type="float">
            <text:p>1905524</text:p>
          </table:table-cell>
          <table:table-cell office:value-type="float" office:value="1634556" calcext:value-type="float">
            <text:p>1634556</text:p>
          </table:table-cell>
          <table:table-cell office:value-type="float" office:value="158896" calcext:value-type="float">
            <text:p>15889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9: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4</text:p>
          </table:table-cell>
          <table:table-cell office:value-type="float" office:value="3458396" calcext:value-type="float">
            <text:p>3458396</text:p>
          </table:table-cell>
          <table:table-cell office:value-type="float" office:value="2649664" calcext:value-type="float">
            <text:p>2649664</text:p>
          </table:table-cell>
          <table:table-cell office:value-type="float" office:value="3918856" calcext:value-type="float">
            <text:p>39188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584" calcext:value-type="float">
            <text:p>1905584</text:p>
          </table:table-cell>
          <table:table-cell office:value-type="float" office:value="1634608" calcext:value-type="float">
            <text:p>1634608</text:p>
          </table:table-cell>
          <table:table-cell office:value-type="float" office:value="158904" calcext:value-type="float">
            <text:p>1589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9: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4</text:p>
          </table:table-cell>
          <table:table-cell office:value-type="float" office:value="3458564" calcext:value-type="float">
            <text:p>3458564</text:p>
          </table:table-cell>
          <table:table-cell office:value-type="float" office:value="2649484" calcext:value-type="float">
            <text:p>2649484</text:p>
          </table:table-cell>
          <table:table-cell office:value-type="float" office:value="3918684" calcext:value-type="float">
            <text:p>39186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596" calcext:value-type="float">
            <text:p>1905596</text:p>
          </table:table-cell>
          <table:table-cell office:value-type="float" office:value="1634612" calcext:value-type="float">
            <text:p>1634612</text:p>
          </table:table-cell>
          <table:table-cell office:value-type="float" office:value="158912" calcext:value-type="float">
            <text:p>15891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9: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4</text:p>
          </table:table-cell>
          <table:table-cell office:value-type="float" office:value="3459424" calcext:value-type="float">
            <text:p>3459424</text:p>
          </table:table-cell>
          <table:table-cell office:value-type="float" office:value="2648716" calcext:value-type="float">
            <text:p>2648716</text:p>
          </table:table-cell>
          <table:table-cell office:value-type="float" office:value="3917860" calcext:value-type="float">
            <text:p>39178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504" calcext:value-type="float">
            <text:p>1905504</text:p>
          </table:table-cell>
          <table:table-cell office:value-type="float" office:value="1634652" calcext:value-type="float">
            <text:p>1634652</text:p>
          </table:table-cell>
          <table:table-cell office:value-type="float" office:value="158920" calcext:value-type="float">
            <text:p>15892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9: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63864" calcext:value-type="float">
            <text:p>3463864</text:p>
          </table:table-cell>
          <table:table-cell office:value-type="float" office:value="2641184" calcext:value-type="float">
            <text:p>2641184</text:p>
          </table:table-cell>
          <table:table-cell office:value-type="float" office:value="3910388" calcext:value-type="float">
            <text:p>39103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8596" calcext:value-type="float">
            <text:p>1908596</text:p>
          </table:table-cell>
          <table:table-cell office:value-type="float" office:value="1637640" calcext:value-type="float">
            <text:p>1637640</text:p>
          </table:table-cell>
          <table:table-cell office:value-type="float" office:value="158928" calcext:value-type="float">
            <text:p>15892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9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63196" calcext:value-type="float">
            <text:p>3463196</text:p>
          </table:table-cell>
          <table:table-cell office:value-type="float" office:value="2644632" calcext:value-type="float">
            <text:p>2644632</text:p>
          </table:table-cell>
          <table:table-cell office:value-type="float" office:value="3913876" calcext:value-type="float">
            <text:p>39138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816" calcext:value-type="float">
            <text:p>1905816</text:p>
          </table:table-cell>
          <table:table-cell office:value-type="float" office:value="1634816" calcext:value-type="float">
            <text:p>1634816</text:p>
          </table:table-cell>
          <table:table-cell office:value-type="float" office:value="158944" calcext:value-type="float">
            <text:p>15894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9: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63220" calcext:value-type="float">
            <text:p>3463220</text:p>
          </table:table-cell>
          <table:table-cell office:value-type="float" office:value="2644728" calcext:value-type="float">
            <text:p>2644728</text:p>
          </table:table-cell>
          <table:table-cell office:value-type="float" office:value="3913916" calcext:value-type="float">
            <text:p>39139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696" calcext:value-type="float">
            <text:p>1905696</text:p>
          </table:table-cell>
          <table:table-cell office:value-type="float" office:value="1634828" calcext:value-type="float">
            <text:p>1634828</text:p>
          </table:table-cell>
          <table:table-cell office:value-type="float" office:value="158952" calcext:value-type="float">
            <text:p>15895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9: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63080" calcext:value-type="float">
            <text:p>3463080</text:p>
          </table:table-cell>
          <table:table-cell office:value-type="float" office:value="2644592" calcext:value-type="float">
            <text:p>2644592</text:p>
          </table:table-cell>
          <table:table-cell office:value-type="float" office:value="3913856" calcext:value-type="float">
            <text:p>39138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972" calcext:value-type="float">
            <text:p>1905972</text:p>
          </table:table-cell>
          <table:table-cell office:value-type="float" office:value="1634932" calcext:value-type="float">
            <text:p>1634932</text:p>
          </table:table-cell>
          <table:table-cell office:value-type="float" office:value="158984" calcext:value-type="float">
            <text:p>15898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9: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62920" calcext:value-type="float">
            <text:p>3462920</text:p>
          </table:table-cell>
          <table:table-cell office:value-type="float" office:value="2644840" calcext:value-type="float">
            <text:p>2644840</text:p>
          </table:table-cell>
          <table:table-cell office:value-type="float" office:value="3914116" calcext:value-type="float">
            <text:p>39141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884" calcext:value-type="float">
            <text:p>1905884</text:p>
          </table:table-cell>
          <table:table-cell office:value-type="float" office:value="1634864" calcext:value-type="float">
            <text:p>1634864</text:p>
          </table:table-cell>
          <table:table-cell office:value-type="float" office:value="158992" calcext:value-type="float">
            <text:p>15899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9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63064" calcext:value-type="float">
            <text:p>3463064</text:p>
          </table:table-cell>
          <table:table-cell office:value-type="float" office:value="2644956" calcext:value-type="float">
            <text:p>2644956</text:p>
          </table:table-cell>
          <table:table-cell office:value-type="float" office:value="3914244" calcext:value-type="float">
            <text:p>39142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624" calcext:value-type="float">
            <text:p>1905624</text:p>
          </table:table-cell>
          <table:table-cell office:value-type="float" office:value="1634604" calcext:value-type="float">
            <text:p>1634604</text:p>
          </table:table-cell>
          <table:table-cell office:value-type="float" office:value="159000" calcext:value-type="float">
            <text:p>1590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9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64180" calcext:value-type="float">
            <text:p>3464180</text:p>
          </table:table-cell>
          <table:table-cell office:value-type="float" office:value="2643720" calcext:value-type="float">
            <text:p>2643720</text:p>
          </table:table-cell>
          <table:table-cell office:value-type="float" office:value="3913032" calcext:value-type="float">
            <text:p>39130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744" calcext:value-type="float">
            <text:p>1905744</text:p>
          </table:table-cell>
          <table:table-cell office:value-type="float" office:value="1634676" calcext:value-type="float">
            <text:p>1634676</text:p>
          </table:table-cell>
          <table:table-cell office:value-type="float" office:value="159008" calcext:value-type="float">
            <text:p>15900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29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7</text:p>
          </table:table-cell>
          <table:table-cell office:value-type="float" office:value="3464764" calcext:value-type="float">
            <text:p>3464764</text:p>
          </table:table-cell>
          <table:table-cell office:value-type="float" office:value="2643280" calcext:value-type="float">
            <text:p>2643280</text:p>
          </table:table-cell>
          <table:table-cell office:value-type="float" office:value="3912536" calcext:value-type="float">
            <text:p>39125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600" calcext:value-type="float">
            <text:p>1905600</text:p>
          </table:table-cell>
          <table:table-cell office:value-type="float" office:value="1634668" calcext:value-type="float">
            <text:p>1634668</text:p>
          </table:table-cell>
          <table:table-cell office:value-type="float" office:value="159016" calcext:value-type="float">
            <text:p>15901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0: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62408" calcext:value-type="float">
            <text:p>3462408</text:p>
          </table:table-cell>
          <table:table-cell office:value-type="float" office:value="2645532" calcext:value-type="float">
            <text:p>2645532</text:p>
          </table:table-cell>
          <table:table-cell office:value-type="float" office:value="3914804" calcext:value-type="float">
            <text:p>39148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704" calcext:value-type="float">
            <text:p>1905704</text:p>
          </table:table-cell>
          <table:table-cell office:value-type="float" office:value="1634764" calcext:value-type="float">
            <text:p>1634764</text:p>
          </table:table-cell>
          <table:table-cell office:value-type="float" office:value="159024" calcext:value-type="float">
            <text:p>15902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0: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63016" calcext:value-type="float">
            <text:p>3463016</text:p>
          </table:table-cell>
          <table:table-cell office:value-type="float" office:value="2644900" calcext:value-type="float">
            <text:p>2644900</text:p>
          </table:table-cell>
          <table:table-cell office:value-type="float" office:value="3914248" calcext:value-type="float">
            <text:p>39142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728" calcext:value-type="float">
            <text:p>1905728</text:p>
          </table:table-cell>
          <table:table-cell office:value-type="float" office:value="1634640" calcext:value-type="float">
            <text:p>1634640</text:p>
          </table:table-cell>
          <table:table-cell office:value-type="float" office:value="159032" calcext:value-type="float">
            <text:p>15903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0: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62436" calcext:value-type="float">
            <text:p>3462436</text:p>
          </table:table-cell>
          <table:table-cell office:value-type="float" office:value="2645412" calcext:value-type="float">
            <text:p>2645412</text:p>
          </table:table-cell>
          <table:table-cell office:value-type="float" office:value="3914772" calcext:value-type="float">
            <text:p>39147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796" calcext:value-type="float">
            <text:p>1905796</text:p>
          </table:table-cell>
          <table:table-cell office:value-type="float" office:value="1634700" calcext:value-type="float">
            <text:p>1634700</text:p>
          </table:table-cell>
          <table:table-cell office:value-type="float" office:value="159040" calcext:value-type="float">
            <text:p>15904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0: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61884" calcext:value-type="float">
            <text:p>3461884</text:p>
          </table:table-cell>
          <table:table-cell office:value-type="float" office:value="2646288" calcext:value-type="float">
            <text:p>2646288</text:p>
          </table:table-cell>
          <table:table-cell office:value-type="float" office:value="3915580" calcext:value-type="float">
            <text:p>39155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472" calcext:value-type="float">
            <text:p>1905472</text:p>
          </table:table-cell>
          <table:table-cell office:value-type="float" office:value="1634508" calcext:value-type="float">
            <text:p>1634508</text:p>
          </table:table-cell>
          <table:table-cell office:value-type="float" office:value="159048" calcext:value-type="float">
            <text:p>15904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0: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59092" calcext:value-type="float">
            <text:p>3459092</text:p>
          </table:table-cell>
          <table:table-cell office:value-type="float" office:value="2645684" calcext:value-type="float">
            <text:p>2645684</text:p>
          </table:table-cell>
          <table:table-cell office:value-type="float" office:value="3915060" calcext:value-type="float">
            <text:p>39150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8868" calcext:value-type="float">
            <text:p>1908868</text:p>
          </table:table-cell>
          <table:table-cell office:value-type="float" office:value="1637764" calcext:value-type="float">
            <text:p>1637764</text:p>
          </table:table-cell>
          <table:table-cell office:value-type="float" office:value="159056" calcext:value-type="float">
            <text:p>15905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0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61504" calcext:value-type="float">
            <text:p>3461504</text:p>
          </table:table-cell>
          <table:table-cell office:value-type="float" office:value="2646004" calcext:value-type="float">
            <text:p>2646004</text:p>
          </table:table-cell>
          <table:table-cell office:value-type="float" office:value="3915388" calcext:value-type="float">
            <text:p>39153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136" calcext:value-type="float">
            <text:p>1906136</text:p>
          </table:table-cell>
          <table:table-cell office:value-type="float" office:value="1635012" calcext:value-type="float">
            <text:p>1635012</text:p>
          </table:table-cell>
          <table:table-cell office:value-type="float" office:value="159064" calcext:value-type="float">
            <text:p>15906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0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63020" calcext:value-type="float">
            <text:p>3463020</text:p>
          </table:table-cell>
          <table:table-cell office:value-type="float" office:value="2641540" calcext:value-type="float">
            <text:p>2641540</text:p>
          </table:table-cell>
          <table:table-cell office:value-type="float" office:value="3910996" calcext:value-type="float">
            <text:p>39109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9084" calcext:value-type="float">
            <text:p>1909084</text:p>
          </table:table-cell>
          <table:table-cell office:value-type="float" office:value="1637956" calcext:value-type="float">
            <text:p>1637956</text:p>
          </table:table-cell>
          <table:table-cell office:value-type="float" office:value="159072" calcext:value-type="float">
            <text:p>15907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0: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57396" calcext:value-type="float">
            <text:p>3457396</text:p>
          </table:table-cell>
          <table:table-cell office:value-type="float" office:value="2650260" calcext:value-type="float">
            <text:p>2650260</text:p>
          </table:table-cell>
          <table:table-cell office:value-type="float" office:value="3919752" calcext:value-type="float">
            <text:p>39197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988" calcext:value-type="float">
            <text:p>1905988</text:p>
          </table:table-cell>
          <table:table-cell office:value-type="float" office:value="1634820" calcext:value-type="float">
            <text:p>1634820</text:p>
          </table:table-cell>
          <table:table-cell office:value-type="float" office:value="159104" calcext:value-type="float">
            <text:p>15910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0: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56820" calcext:value-type="float">
            <text:p>3456820</text:p>
          </table:table-cell>
          <table:table-cell office:value-type="float" office:value="2650568" calcext:value-type="float">
            <text:p>2650568</text:p>
          </table:table-cell>
          <table:table-cell office:value-type="float" office:value="3920064" calcext:value-type="float">
            <text:p>39200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256" calcext:value-type="float">
            <text:p>1906256</text:p>
          </table:table-cell>
          <table:table-cell office:value-type="float" office:value="1635088" calcext:value-type="float">
            <text:p>1635088</text:p>
          </table:table-cell>
          <table:table-cell office:value-type="float" office:value="159112" calcext:value-type="float">
            <text:p>15911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0: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56512" calcext:value-type="float">
            <text:p>3456512</text:p>
          </table:table-cell>
          <table:table-cell office:value-type="float" office:value="2651364" calcext:value-type="float">
            <text:p>2651364</text:p>
          </table:table-cell>
          <table:table-cell office:value-type="float" office:value="3920860" calcext:value-type="float">
            <text:p>39208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768" calcext:value-type="float">
            <text:p>1905768</text:p>
          </table:table-cell>
          <table:table-cell office:value-type="float" office:value="1634608" calcext:value-type="float">
            <text:p>1634608</text:p>
          </table:table-cell>
          <table:table-cell office:value-type="float" office:value="159120" calcext:value-type="float">
            <text:p>15912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0: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57296" calcext:value-type="float">
            <text:p>3457296</text:p>
          </table:table-cell>
          <table:table-cell office:value-type="float" office:value="2650536" calcext:value-type="float">
            <text:p>2650536</text:p>
          </table:table-cell>
          <table:table-cell office:value-type="float" office:value="3920044" calcext:value-type="float">
            <text:p>39200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812" calcext:value-type="float">
            <text:p>1905812</text:p>
          </table:table-cell>
          <table:table-cell office:value-type="float" office:value="1634628" calcext:value-type="float">
            <text:p>1634628</text:p>
          </table:table-cell>
          <table:table-cell office:value-type="float" office:value="159128" calcext:value-type="float">
            <text:p>15912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0: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56488" calcext:value-type="float">
            <text:p>3456488</text:p>
          </table:table-cell>
          <table:table-cell office:value-type="float" office:value="2651484" calcext:value-type="float">
            <text:p>2651484</text:p>
          </table:table-cell>
          <table:table-cell office:value-type="float" office:value="3920940" calcext:value-type="float">
            <text:p>39209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672" calcext:value-type="float">
            <text:p>1905672</text:p>
          </table:table-cell>
          <table:table-cell office:value-type="float" office:value="1634616" calcext:value-type="float">
            <text:p>1634616</text:p>
          </table:table-cell>
          <table:table-cell office:value-type="float" office:value="159136" calcext:value-type="float">
            <text:p>1591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1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57600" calcext:value-type="float">
            <text:p>3457600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3919656" calcext:value-type="float">
            <text:p>39196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932" calcext:value-type="float">
            <text:p>1905932</text:p>
          </table:table-cell>
          <table:table-cell office:value-type="float" office:value="1634728" calcext:value-type="float">
            <text:p>1634728</text:p>
          </table:table-cell>
          <table:table-cell office:value-type="float" office:value="159144" calcext:value-type="float">
            <text:p>15914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1: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59</text:p>
          </table:table-cell>
          <table:table-cell office:value-type="float" office:value="3457068" calcext:value-type="float">
            <text:p>3457068</text:p>
          </table:table-cell>
          <table:table-cell office:value-type="float" office:value="2650752" calcext:value-type="float">
            <text:p>2650752</text:p>
          </table:table-cell>
          <table:table-cell office:value-type="float" office:value="3920308" calcext:value-type="float">
            <text:p>39203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824" calcext:value-type="float">
            <text:p>1905824</text:p>
          </table:table-cell>
          <table:table-cell office:value-type="float" office:value="1634608" calcext:value-type="float">
            <text:p>1634608</text:p>
          </table:table-cell>
          <table:table-cell office:value-type="float" office:value="159152" calcext:value-type="float">
            <text:p>15915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1: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13</text:p>
          </table:table-cell>
          <table:table-cell office:value-type="float" office:value="3456472" calcext:value-type="float">
            <text:p>3456472</text:p>
          </table:table-cell>
          <table:table-cell office:value-type="float" office:value="2651260" calcext:value-type="float">
            <text:p>2651260</text:p>
          </table:table-cell>
          <table:table-cell office:value-type="float" office:value="3920852" calcext:value-type="float">
            <text:p>39208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5912" calcext:value-type="float">
            <text:p>1905912</text:p>
          </table:table-cell>
          <table:table-cell office:value-type="float" office:value="1634612" calcext:value-type="float">
            <text:p>1634612</text:p>
          </table:table-cell>
          <table:table-cell office:value-type="float" office:value="159208" calcext:value-type="float">
            <text:p>15920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1: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13</text:p>
          </table:table-cell>
          <table:table-cell office:value-type="float" office:value="3457352" calcext:value-type="float">
            <text:p>3457352</text:p>
          </table:table-cell>
          <table:table-cell office:value-type="float" office:value="2650152" calcext:value-type="float">
            <text:p>2650152</text:p>
          </table:table-cell>
          <table:table-cell office:value-type="float" office:value="3920040" calcext:value-type="float">
            <text:p>39200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140" calcext:value-type="float">
            <text:p>1906140</text:p>
          </table:table-cell>
          <table:table-cell office:value-type="float" office:value="1634824" calcext:value-type="float">
            <text:p>1634824</text:p>
          </table:table-cell>
          <table:table-cell office:value-type="float" office:value="159216" calcext:value-type="float">
            <text:p>15921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1: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13</text:p>
          </table:table-cell>
          <table:table-cell office:value-type="float" office:value="3458152" calcext:value-type="float">
            <text:p>3458152</text:p>
          </table:table-cell>
          <table:table-cell office:value-type="float" office:value="2649120" calcext:value-type="float">
            <text:p>2649120</text:p>
          </table:table-cell>
          <table:table-cell office:value-type="float" office:value="3919016" calcext:value-type="float">
            <text:p>39190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372" calcext:value-type="float">
            <text:p>1906372</text:p>
          </table:table-cell>
          <table:table-cell office:value-type="float" office:value="1635044" calcext:value-type="float">
            <text:p>1635044</text:p>
          </table:table-cell>
          <table:table-cell office:value-type="float" office:value="159224" calcext:value-type="float">
            <text:p>15922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1: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13</text:p>
          </table:table-cell>
          <table:table-cell office:value-type="float" office:value="3458244" calcext:value-type="float">
            <text:p>3458244</text:p>
          </table:table-cell>
          <table:table-cell office:value-type="float" office:value="2646120" calcext:value-type="float">
            <text:p>2646120</text:p>
          </table:table-cell>
          <table:table-cell office:value-type="float" office:value="3916028" calcext:value-type="float">
            <text:p>39160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9280" calcext:value-type="float">
            <text:p>1909280</text:p>
          </table:table-cell>
          <table:table-cell office:value-type="float" office:value="1637940" calcext:value-type="float">
            <text:p>1637940</text:p>
          </table:table-cell>
          <table:table-cell office:value-type="float" office:value="159232" calcext:value-type="float">
            <text:p>15923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1: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13</text:p>
          </table:table-cell>
          <table:table-cell office:value-type="float" office:value="3456572" calcext:value-type="float">
            <text:p>3456572</text:p>
          </table:table-cell>
          <table:table-cell office:value-type="float" office:value="2650536" calcext:value-type="float">
            <text:p>2650536</text:p>
          </table:table-cell>
          <table:table-cell office:value-type="float" office:value="3920456" calcext:value-type="float">
            <text:p>39204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536" calcext:value-type="float">
            <text:p>1906536</text:p>
          </table:table-cell>
          <table:table-cell office:value-type="float" office:value="1635188" calcext:value-type="float">
            <text:p>1635188</text:p>
          </table:table-cell>
          <table:table-cell office:value-type="float" office:value="159240" calcext:value-type="float">
            <text:p>15924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1: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13</text:p>
          </table:table-cell>
          <table:table-cell office:value-type="float" office:value="3456500" calcext:value-type="float">
            <text:p>3456500</text:p>
          </table:table-cell>
          <table:table-cell office:value-type="float" office:value="2650744" calcext:value-type="float">
            <text:p>2650744</text:p>
          </table:table-cell>
          <table:table-cell office:value-type="float" office:value="3920676" calcext:value-type="float">
            <text:p>39206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400" calcext:value-type="float">
            <text:p>1906400</text:p>
          </table:table-cell>
          <table:table-cell office:value-type="float" office:value="1635012" calcext:value-type="float">
            <text:p>1635012</text:p>
          </table:table-cell>
          <table:table-cell office:value-type="float" office:value="159276" calcext:value-type="float">
            <text:p>15927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1: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13</text:p>
          </table:table-cell>
          <table:table-cell office:value-type="float" office:value="3457664" calcext:value-type="float">
            <text:p>3457664</text:p>
          </table:table-cell>
          <table:table-cell office:value-type="float" office:value="2649404" calcext:value-type="float">
            <text:p>2649404</text:p>
          </table:table-cell>
          <table:table-cell office:value-type="float" office:value="3919376" calcext:value-type="float">
            <text:p>39193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576" calcext:value-type="float">
            <text:p>1906576</text:p>
          </table:table-cell>
          <table:table-cell office:value-type="float" office:value="1635168" calcext:value-type="float">
            <text:p>1635168</text:p>
          </table:table-cell>
          <table:table-cell office:value-type="float" office:value="159284" calcext:value-type="float">
            <text:p>15928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1: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13</text:p>
          </table:table-cell>
          <table:table-cell office:value-type="float" office:value="3458280" calcext:value-type="float">
            <text:p>3458280</text:p>
          </table:table-cell>
          <table:table-cell office:value-type="float" office:value="2649208" calcext:value-type="float">
            <text:p>2649208</text:p>
          </table:table-cell>
          <table:table-cell office:value-type="float" office:value="3919192" calcext:value-type="float">
            <text:p>39191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156" calcext:value-type="float">
            <text:p>1906156</text:p>
          </table:table-cell>
          <table:table-cell office:value-type="float" office:value="1634732" calcext:value-type="float">
            <text:p>1634732</text:p>
          </table:table-cell>
          <table:table-cell office:value-type="float" office:value="159300" calcext:value-type="float">
            <text:p>1593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1: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13</text:p>
          </table:table-cell>
          <table:table-cell office:value-type="float" office:value="3458088" calcext:value-type="float">
            <text:p>3458088</text:p>
          </table:table-cell>
          <table:table-cell office:value-type="float" office:value="2649128" calcext:value-type="float">
            <text:p>2649128</text:p>
          </table:table-cell>
          <table:table-cell office:value-type="float" office:value="3919116" calcext:value-type="float">
            <text:p>39191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428" calcext:value-type="float">
            <text:p>1906428</text:p>
          </table:table-cell>
          <table:table-cell office:value-type="float" office:value="1635020" calcext:value-type="float">
            <text:p>1635020</text:p>
          </table:table-cell>
          <table:table-cell office:value-type="float" office:value="159300" calcext:value-type="float">
            <text:p>15930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1: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13</text:p>
          </table:table-cell>
          <table:table-cell office:value-type="float" office:value="3457348" calcext:value-type="float">
            <text:p>3457348</text:p>
          </table:table-cell>
          <table:table-cell office:value-type="float" office:value="2647144" calcext:value-type="float">
            <text:p>2647144</text:p>
          </table:table-cell>
          <table:table-cell office:value-type="float" office:value="3917132" calcext:value-type="float">
            <text:p>39171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9152" calcext:value-type="float">
            <text:p>1909152</text:p>
          </table:table-cell>
          <table:table-cell office:value-type="float" office:value="1637736" calcext:value-type="float">
            <text:p>1637736</text:p>
          </table:table-cell>
          <table:table-cell office:value-type="float" office:value="159316" calcext:value-type="float">
            <text:p>1593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2: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12</text:p>
          </table:table-cell>
          <table:table-cell office:value-type="float" office:value="3458664" calcext:value-type="float">
            <text:p>3458664</text:p>
          </table:table-cell>
          <table:table-cell office:value-type="float" office:value="2648636" calcext:value-type="float">
            <text:p>2648636</text:p>
          </table:table-cell>
          <table:table-cell office:value-type="float" office:value="3918644" calcext:value-type="float">
            <text:p>39186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344" calcext:value-type="float">
            <text:p>1906344</text:p>
          </table:table-cell>
          <table:table-cell office:value-type="float" office:value="1634920" calcext:value-type="float">
            <text:p>1634920</text:p>
          </table:table-cell>
          <table:table-cell office:value-type="float" office:value="159324" calcext:value-type="float">
            <text:p>15932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2: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12</text:p>
          </table:table-cell>
          <table:table-cell office:value-type="float" office:value="3457252" calcext:value-type="float">
            <text:p>3457252</text:p>
          </table:table-cell>
          <table:table-cell office:value-type="float" office:value="2650292" calcext:value-type="float">
            <text:p>2650292</text:p>
          </table:table-cell>
          <table:table-cell office:value-type="float" office:value="3920308" calcext:value-type="float">
            <text:p>39203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100" calcext:value-type="float">
            <text:p>1906100</text:p>
          </table:table-cell>
          <table:table-cell office:value-type="float" office:value="1634660" calcext:value-type="float">
            <text:p>1634660</text:p>
          </table:table-cell>
          <table:table-cell office:value-type="float" office:value="159332" calcext:value-type="float">
            <text:p>15933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2: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12</text:p>
          </table:table-cell>
          <table:table-cell office:value-type="float" office:value="3456612" calcext:value-type="float">
            <text:p>3456612</text:p>
          </table:table-cell>
          <table:table-cell office:value-type="float" office:value="2650908" calcext:value-type="float">
            <text:p>2650908</text:p>
          </table:table-cell>
          <table:table-cell office:value-type="float" office:value="3920860" calcext:value-type="float">
            <text:p>39208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124" calcext:value-type="float">
            <text:p>1906124</text:p>
          </table:table-cell>
          <table:table-cell office:value-type="float" office:value="1634828" calcext:value-type="float">
            <text:p>1634828</text:p>
          </table:table-cell>
          <table:table-cell office:value-type="float" office:value="159332" calcext:value-type="float">
            <text:p>15933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2: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12</text:p>
          </table:table-cell>
          <table:table-cell office:value-type="float" office:value="3456892" calcext:value-type="float">
            <text:p>3456892</text:p>
          </table:table-cell>
          <table:table-cell office:value-type="float" office:value="2650440" calcext:value-type="float">
            <text:p>2650440</text:p>
          </table:table-cell>
          <table:table-cell office:value-type="float" office:value="3920472" calcext:value-type="float">
            <text:p>39204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312" calcext:value-type="float">
            <text:p>1906312</text:p>
          </table:table-cell>
          <table:table-cell office:value-type="float" office:value="1634860" calcext:value-type="float">
            <text:p>1634860</text:p>
          </table:table-cell>
          <table:table-cell office:value-type="float" office:value="159348" calcext:value-type="float">
            <text:p>15934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2: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12</text:p>
          </table:table-cell>
          <table:table-cell office:value-type="float" office:value="3457236" calcext:value-type="float">
            <text:p>3457236</text:p>
          </table:table-cell>
          <table:table-cell office:value-type="float" office:value="2650048" calcext:value-type="float">
            <text:p>2650048</text:p>
          </table:table-cell>
          <table:table-cell office:value-type="float" office:value="3920092" calcext:value-type="float">
            <text:p>39200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360" calcext:value-type="float">
            <text:p>1906360</text:p>
          </table:table-cell>
          <table:table-cell office:value-type="float" office:value="1634900" calcext:value-type="float">
            <text:p>1634900</text:p>
          </table:table-cell>
          <table:table-cell office:value-type="float" office:value="159348" calcext:value-type="float">
            <text:p>15934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2: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12</text:p>
          </table:table-cell>
          <table:table-cell office:value-type="float" office:value="3456904" calcext:value-type="float">
            <text:p>3456904</text:p>
          </table:table-cell>
          <table:table-cell office:value-type="float" office:value="2650488" calcext:value-type="float">
            <text:p>2650488</text:p>
          </table:table-cell>
          <table:table-cell office:value-type="float" office:value="3920544" calcext:value-type="float">
            <text:p>39205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252" calcext:value-type="float">
            <text:p>1906252</text:p>
          </table:table-cell>
          <table:table-cell office:value-type="float" office:value="1634772" calcext:value-type="float">
            <text:p>1634772</text:p>
          </table:table-cell>
          <table:table-cell office:value-type="float" office:value="159364" calcext:value-type="float">
            <text:p>15936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2: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12</text:p>
          </table:table-cell>
          <table:table-cell office:value-type="float" office:value="3455864" calcext:value-type="float">
            <text:p>3455864</text:p>
          </table:table-cell>
          <table:table-cell office:value-type="float" office:value="2651072" calcext:value-type="float">
            <text:p>2651072</text:p>
          </table:table-cell>
          <table:table-cell office:value-type="float" office:value="3921140" calcext:value-type="float">
            <text:p>39211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708" calcext:value-type="float">
            <text:p>1906708</text:p>
          </table:table-cell>
          <table:table-cell office:value-type="float" office:value="1635228" calcext:value-type="float">
            <text:p>1635228</text:p>
          </table:table-cell>
          <table:table-cell office:value-type="float" office:value="159364" calcext:value-type="float">
            <text:p>15936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2: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12</text:p>
          </table:table-cell>
          <table:table-cell office:value-type="float" office:value="3458388" calcext:value-type="float">
            <text:p>3458388</text:p>
          </table:table-cell>
          <table:table-cell office:value-type="float" office:value="2648616" calcext:value-type="float">
            <text:p>2648616</text:p>
          </table:table-cell>
          <table:table-cell office:value-type="float" office:value="3918716" calcext:value-type="float">
            <text:p>39187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640" calcext:value-type="float">
            <text:p>1906640</text:p>
          </table:table-cell>
          <table:table-cell office:value-type="float" office:value="1635132" calcext:value-type="float">
            <text:p>1635132</text:p>
          </table:table-cell>
          <table:table-cell office:value-type="float" office:value="159404" calcext:value-type="float">
            <text:p>15940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2: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12</text:p>
          </table:table-cell>
          <table:table-cell office:value-type="float" office:value="3457960" calcext:value-type="float">
            <text:p>3457960</text:p>
          </table:table-cell>
          <table:table-cell office:value-type="float" office:value="2648928" calcext:value-type="float">
            <text:p>2648928</text:p>
          </table:table-cell>
          <table:table-cell office:value-type="float" office:value="3919036" calcext:value-type="float">
            <text:p>39190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6756" calcext:value-type="float">
            <text:p>1906756</text:p>
          </table:table-cell>
          <table:table-cell office:value-type="float" office:value="1635240" calcext:value-type="float">
            <text:p>1635240</text:p>
          </table:table-cell>
          <table:table-cell office:value-type="float" office:value="159412" calcext:value-type="float">
            <text:p>1594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2: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12</text:p>
          </table:table-cell>
          <table:table-cell office:value-type="float" office:value="3465668" calcext:value-type="float">
            <text:p>3465668</text:p>
          </table:table-cell>
          <table:table-cell office:value-type="float" office:value="2631840" calcext:value-type="float">
            <text:p>2631840</text:p>
          </table:table-cell>
          <table:table-cell office:value-type="float" office:value="3901976" calcext:value-type="float">
            <text:p>39019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16136" calcext:value-type="float">
            <text:p>1916136</text:p>
          </table:table-cell>
          <table:table-cell office:value-type="float" office:value="1644580" calcext:value-type="float">
            <text:p>1644580</text:p>
          </table:table-cell>
          <table:table-cell office:value-type="float" office:value="159444" calcext:value-type="float">
            <text:p>15944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2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24</text:p>
          </table:table-cell>
          <table:table-cell office:value-type="float" office:value="3494064" calcext:value-type="float">
            <text:p>3494064</text:p>
          </table:table-cell>
          <table:table-cell office:value-type="float" office:value="2617084" calcext:value-type="float">
            <text:p>2617084</text:p>
          </table:table-cell>
          <table:table-cell office:value-type="float" office:value="3888916" calcext:value-type="float">
            <text:p>38889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2496" calcext:value-type="float">
            <text:p>1902496</text:p>
          </table:table-cell>
          <table:table-cell office:value-type="float" office:value="1632944" calcext:value-type="float">
            <text:p>1632944</text:p>
          </table:table-cell>
          <table:table-cell office:value-type="float" office:value="159460" calcext:value-type="float">
            <text:p>1594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3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45</text:p>
          </table:table-cell>
          <table:table-cell office:value-type="float" office:value="3534692" calcext:value-type="float">
            <text:p>3534692</text:p>
          </table:table-cell>
          <table:table-cell office:value-type="float" office:value="2529412" calcext:value-type="float">
            <text:p>2529412</text:p>
          </table:table-cell>
          <table:table-cell office:value-type="float" office:value="3806260" calcext:value-type="float">
            <text:p>38062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49540" calcext:value-type="float">
            <text:p>1949540</text:p>
          </table:table-cell>
          <table:table-cell office:value-type="float" office:value="1677748" calcext:value-type="float">
            <text:p>1677748</text:p>
          </table:table-cell>
          <table:table-cell office:value-type="float" office:value="159604" calcext:value-type="float">
            <text:p>15960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3: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.62</text:p>
          </table:table-cell>
          <table:table-cell office:value-type="float" office:value="3515440" calcext:value-type="float">
            <text:p>3515440</text:p>
          </table:table-cell>
          <table:table-cell office:value-type="float" office:value="2597280" calcext:value-type="float">
            <text:p>2597280</text:p>
          </table:table-cell>
          <table:table-cell office:value-type="float" office:value="3877792" calcext:value-type="float">
            <text:p>38777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00924" calcext:value-type="float">
            <text:p>1900924</text:p>
          </table:table-cell>
          <table:table-cell office:value-type="float" office:value="1629120" calcext:value-type="float">
            <text:p>1629120</text:p>
          </table:table-cell>
          <table:table-cell office:value-type="float" office:value="159612" calcext:value-type="float">
            <text:p>15961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3: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.71</text:p>
          </table:table-cell>
          <table:table-cell office:value-type="float" office:value="3491876" calcext:value-type="float">
            <text:p>3491876</text:p>
          </table:table-cell>
          <table:table-cell office:value-type="float" office:value="2605088" calcext:value-type="float">
            <text:p>2605088</text:p>
          </table:table-cell>
          <table:table-cell office:value-type="float" office:value="3887492" calcext:value-type="float">
            <text:p>38874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16680" calcext:value-type="float">
            <text:p>1916680</text:p>
          </table:table-cell>
          <table:table-cell office:value-type="float" office:value="1644768" calcext:value-type="float">
            <text:p>1644768</text:p>
          </table:table-cell>
          <table:table-cell office:value-type="float" office:value="159620" calcext:value-type="float">
            <text:p>15962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3: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.82</text:p>
          </table:table-cell>
          <table:table-cell office:value-type="float" office:value="3494080" calcext:value-type="float">
            <text:p>3494080</text:p>
          </table:table-cell>
          <table:table-cell office:value-type="float" office:value="2600324" calcext:value-type="float">
            <text:p>2600324</text:p>
          </table:table-cell>
          <table:table-cell office:value-type="float" office:value="3885292" calcext:value-type="float">
            <text:p>38852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19240" calcext:value-type="float">
            <text:p>1919240</text:p>
          </table:table-cell>
          <table:table-cell office:value-type="float" office:value="1647224" calcext:value-type="float">
            <text:p>1647224</text:p>
          </table:table-cell>
          <table:table-cell office:value-type="float" office:value="159724" calcext:value-type="float">
            <text:p>15972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3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.82</text:p>
          </table:table-cell>
          <table:table-cell office:value-type="float" office:value="3495208" calcext:value-type="float">
            <text:p>3495208</text:p>
          </table:table-cell>
          <table:table-cell office:value-type="float" office:value="2599152" calcext:value-type="float">
            <text:p>2599152</text:p>
          </table:table-cell>
          <table:table-cell office:value-type="float" office:value="3884160" calcext:value-type="float">
            <text:p>38841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19284" calcext:value-type="float">
            <text:p>1919284</text:p>
          </table:table-cell>
          <table:table-cell office:value-type="float" office:value="1647244" calcext:value-type="float">
            <text:p>1647244</text:p>
          </table:table-cell>
          <table:table-cell office:value-type="float" office:value="159748" calcext:value-type="float">
            <text:p>15974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3: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.91</text:p>
          </table:table-cell>
          <table:table-cell office:value-type="float" office:value="3499564" calcext:value-type="float">
            <text:p>3499564</text:p>
          </table:table-cell>
          <table:table-cell office:value-type="float" office:value="2592808" calcext:value-type="float">
            <text:p>2592808</text:p>
          </table:table-cell>
          <table:table-cell office:value-type="float" office:value="3879808" calcext:value-type="float">
            <text:p>38798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21272" calcext:value-type="float">
            <text:p>1921272</text:p>
          </table:table-cell>
          <table:table-cell office:value-type="float" office:value="1649224" calcext:value-type="float">
            <text:p>1649224</text:p>
          </table:table-cell>
          <table:table-cell office:value-type="float" office:value="159756" calcext:value-type="float">
            <text:p>15975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3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3505412" calcext:value-type="float">
            <text:p>3505412</text:p>
          </table:table-cell>
          <table:table-cell office:value-type="float" office:value="2584760" calcext:value-type="float">
            <text:p>2584760</text:p>
          </table:table-cell>
          <table:table-cell office:value-type="float" office:value="3873944" calcext:value-type="float">
            <text:p>38739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23472" calcext:value-type="float">
            <text:p>1923472</text:p>
          </table:table-cell>
          <table:table-cell office:value-type="float" office:value="1651404" calcext:value-type="float">
            <text:p>1651404</text:p>
          </table:table-cell>
          <table:table-cell office:value-type="float" office:value="159772" calcext:value-type="float">
            <text:p>15977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3: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3.01</text:p>
          </table:table-cell>
          <table:table-cell office:value-type="float" office:value="3506272" calcext:value-type="float">
            <text:p>3506272</text:p>
          </table:table-cell>
          <table:table-cell office:value-type="float" office:value="2583884" calcext:value-type="float">
            <text:p>2583884</text:p>
          </table:table-cell>
          <table:table-cell office:value-type="float" office:value="3873100" calcext:value-type="float">
            <text:p>38731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23488" calcext:value-type="float">
            <text:p>1923488</text:p>
          </table:table-cell>
          <table:table-cell office:value-type="float" office:value="1651408" calcext:value-type="float">
            <text:p>1651408</text:p>
          </table:table-cell>
          <table:table-cell office:value-type="float" office:value="159780" calcext:value-type="float">
            <text:p>15978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3: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3.09</text:p>
          </table:table-cell>
          <table:table-cell office:value-type="float" office:value="3508200" calcext:value-type="float">
            <text:p>3508200</text:p>
          </table:table-cell>
          <table:table-cell office:value-type="float" office:value="2580152" calcext:value-type="float">
            <text:p>2580152</text:p>
          </table:table-cell>
          <table:table-cell office:value-type="float" office:value="3871168" calcext:value-type="float">
            <text:p>38711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25292" calcext:value-type="float">
            <text:p>1925292</text:p>
          </table:table-cell>
          <table:table-cell office:value-type="float" office:value="1653204" calcext:value-type="float">
            <text:p>1653204</text:p>
          </table:table-cell>
          <table:table-cell office:value-type="float" office:value="159788" calcext:value-type="float">
            <text:p>15978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3: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3.11</text:p>
          </table:table-cell>
          <table:table-cell office:value-type="float" office:value="3510748" calcext:value-type="float">
            <text:p>3510748</text:p>
          </table:table-cell>
          <table:table-cell office:value-type="float" office:value="2575568" calcext:value-type="float">
            <text:p>2575568</text:p>
          </table:table-cell>
          <table:table-cell office:value-type="float" office:value="3867044" calcext:value-type="float">
            <text:p>38670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27328" calcext:value-type="float">
            <text:p>1927328</text:p>
          </table:table-cell>
          <table:table-cell office:value-type="float" office:value="1655232" calcext:value-type="float">
            <text:p>1655232</text:p>
          </table:table-cell>
          <table:table-cell office:value-type="float" office:value="159796" calcext:value-type="float">
            <text:p>15979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3: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3.18</text:p>
          </table:table-cell>
          <table:table-cell office:value-type="float" office:value="3513748" calcext:value-type="float">
            <text:p>3513748</text:p>
          </table:table-cell>
          <table:table-cell office:value-type="float" office:value="2571156" calcext:value-type="float">
            <text:p>2571156</text:p>
          </table:table-cell>
          <table:table-cell office:value-type="float" office:value="3864268" calcext:value-type="float">
            <text:p>38642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28740" calcext:value-type="float">
            <text:p>1928740</text:p>
          </table:table-cell>
          <table:table-cell office:value-type="float" office:value="1656632" calcext:value-type="float">
            <text:p>1656632</text:p>
          </table:table-cell>
          <table:table-cell office:value-type="float" office:value="159808" calcext:value-type="float">
            <text:p>15980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3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3.18</text:p>
          </table:table-cell>
          <table:table-cell office:value-type="float" office:value="3512944" calcext:value-type="float">
            <text:p>3512944</text:p>
          </table:table-cell>
          <table:table-cell office:value-type="float" office:value="2571944" calcext:value-type="float">
            <text:p>2571944</text:p>
          </table:table-cell>
          <table:table-cell office:value-type="float" office:value="3865072" calcext:value-type="float">
            <text:p>38650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28756" calcext:value-type="float">
            <text:p>1928756</text:p>
          </table:table-cell>
          <table:table-cell office:value-type="float" office:value="1656640" calcext:value-type="float">
            <text:p>1656640</text:p>
          </table:table-cell>
          <table:table-cell office:value-type="float" office:value="159816" calcext:value-type="float">
            <text:p>15981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4: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3.29</text:p>
          </table:table-cell>
          <table:table-cell office:value-type="float" office:value="3495568" calcext:value-type="float">
            <text:p>3495568</text:p>
          </table:table-cell>
          <table:table-cell office:value-type="float" office:value="2587200" calcext:value-type="float">
            <text:p>2587200</text:p>
          </table:table-cell>
          <table:table-cell office:value-type="float" office:value="3882452" calcext:value-type="float">
            <text:p>38824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30876" calcext:value-type="float">
            <text:p>1930876</text:p>
          </table:table-cell>
          <table:table-cell office:value-type="float" office:value="1658744" calcext:value-type="float">
            <text:p>1658744</text:p>
          </table:table-cell>
          <table:table-cell office:value-type="float" office:value="159832" calcext:value-type="float">
            <text:p>15983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4: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3.3</text:p>
          </table:table-cell>
          <table:table-cell office:value-type="float" office:value="3496512" calcext:value-type="float">
            <text:p>3496512</text:p>
          </table:table-cell>
          <table:table-cell office:value-type="float" office:value="2586236" calcext:value-type="float">
            <text:p>2586236</text:p>
          </table:table-cell>
          <table:table-cell office:value-type="float" office:value="3881508" calcext:value-type="float">
            <text:p>38815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30896" calcext:value-type="float">
            <text:p>1930896</text:p>
          </table:table-cell>
          <table:table-cell office:value-type="float" office:value="1658756" calcext:value-type="float">
            <text:p>1658756</text:p>
          </table:table-cell>
          <table:table-cell office:value-type="float" office:value="159840" calcext:value-type="float">
            <text:p>15984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4: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3.39</text:p>
          </table:table-cell>
          <table:table-cell office:value-type="float" office:value="3500268" calcext:value-type="float">
            <text:p>3500268</text:p>
          </table:table-cell>
          <table:table-cell office:value-type="float" office:value="2580504" calcext:value-type="float">
            <text:p>2580504</text:p>
          </table:table-cell>
          <table:table-cell office:value-type="float" office:value="3877736" calcext:value-type="float">
            <text:p>38777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32872" calcext:value-type="float">
            <text:p>1932872</text:p>
          </table:table-cell>
          <table:table-cell office:value-type="float" office:value="1660680" calcext:value-type="float">
            <text:p>1660680</text:p>
          </table:table-cell>
          <table:table-cell office:value-type="float" office:value="159848" calcext:value-type="float">
            <text:p>15984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4: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3.39</text:p>
          </table:table-cell>
          <table:table-cell office:value-type="float" office:value="3509716" calcext:value-type="float">
            <text:p>3509716</text:p>
          </table:table-cell>
          <table:table-cell office:value-type="float" office:value="2571044" calcext:value-type="float">
            <text:p>2571044</text:p>
          </table:table-cell>
          <table:table-cell office:value-type="float" office:value="3868284" calcext:value-type="float">
            <text:p>38682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32884" calcext:value-type="float">
            <text:p>1932884</text:p>
          </table:table-cell>
          <table:table-cell office:value-type="float" office:value="1660684" calcext:value-type="float">
            <text:p>1660684</text:p>
          </table:table-cell>
          <table:table-cell office:value-type="float" office:value="159856" calcext:value-type="float">
            <text:p>15985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4: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.45</text:p>
          </table:table-cell>
          <table:table-cell office:value-type="float" office:value="3513988" calcext:value-type="float">
            <text:p>3513988</text:p>
          </table:table-cell>
          <table:table-cell office:value-type="float" office:value="2565116" calcext:value-type="float">
            <text:p>2565116</text:p>
          </table:table-cell>
          <table:table-cell office:value-type="float" office:value="3864016" calcext:value-type="float">
            <text:p>38640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34540" calcext:value-type="float">
            <text:p>1934540</text:p>
          </table:table-cell>
          <table:table-cell office:value-type="float" office:value="1662328" calcext:value-type="float">
            <text:p>1662328</text:p>
          </table:table-cell>
          <table:table-cell office:value-type="float" office:value="159864" calcext:value-type="float">
            <text:p>15986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4: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3.45</text:p>
          </table:table-cell>
          <table:table-cell office:value-type="float" office:value="3516092" calcext:value-type="float">
            <text:p>3516092</text:p>
          </table:table-cell>
          <table:table-cell office:value-type="float" office:value="2563000" calcext:value-type="float">
            <text:p>2563000</text:p>
          </table:table-cell>
          <table:table-cell office:value-type="float" office:value="3861908" calcext:value-type="float">
            <text:p>38619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34552" calcext:value-type="float">
            <text:p>1934552</text:p>
          </table:table-cell>
          <table:table-cell office:value-type="float" office:value="1662332" calcext:value-type="float">
            <text:p>1662332</text:p>
          </table:table-cell>
          <table:table-cell office:value-type="float" office:value="159872" calcext:value-type="float">
            <text:p>15987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4: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.55</text:p>
          </table:table-cell>
          <table:table-cell office:value-type="float" office:value="3518248" calcext:value-type="float">
            <text:p>3518248</text:p>
          </table:table-cell>
          <table:table-cell office:value-type="float" office:value="2558680" calcext:value-type="float">
            <text:p>2558680</text:p>
          </table:table-cell>
          <table:table-cell office:value-type="float" office:value="3859740" calcext:value-type="float">
            <text:p>38597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36716" calcext:value-type="float">
            <text:p>1936716</text:p>
          </table:table-cell>
          <table:table-cell office:value-type="float" office:value="1664468" calcext:value-type="float">
            <text:p>1664468</text:p>
          </table:table-cell>
          <table:table-cell office:value-type="float" office:value="159896" calcext:value-type="float">
            <text:p>15989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4: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.56</text:p>
          </table:table-cell>
          <table:table-cell office:value-type="float" office:value="3520280" calcext:value-type="float">
            <text:p>3520280</text:p>
          </table:table-cell>
          <table:table-cell office:value-type="float" office:value="2556624" calcext:value-type="float">
            <text:p>2556624</text:p>
          </table:table-cell>
          <table:table-cell office:value-type="float" office:value="3857724" calcext:value-type="float">
            <text:p>38577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36740" calcext:value-type="float">
            <text:p>1936740</text:p>
          </table:table-cell>
          <table:table-cell office:value-type="float" office:value="1664484" calcext:value-type="float">
            <text:p>1664484</text:p>
          </table:table-cell>
          <table:table-cell office:value-type="float" office:value="159904" calcext:value-type="float">
            <text:p>15990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4: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.56</text:p>
          </table:table-cell>
          <table:table-cell office:value-type="float" office:value="3521480" calcext:value-type="float">
            <text:p>3521480</text:p>
          </table:table-cell>
          <table:table-cell office:value-type="float" office:value="2555396" calcext:value-type="float">
            <text:p>2555396</text:p>
          </table:table-cell>
          <table:table-cell office:value-type="float" office:value="3856516" calcext:value-type="float">
            <text:p>38565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36768" calcext:value-type="float">
            <text:p>1936768</text:p>
          </table:table-cell>
          <table:table-cell office:value-type="float" office:value="1664496" calcext:value-type="float">
            <text:p>1664496</text:p>
          </table:table-cell>
          <table:table-cell office:value-type="float" office:value="159920" calcext:value-type="float">
            <text:p>15992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4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3.63</text:p>
          </table:table-cell>
          <table:table-cell office:value-type="float" office:value="3524440" calcext:value-type="float">
            <text:p>3524440</text:p>
          </table:table-cell>
          <table:table-cell office:value-type="float" office:value="2550620" calcext:value-type="float">
            <text:p>2550620</text:p>
          </table:table-cell>
          <table:table-cell office:value-type="float" office:value="3853560" calcext:value-type="float">
            <text:p>38535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38584" calcext:value-type="float">
            <text:p>1938584</text:p>
          </table:table-cell>
          <table:table-cell office:value-type="float" office:value="1666312" calcext:value-type="float">
            <text:p>1666312</text:p>
          </table:table-cell>
          <table:table-cell office:value-type="float" office:value="159920" calcext:value-type="float">
            <text:p>15992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4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3.64</text:p>
          </table:table-cell>
          <table:table-cell office:value-type="float" office:value="3515540" calcext:value-type="float">
            <text:p>3515540</text:p>
          </table:table-cell>
          <table:table-cell office:value-type="float" office:value="2559492" calcext:value-type="float">
            <text:p>2559492</text:p>
          </table:table-cell>
          <table:table-cell office:value-type="float" office:value="3862452" calcext:value-type="float">
            <text:p>38624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38612" calcext:value-type="float">
            <text:p>1938612</text:p>
          </table:table-cell>
          <table:table-cell office:value-type="float" office:value="1666324" calcext:value-type="float">
            <text:p>1666324</text:p>
          </table:table-cell>
          <table:table-cell office:value-type="float" office:value="159936" calcext:value-type="float">
            <text:p>15993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4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3.64</text:p>
          </table:table-cell>
          <table:table-cell office:value-type="float" office:value="3516088" calcext:value-type="float">
            <text:p>3516088</text:p>
          </table:table-cell>
          <table:table-cell office:value-type="float" office:value="2558956" calcext:value-type="float">
            <text:p>2558956</text:p>
          </table:table-cell>
          <table:table-cell office:value-type="float" office:value="3861916" calcext:value-type="float">
            <text:p>38619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38600" calcext:value-type="float">
            <text:p>1938600</text:p>
          </table:table-cell>
          <table:table-cell office:value-type="float" office:value="1666304" calcext:value-type="float">
            <text:p>1666304</text:p>
          </table:table-cell>
          <table:table-cell office:value-type="float" office:value="159944" calcext:value-type="float">
            <text:p>15994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5: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3.74</text:p>
          </table:table-cell>
          <table:table-cell office:value-type="float" office:value="3512196" calcext:value-type="float">
            <text:p>3512196</text:p>
          </table:table-cell>
          <table:table-cell office:value-type="float" office:value="2560352" calcext:value-type="float">
            <text:p>2560352</text:p>
          </table:table-cell>
          <table:table-cell office:value-type="float" office:value="3865804" calcext:value-type="float">
            <text:p>38658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41096" calcext:value-type="float">
            <text:p>1941096</text:p>
          </table:table-cell>
          <table:table-cell office:value-type="float" office:value="1668780" calcext:value-type="float">
            <text:p>1668780</text:p>
          </table:table-cell>
          <table:table-cell office:value-type="float" office:value="159960" calcext:value-type="float">
            <text:p>15996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5: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3.74</text:p>
          </table:table-cell>
          <table:table-cell office:value-type="float" office:value="3500668" calcext:value-type="float">
            <text:p>3500668</text:p>
          </table:table-cell>
          <table:table-cell office:value-type="float" office:value="2571860" calcext:value-type="float">
            <text:p>2571860</text:p>
          </table:table-cell>
          <table:table-cell office:value-type="float" office:value="3877324" calcext:value-type="float">
            <text:p>38773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41116" calcext:value-type="float">
            <text:p>1941116</text:p>
          </table:table-cell>
          <table:table-cell office:value-type="float" office:value="1668792" calcext:value-type="float">
            <text:p>1668792</text:p>
          </table:table-cell>
          <table:table-cell office:value-type="float" office:value="159968" calcext:value-type="float">
            <text:p>15996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5: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3.74</text:p>
          </table:table-cell>
          <table:table-cell office:value-type="float" office:value="3501388" calcext:value-type="float">
            <text:p>3501388</text:p>
          </table:table-cell>
          <table:table-cell office:value-type="float" office:value="2571132" calcext:value-type="float">
            <text:p>2571132</text:p>
          </table:table-cell>
          <table:table-cell office:value-type="float" office:value="3876604" calcext:value-type="float">
            <text:p>38766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41124" calcext:value-type="float">
            <text:p>1941124</text:p>
          </table:table-cell>
          <table:table-cell office:value-type="float" office:value="1668792" calcext:value-type="float">
            <text:p>1668792</text:p>
          </table:table-cell>
          <table:table-cell office:value-type="float" office:value="159976" calcext:value-type="float">
            <text:p>15997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5: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3.74</text:p>
          </table:table-cell>
          <table:table-cell office:value-type="float" office:value="3503104" calcext:value-type="float">
            <text:p>3503104</text:p>
          </table:table-cell>
          <table:table-cell office:value-type="float" office:value="2569400" calcext:value-type="float">
            <text:p>2569400</text:p>
          </table:table-cell>
          <table:table-cell office:value-type="float" office:value="3874896" calcext:value-type="float">
            <text:p>38748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41140" calcext:value-type="float">
            <text:p>1941140</text:p>
          </table:table-cell>
          <table:table-cell office:value-type="float" office:value="1668808" calcext:value-type="float">
            <text:p>1668808</text:p>
          </table:table-cell>
          <table:table-cell office:value-type="float" office:value="159976" calcext:value-type="float">
            <text:p>15997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5: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3.8</text:p>
          </table:table-cell>
          <table:table-cell office:value-type="float" office:value="3507800" calcext:value-type="float">
            <text:p>3507800</text:p>
          </table:table-cell>
          <table:table-cell office:value-type="float" office:value="2563332" calcext:value-type="float">
            <text:p>2563332</text:p>
          </table:table-cell>
          <table:table-cell office:value-type="float" office:value="3870204" calcext:value-type="float">
            <text:p>38702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42512" calcext:value-type="float">
            <text:p>1942512</text:p>
          </table:table-cell>
          <table:table-cell office:value-type="float" office:value="1670144" calcext:value-type="float">
            <text:p>1670144</text:p>
          </table:table-cell>
          <table:table-cell office:value-type="float" office:value="160012" calcext:value-type="float">
            <text:p>16001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5: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3.91</text:p>
          </table:table-cell>
          <table:table-cell office:value-type="float" office:value="3514144" calcext:value-type="float">
            <text:p>3514144</text:p>
          </table:table-cell>
          <table:table-cell office:value-type="float" office:value="2554460" calcext:value-type="float">
            <text:p>2554460</text:p>
          </table:table-cell>
          <table:table-cell office:value-type="float" office:value="3863860" calcext:value-type="float">
            <text:p>38638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45040" calcext:value-type="float">
            <text:p>1945040</text:p>
          </table:table-cell>
          <table:table-cell office:value-type="float" office:value="1672616" calcext:value-type="float">
            <text:p>1672616</text:p>
          </table:table-cell>
          <table:table-cell office:value-type="float" office:value="160068" calcext:value-type="float">
            <text:p>16006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5: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3.91</text:p>
          </table:table-cell>
          <table:table-cell office:value-type="float" office:value="3514548" calcext:value-type="float">
            <text:p>3514548</text:p>
          </table:table-cell>
          <table:table-cell office:value-type="float" office:value="2554036" calcext:value-type="float">
            <text:p>2554036</text:p>
          </table:table-cell>
          <table:table-cell office:value-type="float" office:value="3863460" calcext:value-type="float">
            <text:p>38634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45060" calcext:value-type="float">
            <text:p>1945060</text:p>
          </table:table-cell>
          <table:table-cell office:value-type="float" office:value="1672620" calcext:value-type="float">
            <text:p>1672620</text:p>
          </table:table-cell>
          <table:table-cell office:value-type="float" office:value="160084" calcext:value-type="float">
            <text:p>16008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5: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3.98</text:p>
          </table:table-cell>
          <table:table-cell office:value-type="float" office:value="3518712" calcext:value-type="float">
            <text:p>3518712</text:p>
          </table:table-cell>
          <table:table-cell office:value-type="float" office:value="2548060" calcext:value-type="float">
            <text:p>2548060</text:p>
          </table:table-cell>
          <table:table-cell office:value-type="float" office:value="3859248" calcext:value-type="float">
            <text:p>38592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46872" calcext:value-type="float">
            <text:p>1946872</text:p>
          </table:table-cell>
          <table:table-cell office:value-type="float" office:value="1674388" calcext:value-type="float">
            <text:p>1674388</text:p>
          </table:table-cell>
          <table:table-cell office:value-type="float" office:value="160092" calcext:value-type="float">
            <text:p>16009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5: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4.09</text:p>
          </table:table-cell>
          <table:table-cell office:value-type="float" office:value="3525880" calcext:value-type="float">
            <text:p>3525880</text:p>
          </table:table-cell>
          <table:table-cell office:value-type="float" office:value="2538392" calcext:value-type="float">
            <text:p>2538392</text:p>
          </table:table-cell>
          <table:table-cell office:value-type="float" office:value="3852072" calcext:value-type="float">
            <text:p>38520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49372" calcext:value-type="float">
            <text:p>1949372</text:p>
          </table:table-cell>
          <table:table-cell office:value-type="float" office:value="1676812" calcext:value-type="float">
            <text:p>1676812</text:p>
          </table:table-cell>
          <table:table-cell office:value-type="float" office:value="160100" calcext:value-type="float">
            <text:p>1601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5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08</text:p>
          </table:table-cell>
          <table:table-cell office:value-type="float" office:value="3525204" calcext:value-type="float">
            <text:p>3525204</text:p>
          </table:table-cell>
          <table:table-cell office:value-type="float" office:value="2539056" calcext:value-type="float">
            <text:p>2539056</text:p>
          </table:table-cell>
          <table:table-cell office:value-type="float" office:value="3852744" calcext:value-type="float">
            <text:p>38527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49384" calcext:value-type="float">
            <text:p>1949384</text:p>
          </table:table-cell>
          <table:table-cell office:value-type="float" office:value="1676816" calcext:value-type="float">
            <text:p>1676816</text:p>
          </table:table-cell>
          <table:table-cell office:value-type="float" office:value="160108" calcext:value-type="float">
            <text:p>16010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5: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08</text:p>
          </table:table-cell>
          <table:table-cell office:value-type="float" office:value="3525132" calcext:value-type="float">
            <text:p>3525132</text:p>
          </table:table-cell>
          <table:table-cell office:value-type="float" office:value="2539120" calcext:value-type="float">
            <text:p>2539120</text:p>
          </table:table-cell>
          <table:table-cell office:value-type="float" office:value="3852820" calcext:value-type="float">
            <text:p>38528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49392" calcext:value-type="float">
            <text:p>1949392</text:p>
          </table:table-cell>
          <table:table-cell office:value-type="float" office:value="1676816" calcext:value-type="float">
            <text:p>1676816</text:p>
          </table:table-cell>
          <table:table-cell office:value-type="float" office:value="160116" calcext:value-type="float">
            <text:p>16011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5: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4.08</text:p>
          </table:table-cell>
          <table:table-cell office:value-type="float" office:value="3524668" calcext:value-type="float">
            <text:p>3524668</text:p>
          </table:table-cell>
          <table:table-cell office:value-type="float" office:value="2539572" calcext:value-type="float">
            <text:p>2539572</text:p>
          </table:table-cell>
          <table:table-cell office:value-type="float" office:value="3853284" calcext:value-type="float">
            <text:p>38532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49404" calcext:value-type="float">
            <text:p>1949404</text:p>
          </table:table-cell>
          <table:table-cell office:value-type="float" office:value="1676828" calcext:value-type="float">
            <text:p>1676828</text:p>
          </table:table-cell>
          <table:table-cell office:value-type="float" office:value="160116" calcext:value-type="float">
            <text:p>16011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6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4.08</text:p>
          </table:table-cell>
          <table:table-cell office:value-type="float" office:value="3525244" calcext:value-type="float">
            <text:p>3525244</text:p>
          </table:table-cell>
          <table:table-cell office:value-type="float" office:value="2538976" calcext:value-type="float">
            <text:p>2538976</text:p>
          </table:table-cell>
          <table:table-cell office:value-type="float" office:value="3852708" calcext:value-type="float">
            <text:p>38527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49424" calcext:value-type="float">
            <text:p>1949424</text:p>
          </table:table-cell>
          <table:table-cell office:value-type="float" office:value="1676832" calcext:value-type="float">
            <text:p>1676832</text:p>
          </table:table-cell>
          <table:table-cell office:value-type="float" office:value="160132" calcext:value-type="float">
            <text:p>16013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6: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.17</text:p>
          </table:table-cell>
          <table:table-cell office:value-type="float" office:value="3510056" calcext:value-type="float">
            <text:p>3510056</text:p>
          </table:table-cell>
          <table:table-cell office:value-type="float" office:value="2552028" calcext:value-type="float">
            <text:p>2552028</text:p>
          </table:table-cell>
          <table:table-cell office:value-type="float" office:value="3867868" calcext:value-type="float">
            <text:p>38678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51560" calcext:value-type="float">
            <text:p>1951560</text:p>
          </table:table-cell>
          <table:table-cell office:value-type="float" office:value="1678904" calcext:value-type="float">
            <text:p>1678904</text:p>
          </table:table-cell>
          <table:table-cell office:value-type="float" office:value="160140" calcext:value-type="float">
            <text:p>16014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6: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.18</text:p>
          </table:table-cell>
          <table:table-cell office:value-type="float" office:value="3503036" calcext:value-type="float">
            <text:p>3503036</text:p>
          </table:table-cell>
          <table:table-cell office:value-type="float" office:value="2559040" calcext:value-type="float">
            <text:p>2559040</text:p>
          </table:table-cell>
          <table:table-cell office:value-type="float" office:value="3874888" calcext:value-type="float">
            <text:p>38748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51568" calcext:value-type="float">
            <text:p>1951568</text:p>
          </table:table-cell>
          <table:table-cell office:value-type="float" office:value="1678904" calcext:value-type="float">
            <text:p>1678904</text:p>
          </table:table-cell>
          <table:table-cell office:value-type="float" office:value="160148" calcext:value-type="float">
            <text:p>16014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6: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4.17</text:p>
          </table:table-cell>
          <table:table-cell office:value-type="float" office:value="3502972" calcext:value-type="float">
            <text:p>3502972</text:p>
          </table:table-cell>
          <table:table-cell office:value-type="float" office:value="2558848" calcext:value-type="float">
            <text:p>2558848</text:p>
          </table:table-cell>
          <table:table-cell office:value-type="float" office:value="3874948" calcext:value-type="float">
            <text:p>38749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51824" calcext:value-type="float">
            <text:p>1951824</text:p>
          </table:table-cell>
          <table:table-cell office:value-type="float" office:value="1679140" calcext:value-type="float">
            <text:p>1679140</text:p>
          </table:table-cell>
          <table:table-cell office:value-type="float" office:value="160164" calcext:value-type="float">
            <text:p>1601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6: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4.17</text:p>
          </table:table-cell>
          <table:table-cell office:value-type="float" office:value="3503788" calcext:value-type="float">
            <text:p>3503788</text:p>
          </table:table-cell>
          <table:table-cell office:value-type="float" office:value="2558024" calcext:value-type="float">
            <text:p>2558024</text:p>
          </table:table-cell>
          <table:table-cell office:value-type="float" office:value="3874132" calcext:value-type="float">
            <text:p>38741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51832" calcext:value-type="float">
            <text:p>1951832</text:p>
          </table:table-cell>
          <table:table-cell office:value-type="float" office:value="1679140" calcext:value-type="float">
            <text:p>1679140</text:p>
          </table:table-cell>
          <table:table-cell office:value-type="float" office:value="160172" calcext:value-type="float">
            <text:p>16017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6: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4.17</text:p>
          </table:table-cell>
          <table:table-cell office:value-type="float" office:value="3502800" calcext:value-type="float">
            <text:p>3502800</text:p>
          </table:table-cell>
          <table:table-cell office:value-type="float" office:value="2559012" calcext:value-type="float">
            <text:p>2559012</text:p>
          </table:table-cell>
          <table:table-cell office:value-type="float" office:value="3875120" calcext:value-type="float">
            <text:p>38751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51832" calcext:value-type="float">
            <text:p>1951832</text:p>
          </table:table-cell>
          <table:table-cell office:value-type="float" office:value="1679140" calcext:value-type="float">
            <text:p>1679140</text:p>
          </table:table-cell>
          <table:table-cell office:value-type="float" office:value="160172" calcext:value-type="float">
            <text:p>16017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6: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4.17</text:p>
          </table:table-cell>
          <table:table-cell office:value-type="float" office:value="3503836" calcext:value-type="float">
            <text:p>3503836</text:p>
          </table:table-cell>
          <table:table-cell office:value-type="float" office:value="2557944" calcext:value-type="float">
            <text:p>2557944</text:p>
          </table:table-cell>
          <table:table-cell office:value-type="float" office:value="3874084" calcext:value-type="float">
            <text:p>38740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51864" calcext:value-type="float">
            <text:p>1951864</text:p>
          </table:table-cell>
          <table:table-cell office:value-type="float" office:value="1679156" calcext:value-type="float">
            <text:p>1679156</text:p>
          </table:table-cell>
          <table:table-cell office:value-type="float" office:value="160188" calcext:value-type="float">
            <text:p>16018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6: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4.28</text:p>
          </table:table-cell>
          <table:table-cell office:value-type="float" office:value="3513120" calcext:value-type="float">
            <text:p>3513120</text:p>
          </table:table-cell>
          <table:table-cell office:value-type="float" office:value="2546480" calcext:value-type="float">
            <text:p>2546480</text:p>
          </table:table-cell>
          <table:table-cell office:value-type="float" office:value="3864776" calcext:value-type="float">
            <text:p>38647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54044" calcext:value-type="float">
            <text:p>1954044</text:p>
          </table:table-cell>
          <table:table-cell office:value-type="float" office:value="1681272" calcext:value-type="float">
            <text:p>1681272</text:p>
          </table:table-cell>
          <table:table-cell office:value-type="float" office:value="160196" calcext:value-type="float">
            <text:p>16019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6: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4.47</text:p>
          </table:table-cell>
          <table:table-cell office:value-type="float" office:value="3524724" calcext:value-type="float">
            <text:p>3524724</text:p>
          </table:table-cell>
          <table:table-cell office:value-type="float" office:value="2544592" calcext:value-type="float">
            <text:p>2544592</text:p>
          </table:table-cell>
          <table:table-cell office:value-type="float" office:value="3867504" calcext:value-type="float">
            <text:p>38675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44328" calcext:value-type="float">
            <text:p>1944328</text:p>
          </table:table-cell>
          <table:table-cell office:value-type="float" office:value="1671404" calcext:value-type="float">
            <text:p>1671404</text:p>
          </table:table-cell>
          <table:table-cell office:value-type="float" office:value="160204" calcext:value-type="float">
            <text:p>16020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6: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4.56</text:p>
          </table:table-cell>
          <table:table-cell office:value-type="float" office:value="3472252" calcext:value-type="float">
            <text:p>3472252</text:p>
          </table:table-cell>
          <table:table-cell office:value-type="float" office:value="2589456" calcext:value-type="float">
            <text:p>2589456</text:p>
          </table:table-cell>
          <table:table-cell office:value-type="float" office:value="3913760" calcext:value-type="float">
            <text:p>39137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51936" calcext:value-type="float">
            <text:p>1951936</text:p>
          </table:table-cell>
          <table:table-cell office:value-type="float" office:value="1678920" calcext:value-type="float">
            <text:p>1678920</text:p>
          </table:table-cell>
          <table:table-cell office:value-type="float" office:value="160220" calcext:value-type="float">
            <text:p>16022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6: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4.56</text:p>
          </table:table-cell>
          <table:table-cell office:value-type="float" office:value="3468764" calcext:value-type="float">
            <text:p>3468764</text:p>
          </table:table-cell>
          <table:table-cell office:value-type="float" office:value="2538040" calcext:value-type="float">
            <text:p>2538040</text:p>
          </table:table-cell>
          <table:table-cell office:value-type="float" office:value="3862428" calcext:value-type="float">
            <text:p>38624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06840" calcext:value-type="float">
            <text:p>2006840</text:p>
          </table:table-cell>
          <table:table-cell office:value-type="float" office:value="1733796" calcext:value-type="float">
            <text:p>1733796</text:p>
          </table:table-cell>
          <table:table-cell office:value-type="float" office:value="160228" calcext:value-type="float">
            <text:p>16022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6: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4.58</text:p>
          </table:table-cell>
          <table:table-cell office:value-type="float" office:value="3450576" calcext:value-type="float">
            <text:p>3450576</text:p>
          </table:table-cell>
          <table:table-cell office:value-type="float" office:value="2555788" calcext:value-type="float">
            <text:p>2555788</text:p>
          </table:table-cell>
          <table:table-cell office:value-type="float" office:value="3880584" calcext:value-type="float">
            <text:p>38805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07280" calcext:value-type="float">
            <text:p>2007280</text:p>
          </table:table-cell>
          <table:table-cell office:value-type="float" office:value="1734184" calcext:value-type="float">
            <text:p>1734184</text:p>
          </table:table-cell>
          <table:table-cell office:value-type="float" office:value="160236" calcext:value-type="float">
            <text:p>16023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7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4.59</text:p>
          </table:table-cell>
          <table:table-cell office:value-type="float" office:value="3452568" calcext:value-type="float">
            <text:p>3452568</text:p>
          </table:table-cell>
          <table:table-cell office:value-type="float" office:value="2553768" calcext:value-type="float">
            <text:p>2553768</text:p>
          </table:table-cell>
          <table:table-cell office:value-type="float" office:value="3878604" calcext:value-type="float">
            <text:p>38786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07308" calcext:value-type="float">
            <text:p>2007308</text:p>
          </table:table-cell>
          <table:table-cell office:value-type="float" office:value="1734188" calcext:value-type="float">
            <text:p>1734188</text:p>
          </table:table-cell>
          <table:table-cell office:value-type="float" office:value="160260" calcext:value-type="float">
            <text:p>16026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7: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4.63</text:p>
          </table:table-cell>
          <table:table-cell office:value-type="float" office:value="3454708" calcext:value-type="float">
            <text:p>3454708</text:p>
          </table:table-cell>
          <table:table-cell office:value-type="float" office:value="2550616" calcext:value-type="float">
            <text:p>2550616</text:p>
          </table:table-cell>
          <table:table-cell office:value-type="float" office:value="3876436" calcext:value-type="float">
            <text:p>38764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08320" calcext:value-type="float">
            <text:p>2008320</text:p>
          </table:table-cell>
          <table:table-cell office:value-type="float" office:value="1735164" calcext:value-type="float">
            <text:p>1735164</text:p>
          </table:table-cell>
          <table:table-cell office:value-type="float" office:value="160268" calcext:value-type="float">
            <text:p>16026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7: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4.63</text:p>
          </table:table-cell>
          <table:table-cell office:value-type="float" office:value="3449720" calcext:value-type="float">
            <text:p>3449720</text:p>
          </table:table-cell>
          <table:table-cell office:value-type="float" office:value="2555584" calcext:value-type="float">
            <text:p>2555584</text:p>
          </table:table-cell>
          <table:table-cell office:value-type="float" office:value="3881436" calcext:value-type="float">
            <text:p>38814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08340" calcext:value-type="float">
            <text:p>2008340</text:p>
          </table:table-cell>
          <table:table-cell office:value-type="float" office:value="1735176" calcext:value-type="float">
            <text:p>1735176</text:p>
          </table:table-cell>
          <table:table-cell office:value-type="float" office:value="160276" calcext:value-type="float">
            <text:p>16027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7: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4.66</text:p>
          </table:table-cell>
          <table:table-cell office:value-type="float" office:value="3447972" calcext:value-type="float">
            <text:p>3447972</text:p>
          </table:table-cell>
          <table:table-cell office:value-type="float" office:value="2557196" calcext:value-type="float">
            <text:p>2557196</text:p>
          </table:table-cell>
          <table:table-cell office:value-type="float" office:value="3883176" calcext:value-type="float">
            <text:p>38831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08476" calcext:value-type="float">
            <text:p>2008476</text:p>
          </table:table-cell>
          <table:table-cell office:value-type="float" office:value="1735304" calcext:value-type="float">
            <text:p>1735304</text:p>
          </table:table-cell>
          <table:table-cell office:value-type="float" office:value="160284" calcext:value-type="float">
            <text:p>16028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7: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.65</text:p>
          </table:table-cell>
          <table:table-cell office:value-type="float" office:value="3449672" calcext:value-type="float">
            <text:p>3449672</text:p>
          </table:table-cell>
          <table:table-cell office:value-type="float" office:value="2555496" calcext:value-type="float">
            <text:p>2555496</text:p>
          </table:table-cell>
          <table:table-cell office:value-type="float" office:value="3881484" calcext:value-type="float">
            <text:p>38814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08476" calcext:value-type="float">
            <text:p>2008476</text:p>
          </table:table-cell>
          <table:table-cell office:value-type="float" office:value="1735296" calcext:value-type="float">
            <text:p>1735296</text:p>
          </table:table-cell>
          <table:table-cell office:value-type="float" office:value="160292" calcext:value-type="float">
            <text:p>16029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7: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.65</text:p>
          </table:table-cell>
          <table:table-cell office:value-type="float" office:value="3449132" calcext:value-type="float">
            <text:p>3449132</text:p>
          </table:table-cell>
          <table:table-cell office:value-type="float" office:value="2556008" calcext:value-type="float">
            <text:p>2556008</text:p>
          </table:table-cell>
          <table:table-cell office:value-type="float" office:value="3882016" calcext:value-type="float">
            <text:p>38820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08504" calcext:value-type="float">
            <text:p>2008504</text:p>
          </table:table-cell>
          <table:table-cell office:value-type="float" office:value="1735316" calcext:value-type="float">
            <text:p>1735316</text:p>
          </table:table-cell>
          <table:table-cell office:value-type="float" office:value="160300" calcext:value-type="float">
            <text:p>16030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7: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.67</text:p>
          </table:table-cell>
          <table:table-cell office:value-type="float" office:value="3441052" calcext:value-type="float">
            <text:p>3441052</text:p>
          </table:table-cell>
          <table:table-cell office:value-type="float" office:value="2646172" calcext:value-type="float">
            <text:p>2646172</text:p>
          </table:table-cell>
          <table:table-cell office:value-type="float" office:value="3972164" calcext:value-type="float">
            <text:p>39721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26420" calcext:value-type="float">
            <text:p>1926420</text:p>
          </table:table-cell>
          <table:table-cell office:value-type="float" office:value="1653224" calcext:value-type="float">
            <text:p>1653224</text:p>
          </table:table-cell>
          <table:table-cell office:value-type="float" office:value="160308" calcext:value-type="float">
            <text:p>16030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7: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.81</text:p>
          </table:table-cell>
          <table:table-cell office:value-type="float" office:value="3476824" calcext:value-type="float">
            <text:p>3476824</text:p>
          </table:table-cell>
          <table:table-cell office:value-type="float" office:value="2572412" calcext:value-type="float">
            <text:p>2572412</text:p>
          </table:table-cell>
          <table:table-cell office:value-type="float" office:value="3901636" calcext:value-type="float">
            <text:p>39016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64408" calcext:value-type="float">
            <text:p>1964408</text:p>
          </table:table-cell>
          <table:table-cell office:value-type="float" office:value="1693164" calcext:value-type="float">
            <text:p>1693164</text:p>
          </table:table-cell>
          <table:table-cell office:value-type="float" office:value="160324" calcext:value-type="float">
            <text:p>1603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7: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.82</text:p>
          </table:table-cell>
          <table:table-cell office:value-type="float" office:value="3471388" calcext:value-type="float">
            <text:p>3471388</text:p>
          </table:table-cell>
          <table:table-cell office:value-type="float" office:value="2594468" calcext:value-type="float">
            <text:p>2594468</text:p>
          </table:table-cell>
          <table:table-cell office:value-type="float" office:value="3923996" calcext:value-type="float">
            <text:p>39239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47788" calcext:value-type="float">
            <text:p>1947788</text:p>
          </table:table-cell>
          <table:table-cell office:value-type="float" office:value="1674448" calcext:value-type="float">
            <text:p>1674448</text:p>
          </table:table-cell>
          <table:table-cell office:value-type="float" office:value="160332" calcext:value-type="float">
            <text:p>16033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7: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.92</text:p>
          </table:table-cell>
          <table:table-cell office:value-type="float" office:value="3465720" calcext:value-type="float">
            <text:p>3465720</text:p>
          </table:table-cell>
          <table:table-cell office:value-type="float" office:value="2598552" calcext:value-type="float">
            <text:p>2598552</text:p>
          </table:table-cell>
          <table:table-cell office:value-type="float" office:value="3930320" calcext:value-type="float">
            <text:p>39303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49372" calcext:value-type="float">
            <text:p>1949372</text:p>
          </table:table-cell>
          <table:table-cell office:value-type="float" office:value="1675956" calcext:value-type="float">
            <text:p>1675956</text:p>
          </table:table-cell>
          <table:table-cell office:value-type="float" office:value="160348" calcext:value-type="float">
            <text:p>16034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7: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4.93</text:p>
          </table:table-cell>
          <table:table-cell office:value-type="float" office:value="3467376" calcext:value-type="float">
            <text:p>3467376</text:p>
          </table:table-cell>
          <table:table-cell office:value-type="float" office:value="2596880" calcext:value-type="float">
            <text:p>2596880</text:p>
          </table:table-cell>
          <table:table-cell office:value-type="float" office:value="3928676" calcext:value-type="float">
            <text:p>39286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49388" calcext:value-type="float">
            <text:p>1949388</text:p>
          </table:table-cell>
          <table:table-cell office:value-type="float" office:value="1675972" calcext:value-type="float">
            <text:p>1675972</text:p>
          </table:table-cell>
          <table:table-cell office:value-type="float" office:value="160348" calcext:value-type="float">
            <text:p>16034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8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4.99</text:p>
          </table:table-cell>
          <table:table-cell office:value-type="float" office:value="3475048" calcext:value-type="float">
            <text:p>3475048</text:p>
          </table:table-cell>
          <table:table-cell office:value-type="float" office:value="2587620" calcext:value-type="float">
            <text:p>2587620</text:p>
          </table:table-cell>
          <table:table-cell office:value-type="float" office:value="3920956" calcext:value-type="float">
            <text:p>39209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50976" calcext:value-type="float">
            <text:p>1950976</text:p>
          </table:table-cell>
          <table:table-cell office:value-type="float" office:value="1677504" calcext:value-type="float">
            <text:p>1677504</text:p>
          </table:table-cell>
          <table:table-cell office:value-type="float" office:value="160364" calcext:value-type="float">
            <text:p>16036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8: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.99</text:p>
          </table:table-cell>
          <table:table-cell office:value-type="float" office:value="3474908" calcext:value-type="float">
            <text:p>3474908</text:p>
          </table:table-cell>
          <table:table-cell office:value-type="float" office:value="2587764" calcext:value-type="float">
            <text:p>2587764</text:p>
          </table:table-cell>
          <table:table-cell office:value-type="float" office:value="3921120" calcext:value-type="float">
            <text:p>39211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50972" calcext:value-type="float">
            <text:p>1950972</text:p>
          </table:table-cell>
          <table:table-cell office:value-type="float" office:value="1677500" calcext:value-type="float">
            <text:p>1677500</text:p>
          </table:table-cell>
          <table:table-cell office:value-type="float" office:value="160364" calcext:value-type="float">
            <text:p>16036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8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.02</text:p>
          </table:table-cell>
          <table:table-cell office:value-type="float" office:value="3473956" calcext:value-type="float">
            <text:p>3473956</text:p>
          </table:table-cell>
          <table:table-cell office:value-type="float" office:value="2588664" calcext:value-type="float">
            <text:p>2588664</text:p>
          </table:table-cell>
          <table:table-cell office:value-type="float" office:value="3922068" calcext:value-type="float">
            <text:p>39220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51024" calcext:value-type="float">
            <text:p>1951024</text:p>
          </table:table-cell>
          <table:table-cell office:value-type="float" office:value="1677536" calcext:value-type="float">
            <text:p>1677536</text:p>
          </table:table-cell>
          <table:table-cell office:value-type="float" office:value="160380" calcext:value-type="float">
            <text:p>16038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8: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5.02</text:p>
          </table:table-cell>
          <table:table-cell office:value-type="float" office:value="3430116" calcext:value-type="float">
            <text:p>3430116</text:p>
          </table:table-cell>
          <table:table-cell office:value-type="float" office:value="2632504" calcext:value-type="float">
            <text:p>2632504</text:p>
          </table:table-cell>
          <table:table-cell office:value-type="float" office:value="3965912" calcext:value-type="float">
            <text:p>39659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51024" calcext:value-type="float">
            <text:p>1951024</text:p>
          </table:table-cell>
          <table:table-cell office:value-type="float" office:value="1677536" calcext:value-type="float">
            <text:p>1677536</text:p>
          </table:table-cell>
          <table:table-cell office:value-type="float" office:value="160380" calcext:value-type="float">
            <text:p>16038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8: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5.01</text:p>
          </table:table-cell>
          <table:table-cell office:value-type="float" office:value="3431348" calcext:value-type="float">
            <text:p>3431348</text:p>
          </table:table-cell>
          <table:table-cell office:value-type="float" office:value="2631232" calcext:value-type="float">
            <text:p>2631232</text:p>
          </table:table-cell>
          <table:table-cell office:value-type="float" office:value="3964664" calcext:value-type="float">
            <text:p>39646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51064" calcext:value-type="float">
            <text:p>1951064</text:p>
          </table:table-cell>
          <table:table-cell office:value-type="float" office:value="1677560" calcext:value-type="float">
            <text:p>1677560</text:p>
          </table:table-cell>
          <table:table-cell office:value-type="float" office:value="160396" calcext:value-type="float">
            <text:p>16039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8: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5.01</text:p>
          </table:table-cell>
          <table:table-cell office:value-type="float" office:value="3432640" calcext:value-type="float">
            <text:p>3432640</text:p>
          </table:table-cell>
          <table:table-cell office:value-type="float" office:value="2629944" calcext:value-type="float">
            <text:p>2629944</text:p>
          </table:table-cell>
          <table:table-cell office:value-type="float" office:value="3963388" calcext:value-type="float">
            <text:p>39633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51060" calcext:value-type="float">
            <text:p>1951060</text:p>
          </table:table-cell>
          <table:table-cell office:value-type="float" office:value="1677556" calcext:value-type="float">
            <text:p>1677556</text:p>
          </table:table-cell>
          <table:table-cell office:value-type="float" office:value="160396" calcext:value-type="float">
            <text:p>16039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8: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5.01</text:p>
          </table:table-cell>
          <table:table-cell office:value-type="float" office:value="3434848" calcext:value-type="float">
            <text:p>3434848</text:p>
          </table:table-cell>
          <table:table-cell office:value-type="float" office:value="2627708" calcext:value-type="float">
            <text:p>2627708</text:p>
          </table:table-cell>
          <table:table-cell office:value-type="float" office:value="3961168" calcext:value-type="float">
            <text:p>39611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51088" calcext:value-type="float">
            <text:p>1951088</text:p>
          </table:table-cell>
          <table:table-cell office:value-type="float" office:value="1677568" calcext:value-type="float">
            <text:p>1677568</text:p>
          </table:table-cell>
          <table:table-cell office:value-type="float" office:value="160412" calcext:value-type="float">
            <text:p>16041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8: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.01</text:p>
          </table:table-cell>
          <table:table-cell office:value-type="float" office:value="3434036" calcext:value-type="float">
            <text:p>3434036</text:p>
          </table:table-cell>
          <table:table-cell office:value-type="float" office:value="2628528" calcext:value-type="float">
            <text:p>2628528</text:p>
          </table:table-cell>
          <table:table-cell office:value-type="float" office:value="3961996" calcext:value-type="float">
            <text:p>39619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51080" calcext:value-type="float">
            <text:p>1951080</text:p>
          </table:table-cell>
          <table:table-cell office:value-type="float" office:value="1677560" calcext:value-type="float">
            <text:p>1677560</text:p>
          </table:table-cell>
          <table:table-cell office:value-type="float" office:value="160412" calcext:value-type="float">
            <text:p>16041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.01</text:p>
          </table:table-cell>
          <table:table-cell office:value-type="float" office:value="3431172" calcext:value-type="float">
            <text:p>3431172</text:p>
          </table:table-cell>
          <table:table-cell office:value-type="float" office:value="2631368" calcext:value-type="float">
            <text:p>2631368</text:p>
          </table:table-cell>
          <table:table-cell office:value-type="float" office:value="3964844" calcext:value-type="float">
            <text:p>39648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51104" calcext:value-type="float">
            <text:p>1951104</text:p>
          </table:table-cell>
          <table:table-cell office:value-type="float" office:value="1677568" calcext:value-type="float">
            <text:p>1677568</text:p>
          </table:table-cell>
          <table:table-cell office:value-type="float" office:value="160428" calcext:value-type="float">
            <text:p>16042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8: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.05</text:p>
          </table:table-cell>
          <table:table-cell office:value-type="float" office:value="3428368" calcext:value-type="float">
            <text:p>3428368</text:p>
          </table:table-cell>
          <table:table-cell office:value-type="float" office:value="2651108" calcext:value-type="float">
            <text:p>2651108</text:p>
          </table:table-cell>
          <table:table-cell office:value-type="float" office:value="3984644" calcext:value-type="float">
            <text:p>39846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34168" calcext:value-type="float">
            <text:p>1934168</text:p>
          </table:table-cell>
          <table:table-cell office:value-type="float" office:value="1660532" calcext:value-type="float">
            <text:p>1660532</text:p>
          </table:table-cell>
          <table:table-cell office:value-type="float" office:value="160428" calcext:value-type="float">
            <text:p>16042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8: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.07</text:p>
          </table:table-cell>
          <table:table-cell office:value-type="float" office:value="3447600" calcext:value-type="float">
            <text:p>3447600</text:p>
          </table:table-cell>
          <table:table-cell office:value-type="float" office:value="2601700" calcext:value-type="float">
            <text:p>2601700</text:p>
          </table:table-cell>
          <table:table-cell office:value-type="float" office:value="3935480" calcext:value-type="float">
            <text:p>39354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64344" calcext:value-type="float">
            <text:p>1964344</text:p>
          </table:table-cell>
          <table:table-cell office:value-type="float" office:value="1690660" calcext:value-type="float">
            <text:p>1690660</text:p>
          </table:table-cell>
          <table:table-cell office:value-type="float" office:value="160444" calcext:value-type="float">
            <text:p>16044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8: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.28</text:p>
          </table:table-cell>
          <table:table-cell office:value-type="float" office:value="3465672" calcext:value-type="float">
            <text:p>3465672</text:p>
          </table:table-cell>
          <table:table-cell office:value-type="float" office:value="2593884" calcext:value-type="float">
            <text:p>2593884</text:p>
          </table:table-cell>
          <table:table-cell office:value-type="float" office:value="3932620" calcext:value-type="float">
            <text:p>39326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54088" calcext:value-type="float">
            <text:p>1954088</text:p>
          </table:table-cell>
          <table:table-cell office:value-type="float" office:value="1680288" calcext:value-type="float">
            <text:p>1680288</text:p>
          </table:table-cell>
          <table:table-cell office:value-type="float" office:value="160452" calcext:value-type="float">
            <text:p>16045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9: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.37</text:p>
          </table:table-cell>
          <table:table-cell office:value-type="float" office:value="3473832" calcext:value-type="float">
            <text:p>3473832</text:p>
          </table:table-cell>
          <table:table-cell office:value-type="float" office:value="2583684" calcext:value-type="float">
            <text:p>2583684</text:p>
          </table:table-cell>
          <table:table-cell office:value-type="float" office:value="3924500" calcext:value-type="float">
            <text:p>39245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56128" calcext:value-type="float">
            <text:p>1956128</text:p>
          </table:table-cell>
          <table:table-cell office:value-type="float" office:value="1682248" calcext:value-type="float">
            <text:p>1682248</text:p>
          </table:table-cell>
          <table:table-cell office:value-type="float" office:value="160468" calcext:value-type="float">
            <text:p>16046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9: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5.45</text:p>
          </table:table-cell>
          <table:table-cell office:value-type="float" office:value="3475348" calcext:value-type="float">
            <text:p>3475348</text:p>
          </table:table-cell>
          <table:table-cell office:value-type="float" office:value="2580264" calcext:value-type="float">
            <text:p>2580264</text:p>
          </table:table-cell>
          <table:table-cell office:value-type="float" office:value="3922924" calcext:value-type="float">
            <text:p>39229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58032" calcext:value-type="float">
            <text:p>1958032</text:p>
          </table:table-cell>
          <table:table-cell office:value-type="float" office:value="1684084" calcext:value-type="float">
            <text:p>1684084</text:p>
          </table:table-cell>
          <table:table-cell office:value-type="float" office:value="160484" calcext:value-type="float">
            <text:p>16048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9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5.54</text:p>
          </table:table-cell>
          <table:table-cell office:value-type="float" office:value="3483432" calcext:value-type="float">
            <text:p>3483432</text:p>
          </table:table-cell>
          <table:table-cell office:value-type="float" office:value="2570020" calcext:value-type="float">
            <text:p>2570020</text:p>
          </table:table-cell>
          <table:table-cell office:value-type="float" office:value="3914856" calcext:value-type="float">
            <text:p>39148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60192" calcext:value-type="float">
            <text:p>1960192</text:p>
          </table:table-cell>
          <table:table-cell office:value-type="float" office:value="1686180" calcext:value-type="float">
            <text:p>1686180</text:p>
          </table:table-cell>
          <table:table-cell office:value-type="float" office:value="160500" calcext:value-type="float">
            <text:p>16050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9: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5.54</text:p>
          </table:table-cell>
          <table:table-cell office:value-type="float" office:value="3487544" calcext:value-type="float">
            <text:p>3487544</text:p>
          </table:table-cell>
          <table:table-cell office:value-type="float" office:value="2565908" calcext:value-type="float">
            <text:p>2565908</text:p>
          </table:table-cell>
          <table:table-cell office:value-type="float" office:value="3910760" calcext:value-type="float">
            <text:p>39107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60192" calcext:value-type="float">
            <text:p>1960192</text:p>
          </table:table-cell>
          <table:table-cell office:value-type="float" office:value="1686180" calcext:value-type="float">
            <text:p>1686180</text:p>
          </table:table-cell>
          <table:table-cell office:value-type="float" office:value="160500" calcext:value-type="float">
            <text:p>1605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9: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5.62</text:p>
          </table:table-cell>
          <table:table-cell office:value-type="float" office:value="3491804" calcext:value-type="float">
            <text:p>3491804</text:p>
          </table:table-cell>
          <table:table-cell office:value-type="float" office:value="2559772" calcext:value-type="float">
            <text:p>2559772</text:p>
          </table:table-cell>
          <table:table-cell office:value-type="float" office:value="3906460" calcext:value-type="float">
            <text:p>39064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62068" calcext:value-type="float">
            <text:p>1962068</text:p>
          </table:table-cell>
          <table:table-cell office:value-type="float" office:value="1687988" calcext:value-type="float">
            <text:p>1687988</text:p>
          </table:table-cell>
          <table:table-cell office:value-type="float" office:value="160516" calcext:value-type="float">
            <text:p>16051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9: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5.64</text:p>
          </table:table-cell>
          <table:table-cell office:value-type="float" office:value="3493520" calcext:value-type="float">
            <text:p>3493520</text:p>
          </table:table-cell>
          <table:table-cell office:value-type="float" office:value="2557560" calcext:value-type="float">
            <text:p>2557560</text:p>
          </table:table-cell>
          <table:table-cell office:value-type="float" office:value="3904752" calcext:value-type="float">
            <text:p>39047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62564" calcext:value-type="float">
            <text:p>1962564</text:p>
          </table:table-cell>
          <table:table-cell office:value-type="float" office:value="1688472" calcext:value-type="float">
            <text:p>1688472</text:p>
          </table:table-cell>
          <table:table-cell office:value-type="float" office:value="160516" calcext:value-type="float">
            <text:p>16051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9: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5.7</text:p>
          </table:table-cell>
          <table:table-cell office:value-type="float" office:value="3499268" calcext:value-type="float">
            <text:p>3499268</text:p>
          </table:table-cell>
          <table:table-cell office:value-type="float" office:value="2550260" calcext:value-type="float">
            <text:p>2550260</text:p>
          </table:table-cell>
          <table:table-cell office:value-type="float" office:value="3898960" calcext:value-type="float">
            <text:p>38989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64116" calcext:value-type="float">
            <text:p>1964116</text:p>
          </table:table-cell>
          <table:table-cell office:value-type="float" office:value="1689968" calcext:value-type="float">
            <text:p>1689968</text:p>
          </table:table-cell>
          <table:table-cell office:value-type="float" office:value="160540" calcext:value-type="float">
            <text:p>16054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9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5.7</text:p>
          </table:table-cell>
          <table:table-cell office:value-type="float" office:value="3500128" calcext:value-type="float">
            <text:p>3500128</text:p>
          </table:table-cell>
          <table:table-cell office:value-type="float" office:value="2549400" calcext:value-type="float">
            <text:p>2549400</text:p>
          </table:table-cell>
          <table:table-cell office:value-type="float" office:value="3898132" calcext:value-type="float">
            <text:p>38981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64116" calcext:value-type="float">
            <text:p>1964116</text:p>
          </table:table-cell>
          <table:table-cell office:value-type="float" office:value="1689960" calcext:value-type="float">
            <text:p>1689960</text:p>
          </table:table-cell>
          <table:table-cell office:value-type="float" office:value="160548" calcext:value-type="float">
            <text:p>16054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9: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5.76</text:p>
          </table:table-cell>
          <table:table-cell office:value-type="float" office:value="3500224" calcext:value-type="float">
            <text:p>3500224</text:p>
          </table:table-cell>
          <table:table-cell office:value-type="float" office:value="2547872" calcext:value-type="float">
            <text:p>2547872</text:p>
          </table:table-cell>
          <table:table-cell office:value-type="float" office:value="3898012" calcext:value-type="float">
            <text:p>38980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65548" calcext:value-type="float">
            <text:p>1965548</text:p>
          </table:table-cell>
          <table:table-cell office:value-type="float" office:value="1691344" calcext:value-type="float">
            <text:p>1691344</text:p>
          </table:table-cell>
          <table:table-cell office:value-type="float" office:value="160556" calcext:value-type="float">
            <text:p>16055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9: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75</text:p>
          </table:table-cell>
          <table:table-cell office:value-type="float" office:value="3502908" calcext:value-type="float">
            <text:p>3502908</text:p>
          </table:table-cell>
          <table:table-cell office:value-type="float" office:value="2545196" calcext:value-type="float">
            <text:p>2545196</text:p>
          </table:table-cell>
          <table:table-cell office:value-type="float" office:value="3895336" calcext:value-type="float">
            <text:p>38953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65540" calcext:value-type="float">
            <text:p>1965540</text:p>
          </table:table-cell>
          <table:table-cell office:value-type="float" office:value="1691336" calcext:value-type="float">
            <text:p>1691336</text:p>
          </table:table-cell>
          <table:table-cell office:value-type="float" office:value="160556" calcext:value-type="float">
            <text:p>16055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9: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83</text:p>
          </table:table-cell>
          <table:table-cell office:value-type="float" office:value="3505152" calcext:value-type="float">
            <text:p>3505152</text:p>
          </table:table-cell>
          <table:table-cell office:value-type="float" office:value="2541084" calcext:value-type="float">
            <text:p>2541084</text:p>
          </table:table-cell>
          <table:table-cell office:value-type="float" office:value="3893056" calcext:value-type="float">
            <text:p>38930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67408" calcext:value-type="float">
            <text:p>1967408</text:p>
          </table:table-cell>
          <table:table-cell office:value-type="float" office:value="1693148" calcext:value-type="float">
            <text:p>1693148</text:p>
          </table:table-cell>
          <table:table-cell office:value-type="float" office:value="160572" calcext:value-type="float">
            <text:p>16057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39: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83</text:p>
          </table:table-cell>
          <table:table-cell office:value-type="float" office:value="3506540" calcext:value-type="float">
            <text:p>3506540</text:p>
          </table:table-cell>
          <table:table-cell office:value-type="float" office:value="2539692" calcext:value-type="float">
            <text:p>2539692</text:p>
          </table:table-cell>
          <table:table-cell office:value-type="float" office:value="3891676" calcext:value-type="float">
            <text:p>38916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67412" calcext:value-type="float">
            <text:p>1967412</text:p>
          </table:table-cell>
          <table:table-cell office:value-type="float" office:value="1693152" calcext:value-type="float">
            <text:p>1693152</text:p>
          </table:table-cell>
          <table:table-cell office:value-type="float" office:value="160572" calcext:value-type="float">
            <text:p>16057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0: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5.9</text:p>
          </table:table-cell>
          <table:table-cell office:value-type="float" office:value="3510488" calcext:value-type="float">
            <text:p>3510488</text:p>
          </table:table-cell>
          <table:table-cell office:value-type="float" office:value="2533836" calcext:value-type="float">
            <text:p>2533836</text:p>
          </table:table-cell>
          <table:table-cell office:value-type="float" office:value="3887712" calcext:value-type="float">
            <text:p>38877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69320" calcext:value-type="float">
            <text:p>1969320</text:p>
          </table:table-cell>
          <table:table-cell office:value-type="float" office:value="1694980" calcext:value-type="float">
            <text:p>1694980</text:p>
          </table:table-cell>
          <table:table-cell office:value-type="float" office:value="160604" calcext:value-type="float">
            <text:p>16060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0: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5.9</text:p>
          </table:table-cell>
          <table:table-cell office:value-type="float" office:value="3510444" calcext:value-type="float">
            <text:p>3510444</text:p>
          </table:table-cell>
          <table:table-cell office:value-type="float" office:value="2533880" calcext:value-type="float">
            <text:p>2533880</text:p>
          </table:table-cell>
          <table:table-cell office:value-type="float" office:value="3887756" calcext:value-type="float">
            <text:p>38877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69320" calcext:value-type="float">
            <text:p>1969320</text:p>
          </table:table-cell>
          <table:table-cell office:value-type="float" office:value="1694980" calcext:value-type="float">
            <text:p>1694980</text:p>
          </table:table-cell>
          <table:table-cell office:value-type="float" office:value="160604" calcext:value-type="float">
            <text:p>16060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0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5.91</text:p>
          </table:table-cell>
          <table:table-cell office:value-type="float" office:value="3512192" calcext:value-type="float">
            <text:p>3512192</text:p>
          </table:table-cell>
          <table:table-cell office:value-type="float" office:value="2532104" calcext:value-type="float">
            <text:p>2532104</text:p>
          </table:table-cell>
          <table:table-cell office:value-type="float" office:value="3886004" calcext:value-type="float">
            <text:p>38860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69348" calcext:value-type="float">
            <text:p>1969348</text:p>
          </table:table-cell>
          <table:table-cell office:value-type="float" office:value="1694992" calcext:value-type="float">
            <text:p>1694992</text:p>
          </table:table-cell>
          <table:table-cell office:value-type="float" office:value="160620" calcext:value-type="float">
            <text:p>16062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0: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5.99</text:p>
          </table:table-cell>
          <table:table-cell office:value-type="float" office:value="3513368" calcext:value-type="float">
            <text:p>3513368</text:p>
          </table:table-cell>
          <table:table-cell office:value-type="float" office:value="2528392" calcext:value-type="float">
            <text:p>2528392</text:p>
          </table:table-cell>
          <table:table-cell office:value-type="float" office:value="3884280" calcext:value-type="float">
            <text:p>38842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71884" calcext:value-type="float">
            <text:p>1971884</text:p>
          </table:table-cell>
          <table:table-cell office:value-type="float" office:value="1697472" calcext:value-type="float">
            <text:p>1697472</text:p>
          </table:table-cell>
          <table:table-cell office:value-type="float" office:value="160628" calcext:value-type="float">
            <text:p>16062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0: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5.98</text:p>
          </table:table-cell>
          <table:table-cell office:value-type="float" office:value="3515664" calcext:value-type="float">
            <text:p>3515664</text:p>
          </table:table-cell>
          <table:table-cell office:value-type="float" office:value="2526600" calcext:value-type="float">
            <text:p>2526600</text:p>
          </table:table-cell>
          <table:table-cell office:value-type="float" office:value="3882512" calcext:value-type="float">
            <text:p>38825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71380" calcext:value-type="float">
            <text:p>1971380</text:p>
          </table:table-cell>
          <table:table-cell office:value-type="float" office:value="1696960" calcext:value-type="float">
            <text:p>1696960</text:p>
          </table:table-cell>
          <table:table-cell office:value-type="float" office:value="160636" calcext:value-type="float">
            <text:p>16063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0: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6.08</text:p>
          </table:table-cell>
          <table:table-cell office:value-type="float" office:value="3521152" calcext:value-type="float">
            <text:p>3521152</text:p>
          </table:table-cell>
          <table:table-cell office:value-type="float" office:value="2518616" calcext:value-type="float">
            <text:p>2518616</text:p>
          </table:table-cell>
          <table:table-cell office:value-type="float" office:value="3876964" calcext:value-type="float">
            <text:p>38769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73876" calcext:value-type="float">
            <text:p>1973876</text:p>
          </table:table-cell>
          <table:table-cell office:value-type="float" office:value="1699380" calcext:value-type="float">
            <text:p>1699380</text:p>
          </table:table-cell>
          <table:table-cell office:value-type="float" office:value="160644" calcext:value-type="float">
            <text:p>16064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0: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6.08</text:p>
          </table:table-cell>
          <table:table-cell office:value-type="float" office:value="3518788" calcext:value-type="float">
            <text:p>3518788</text:p>
          </table:table-cell>
          <table:table-cell office:value-type="float" office:value="2520968" calcext:value-type="float">
            <text:p>2520968</text:p>
          </table:table-cell>
          <table:table-cell office:value-type="float" office:value="3879348" calcext:value-type="float">
            <text:p>38793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73888" calcext:value-type="float">
            <text:p>1973888</text:p>
          </table:table-cell>
          <table:table-cell office:value-type="float" office:value="1699384" calcext:value-type="float">
            <text:p>1699384</text:p>
          </table:table-cell>
          <table:table-cell office:value-type="float" office:value="160652" calcext:value-type="float">
            <text:p>16065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0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6.08</text:p>
          </table:table-cell>
          <table:table-cell office:value-type="float" office:value="3518576" calcext:value-type="float">
            <text:p>3518576</text:p>
          </table:table-cell>
          <table:table-cell office:value-type="float" office:value="2521080" calcext:value-type="float">
            <text:p>2521080</text:p>
          </table:table-cell>
          <table:table-cell office:value-type="float" office:value="3879560" calcext:value-type="float">
            <text:p>38795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73988" calcext:value-type="float">
            <text:p>1973988</text:p>
          </table:table-cell>
          <table:table-cell office:value-type="float" office:value="1699476" calcext:value-type="float">
            <text:p>1699476</text:p>
          </table:table-cell>
          <table:table-cell office:value-type="float" office:value="160660" calcext:value-type="float">
            <text:p>16066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0: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.08</text:p>
          </table:table-cell>
          <table:table-cell office:value-type="float" office:value="3515220" calcext:value-type="float">
            <text:p>3515220</text:p>
          </table:table-cell>
          <table:table-cell office:value-type="float" office:value="2524428" calcext:value-type="float">
            <text:p>2524428</text:p>
          </table:table-cell>
          <table:table-cell office:value-type="float" office:value="3882916" calcext:value-type="float">
            <text:p>38829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73996" calcext:value-type="float">
            <text:p>1973996</text:p>
          </table:table-cell>
          <table:table-cell office:value-type="float" office:value="1699476" calcext:value-type="float">
            <text:p>1699476</text:p>
          </table:table-cell>
          <table:table-cell office:value-type="float" office:value="160668" calcext:value-type="float">
            <text:p>16066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0: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.08</text:p>
          </table:table-cell>
          <table:table-cell office:value-type="float" office:value="3517004" calcext:value-type="float">
            <text:p>3517004</text:p>
          </table:table-cell>
          <table:table-cell office:value-type="float" office:value="2522640" calcext:value-type="float">
            <text:p>2522640</text:p>
          </table:table-cell>
          <table:table-cell office:value-type="float" office:value="3881136" calcext:value-type="float">
            <text:p>38811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74000" calcext:value-type="float">
            <text:p>1974000</text:p>
          </table:table-cell>
          <table:table-cell office:value-type="float" office:value="1699480" calcext:value-type="float">
            <text:p>1699480</text:p>
          </table:table-cell>
          <table:table-cell office:value-type="float" office:value="160668" calcext:value-type="float">
            <text:p>16066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0: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.14</text:p>
          </table:table-cell>
          <table:table-cell office:value-type="float" office:value="3519260" calcext:value-type="float">
            <text:p>3519260</text:p>
          </table:table-cell>
          <table:table-cell office:value-type="float" office:value="2518836" calcext:value-type="float">
            <text:p>2518836</text:p>
          </table:table-cell>
          <table:table-cell office:value-type="float" office:value="3878852" calcext:value-type="float">
            <text:p>38788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75548" calcext:value-type="float">
            <text:p>1975548</text:p>
          </table:table-cell>
          <table:table-cell office:value-type="float" office:value="1700976" calcext:value-type="float">
            <text:p>1700976</text:p>
          </table:table-cell>
          <table:table-cell office:value-type="float" office:value="160684" calcext:value-type="float">
            <text:p>16068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0: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.15</text:p>
          </table:table-cell>
          <table:table-cell office:value-type="float" office:value="3521104" calcext:value-type="float">
            <text:p>3521104</text:p>
          </table:table-cell>
          <table:table-cell office:value-type="float" office:value="2516972" calcext:value-type="float">
            <text:p>2516972</text:p>
          </table:table-cell>
          <table:table-cell office:value-type="float" office:value="3877024" calcext:value-type="float">
            <text:p>38770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75568" calcext:value-type="float">
            <text:p>1975568</text:p>
          </table:table-cell>
          <table:table-cell office:value-type="float" office:value="1700988" calcext:value-type="float">
            <text:p>1700988</text:p>
          </table:table-cell>
          <table:table-cell office:value-type="float" office:value="160692" calcext:value-type="float">
            <text:p>16069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1: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.15</text:p>
          </table:table-cell>
          <table:table-cell office:value-type="float" office:value="3521876" calcext:value-type="float">
            <text:p>3521876</text:p>
          </table:table-cell>
          <table:table-cell office:value-type="float" office:value="2516192" calcext:value-type="float">
            <text:p>2516192</text:p>
          </table:table-cell>
          <table:table-cell office:value-type="float" office:value="3876248" calcext:value-type="float">
            <text:p>38762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75576" calcext:value-type="float">
            <text:p>1975576</text:p>
          </table:table-cell>
          <table:table-cell office:value-type="float" office:value="1700988" calcext:value-type="float">
            <text:p>1700988</text:p>
          </table:table-cell>
          <table:table-cell office:value-type="float" office:value="160700" calcext:value-type="float">
            <text:p>16070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1: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6.25</text:p>
          </table:table-cell>
          <table:table-cell office:value-type="float" office:value="3518116" calcext:value-type="float">
            <text:p>3518116</text:p>
          </table:table-cell>
          <table:table-cell office:value-type="float" office:value="2517464" calcext:value-type="float">
            <text:p>2517464</text:p>
          </table:table-cell>
          <table:table-cell office:value-type="float" office:value="3879984" calcext:value-type="float">
            <text:p>38799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78064" calcext:value-type="float">
            <text:p>1978064</text:p>
          </table:table-cell>
          <table:table-cell office:value-type="float" office:value="1703416" calcext:value-type="float">
            <text:p>1703416</text:p>
          </table:table-cell>
          <table:table-cell office:value-type="float" office:value="160700" calcext:value-type="float">
            <text:p>1607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1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6.24</text:p>
          </table:table-cell>
          <table:table-cell office:value-type="float" office:value="3482512" calcext:value-type="float">
            <text:p>3482512</text:p>
          </table:table-cell>
          <table:table-cell office:value-type="float" office:value="2553044" calcext:value-type="float">
            <text:p>2553044</text:p>
          </table:table-cell>
          <table:table-cell office:value-type="float" office:value="3915584" calcext:value-type="float">
            <text:p>39155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78088" calcext:value-type="float">
            <text:p>1978088</text:p>
          </table:table-cell>
          <table:table-cell office:value-type="float" office:value="1703424" calcext:value-type="float">
            <text:p>1703424</text:p>
          </table:table-cell>
          <table:table-cell office:value-type="float" office:value="160716" calcext:value-type="float">
            <text:p>16071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1: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6.24</text:p>
          </table:table-cell>
          <table:table-cell office:value-type="float" office:value="3482300" calcext:value-type="float">
            <text:p>3482300</text:p>
          </table:table-cell>
          <table:table-cell office:value-type="float" office:value="2553016" calcext:value-type="float">
            <text:p>2553016</text:p>
          </table:table-cell>
          <table:table-cell office:value-type="float" office:value="3915792" calcext:value-type="float">
            <text:p>39157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78328" calcext:value-type="float">
            <text:p>1978328</text:p>
          </table:table-cell>
          <table:table-cell office:value-type="float" office:value="1703652" calcext:value-type="float">
            <text:p>1703652</text:p>
          </table:table-cell>
          <table:table-cell office:value-type="float" office:value="160724" calcext:value-type="float">
            <text:p>16072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1: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.34</text:p>
          </table:table-cell>
          <table:table-cell office:value-type="float" office:value="3487652" calcext:value-type="float">
            <text:p>3487652</text:p>
          </table:table-cell>
          <table:table-cell office:value-type="float" office:value="2545132" calcext:value-type="float">
            <text:p>2545132</text:p>
          </table:table-cell>
          <table:table-cell office:value-type="float" office:value="3910408" calcext:value-type="float">
            <text:p>39104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80860" calcext:value-type="float">
            <text:p>1980860</text:p>
          </table:table-cell>
          <table:table-cell office:value-type="float" office:value="1706112" calcext:value-type="float">
            <text:p>1706112</text:p>
          </table:table-cell>
          <table:table-cell office:value-type="float" office:value="160732" calcext:value-type="float">
            <text:p>16073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1: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.35</text:p>
          </table:table-cell>
          <table:table-cell office:value-type="float" office:value="3488268" calcext:value-type="float">
            <text:p>3488268</text:p>
          </table:table-cell>
          <table:table-cell office:value-type="float" office:value="2544496" calcext:value-type="float">
            <text:p>2544496</text:p>
          </table:table-cell>
          <table:table-cell office:value-type="float" office:value="3909792" calcext:value-type="float">
            <text:p>39097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80880" calcext:value-type="float">
            <text:p>1980880</text:p>
          </table:table-cell>
          <table:table-cell office:value-type="float" office:value="1706124" calcext:value-type="float">
            <text:p>1706124</text:p>
          </table:table-cell>
          <table:table-cell office:value-type="float" office:value="160740" calcext:value-type="float">
            <text:p>16074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1: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.35</text:p>
          </table:table-cell>
          <table:table-cell office:value-type="float" office:value="3486404" calcext:value-type="float">
            <text:p>3486404</text:p>
          </table:table-cell>
          <table:table-cell office:value-type="float" office:value="2546336" calcext:value-type="float">
            <text:p>2546336</text:p>
          </table:table-cell>
          <table:table-cell office:value-type="float" office:value="3911656" calcext:value-type="float">
            <text:p>39116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80904" calcext:value-type="float">
            <text:p>1980904</text:p>
          </table:table-cell>
          <table:table-cell office:value-type="float" office:value="1706140" calcext:value-type="float">
            <text:p>1706140</text:p>
          </table:table-cell>
          <table:table-cell office:value-type="float" office:value="160748" calcext:value-type="float">
            <text:p>16074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1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.42</text:p>
          </table:table-cell>
          <table:table-cell office:value-type="float" office:value="3492112" calcext:value-type="float">
            <text:p>3492112</text:p>
          </table:table-cell>
          <table:table-cell office:value-type="float" office:value="2538748" calcext:value-type="float">
            <text:p>2538748</text:p>
          </table:table-cell>
          <table:table-cell office:value-type="float" office:value="3905924" calcext:value-type="float">
            <text:p>39059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82784" calcext:value-type="float">
            <text:p>1982784</text:p>
          </table:table-cell>
          <table:table-cell office:value-type="float" office:value="1707964" calcext:value-type="float">
            <text:p>1707964</text:p>
          </table:table-cell>
          <table:table-cell office:value-type="float" office:value="160756" calcext:value-type="float">
            <text:p>16075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1: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.5</text:p>
          </table:table-cell>
          <table:table-cell office:value-type="float" office:value="3501572" calcext:value-type="float">
            <text:p>3501572</text:p>
          </table:table-cell>
          <table:table-cell office:value-type="float" office:value="2527352" calcext:value-type="float">
            <text:p>2527352</text:p>
          </table:table-cell>
          <table:table-cell office:value-type="float" office:value="3896440" calcext:value-type="float">
            <text:p>38964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84720" calcext:value-type="float">
            <text:p>1984720</text:p>
          </table:table-cell>
          <table:table-cell office:value-type="float" office:value="1709832" calcext:value-type="float">
            <text:p>1709832</text:p>
          </table:table-cell>
          <table:table-cell office:value-type="float" office:value="160772" calcext:value-type="float">
            <text:p>16077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1: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.5</text:p>
          </table:table-cell>
          <table:table-cell office:value-type="float" office:value="3501828" calcext:value-type="float">
            <text:p>3501828</text:p>
          </table:table-cell>
          <table:table-cell office:value-type="float" office:value="2527084" calcext:value-type="float">
            <text:p>2527084</text:p>
          </table:table-cell>
          <table:table-cell office:value-type="float" office:value="3896184" calcext:value-type="float">
            <text:p>38961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84732" calcext:value-type="float">
            <text:p>1984732</text:p>
          </table:table-cell>
          <table:table-cell office:value-type="float" office:value="1709836" calcext:value-type="float">
            <text:p>1709836</text:p>
          </table:table-cell>
          <table:table-cell office:value-type="float" office:value="160780" calcext:value-type="float">
            <text:p>16078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1: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6.49</text:p>
          </table:table-cell>
          <table:table-cell office:value-type="float" office:value="3500628" calcext:value-type="float">
            <text:p>3500628</text:p>
          </table:table-cell>
          <table:table-cell office:value-type="float" office:value="2528276" calcext:value-type="float">
            <text:p>2528276</text:p>
          </table:table-cell>
          <table:table-cell office:value-type="float" office:value="3897384" calcext:value-type="float">
            <text:p>38973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84740" calcext:value-type="float">
            <text:p>1984740</text:p>
          </table:table-cell>
          <table:table-cell office:value-type="float" office:value="1709836" calcext:value-type="float">
            <text:p>1709836</text:p>
          </table:table-cell>
          <table:table-cell office:value-type="float" office:value="160788" calcext:value-type="float">
            <text:p>16078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1: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6.51</text:p>
          </table:table-cell>
          <table:table-cell office:value-type="float" office:value="3501048" calcext:value-type="float">
            <text:p>3501048</text:p>
          </table:table-cell>
          <table:table-cell office:value-type="float" office:value="2527844" calcext:value-type="float">
            <text:p>2527844</text:p>
          </table:table-cell>
          <table:table-cell office:value-type="float" office:value="3896968" calcext:value-type="float">
            <text:p>38969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84752" calcext:value-type="float">
            <text:p>1984752</text:p>
          </table:table-cell>
          <table:table-cell office:value-type="float" office:value="1709848" calcext:value-type="float">
            <text:p>1709848</text:p>
          </table:table-cell>
          <table:table-cell office:value-type="float" office:value="160788" calcext:value-type="float">
            <text:p>16078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2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6.5</text:p>
          </table:table-cell>
          <table:table-cell office:value-type="float" office:value="3501080" calcext:value-type="float">
            <text:p>3501080</text:p>
          </table:table-cell>
          <table:table-cell office:value-type="float" office:value="2527796" calcext:value-type="float">
            <text:p>2527796</text:p>
          </table:table-cell>
          <table:table-cell office:value-type="float" office:value="3896932" calcext:value-type="float">
            <text:p>38969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84768" calcext:value-type="float">
            <text:p>1984768</text:p>
          </table:table-cell>
          <table:table-cell office:value-type="float" office:value="1709848" calcext:value-type="float">
            <text:p>1709848</text:p>
          </table:table-cell>
          <table:table-cell office:value-type="float" office:value="160804" calcext:value-type="float">
            <text:p>16080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2: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1</text:p>
          </table:table-cell>
          <table:table-cell office:value-type="float" office:value="3492084" calcext:value-type="float">
            <text:p>3492084</text:p>
          </table:table-cell>
          <table:table-cell office:value-type="float" office:value="2537028" calcext:value-type="float">
            <text:p>2537028</text:p>
          </table:table-cell>
          <table:table-cell office:value-type="float" office:value="3906212" calcext:value-type="float">
            <text:p>39062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84532" calcext:value-type="float">
            <text:p>1984532</text:p>
          </table:table-cell>
          <table:table-cell office:value-type="float" office:value="1709604" calcext:value-type="float">
            <text:p>1709604</text:p>
          </table:table-cell>
          <table:table-cell office:value-type="float" office:value="160812" calcext:value-type="float">
            <text:p>16081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2: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9</text:p>
          </table:table-cell>
          <table:table-cell office:value-type="float" office:value="3436476" calcext:value-type="float">
            <text:p>3436476</text:p>
          </table:table-cell>
          <table:table-cell office:value-type="float" office:value="2593936" calcext:value-type="float">
            <text:p>2593936</text:p>
          </table:table-cell>
          <table:table-cell office:value-type="float" office:value="3969612" calcext:value-type="float">
            <text:p>39696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83232" calcext:value-type="float">
            <text:p>1983232</text:p>
          </table:table-cell>
          <table:table-cell office:value-type="float" office:value="1708132" calcext:value-type="float">
            <text:p>1708132</text:p>
          </table:table-cell>
          <table:table-cell office:value-type="float" office:value="160820" calcext:value-type="float">
            <text:p>16082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2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7.06</text:p>
          </table:table-cell>
          <table:table-cell office:value-type="float" office:value="3464732" calcext:value-type="float">
            <text:p>3464732</text:p>
          </table:table-cell>
          <table:table-cell office:value-type="float" office:value="2534532" calcext:value-type="float">
            <text:p>2534532</text:p>
          </table:table-cell>
          <table:table-cell office:value-type="float" office:value="3916228" calcext:value-type="float">
            <text:p>39162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14380" calcext:value-type="float">
            <text:p>2014380</text:p>
          </table:table-cell>
          <table:table-cell office:value-type="float" office:value="1739200" calcext:value-type="float">
            <text:p>1739200</text:p>
          </table:table-cell>
          <table:table-cell office:value-type="float" office:value="160836" calcext:value-type="float">
            <text:p>16083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2: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7.08</text:p>
          </table:table-cell>
          <table:table-cell office:value-type="float" office:value="3447552" calcext:value-type="float">
            <text:p>3447552</text:p>
          </table:table-cell>
          <table:table-cell office:value-type="float" office:value="2561688" calcext:value-type="float">
            <text:p>2561688</text:p>
          </table:table-cell>
          <table:table-cell office:value-type="float" office:value="3943792" calcext:value-type="float">
            <text:p>39437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04404" calcext:value-type="float">
            <text:p>2004404</text:p>
          </table:table-cell>
          <table:table-cell office:value-type="float" office:value="1729224" calcext:value-type="float">
            <text:p>1729224</text:p>
          </table:table-cell>
          <table:table-cell office:value-type="float" office:value="160844" calcext:value-type="float">
            <text:p>16084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2: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7.15</text:p>
          </table:table-cell>
          <table:table-cell office:value-type="float" office:value="3454784" calcext:value-type="float">
            <text:p>3454784</text:p>
          </table:table-cell>
          <table:table-cell office:value-type="float" office:value="2551320" calcext:value-type="float">
            <text:p>2551320</text:p>
          </table:table-cell>
          <table:table-cell office:value-type="float" office:value="3935148" calcext:value-type="float">
            <text:p>39351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07540" calcext:value-type="float">
            <text:p>2007540</text:p>
          </table:table-cell>
          <table:table-cell office:value-type="float" office:value="1732284" calcext:value-type="float">
            <text:p>1732284</text:p>
          </table:table-cell>
          <table:table-cell office:value-type="float" office:value="160852" calcext:value-type="float">
            <text:p>16085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2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7.26</text:p>
          </table:table-cell>
          <table:table-cell office:value-type="float" office:value="3462860" calcext:value-type="float">
            <text:p>3462860</text:p>
          </table:table-cell>
          <table:table-cell office:value-type="float" office:value="2540724" calcext:value-type="float">
            <text:p>2540724</text:p>
          </table:table-cell>
          <table:table-cell office:value-type="float" office:value="3927084" calcext:value-type="float">
            <text:p>39270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10060" calcext:value-type="float">
            <text:p>2010060</text:p>
          </table:table-cell>
          <table:table-cell office:value-type="float" office:value="1734712" calcext:value-type="float">
            <text:p>1734712</text:p>
          </table:table-cell>
          <table:table-cell office:value-type="float" office:value="160876" calcext:value-type="float">
            <text:p>16087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2: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7.26</text:p>
          </table:table-cell>
          <table:table-cell office:value-type="float" office:value="3462328" calcext:value-type="float">
            <text:p>3462328</text:p>
          </table:table-cell>
          <table:table-cell office:value-type="float" office:value="2541272" calcext:value-type="float">
            <text:p>2541272</text:p>
          </table:table-cell>
          <table:table-cell office:value-type="float" office:value="3927652" calcext:value-type="float">
            <text:p>39276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10044" calcext:value-type="float">
            <text:p>2010044</text:p>
          </table:table-cell>
          <table:table-cell office:value-type="float" office:value="1734688" calcext:value-type="float">
            <text:p>1734688</text:p>
          </table:table-cell>
          <table:table-cell office:value-type="float" office:value="160884" calcext:value-type="float">
            <text:p>16088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2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7.38</text:p>
          </table:table-cell>
          <table:table-cell office:value-type="float" office:value="3467740" calcext:value-type="float">
            <text:p>3467740</text:p>
          </table:table-cell>
          <table:table-cell office:value-type="float" office:value="2533088" calcext:value-type="float">
            <text:p>2533088</text:p>
          </table:table-cell>
          <table:table-cell office:value-type="float" office:value="3921648" calcext:value-type="float">
            <text:p>39216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12816" calcext:value-type="float">
            <text:p>2012816</text:p>
          </table:table-cell>
          <table:table-cell office:value-type="float" office:value="1737640" calcext:value-type="float">
            <text:p>1737640</text:p>
          </table:table-cell>
          <table:table-cell office:value-type="float" office:value="160892" calcext:value-type="float">
            <text:p>16089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2: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7.46</text:p>
          </table:table-cell>
          <table:table-cell office:value-type="float" office:value="3474220" calcext:value-type="float">
            <text:p>3474220</text:p>
          </table:table-cell>
          <table:table-cell office:value-type="float" office:value="2525312" calcext:value-type="float">
            <text:p>2525312</text:p>
          </table:table-cell>
          <table:table-cell office:value-type="float" office:value="3915872" calcext:value-type="float">
            <text:p>39158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14112" calcext:value-type="float">
            <text:p>2014112</text:p>
          </table:table-cell>
          <table:table-cell office:value-type="float" office:value="1738608" calcext:value-type="float">
            <text:p>1738608</text:p>
          </table:table-cell>
          <table:table-cell office:value-type="float" office:value="160900" calcext:value-type="float">
            <text:p>1609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2: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7.53</text:p>
          </table:table-cell>
          <table:table-cell office:value-type="float" office:value="3479892" calcext:value-type="float">
            <text:p>3479892</text:p>
          </table:table-cell>
          <table:table-cell office:value-type="float" office:value="2517768" calcext:value-type="float">
            <text:p>2517768</text:p>
          </table:table-cell>
          <table:table-cell office:value-type="float" office:value="3910000" calcext:value-type="float">
            <text:p>39100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15984" calcext:value-type="float">
            <text:p>2015984</text:p>
          </table:table-cell>
          <table:table-cell office:value-type="float" office:value="1740424" calcext:value-type="float">
            <text:p>1740424</text:p>
          </table:table-cell>
          <table:table-cell office:value-type="float" office:value="160908" calcext:value-type="float">
            <text:p>16090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2: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7.53</text:p>
          </table:table-cell>
          <table:table-cell office:value-type="float" office:value="3477076" calcext:value-type="float">
            <text:p>3477076</text:p>
          </table:table-cell>
          <table:table-cell office:value-type="float" office:value="2520544" calcext:value-type="float">
            <text:p>2520544</text:p>
          </table:table-cell>
          <table:table-cell office:value-type="float" office:value="3912812" calcext:value-type="float">
            <text:p>39128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16024" calcext:value-type="float">
            <text:p>2016024</text:p>
          </table:table-cell>
          <table:table-cell office:value-type="float" office:value="1740444" calcext:value-type="float">
            <text:p>1740444</text:p>
          </table:table-cell>
          <table:table-cell office:value-type="float" office:value="160916" calcext:value-type="float">
            <text:p>16091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3: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7.62</text:p>
          </table:table-cell>
          <table:table-cell office:value-type="float" office:value="3481828" calcext:value-type="float">
            <text:p>3481828</text:p>
          </table:table-cell>
          <table:table-cell office:value-type="float" office:value="2513744" calcext:value-type="float">
            <text:p>2513744</text:p>
          </table:table-cell>
          <table:table-cell office:value-type="float" office:value="3908044" calcext:value-type="float">
            <text:p>39080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18072" calcext:value-type="float">
            <text:p>2018072</text:p>
          </table:table-cell>
          <table:table-cell office:value-type="float" office:value="1742432" calcext:value-type="float">
            <text:p>1742432</text:p>
          </table:table-cell>
          <table:table-cell office:value-type="float" office:value="160924" calcext:value-type="float">
            <text:p>16092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3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7.7</text:p>
          </table:table-cell>
          <table:table-cell office:value-type="float" office:value="3487284" calcext:value-type="float">
            <text:p>3487284</text:p>
          </table:table-cell>
          <table:table-cell office:value-type="float" office:value="2506248" calcext:value-type="float">
            <text:p>2506248</text:p>
          </table:table-cell>
          <table:table-cell office:value-type="float" office:value="3902564" calcext:value-type="float">
            <text:p>39025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0112" calcext:value-type="float">
            <text:p>2020112</text:p>
          </table:table-cell>
          <table:table-cell office:value-type="float" office:value="1744408" calcext:value-type="float">
            <text:p>1744408</text:p>
          </table:table-cell>
          <table:table-cell office:value-type="float" office:value="160932" calcext:value-type="float">
            <text:p>16093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3: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7.71</text:p>
          </table:table-cell>
          <table:table-cell office:value-type="float" office:value="3487988" calcext:value-type="float">
            <text:p>3487988</text:p>
          </table:table-cell>
          <table:table-cell office:value-type="float" office:value="2505404" calcext:value-type="float">
            <text:p>2505404</text:p>
          </table:table-cell>
          <table:table-cell office:value-type="float" office:value="3901856" calcext:value-type="float">
            <text:p>39018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0252" calcext:value-type="float">
            <text:p>2020252</text:p>
          </table:table-cell>
          <table:table-cell office:value-type="float" office:value="1744536" calcext:value-type="float">
            <text:p>1744536</text:p>
          </table:table-cell>
          <table:table-cell office:value-type="float" office:value="160940" calcext:value-type="float">
            <text:p>16094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3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.71</text:p>
          </table:table-cell>
          <table:table-cell office:value-type="float" office:value="3474500" calcext:value-type="float">
            <text:p>3474500</text:p>
          </table:table-cell>
          <table:table-cell office:value-type="float" office:value="2518868" calcext:value-type="float">
            <text:p>2518868</text:p>
          </table:table-cell>
          <table:table-cell office:value-type="float" office:value="3915344" calcext:value-type="float">
            <text:p>39153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0276" calcext:value-type="float">
            <text:p>2020276</text:p>
          </table:table-cell>
          <table:table-cell office:value-type="float" office:value="1744540" calcext:value-type="float">
            <text:p>1744540</text:p>
          </table:table-cell>
          <table:table-cell office:value-type="float" office:value="160956" calcext:value-type="float">
            <text:p>16095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3: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.72</text:p>
          </table:table-cell>
          <table:table-cell office:value-type="float" office:value="3459168" calcext:value-type="float">
            <text:p>3459168</text:p>
          </table:table-cell>
          <table:table-cell office:value-type="float" office:value="2534176" calcext:value-type="float">
            <text:p>2534176</text:p>
          </table:table-cell>
          <table:table-cell office:value-type="float" office:value="3930672" calcext:value-type="float">
            <text:p>39306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0300" calcext:value-type="float">
            <text:p>2020300</text:p>
          </table:table-cell>
          <table:table-cell office:value-type="float" office:value="1744552" calcext:value-type="float">
            <text:p>1744552</text:p>
          </table:table-cell>
          <table:table-cell office:value-type="float" office:value="160964" calcext:value-type="float">
            <text:p>16096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3: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7.76</text:p>
          </table:table-cell>
          <table:table-cell office:value-type="float" office:value="3463088" calcext:value-type="float">
            <text:p>3463088</text:p>
          </table:table-cell>
          <table:table-cell office:value-type="float" office:value="2529092" calcext:value-type="float">
            <text:p>2529092</text:p>
          </table:table-cell>
          <table:table-cell office:value-type="float" office:value="3926728" calcext:value-type="float">
            <text:p>39267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1464" calcext:value-type="float">
            <text:p>2021464</text:p>
          </table:table-cell>
          <table:table-cell office:value-type="float" office:value="1745676" calcext:value-type="float">
            <text:p>1745676</text:p>
          </table:table-cell>
          <table:table-cell office:value-type="float" office:value="160972" calcext:value-type="float">
            <text:p>16097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3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7.76</text:p>
          </table:table-cell>
          <table:table-cell office:value-type="float" office:value="3463420" calcext:value-type="float">
            <text:p>3463420</text:p>
          </table:table-cell>
          <table:table-cell office:value-type="float" office:value="2528744" calcext:value-type="float">
            <text:p>2528744</text:p>
          </table:table-cell>
          <table:table-cell office:value-type="float" office:value="3926408" calcext:value-type="float">
            <text:p>39264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1480" calcext:value-type="float">
            <text:p>2021480</text:p>
          </table:table-cell>
          <table:table-cell office:value-type="float" office:value="1745680" calcext:value-type="float">
            <text:p>1745680</text:p>
          </table:table-cell>
          <table:table-cell office:value-type="float" office:value="160980" calcext:value-type="float">
            <text:p>16098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3: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76</text:p>
          </table:table-cell>
          <table:table-cell office:value-type="float" office:value="3463632" calcext:value-type="float">
            <text:p>3463632</text:p>
          </table:table-cell>
          <table:table-cell office:value-type="float" office:value="2528344" calcext:value-type="float">
            <text:p>2528344</text:p>
          </table:table-cell>
          <table:table-cell office:value-type="float" office:value="3926184" calcext:value-type="float">
            <text:p>39261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1668" calcext:value-type="float">
            <text:p>2021668</text:p>
          </table:table-cell>
          <table:table-cell office:value-type="float" office:value="1745856" calcext:value-type="float">
            <text:p>1745856</text:p>
          </table:table-cell>
          <table:table-cell office:value-type="float" office:value="160988" calcext:value-type="float">
            <text:p>16098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3: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76</text:p>
          </table:table-cell>
          <table:table-cell office:value-type="float" office:value="3463692" calcext:value-type="float">
            <text:p>3463692</text:p>
          </table:table-cell>
          <table:table-cell office:value-type="float" office:value="2528276" calcext:value-type="float">
            <text:p>2528276</text:p>
          </table:table-cell>
          <table:table-cell office:value-type="float" office:value="3926132" calcext:value-type="float">
            <text:p>39261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1676" calcext:value-type="float">
            <text:p>2021676</text:p>
          </table:table-cell>
          <table:table-cell office:value-type="float" office:value="1745852" calcext:value-type="float">
            <text:p>1745852</text:p>
          </table:table-cell>
          <table:table-cell office:value-type="float" office:value="160996" calcext:value-type="float">
            <text:p>16099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3: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7.76</text:p>
          </table:table-cell>
          <table:table-cell office:value-type="float" office:value="3462440" calcext:value-type="float">
            <text:p>3462440</text:p>
          </table:table-cell>
          <table:table-cell office:value-type="float" office:value="2529500" calcext:value-type="float">
            <text:p>2529500</text:p>
          </table:table-cell>
          <table:table-cell office:value-type="float" office:value="3927372" calcext:value-type="float">
            <text:p>39273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1704" calcext:value-type="float">
            <text:p>2021704</text:p>
          </table:table-cell>
          <table:table-cell office:value-type="float" office:value="1745864" calcext:value-type="float">
            <text:p>1745864</text:p>
          </table:table-cell>
          <table:table-cell office:value-type="float" office:value="161012" calcext:value-type="float">
            <text:p>16101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3: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7.76</text:p>
          </table:table-cell>
          <table:table-cell office:value-type="float" office:value="3462344" calcext:value-type="float">
            <text:p>3462344</text:p>
          </table:table-cell>
          <table:table-cell office:value-type="float" office:value="2529588" calcext:value-type="float">
            <text:p>2529588</text:p>
          </table:table-cell>
          <table:table-cell office:value-type="float" office:value="3927480" calcext:value-type="float">
            <text:p>39274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1712" calcext:value-type="float">
            <text:p>2021712</text:p>
          </table:table-cell>
          <table:table-cell office:value-type="float" office:value="1745868" calcext:value-type="float">
            <text:p>1745868</text:p>
          </table:table-cell>
          <table:table-cell office:value-type="float" office:value="161012" calcext:value-type="float">
            <text:p>16101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4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7.76</text:p>
          </table:table-cell>
          <table:table-cell office:value-type="float" office:value="3463168" calcext:value-type="float">
            <text:p>3463168</text:p>
          </table:table-cell>
          <table:table-cell office:value-type="float" office:value="2528328" calcext:value-type="float">
            <text:p>2528328</text:p>
          </table:table-cell>
          <table:table-cell office:value-type="float" office:value="3926592" calcext:value-type="float">
            <text:p>39265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2148" calcext:value-type="float">
            <text:p>2022148</text:p>
          </table:table-cell>
          <table:table-cell office:value-type="float" office:value="1746232" calcext:value-type="float">
            <text:p>1746232</text:p>
          </table:table-cell>
          <table:table-cell office:value-type="float" office:value="161040" calcext:value-type="float">
            <text:p>16104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4: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7.76</text:p>
          </table:table-cell>
          <table:table-cell office:value-type="float" office:value="3462808" calcext:value-type="float">
            <text:p>3462808</text:p>
          </table:table-cell>
          <table:table-cell office:value-type="float" office:value="2528704" calcext:value-type="float">
            <text:p>2528704</text:p>
          </table:table-cell>
          <table:table-cell office:value-type="float" office:value="3926976" calcext:value-type="float">
            <text:p>39269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2132" calcext:value-type="float">
            <text:p>2022132</text:p>
          </table:table-cell>
          <table:table-cell office:value-type="float" office:value="1746216" calcext:value-type="float">
            <text:p>1746216</text:p>
          </table:table-cell>
          <table:table-cell office:value-type="float" office:value="161040" calcext:value-type="float">
            <text:p>16104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4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7.75</text:p>
          </table:table-cell>
          <table:table-cell office:value-type="float" office:value="3461184" calcext:value-type="float">
            <text:p>3461184</text:p>
          </table:table-cell>
          <table:table-cell office:value-type="float" office:value="2530380" calcext:value-type="float">
            <text:p>2530380</text:p>
          </table:table-cell>
          <table:table-cell office:value-type="float" office:value="3928628" calcext:value-type="float">
            <text:p>39286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2080" calcext:value-type="float">
            <text:p>2022080</text:p>
          </table:table-cell>
          <table:table-cell office:value-type="float" office:value="1746224" calcext:value-type="float">
            <text:p>1746224</text:p>
          </table:table-cell>
          <table:table-cell office:value-type="float" office:value="161064" calcext:value-type="float">
            <text:p>16106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4: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7.75</text:p>
          </table:table-cell>
          <table:table-cell office:value-type="float" office:value="3468164" calcext:value-type="float">
            <text:p>3468164</text:p>
          </table:table-cell>
          <table:table-cell office:value-type="float" office:value="2523404" calcext:value-type="float">
            <text:p>2523404</text:p>
          </table:table-cell>
          <table:table-cell office:value-type="float" office:value="3921664" calcext:value-type="float">
            <text:p>39216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2076" calcext:value-type="float">
            <text:p>2022076</text:p>
          </table:table-cell>
          <table:table-cell office:value-type="float" office:value="1746216" calcext:value-type="float">
            <text:p>1746216</text:p>
          </table:table-cell>
          <table:table-cell office:value-type="float" office:value="161064" calcext:value-type="float">
            <text:p>16106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4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7.76</text:p>
          </table:table-cell>
          <table:table-cell office:value-type="float" office:value="3469868" calcext:value-type="float">
            <text:p>3469868</text:p>
          </table:table-cell>
          <table:table-cell office:value-type="float" office:value="2521652" calcext:value-type="float">
            <text:p>2521652</text:p>
          </table:table-cell>
          <table:table-cell office:value-type="float" office:value="3919940" calcext:value-type="float">
            <text:p>39199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2124" calcext:value-type="float">
            <text:p>2022124</text:p>
          </table:table-cell>
          <table:table-cell office:value-type="float" office:value="1746240" calcext:value-type="float">
            <text:p>1746240</text:p>
          </table:table-cell>
          <table:table-cell office:value-type="float" office:value="161080" calcext:value-type="float">
            <text:p>16108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4: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7.76</text:p>
          </table:table-cell>
          <table:table-cell office:value-type="float" office:value="3460740" calcext:value-type="float">
            <text:p>3460740</text:p>
          </table:table-cell>
          <table:table-cell office:value-type="float" office:value="2530776" calcext:value-type="float">
            <text:p>2530776</text:p>
          </table:table-cell>
          <table:table-cell office:value-type="float" office:value="3929072" calcext:value-type="float">
            <text:p>39290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2128" calcext:value-type="float">
            <text:p>2022128</text:p>
          </table:table-cell>
          <table:table-cell office:value-type="float" office:value="1746244" calcext:value-type="float">
            <text:p>1746244</text:p>
          </table:table-cell>
          <table:table-cell office:value-type="float" office:value="161080" calcext:value-type="float">
            <text:p>16108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4: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7.75</text:p>
          </table:table-cell>
          <table:table-cell office:value-type="float" office:value="3462396" calcext:value-type="float">
            <text:p>3462396</text:p>
          </table:table-cell>
          <table:table-cell office:value-type="float" office:value="2529096" calcext:value-type="float">
            <text:p>2529096</text:p>
          </table:table-cell>
          <table:table-cell office:value-type="float" office:value="3927420" calcext:value-type="float">
            <text:p>39274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2152" calcext:value-type="float">
            <text:p>2022152</text:p>
          </table:table-cell>
          <table:table-cell office:value-type="float" office:value="1746252" calcext:value-type="float">
            <text:p>1746252</text:p>
          </table:table-cell>
          <table:table-cell office:value-type="float" office:value="161096" calcext:value-type="float">
            <text:p>16109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4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7.79</text:p>
          </table:table-cell>
          <table:table-cell office:value-type="float" office:value="3456768" calcext:value-type="float">
            <text:p>3456768</text:p>
          </table:table-cell>
          <table:table-cell office:value-type="float" office:value="2557108" calcext:value-type="float">
            <text:p>2557108</text:p>
          </table:table-cell>
          <table:table-cell office:value-type="float" office:value="3955516" calcext:value-type="float">
            <text:p>39555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99768" calcext:value-type="float">
            <text:p>1999768</text:p>
          </table:table-cell>
          <table:table-cell office:value-type="float" office:value="1723864" calcext:value-type="float">
            <text:p>1723864</text:p>
          </table:table-cell>
          <table:table-cell office:value-type="float" office:value="161096" calcext:value-type="float">
            <text:p>16109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4: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7.84</text:p>
          </table:table-cell>
          <table:table-cell office:value-type="float" office:value="3458644" calcext:value-type="float">
            <text:p>3458644</text:p>
          </table:table-cell>
          <table:table-cell office:value-type="float" office:value="2526640" calcext:value-type="float">
            <text:p>2526640</text:p>
          </table:table-cell>
          <table:table-cell office:value-type="float" office:value="3925844" calcext:value-type="float">
            <text:p>39258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8360" calcext:value-type="float">
            <text:p>2028360</text:p>
          </table:table-cell>
          <table:table-cell office:value-type="float" office:value="1752424" calcext:value-type="float">
            <text:p>1752424</text:p>
          </table:table-cell>
          <table:table-cell office:value-type="float" office:value="161112" calcext:value-type="float">
            <text:p>16111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4: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6</text:p>
          </table:table-cell>
          <table:table-cell office:value-type="float" office:value="8" calcext:value-type="float">
            <text:p>8</text:p>
          </table:table-cell>
          <table:table-cell office:value-type="float" office:value="3466892" calcext:value-type="float">
            <text:p>3466892</text:p>
          </table:table-cell>
          <table:table-cell office:value-type="float" office:value="2521048" calcext:value-type="float">
            <text:p>2521048</text:p>
          </table:table-cell>
          <table:table-cell office:value-type="float" office:value="3923340" calcext:value-type="float">
            <text:p>39233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5704" calcext:value-type="float">
            <text:p>2025704</text:p>
          </table:table-cell>
          <table:table-cell office:value-type="float" office:value="1749624" calcext:value-type="float">
            <text:p>1749624</text:p>
          </table:table-cell>
          <table:table-cell office:value-type="float" office:value="161120" calcext:value-type="float">
            <text:p>1611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4: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</text:p>
          </table:table-cell>
          <table:table-cell office:value-type="float" office:value="8" calcext:value-type="float">
            <text:p>8</text:p>
          </table:table-cell>
          <table:table-cell office:value-type="float" office:value="3456664" calcext:value-type="float">
            <text:p>3456664</text:p>
          </table:table-cell>
          <table:table-cell office:value-type="float" office:value="2532056" calcext:value-type="float">
            <text:p>2532056</text:p>
          </table:table-cell>
          <table:table-cell office:value-type="float" office:value="3934428" calcext:value-type="float">
            <text:p>39344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4924" calcext:value-type="float">
            <text:p>2024924</text:p>
          </table:table-cell>
          <table:table-cell office:value-type="float" office:value="1748824" calcext:value-type="float">
            <text:p>1748824</text:p>
          </table:table-cell>
          <table:table-cell office:value-type="float" office:value="161136" calcext:value-type="float">
            <text:p>16113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4: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7</text:p>
          </table:table-cell>
          <table:table-cell office:value-type="float" office:value="8" calcext:value-type="float">
            <text:p>8</text:p>
          </table:table-cell>
          <table:table-cell office:value-type="float" office:value="3452336" calcext:value-type="float">
            <text:p>3452336</text:p>
          </table:table-cell>
          <table:table-cell office:value-type="float" office:value="2536380" calcext:value-type="float">
            <text:p>2536380</text:p>
          </table:table-cell>
          <table:table-cell office:value-type="float" office:value="3938772" calcext:value-type="float">
            <text:p>39387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4928" calcext:value-type="float">
            <text:p>2024928</text:p>
          </table:table-cell>
          <table:table-cell office:value-type="float" office:value="1748828" calcext:value-type="float">
            <text:p>1748828</text:p>
          </table:table-cell>
          <table:table-cell office:value-type="float" office:value="161136" calcext:value-type="float">
            <text:p>16113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5: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7</text:p>
          </table:table-cell>
          <table:table-cell office:value-type="float" office:value="8" calcext:value-type="float">
            <text:p>8</text:p>
          </table:table-cell>
          <table:table-cell office:value-type="float" office:value="3454924" calcext:value-type="float">
            <text:p>3454924</text:p>
          </table:table-cell>
          <table:table-cell office:value-type="float" office:value="2533732" calcext:value-type="float">
            <text:p>2533732</text:p>
          </table:table-cell>
          <table:table-cell office:value-type="float" office:value="3936168" calcext:value-type="float">
            <text:p>39361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4988" calcext:value-type="float">
            <text:p>2024988</text:p>
          </table:table-cell>
          <table:table-cell office:value-type="float" office:value="1748872" calcext:value-type="float">
            <text:p>1748872</text:p>
          </table:table-cell>
          <table:table-cell office:value-type="float" office:value="161152" calcext:value-type="float">
            <text:p>16115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5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7</text:p>
          </table:table-cell>
          <table:table-cell office:value-type="float" office:value="8" calcext:value-type="float">
            <text:p>8</text:p>
          </table:table-cell>
          <table:table-cell office:value-type="float" office:value="3453932" calcext:value-type="float">
            <text:p>3453932</text:p>
          </table:table-cell>
          <table:table-cell office:value-type="float" office:value="2534720" calcext:value-type="float">
            <text:p>2534720</text:p>
          </table:table-cell>
          <table:table-cell office:value-type="float" office:value="3937172" calcext:value-type="float">
            <text:p>39371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4992" calcext:value-type="float">
            <text:p>2024992</text:p>
          </table:table-cell>
          <table:table-cell office:value-type="float" office:value="1748868" calcext:value-type="float">
            <text:p>1748868</text:p>
          </table:table-cell>
          <table:table-cell office:value-type="float" office:value="161160" calcext:value-type="float">
            <text:p>16116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5: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.04</text:p>
          </table:table-cell>
          <table:table-cell office:value-type="float" office:value="3443560" calcext:value-type="float">
            <text:p>3443560</text:p>
          </table:table-cell>
          <table:table-cell office:value-type="float" office:value="2551348" calcext:value-type="float">
            <text:p>2551348</text:p>
          </table:table-cell>
          <table:table-cell office:value-type="float" office:value="3953828" calcext:value-type="float">
            <text:p>39538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18736" calcext:value-type="float">
            <text:p>2018736</text:p>
          </table:table-cell>
          <table:table-cell office:value-type="float" office:value="1742596" calcext:value-type="float">
            <text:p>1742596</text:p>
          </table:table-cell>
          <table:table-cell office:value-type="float" office:value="161168" calcext:value-type="float">
            <text:p>16116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5: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.04</text:p>
          </table:table-cell>
          <table:table-cell office:value-type="float" office:value="3442712" calcext:value-type="float">
            <text:p>3442712</text:p>
          </table:table-cell>
          <table:table-cell office:value-type="float" office:value="2574200" calcext:value-type="float">
            <text:p>2574200</text:p>
          </table:table-cell>
          <table:table-cell office:value-type="float" office:value="3976768" calcext:value-type="float">
            <text:p>39767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1996732" calcext:value-type="float">
            <text:p>1996732</text:p>
          </table:table-cell>
          <table:table-cell office:value-type="float" office:value="1720584" calcext:value-type="float">
            <text:p>1720584</text:p>
          </table:table-cell>
          <table:table-cell office:value-type="float" office:value="161176" calcext:value-type="float">
            <text:p>16117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5: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.26</text:p>
          </table:table-cell>
          <table:table-cell office:value-type="float" office:value="3493948" calcext:value-type="float">
            <text:p>3493948</text:p>
          </table:table-cell>
          <table:table-cell office:value-type="float" office:value="2494532" calcext:value-type="float">
            <text:p>2494532</text:p>
          </table:table-cell>
          <table:table-cell office:value-type="float" office:value="3902572" calcext:value-type="float">
            <text:p>39025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5164" calcext:value-type="float">
            <text:p>2025164</text:p>
          </table:table-cell>
          <table:table-cell office:value-type="float" office:value="1748844" calcext:value-type="float">
            <text:p>1748844</text:p>
          </table:table-cell>
          <table:table-cell office:value-type="float" office:value="161184" calcext:value-type="float">
            <text:p>16118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5: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.36</text:p>
          </table:table-cell>
          <table:table-cell office:value-type="float" office:value="3498580" calcext:value-type="float">
            <text:p>3498580</text:p>
          </table:table-cell>
          <table:table-cell office:value-type="float" office:value="2488520" calcext:value-type="float">
            <text:p>2488520</text:p>
          </table:table-cell>
          <table:table-cell office:value-type="float" office:value="3898920" calcext:value-type="float">
            <text:p>38989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6544" calcext:value-type="float">
            <text:p>2026544</text:p>
          </table:table-cell>
          <table:table-cell office:value-type="float" office:value="1750152" calcext:value-type="float">
            <text:p>1750152</text:p>
          </table:table-cell>
          <table:table-cell office:value-type="float" office:value="161192" calcext:value-type="float">
            <text:p>16119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5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.47</text:p>
          </table:table-cell>
          <table:table-cell office:value-type="float" office:value="3507012" calcext:value-type="float">
            <text:p>3507012</text:p>
          </table:table-cell>
          <table:table-cell office:value-type="float" office:value="2477672" calcext:value-type="float">
            <text:p>2477672</text:p>
          </table:table-cell>
          <table:table-cell office:value-type="float" office:value="3890544" calcext:value-type="float">
            <text:p>38905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28960" calcext:value-type="float">
            <text:p>2028960</text:p>
          </table:table-cell>
          <table:table-cell office:value-type="float" office:value="1752468" calcext:value-type="float">
            <text:p>1752468</text:p>
          </table:table-cell>
          <table:table-cell office:value-type="float" office:value="161224" calcext:value-type="float">
            <text:p>16122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5: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.51</text:p>
          </table:table-cell>
          <table:table-cell office:value-type="float" office:value="3504640" calcext:value-type="float">
            <text:p>3504640</text:p>
          </table:table-cell>
          <table:table-cell office:value-type="float" office:value="2478840" calcext:value-type="float">
            <text:p>2478840</text:p>
          </table:table-cell>
          <table:table-cell office:value-type="float" office:value="3892812" calcext:value-type="float">
            <text:p>38928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30164" calcext:value-type="float">
            <text:p>2030164</text:p>
          </table:table-cell>
          <table:table-cell office:value-type="float" office:value="1753624" calcext:value-type="float">
            <text:p>1753624</text:p>
          </table:table-cell>
          <table:table-cell office:value-type="float" office:value="161232" calcext:value-type="float">
            <text:p>16123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5: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.59</text:p>
          </table:table-cell>
          <table:table-cell office:value-type="float" office:value="3506420" calcext:value-type="float">
            <text:p>3506420</text:p>
          </table:table-cell>
          <table:table-cell office:value-type="float" office:value="2475056" calcext:value-type="float">
            <text:p>2475056</text:p>
          </table:table-cell>
          <table:table-cell office:value-type="float" office:value="3891060" calcext:value-type="float">
            <text:p>38910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32168" calcext:value-type="float">
            <text:p>2032168</text:p>
          </table:table-cell>
          <table:table-cell office:value-type="float" office:value="1755668" calcext:value-type="float">
            <text:p>1755668</text:p>
          </table:table-cell>
          <table:table-cell office:value-type="float" office:value="161248" calcext:value-type="float">
            <text:p>16124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5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.67</text:p>
          </table:table-cell>
          <table:table-cell office:value-type="float" office:value="3497552" calcext:value-type="float">
            <text:p>3497552</text:p>
          </table:table-cell>
          <table:table-cell office:value-type="float" office:value="2481912" calcext:value-type="float">
            <text:p>2481912</text:p>
          </table:table-cell>
          <table:table-cell office:value-type="float" office:value="3899900" calcext:value-type="float">
            <text:p>38999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34180" calcext:value-type="float">
            <text:p>2034180</text:p>
          </table:table-cell>
          <table:table-cell office:value-type="float" office:value="1757632" calcext:value-type="float">
            <text:p>1757632</text:p>
          </table:table-cell>
          <table:table-cell office:value-type="float" office:value="161248" calcext:value-type="float">
            <text:p>16124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5: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.69</text:p>
          </table:table-cell>
          <table:table-cell office:value-type="float" office:value="3488348" calcext:value-type="float">
            <text:p>3488348</text:p>
          </table:table-cell>
          <table:table-cell office:value-type="float" office:value="2490564" calcext:value-type="float">
            <text:p>2490564</text:p>
          </table:table-cell>
          <table:table-cell office:value-type="float" office:value="3909052" calcext:value-type="float">
            <text:p>39090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34732" calcext:value-type="float">
            <text:p>2034732</text:p>
          </table:table-cell>
          <table:table-cell office:value-type="float" office:value="1758156" calcext:value-type="float">
            <text:p>1758156</text:p>
          </table:table-cell>
          <table:table-cell office:value-type="float" office:value="161264" calcext:value-type="float">
            <text:p>16126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5: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8.75</text:p>
          </table:table-cell>
          <table:table-cell office:value-type="float" office:value="3489724" calcext:value-type="float">
            <text:p>3489724</text:p>
          </table:table-cell>
          <table:table-cell office:value-type="float" office:value="2487864" calcext:value-type="float">
            <text:p>2487864</text:p>
          </table:table-cell>
          <table:table-cell office:value-type="float" office:value="3907712" calcext:value-type="float">
            <text:p>39077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36056" calcext:value-type="float">
            <text:p>2036056</text:p>
          </table:table-cell>
          <table:table-cell office:value-type="float" office:value="1759436" calcext:value-type="float">
            <text:p>1759436</text:p>
          </table:table-cell>
          <table:table-cell office:value-type="float" office:value="161272" calcext:value-type="float">
            <text:p>16127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6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8.74</text:p>
          </table:table-cell>
          <table:table-cell office:value-type="float" office:value="3491280" calcext:value-type="float">
            <text:p>3491280</text:p>
          </table:table-cell>
          <table:table-cell office:value-type="float" office:value="2486280" calcext:value-type="float">
            <text:p>2486280</text:p>
          </table:table-cell>
          <table:table-cell office:value-type="float" office:value="3906136" calcext:value-type="float">
            <text:p>39061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36084" calcext:value-type="float">
            <text:p>2036084</text:p>
          </table:table-cell>
          <table:table-cell office:value-type="float" office:value="1759452" calcext:value-type="float">
            <text:p>1759452</text:p>
          </table:table-cell>
          <table:table-cell office:value-type="float" office:value="161280" calcext:value-type="float">
            <text:p>16128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6: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8.76</text:p>
          </table:table-cell>
          <table:table-cell office:value-type="float" office:value="3493696" calcext:value-type="float">
            <text:p>3493696</text:p>
          </table:table-cell>
          <table:table-cell office:value-type="float" office:value="2483600" calcext:value-type="float">
            <text:p>2483600</text:p>
          </table:table-cell>
          <table:table-cell office:value-type="float" office:value="3903728" calcext:value-type="float">
            <text:p>39037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36348" calcext:value-type="float">
            <text:p>2036348</text:p>
          </table:table-cell>
          <table:table-cell office:value-type="float" office:value="1760040" calcext:value-type="float">
            <text:p>1760040</text:p>
          </table:table-cell>
          <table:table-cell office:value-type="float" office:value="161288" calcext:value-type="float">
            <text:p>16128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6: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8.83</text:p>
          </table:table-cell>
          <table:table-cell office:value-type="float" office:value="3493784" calcext:value-type="float">
            <text:p>3493784</text:p>
          </table:table-cell>
          <table:table-cell office:value-type="float" office:value="2481464" calcext:value-type="float">
            <text:p>2481464</text:p>
          </table:table-cell>
          <table:table-cell office:value-type="float" office:value="3903620" calcext:value-type="float">
            <text:p>39036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38396" calcext:value-type="float">
            <text:p>2038396</text:p>
          </table:table-cell>
          <table:table-cell office:value-type="float" office:value="1761688" calcext:value-type="float">
            <text:p>1761688</text:p>
          </table:table-cell>
          <table:table-cell office:value-type="float" office:value="161304" calcext:value-type="float">
            <text:p>16130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6: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8.83</text:p>
          </table:table-cell>
          <table:table-cell office:value-type="float" office:value="3494492" calcext:value-type="float">
            <text:p>3494492</text:p>
          </table:table-cell>
          <table:table-cell office:value-type="float" office:value="2480296" calcext:value-type="float">
            <text:p>2480296</text:p>
          </table:table-cell>
          <table:table-cell office:value-type="float" office:value="3902880" calcext:value-type="float">
            <text:p>39028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38856" calcext:value-type="float">
            <text:p>2038856</text:p>
          </table:table-cell>
          <table:table-cell office:value-type="float" office:value="1762140" calcext:value-type="float">
            <text:p>1762140</text:p>
          </table:table-cell>
          <table:table-cell office:value-type="float" office:value="161304" calcext:value-type="float">
            <text:p>16130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6: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8.83</text:p>
          </table:table-cell>
          <table:table-cell office:value-type="float" office:value="3494440" calcext:value-type="float">
            <text:p>3494440</text:p>
          </table:table-cell>
          <table:table-cell office:value-type="float" office:value="2480536" calcext:value-type="float">
            <text:p>2480536</text:p>
          </table:table-cell>
          <table:table-cell office:value-type="float" office:value="3902960" calcext:value-type="float">
            <text:p>39029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38668" calcext:value-type="float">
            <text:p>2038668</text:p>
          </table:table-cell>
          <table:table-cell office:value-type="float" office:value="1761928" calcext:value-type="float">
            <text:p>1761928</text:p>
          </table:table-cell>
          <table:table-cell office:value-type="float" office:value="161328" calcext:value-type="float">
            <text:p>16132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6: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8.84</text:p>
          </table:table-cell>
          <table:table-cell office:value-type="float" office:value="3492884" calcext:value-type="float">
            <text:p>3492884</text:p>
          </table:table-cell>
          <table:table-cell office:value-type="float" office:value="2482080" calcext:value-type="float">
            <text:p>2482080</text:p>
          </table:table-cell>
          <table:table-cell office:value-type="float" office:value="3904516" calcext:value-type="float">
            <text:p>39045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38680" calcext:value-type="float">
            <text:p>2038680</text:p>
          </table:table-cell>
          <table:table-cell office:value-type="float" office:value="1761940" calcext:value-type="float">
            <text:p>1761940</text:p>
          </table:table-cell>
          <table:table-cell office:value-type="float" office:value="161328" calcext:value-type="float">
            <text:p>16132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6: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8.84</text:p>
          </table:table-cell>
          <table:table-cell office:value-type="float" office:value="3494168" calcext:value-type="float">
            <text:p>3494168</text:p>
          </table:table-cell>
          <table:table-cell office:value-type="float" office:value="2480776" calcext:value-type="float">
            <text:p>2480776</text:p>
          </table:table-cell>
          <table:table-cell office:value-type="float" office:value="3903228" calcext:value-type="float">
            <text:p>39032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38700" calcext:value-type="float">
            <text:p>2038700</text:p>
          </table:table-cell>
          <table:table-cell office:value-type="float" office:value="1761940" calcext:value-type="float">
            <text:p>1761940</text:p>
          </table:table-cell>
          <table:table-cell office:value-type="float" office:value="161344" calcext:value-type="float">
            <text:p>16134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6: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8.84</text:p>
          </table:table-cell>
          <table:table-cell office:value-type="float" office:value="3493064" calcext:value-type="float">
            <text:p>3493064</text:p>
          </table:table-cell>
          <table:table-cell office:value-type="float" office:value="2481808" calcext:value-type="float">
            <text:p>2481808</text:p>
          </table:table-cell>
          <table:table-cell office:value-type="float" office:value="3904332" calcext:value-type="float">
            <text:p>39043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38772" calcext:value-type="float">
            <text:p>2038772</text:p>
          </table:table-cell>
          <table:table-cell office:value-type="float" office:value="1762004" calcext:value-type="float">
            <text:p>1762004</text:p>
          </table:table-cell>
          <table:table-cell office:value-type="float" office:value="161352" calcext:value-type="float">
            <text:p>16135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6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8.93</text:p>
          </table:table-cell>
          <table:table-cell office:value-type="float" office:value="3495396" calcext:value-type="float">
            <text:p>3495396</text:p>
          </table:table-cell>
          <table:table-cell office:value-type="float" office:value="2477260" calcext:value-type="float">
            <text:p>2477260</text:p>
          </table:table-cell>
          <table:table-cell office:value-type="float" office:value="3901960" calcext:value-type="float">
            <text:p>39019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40988" calcext:value-type="float">
            <text:p>2040988</text:p>
          </table:table-cell>
          <table:table-cell office:value-type="float" office:value="1764144" calcext:value-type="float">
            <text:p>1764144</text:p>
          </table:table-cell>
          <table:table-cell office:value-type="float" office:value="161368" calcext:value-type="float">
            <text:p>16136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6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8.93</text:p>
          </table:table-cell>
          <table:table-cell office:value-type="float" office:value="3496336" calcext:value-type="float">
            <text:p>3496336</text:p>
          </table:table-cell>
          <table:table-cell office:value-type="float" office:value="2476312" calcext:value-type="float">
            <text:p>2476312</text:p>
          </table:table-cell>
          <table:table-cell office:value-type="float" office:value="3901028" calcext:value-type="float">
            <text:p>39010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40996" calcext:value-type="float">
            <text:p>2040996</text:p>
          </table:table-cell>
          <table:table-cell office:value-type="float" office:value="1764144" calcext:value-type="float">
            <text:p>1764144</text:p>
          </table:table-cell>
          <table:table-cell office:value-type="float" office:value="161376" calcext:value-type="float">
            <text:p>16137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6: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8.93</text:p>
          </table:table-cell>
          <table:table-cell office:value-type="float" office:value="3494844" calcext:value-type="float">
            <text:p>3494844</text:p>
          </table:table-cell>
          <table:table-cell office:value-type="float" office:value="2477792" calcext:value-type="float">
            <text:p>2477792</text:p>
          </table:table-cell>
          <table:table-cell office:value-type="float" office:value="3902524" calcext:value-type="float">
            <text:p>39025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41008" calcext:value-type="float">
            <text:p>2041008</text:p>
          </table:table-cell>
          <table:table-cell office:value-type="float" office:value="1764148" calcext:value-type="float">
            <text:p>1764148</text:p>
          </table:table-cell>
          <table:table-cell office:value-type="float" office:value="161384" calcext:value-type="float">
            <text:p>1613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6: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8.93</text:p>
          </table:table-cell>
          <table:table-cell office:value-type="float" office:value="3494012" calcext:value-type="float">
            <text:p>3494012</text:p>
          </table:table-cell>
          <table:table-cell office:value-type="float" office:value="2478268" calcext:value-type="float">
            <text:p>2478268</text:p>
          </table:table-cell>
          <table:table-cell office:value-type="float" office:value="3903240" calcext:value-type="float">
            <text:p>39032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41364" calcext:value-type="float">
            <text:p>2041364</text:p>
          </table:table-cell>
          <table:table-cell office:value-type="float" office:value="1764500" calcext:value-type="float">
            <text:p>1764500</text:p>
          </table:table-cell>
          <table:table-cell office:value-type="float" office:value="161384" calcext:value-type="float">
            <text:p>16138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7: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9.02</text:p>
          </table:table-cell>
          <table:table-cell office:value-type="float" office:value="3496432" calcext:value-type="float">
            <text:p>3496432</text:p>
          </table:table-cell>
          <table:table-cell office:value-type="float" office:value="2473656" calcext:value-type="float">
            <text:p>2473656</text:p>
          </table:table-cell>
          <table:table-cell office:value-type="float" office:value="3900900" calcext:value-type="float">
            <text:p>39009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43556" calcext:value-type="float">
            <text:p>2043556</text:p>
          </table:table-cell>
          <table:table-cell office:value-type="float" office:value="1766612" calcext:value-type="float">
            <text:p>1766612</text:p>
          </table:table-cell>
          <table:table-cell office:value-type="float" office:value="161400" calcext:value-type="float">
            <text:p>1614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7: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9.02</text:p>
          </table:table-cell>
          <table:table-cell office:value-type="float" office:value="3497160" calcext:value-type="float">
            <text:p>3497160</text:p>
          </table:table-cell>
          <table:table-cell office:value-type="float" office:value="2472928" calcext:value-type="float">
            <text:p>2472928</text:p>
          </table:table-cell>
          <table:table-cell office:value-type="float" office:value="3900172" calcext:value-type="float">
            <text:p>39001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43556" calcext:value-type="float">
            <text:p>2043556</text:p>
          </table:table-cell>
          <table:table-cell office:value-type="float" office:value="1766612" calcext:value-type="float">
            <text:p>1766612</text:p>
          </table:table-cell>
          <table:table-cell office:value-type="float" office:value="161400" calcext:value-type="float">
            <text:p>16140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7: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9.02</text:p>
          </table:table-cell>
          <table:table-cell office:value-type="float" office:value="3496420" calcext:value-type="float">
            <text:p>3496420</text:p>
          </table:table-cell>
          <table:table-cell office:value-type="float" office:value="2473648" calcext:value-type="float">
            <text:p>2473648</text:p>
          </table:table-cell>
          <table:table-cell office:value-type="float" office:value="3900912" calcext:value-type="float">
            <text:p>39009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43576" calcext:value-type="float">
            <text:p>2043576</text:p>
          </table:table-cell>
          <table:table-cell office:value-type="float" office:value="1766616" calcext:value-type="float">
            <text:p>1766616</text:p>
          </table:table-cell>
          <table:table-cell office:value-type="float" office:value="161416" calcext:value-type="float">
            <text:p>16141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7: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9.02</text:p>
          </table:table-cell>
          <table:table-cell office:value-type="float" office:value="3498560" calcext:value-type="float">
            <text:p>3498560</text:p>
          </table:table-cell>
          <table:table-cell office:value-type="float" office:value="2471492" calcext:value-type="float">
            <text:p>2471492</text:p>
          </table:table-cell>
          <table:table-cell office:value-type="float" office:value="3898760" calcext:value-type="float">
            <text:p>38987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43592" calcext:value-type="float">
            <text:p>2043592</text:p>
          </table:table-cell>
          <table:table-cell office:value-type="float" office:value="1766620" calcext:value-type="float">
            <text:p>1766620</text:p>
          </table:table-cell>
          <table:table-cell office:value-type="float" office:value="161424" calcext:value-type="float">
            <text:p>16142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7: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9.1</text:p>
          </table:table-cell>
          <table:table-cell office:value-type="float" office:value="3500448" calcext:value-type="float">
            <text:p>3500448</text:p>
          </table:table-cell>
          <table:table-cell office:value-type="float" office:value="2467480" calcext:value-type="float">
            <text:p>2467480</text:p>
          </table:table-cell>
          <table:table-cell office:value-type="float" office:value="3896856" calcext:value-type="float">
            <text:p>38968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45716" calcext:value-type="float">
            <text:p>2045716</text:p>
          </table:table-cell>
          <table:table-cell office:value-type="float" office:value="1768684" calcext:value-type="float">
            <text:p>1768684</text:p>
          </table:table-cell>
          <table:table-cell office:value-type="float" office:value="161432" calcext:value-type="float">
            <text:p>16143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7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9.11</text:p>
          </table:table-cell>
          <table:table-cell office:value-type="float" office:value="3501772" calcext:value-type="float">
            <text:p>3501772</text:p>
          </table:table-cell>
          <table:table-cell office:value-type="float" office:value="2466132" calcext:value-type="float">
            <text:p>2466132</text:p>
          </table:table-cell>
          <table:table-cell office:value-type="float" office:value="3895528" calcext:value-type="float">
            <text:p>38955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45740" calcext:value-type="float">
            <text:p>2045740</text:p>
          </table:table-cell>
          <table:table-cell office:value-type="float" office:value="1768696" calcext:value-type="float">
            <text:p>1768696</text:p>
          </table:table-cell>
          <table:table-cell office:value-type="float" office:value="161440" calcext:value-type="float">
            <text:p>16144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7: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9.1</text:p>
          </table:table-cell>
          <table:table-cell office:value-type="float" office:value="3502864" calcext:value-type="float">
            <text:p>3502864</text:p>
          </table:table-cell>
          <table:table-cell office:value-type="float" office:value="2465032" calcext:value-type="float">
            <text:p>2465032</text:p>
          </table:table-cell>
          <table:table-cell office:value-type="float" office:value="3894440" calcext:value-type="float">
            <text:p>38944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45748" calcext:value-type="float">
            <text:p>2045748</text:p>
          </table:table-cell>
          <table:table-cell office:value-type="float" office:value="1768696" calcext:value-type="float">
            <text:p>1768696</text:p>
          </table:table-cell>
          <table:table-cell office:value-type="float" office:value="161448" calcext:value-type="float">
            <text:p>16144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7: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9.1</text:p>
          </table:table-cell>
          <table:table-cell office:value-type="float" office:value="3502676" calcext:value-type="float">
            <text:p>3502676</text:p>
          </table:table-cell>
          <table:table-cell office:value-type="float" office:value="2465212" calcext:value-type="float">
            <text:p>2465212</text:p>
          </table:table-cell>
          <table:table-cell office:value-type="float" office:value="3894628" calcext:value-type="float">
            <text:p>38946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45756" calcext:value-type="float">
            <text:p>2045756</text:p>
          </table:table-cell>
          <table:table-cell office:value-type="float" office:value="1768696" calcext:value-type="float">
            <text:p>1768696</text:p>
          </table:table-cell>
          <table:table-cell office:value-type="float" office:value="161456" calcext:value-type="float">
            <text:p>16145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7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9.2</text:p>
          </table:table-cell>
          <table:table-cell office:value-type="float" office:value="3507164" calcext:value-type="float">
            <text:p>3507164</text:p>
          </table:table-cell>
          <table:table-cell office:value-type="float" office:value="2458304" calcext:value-type="float">
            <text:p>2458304</text:p>
          </table:table-cell>
          <table:table-cell office:value-type="float" office:value="3890116" calcext:value-type="float">
            <text:p>38901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48176" calcext:value-type="float">
            <text:p>2048176</text:p>
          </table:table-cell>
          <table:table-cell office:value-type="float" office:value="1771052" calcext:value-type="float">
            <text:p>1771052</text:p>
          </table:table-cell>
          <table:table-cell office:value-type="float" office:value="161464" calcext:value-type="float">
            <text:p>16146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7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9.19</text:p>
          </table:table-cell>
          <table:table-cell office:value-type="float" office:value="3508308" calcext:value-type="float">
            <text:p>3508308</text:p>
          </table:table-cell>
          <table:table-cell office:value-type="float" office:value="2457156" calcext:value-type="float">
            <text:p>2457156</text:p>
          </table:table-cell>
          <table:table-cell office:value-type="float" office:value="3888968" calcext:value-type="float">
            <text:p>38889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48180" calcext:value-type="float">
            <text:p>2048180</text:p>
          </table:table-cell>
          <table:table-cell office:value-type="float" office:value="1771048" calcext:value-type="float">
            <text:p>1771048</text:p>
          </table:table-cell>
          <table:table-cell office:value-type="float" office:value="161472" calcext:value-type="float">
            <text:p>16147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7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9.19</text:p>
          </table:table-cell>
          <table:table-cell office:value-type="float" office:value="3507512" calcext:value-type="float">
            <text:p>3507512</text:p>
          </table:table-cell>
          <table:table-cell office:value-type="float" office:value="2457936" calcext:value-type="float">
            <text:p>2457936</text:p>
          </table:table-cell>
          <table:table-cell office:value-type="float" office:value="3889768" calcext:value-type="float">
            <text:p>38897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48196" calcext:value-type="float">
            <text:p>2048196</text:p>
          </table:table-cell>
          <table:table-cell office:value-type="float" office:value="1771056" calcext:value-type="float">
            <text:p>1771056</text:p>
          </table:table-cell>
          <table:table-cell office:value-type="float" office:value="161480" calcext:value-type="float">
            <text:p>16148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7: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9.19</text:p>
          </table:table-cell>
          <table:table-cell office:value-type="float" office:value="3500872" calcext:value-type="float">
            <text:p>3500872</text:p>
          </table:table-cell>
          <table:table-cell office:value-type="float" office:value="2464560" calcext:value-type="float">
            <text:p>2464560</text:p>
          </table:table-cell>
          <table:table-cell office:value-type="float" office:value="3896404" calcext:value-type="float">
            <text:p>38964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48212" calcext:value-type="float">
            <text:p>2048212</text:p>
          </table:table-cell>
          <table:table-cell office:value-type="float" office:value="1771068" calcext:value-type="float">
            <text:p>1771068</text:p>
          </table:table-cell>
          <table:table-cell office:value-type="float" office:value="161480" calcext:value-type="float">
            <text:p>16148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8: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9.2</text:p>
          </table:table-cell>
          <table:table-cell office:value-type="float" office:value="3501860" calcext:value-type="float">
            <text:p>3501860</text:p>
          </table:table-cell>
          <table:table-cell office:value-type="float" office:value="2463520" calcext:value-type="float">
            <text:p>2463520</text:p>
          </table:table-cell>
          <table:table-cell office:value-type="float" office:value="3895396" calcext:value-type="float">
            <text:p>38953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48264" calcext:value-type="float">
            <text:p>2048264</text:p>
          </table:table-cell>
          <table:table-cell office:value-type="float" office:value="1771096" calcext:value-type="float">
            <text:p>1771096</text:p>
          </table:table-cell>
          <table:table-cell office:value-type="float" office:value="161496" calcext:value-type="float">
            <text:p>16149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8: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9.2</text:p>
          </table:table-cell>
          <table:table-cell office:value-type="float" office:value="3503312" calcext:value-type="float">
            <text:p>3503312</text:p>
          </table:table-cell>
          <table:table-cell office:value-type="float" office:value="2462056" calcext:value-type="float">
            <text:p>2462056</text:p>
          </table:table-cell>
          <table:table-cell office:value-type="float" office:value="3893952" calcext:value-type="float">
            <text:p>38939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48276" calcext:value-type="float">
            <text:p>2048276</text:p>
          </table:table-cell>
          <table:table-cell office:value-type="float" office:value="1771096" calcext:value-type="float">
            <text:p>1771096</text:p>
          </table:table-cell>
          <table:table-cell office:value-type="float" office:value="161504" calcext:value-type="float">
            <text:p>16150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8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9.25</text:p>
          </table:table-cell>
          <table:table-cell office:value-type="float" office:value="3506672" calcext:value-type="float">
            <text:p>3506672</text:p>
          </table:table-cell>
          <table:table-cell office:value-type="float" office:value="2458136" calcext:value-type="float">
            <text:p>2458136</text:p>
          </table:table-cell>
          <table:table-cell office:value-type="float" office:value="3890592" calcext:value-type="float">
            <text:p>38905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48836" calcext:value-type="float">
            <text:p>2048836</text:p>
          </table:table-cell>
          <table:table-cell office:value-type="float" office:value="1771976" calcext:value-type="float">
            <text:p>1771976</text:p>
          </table:table-cell>
          <table:table-cell office:value-type="float" office:value="161512" calcext:value-type="float">
            <text:p>16151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8: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9.31</text:p>
          </table:table-cell>
          <table:table-cell office:value-type="float" office:value="3508764" calcext:value-type="float">
            <text:p>3508764</text:p>
          </table:table-cell>
          <table:table-cell office:value-type="float" office:value="2454204" calcext:value-type="float">
            <text:p>2454204</text:p>
          </table:table-cell>
          <table:table-cell office:value-type="float" office:value="3888480" calcext:value-type="float">
            <text:p>38884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50676" calcext:value-type="float">
            <text:p>2050676</text:p>
          </table:table-cell>
          <table:table-cell office:value-type="float" office:value="1773428" calcext:value-type="float">
            <text:p>1773428</text:p>
          </table:table-cell>
          <table:table-cell office:value-type="float" office:value="161520" calcext:value-type="float">
            <text:p>16152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8: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9.32</text:p>
          </table:table-cell>
          <table:table-cell office:value-type="float" office:value="3509976" calcext:value-type="float">
            <text:p>3509976</text:p>
          </table:table-cell>
          <table:table-cell office:value-type="float" office:value="2452968" calcext:value-type="float">
            <text:p>2452968</text:p>
          </table:table-cell>
          <table:table-cell office:value-type="float" office:value="3887268" calcext:value-type="float">
            <text:p>38872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50700" calcext:value-type="float">
            <text:p>2050700</text:p>
          </table:table-cell>
          <table:table-cell office:value-type="float" office:value="1773432" calcext:value-type="float">
            <text:p>1773432</text:p>
          </table:table-cell>
          <table:table-cell office:value-type="float" office:value="161536" calcext:value-type="float">
            <text:p>16153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8: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9.41</text:p>
          </table:table-cell>
          <table:table-cell office:value-type="float" office:value="3513700" calcext:value-type="float">
            <text:p>3513700</text:p>
          </table:table-cell>
          <table:table-cell office:value-type="float" office:value="2446936" calcext:value-type="float">
            <text:p>2446936</text:p>
          </table:table-cell>
          <table:table-cell office:value-type="float" office:value="3883476" calcext:value-type="float">
            <text:p>38834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53008" calcext:value-type="float">
            <text:p>2053008</text:p>
          </table:table-cell>
          <table:table-cell office:value-type="float" office:value="1775664" calcext:value-type="float">
            <text:p>1775664</text:p>
          </table:table-cell>
          <table:table-cell office:value-type="float" office:value="161544" calcext:value-type="float">
            <text:p>16154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8: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9.41</text:p>
          </table:table-cell>
          <table:table-cell office:value-type="float" office:value="3514432" calcext:value-type="float">
            <text:p>3514432</text:p>
          </table:table-cell>
          <table:table-cell office:value-type="float" office:value="2446196" calcext:value-type="float">
            <text:p>2446196</text:p>
          </table:table-cell>
          <table:table-cell office:value-type="float" office:value="3882776" calcext:value-type="float">
            <text:p>38827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53016" calcext:value-type="float">
            <text:p>2053016</text:p>
          </table:table-cell>
          <table:table-cell office:value-type="float" office:value="1775664" calcext:value-type="float">
            <text:p>1775664</text:p>
          </table:table-cell>
          <table:table-cell office:value-type="float" office:value="161552" calcext:value-type="float">
            <text:p>16155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9.41</text:p>
          </table:table-cell>
          <table:table-cell office:value-type="float" office:value="3515856" calcext:value-type="float">
            <text:p>3515856</text:p>
          </table:table-cell>
          <table:table-cell office:value-type="float" office:value="2444744" calcext:value-type="float">
            <text:p>2444744</text:p>
          </table:table-cell>
          <table:table-cell office:value-type="float" office:value="3881332" calcext:value-type="float">
            <text:p>38813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53044" calcext:value-type="float">
            <text:p>2053044</text:p>
          </table:table-cell>
          <table:table-cell office:value-type="float" office:value="1775684" calcext:value-type="float">
            <text:p>1775684</text:p>
          </table:table-cell>
          <table:table-cell office:value-type="float" office:value="161560" calcext:value-type="float">
            <text:p>16156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8: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9.41</text:p>
          </table:table-cell>
          <table:table-cell office:value-type="float" office:value="3515708" calcext:value-type="float">
            <text:p>3515708</text:p>
          </table:table-cell>
          <table:table-cell office:value-type="float" office:value="2444888" calcext:value-type="float">
            <text:p>2444888</text:p>
          </table:table-cell>
          <table:table-cell office:value-type="float" office:value="3881500" calcext:value-type="float">
            <text:p>38815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53048" calcext:value-type="float">
            <text:p>2053048</text:p>
          </table:table-cell>
          <table:table-cell office:value-type="float" office:value="1775680" calcext:value-type="float">
            <text:p>1775680</text:p>
          </table:table-cell>
          <table:table-cell office:value-type="float" office:value="161568" calcext:value-type="float">
            <text:p>16156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8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9.4</text:p>
          </table:table-cell>
          <table:table-cell office:value-type="float" office:value="3517124" calcext:value-type="float">
            <text:p>3517124</text:p>
          </table:table-cell>
          <table:table-cell office:value-type="float" office:value="2443452" calcext:value-type="float">
            <text:p>2443452</text:p>
          </table:table-cell>
          <table:table-cell office:value-type="float" office:value="3880072" calcext:value-type="float">
            <text:p>38800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53068" calcext:value-type="float">
            <text:p>2053068</text:p>
          </table:table-cell>
          <table:table-cell office:value-type="float" office:value="1775692" calcext:value-type="float">
            <text:p>1775692</text:p>
          </table:table-cell>
          <table:table-cell office:value-type="float" office:value="161576" calcext:value-type="float">
            <text:p>16157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8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9.4</text:p>
          </table:table-cell>
          <table:table-cell office:value-type="float" office:value="3517160" calcext:value-type="float">
            <text:p>3517160</text:p>
          </table:table-cell>
          <table:table-cell office:value-type="float" office:value="2443416" calcext:value-type="float">
            <text:p>2443416</text:p>
          </table:table-cell>
          <table:table-cell office:value-type="float" office:value="3880048" calcext:value-type="float">
            <text:p>38800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53068" calcext:value-type="float">
            <text:p>2053068</text:p>
          </table:table-cell>
          <table:table-cell office:value-type="float" office:value="1775684" calcext:value-type="float">
            <text:p>1775684</text:p>
          </table:table-cell>
          <table:table-cell office:value-type="float" office:value="161584" calcext:value-type="float">
            <text:p>16158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8: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9.48</text:p>
          </table:table-cell>
          <table:table-cell office:value-type="float" office:value="3513952" calcext:value-type="float">
            <text:p>3513952</text:p>
          </table:table-cell>
          <table:table-cell office:value-type="float" office:value="2444596" calcext:value-type="float">
            <text:p>2444596</text:p>
          </table:table-cell>
          <table:table-cell office:value-type="float" office:value="3883224" calcext:value-type="float">
            <text:p>38832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55096" calcext:value-type="float">
            <text:p>2055096</text:p>
          </table:table-cell>
          <table:table-cell office:value-type="float" office:value="1777656" calcext:value-type="float">
            <text:p>1777656</text:p>
          </table:table-cell>
          <table:table-cell office:value-type="float" office:value="161592" calcext:value-type="float">
            <text:p>16159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9: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9.48</text:p>
          </table:table-cell>
          <table:table-cell office:value-type="float" office:value="3512320" calcext:value-type="float">
            <text:p>3512320</text:p>
          </table:table-cell>
          <table:table-cell office:value-type="float" office:value="2446228" calcext:value-type="float">
            <text:p>2446228</text:p>
          </table:table-cell>
          <table:table-cell office:value-type="float" office:value="3884864" calcext:value-type="float">
            <text:p>38848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55096" calcext:value-type="float">
            <text:p>2055096</text:p>
          </table:table-cell>
          <table:table-cell office:value-type="float" office:value="1777648" calcext:value-type="float">
            <text:p>1777648</text:p>
          </table:table-cell>
          <table:table-cell office:value-type="float" office:value="161600" calcext:value-type="float">
            <text:p>1616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9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9.58</text:p>
          </table:table-cell>
          <table:table-cell office:value-type="float" office:value="3516612" calcext:value-type="float">
            <text:p>3516612</text:p>
          </table:table-cell>
          <table:table-cell office:value-type="float" office:value="2439404" calcext:value-type="float">
            <text:p>2439404</text:p>
          </table:table-cell>
          <table:table-cell office:value-type="float" office:value="3880528" calcext:value-type="float">
            <text:p>38805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57628" calcext:value-type="float">
            <text:p>2057628</text:p>
          </table:table-cell>
          <table:table-cell office:value-type="float" office:value="1780108" calcext:value-type="float">
            <text:p>1780108</text:p>
          </table:table-cell>
          <table:table-cell office:value-type="float" office:value="161608" calcext:value-type="float">
            <text:p>16160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9: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9.58</text:p>
          </table:table-cell>
          <table:table-cell office:value-type="float" office:value="3515796" calcext:value-type="float">
            <text:p>3515796</text:p>
          </table:table-cell>
          <table:table-cell office:value-type="float" office:value="2440220" calcext:value-type="float">
            <text:p>2440220</text:p>
          </table:table-cell>
          <table:table-cell office:value-type="float" office:value="3881356" calcext:value-type="float">
            <text:p>38813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57628" calcext:value-type="float">
            <text:p>2057628</text:p>
          </table:table-cell>
          <table:table-cell office:value-type="float" office:value="1780100" calcext:value-type="float">
            <text:p>1780100</text:p>
          </table:table-cell>
          <table:table-cell office:value-type="float" office:value="161616" calcext:value-type="float">
            <text:p>16161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9: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9.58</text:p>
          </table:table-cell>
          <table:table-cell office:value-type="float" office:value="3521264" calcext:value-type="float">
            <text:p>3521264</text:p>
          </table:table-cell>
          <table:table-cell office:value-type="float" office:value="2434728" calcext:value-type="float">
            <text:p>2434728</text:p>
          </table:table-cell>
          <table:table-cell office:value-type="float" office:value="3875888" calcext:value-type="float">
            <text:p>38758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57652" calcext:value-type="float">
            <text:p>2057652</text:p>
          </table:table-cell>
          <table:table-cell office:value-type="float" office:value="1780116" calcext:value-type="float">
            <text:p>1780116</text:p>
          </table:table-cell>
          <table:table-cell office:value-type="float" office:value="161624" calcext:value-type="float">
            <text:p>16162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9: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9.65</text:p>
          </table:table-cell>
          <table:table-cell office:value-type="float" office:value="3525964" calcext:value-type="float">
            <text:p>3525964</text:p>
          </table:table-cell>
          <table:table-cell office:value-type="float" office:value="2428224" calcext:value-type="float">
            <text:p>2428224</text:p>
          </table:table-cell>
          <table:table-cell office:value-type="float" office:value="3871168" calcext:value-type="float">
            <text:p>38711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59456" calcext:value-type="float">
            <text:p>2059456</text:p>
          </table:table-cell>
          <table:table-cell office:value-type="float" office:value="1781860" calcext:value-type="float">
            <text:p>1781860</text:p>
          </table:table-cell>
          <table:table-cell office:value-type="float" office:value="161640" calcext:value-type="float">
            <text:p>16164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9: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9.64</text:p>
          </table:table-cell>
          <table:table-cell office:value-type="float" office:value="3526768" calcext:value-type="float">
            <text:p>3526768</text:p>
          </table:table-cell>
          <table:table-cell office:value-type="float" office:value="2427400" calcext:value-type="float">
            <text:p>2427400</text:p>
          </table:table-cell>
          <table:table-cell office:value-type="float" office:value="3870364" calcext:value-type="float">
            <text:p>38703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59476" calcext:value-type="float">
            <text:p>2059476</text:p>
          </table:table-cell>
          <table:table-cell office:value-type="float" office:value="1781872" calcext:value-type="float">
            <text:p>1781872</text:p>
          </table:table-cell>
          <table:table-cell office:value-type="float" office:value="161648" calcext:value-type="float">
            <text:p>16164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9: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9.73</text:p>
          </table:table-cell>
          <table:table-cell office:value-type="float" office:value="3531328" calcext:value-type="float">
            <text:p>3531328</text:p>
          </table:table-cell>
          <table:table-cell office:value-type="float" office:value="2420632" calcext:value-type="float">
            <text:p>2420632</text:p>
          </table:table-cell>
          <table:table-cell office:value-type="float" office:value="3865764" calcext:value-type="float">
            <text:p>38657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61684" calcext:value-type="float">
            <text:p>2061684</text:p>
          </table:table-cell>
          <table:table-cell office:value-type="float" office:value="1784016" calcext:value-type="float">
            <text:p>1784016</text:p>
          </table:table-cell>
          <table:table-cell office:value-type="float" office:value="161656" calcext:value-type="float">
            <text:p>16165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9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9.73</text:p>
          </table:table-cell>
          <table:table-cell office:value-type="float" office:value="3532816" calcext:value-type="float">
            <text:p>3532816</text:p>
          </table:table-cell>
          <table:table-cell office:value-type="float" office:value="2419104" calcext:value-type="float">
            <text:p>2419104</text:p>
          </table:table-cell>
          <table:table-cell office:value-type="float" office:value="3864276" calcext:value-type="float">
            <text:p>38642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61724" calcext:value-type="float">
            <text:p>2061724</text:p>
          </table:table-cell>
          <table:table-cell office:value-type="float" office:value="1784032" calcext:value-type="float">
            <text:p>1784032</text:p>
          </table:table-cell>
          <table:table-cell office:value-type="float" office:value="161680" calcext:value-type="float">
            <text:p>16168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9: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9.73</text:p>
          </table:table-cell>
          <table:table-cell office:value-type="float" office:value="3533204" calcext:value-type="float">
            <text:p>3533204</text:p>
          </table:table-cell>
          <table:table-cell office:value-type="float" office:value="2418712" calcext:value-type="float">
            <text:p>2418712</text:p>
          </table:table-cell>
          <table:table-cell office:value-type="float" office:value="3863900" calcext:value-type="float">
            <text:p>38639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61728" calcext:value-type="float">
            <text:p>2061728</text:p>
          </table:table-cell>
          <table:table-cell office:value-type="float" office:value="1784028" calcext:value-type="float">
            <text:p>1784028</text:p>
          </table:table-cell>
          <table:table-cell office:value-type="float" office:value="161688" calcext:value-type="float">
            <text:p>16168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9: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.81</text:p>
          </table:table-cell>
          <table:table-cell office:value-type="float" office:value="3537140" calcext:value-type="float">
            <text:p>3537140</text:p>
          </table:table-cell>
          <table:table-cell office:value-type="float" office:value="2412864" calcext:value-type="float">
            <text:p>2412864</text:p>
          </table:table-cell>
          <table:table-cell office:value-type="float" office:value="3859888" calcext:value-type="float">
            <text:p>38598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63640" calcext:value-type="float">
            <text:p>2063640</text:p>
          </table:table-cell>
          <table:table-cell office:value-type="float" office:value="1785868" calcext:value-type="float">
            <text:p>1785868</text:p>
          </table:table-cell>
          <table:table-cell office:value-type="float" office:value="161704" calcext:value-type="float">
            <text:p>16170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49: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.82</text:p>
          </table:table-cell>
          <table:table-cell office:value-type="float" office:value="3537992" calcext:value-type="float">
            <text:p>3537992</text:p>
          </table:table-cell>
          <table:table-cell office:value-type="float" office:value="2411996" calcext:value-type="float">
            <text:p>2411996</text:p>
          </table:table-cell>
          <table:table-cell office:value-type="float" office:value="3859072" calcext:value-type="float">
            <text:p>38590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63656" calcext:value-type="float">
            <text:p>2063656</text:p>
          </table:table-cell>
          <table:table-cell office:value-type="float" office:value="1785880" calcext:value-type="float">
            <text:p>1785880</text:p>
          </table:table-cell>
          <table:table-cell office:value-type="float" office:value="161704" calcext:value-type="float">
            <text:p>16170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0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.81</text:p>
          </table:table-cell>
          <table:table-cell office:value-type="float" office:value="3537468" calcext:value-type="float">
            <text:p>3537468</text:p>
          </table:table-cell>
          <table:table-cell office:value-type="float" office:value="2412472" calcext:value-type="float">
            <text:p>2412472</text:p>
          </table:table-cell>
          <table:table-cell office:value-type="float" office:value="3859568" calcext:value-type="float">
            <text:p>38595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63704" calcext:value-type="float">
            <text:p>2063704</text:p>
          </table:table-cell>
          <table:table-cell office:value-type="float" office:value="1785908" calcext:value-type="float">
            <text:p>1785908</text:p>
          </table:table-cell>
          <table:table-cell office:value-type="float" office:value="161720" calcext:value-type="float">
            <text:p>16172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0: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9.91</text:p>
          </table:table-cell>
          <table:table-cell office:value-type="float" office:value="3532704" calcext:value-type="float">
            <text:p>3532704</text:p>
          </table:table-cell>
          <table:table-cell office:value-type="float" office:value="2414728" calcext:value-type="float">
            <text:p>2414728</text:p>
          </table:table-cell>
          <table:table-cell office:value-type="float" office:value="3864336" calcext:value-type="float">
            <text:p>38643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66212" calcext:value-type="float">
            <text:p>2066212</text:p>
          </table:table-cell>
          <table:table-cell office:value-type="float" office:value="1788356" calcext:value-type="float">
            <text:p>1788356</text:p>
          </table:table-cell>
          <table:table-cell office:value-type="float" office:value="161720" calcext:value-type="float">
            <text:p>16172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0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9.91</text:p>
          </table:table-cell>
          <table:table-cell office:value-type="float" office:value="3523448" calcext:value-type="float">
            <text:p>3523448</text:p>
          </table:table-cell>
          <table:table-cell office:value-type="float" office:value="2423948" calcext:value-type="float">
            <text:p>2423948</text:p>
          </table:table-cell>
          <table:table-cell office:value-type="float" office:value="3873576" calcext:value-type="float">
            <text:p>38735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66248" calcext:value-type="float">
            <text:p>2066248</text:p>
          </table:table-cell>
          <table:table-cell office:value-type="float" office:value="1788368" calcext:value-type="float">
            <text:p>1788368</text:p>
          </table:table-cell>
          <table:table-cell office:value-type="float" office:value="161744" calcext:value-type="float">
            <text:p>16174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0: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9.91</text:p>
          </table:table-cell>
          <table:table-cell office:value-type="float" office:value="3525676" calcext:value-type="float">
            <text:p>3525676</text:p>
          </table:table-cell>
          <table:table-cell office:value-type="float" office:value="2421728" calcext:value-type="float">
            <text:p>2421728</text:p>
          </table:table-cell>
          <table:table-cell office:value-type="float" office:value="3871364" calcext:value-type="float">
            <text:p>38713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66240" calcext:value-type="float">
            <text:p>2066240</text:p>
          </table:table-cell>
          <table:table-cell office:value-type="float" office:value="1788360" calcext:value-type="float">
            <text:p>1788360</text:p>
          </table:table-cell>
          <table:table-cell office:value-type="float" office:value="161744" calcext:value-type="float">
            <text:p>16174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0: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9.99</text:p>
          </table:table-cell>
          <table:table-cell office:value-type="float" office:value="3526992" calcext:value-type="float">
            <text:p>3526992</text:p>
          </table:table-cell>
          <table:table-cell office:value-type="float" office:value="2418268" calcext:value-type="float">
            <text:p>2418268</text:p>
          </table:table-cell>
          <table:table-cell office:value-type="float" office:value="3870012" calcext:value-type="float">
            <text:p>38700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68384" calcext:value-type="float">
            <text:p>2068384</text:p>
          </table:table-cell>
          <table:table-cell office:value-type="float" office:value="1790432" calcext:value-type="float">
            <text:p>1790432</text:p>
          </table:table-cell>
          <table:table-cell office:value-type="float" office:value="161760" calcext:value-type="float">
            <text:p>16176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0: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9.99</text:p>
          </table:table-cell>
          <table:table-cell office:value-type="float" office:value="3527812" calcext:value-type="float">
            <text:p>3527812</text:p>
          </table:table-cell>
          <table:table-cell office:value-type="float" office:value="2417436" calcext:value-type="float">
            <text:p>2417436</text:p>
          </table:table-cell>
          <table:table-cell office:value-type="float" office:value="3869200" calcext:value-type="float">
            <text:p>38692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68396" calcext:value-type="float">
            <text:p>2068396</text:p>
          </table:table-cell>
          <table:table-cell office:value-type="float" office:value="1790444" calcext:value-type="float">
            <text:p>1790444</text:p>
          </table:table-cell>
          <table:table-cell office:value-type="float" office:value="161760" calcext:value-type="float">
            <text:p>16176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0: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3</text:p>
          </table:table-cell>
          <table:table-cell office:value-type="float" office:value="3531848" calcext:value-type="float">
            <text:p>3531848</text:p>
          </table:table-cell>
          <table:table-cell office:value-type="float" office:value="2412336" calcext:value-type="float">
            <text:p>2412336</text:p>
          </table:table-cell>
          <table:table-cell office:value-type="float" office:value="3865128" calcext:value-type="float">
            <text:p>38651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69460" calcext:value-type="float">
            <text:p>2069460</text:p>
          </table:table-cell>
          <table:table-cell office:value-type="float" office:value="1791468" calcext:value-type="float">
            <text:p>1791468</text:p>
          </table:table-cell>
          <table:table-cell office:value-type="float" office:value="161776" calcext:value-type="float">
            <text:p>16177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0: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6</text:p>
          </table:table-cell>
          <table:table-cell office:value-type="float" office:value="3533128" calcext:value-type="float">
            <text:p>3533128</text:p>
          </table:table-cell>
          <table:table-cell office:value-type="float" office:value="2410296" calcext:value-type="float">
            <text:p>2410296</text:p>
          </table:table-cell>
          <table:table-cell office:value-type="float" office:value="3863864" calcext:value-type="float">
            <text:p>38638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70220" calcext:value-type="float">
            <text:p>2070220</text:p>
          </table:table-cell>
          <table:table-cell office:value-type="float" office:value="1792204" calcext:value-type="float">
            <text:p>1792204</text:p>
          </table:table-cell>
          <table:table-cell office:value-type="float" office:value="161784" calcext:value-type="float">
            <text:p>16178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0: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6</text:p>
          </table:table-cell>
          <table:table-cell office:value-type="float" office:value="3533364" calcext:value-type="float">
            <text:p>3533364</text:p>
          </table:table-cell>
          <table:table-cell office:value-type="float" office:value="2410020" calcext:value-type="float">
            <text:p>2410020</text:p>
          </table:table-cell>
          <table:table-cell office:value-type="float" office:value="3863616" calcext:value-type="float">
            <text:p>38636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70260" calcext:value-type="float">
            <text:p>2070260</text:p>
          </table:table-cell>
          <table:table-cell office:value-type="float" office:value="1792228" calcext:value-type="float">
            <text:p>1792228</text:p>
          </table:table-cell>
          <table:table-cell office:value-type="float" office:value="161800" calcext:value-type="float">
            <text:p>1618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0: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0.06</text:p>
          </table:table-cell>
          <table:table-cell office:value-type="float" office:value="3535112" calcext:value-type="float">
            <text:p>3535112</text:p>
          </table:table-cell>
          <table:table-cell office:value-type="float" office:value="2408280" calcext:value-type="float">
            <text:p>2408280</text:p>
          </table:table-cell>
          <table:table-cell office:value-type="float" office:value="3861880" calcext:value-type="float">
            <text:p>38618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70252" calcext:value-type="float">
            <text:p>2070252</text:p>
          </table:table-cell>
          <table:table-cell office:value-type="float" office:value="1792220" calcext:value-type="float">
            <text:p>1792220</text:p>
          </table:table-cell>
          <table:table-cell office:value-type="float" office:value="161800" calcext:value-type="float">
            <text:p>1618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0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0.06</text:p>
          </table:table-cell>
          <table:table-cell office:value-type="float" office:value="3534320" calcext:value-type="float">
            <text:p>3534320</text:p>
          </table:table-cell>
          <table:table-cell office:value-type="float" office:value="2409044" calcext:value-type="float">
            <text:p>2409044</text:p>
          </table:table-cell>
          <table:table-cell office:value-type="float" office:value="3862664" calcext:value-type="float">
            <text:p>38626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70280" calcext:value-type="float">
            <text:p>2070280</text:p>
          </table:table-cell>
          <table:table-cell office:value-type="float" office:value="1792232" calcext:value-type="float">
            <text:p>1792232</text:p>
          </table:table-cell>
          <table:table-cell office:value-type="float" office:value="161816" calcext:value-type="float">
            <text:p>16181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0: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0.13</text:p>
          </table:table-cell>
          <table:table-cell office:value-type="float" office:value="3538088" calcext:value-type="float">
            <text:p>3538088</text:p>
          </table:table-cell>
          <table:table-cell office:value-type="float" office:value="2403672" calcext:value-type="float">
            <text:p>2403672</text:p>
          </table:table-cell>
          <table:table-cell office:value-type="float" office:value="3858876" calcext:value-type="float">
            <text:p>38588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71884" calcext:value-type="float">
            <text:p>2071884</text:p>
          </table:table-cell>
          <table:table-cell office:value-type="float" office:value="1793780" calcext:value-type="float">
            <text:p>1793780</text:p>
          </table:table-cell>
          <table:table-cell office:value-type="float" office:value="161824" calcext:value-type="float">
            <text:p>16182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1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0.13</text:p>
          </table:table-cell>
          <table:table-cell office:value-type="float" office:value="3539056" calcext:value-type="float">
            <text:p>3539056</text:p>
          </table:table-cell>
          <table:table-cell office:value-type="float" office:value="2402672" calcext:value-type="float">
            <text:p>2402672</text:p>
          </table:table-cell>
          <table:table-cell office:value-type="float" office:value="3857892" calcext:value-type="float">
            <text:p>38578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71916" calcext:value-type="float">
            <text:p>2071916</text:p>
          </table:table-cell>
          <table:table-cell office:value-type="float" office:value="1793804" calcext:value-type="float">
            <text:p>1793804</text:p>
          </table:table-cell>
          <table:table-cell office:value-type="float" office:value="161832" calcext:value-type="float">
            <text:p>16183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1: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0.35</text:p>
          </table:table-cell>
          <table:table-cell office:value-type="float" office:value="3551628" calcext:value-type="float">
            <text:p>3551628</text:p>
          </table:table-cell>
          <table:table-cell office:value-type="float" office:value="2385280" calcext:value-type="float">
            <text:p>2385280</text:p>
          </table:table-cell>
          <table:table-cell office:value-type="float" office:value="3845164" calcext:value-type="float">
            <text:p>38451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76736" calcext:value-type="float">
            <text:p>2076736</text:p>
          </table:table-cell>
          <table:table-cell office:value-type="float" office:value="1799184" calcext:value-type="float">
            <text:p>1799184</text:p>
          </table:table-cell>
          <table:table-cell office:value-type="float" office:value="161840" calcext:value-type="float">
            <text:p>16184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1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0.38</text:p>
          </table:table-cell>
          <table:table-cell office:value-type="float" office:value="3535548" calcext:value-type="float">
            <text:p>3535548</text:p>
          </table:table-cell>
          <table:table-cell office:value-type="float" office:value="2400096" calcext:value-type="float">
            <text:p>2400096</text:p>
          </table:table-cell>
          <table:table-cell office:value-type="float" office:value="3861340" calcext:value-type="float">
            <text:p>38613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78000" calcext:value-type="float">
            <text:p>2078000</text:p>
          </table:table-cell>
          <table:table-cell office:value-type="float" office:value="1799716" calcext:value-type="float">
            <text:p>1799716</text:p>
          </table:table-cell>
          <table:table-cell office:value-type="float" office:value="161848" calcext:value-type="float">
            <text:p>1618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1: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0.38</text:p>
          </table:table-cell>
          <table:table-cell office:value-type="float" office:value="3537592" calcext:value-type="float">
            <text:p>3537592</text:p>
          </table:table-cell>
          <table:table-cell office:value-type="float" office:value="2397720" calcext:value-type="float">
            <text:p>2397720</text:p>
          </table:table-cell>
          <table:table-cell office:value-type="float" office:value="3859192" calcext:value-type="float">
            <text:p>38591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78332" calcext:value-type="float">
            <text:p>2078332</text:p>
          </table:table-cell>
          <table:table-cell office:value-type="float" office:value="1800040" calcext:value-type="float">
            <text:p>1800040</text:p>
          </table:table-cell>
          <table:table-cell office:value-type="float" office:value="161856" calcext:value-type="float">
            <text:p>16185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1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0.45</text:p>
          </table:table-cell>
          <table:table-cell office:value-type="float" office:value="3541248" calcext:value-type="float">
            <text:p>3541248</text:p>
          </table:table-cell>
          <table:table-cell office:value-type="float" office:value="2392356" calcext:value-type="float">
            <text:p>2392356</text:p>
          </table:table-cell>
          <table:table-cell office:value-type="float" office:value="3855624" calcext:value-type="float">
            <text:p>38556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80040" calcext:value-type="float">
            <text:p>2080040</text:p>
          </table:table-cell>
          <table:table-cell office:value-type="float" office:value="1801688" calcext:value-type="float">
            <text:p>1801688</text:p>
          </table:table-cell>
          <table:table-cell office:value-type="float" office:value="161872" calcext:value-type="float">
            <text:p>16187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1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0.45</text:p>
          </table:table-cell>
          <table:table-cell office:value-type="float" office:value="3543512" calcext:value-type="float">
            <text:p>3543512</text:p>
          </table:table-cell>
          <table:table-cell office:value-type="float" office:value="2390064" calcext:value-type="float">
            <text:p>2390064</text:p>
          </table:table-cell>
          <table:table-cell office:value-type="float" office:value="3853352" calcext:value-type="float">
            <text:p>38533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80068" calcext:value-type="float">
            <text:p>2080068</text:p>
          </table:table-cell>
          <table:table-cell office:value-type="float" office:value="1801700" calcext:value-type="float">
            <text:p>1801700</text:p>
          </table:table-cell>
          <table:table-cell office:value-type="float" office:value="161880" calcext:value-type="float">
            <text:p>16188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1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0.56</text:p>
          </table:table-cell>
          <table:table-cell office:value-type="float" office:value="3549724" calcext:value-type="float">
            <text:p>3549724</text:p>
          </table:table-cell>
          <table:table-cell office:value-type="float" office:value="2380952" calcext:value-type="float">
            <text:p>2380952</text:p>
          </table:table-cell>
          <table:table-cell office:value-type="float" office:value="3847104" calcext:value-type="float">
            <text:p>38471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82968" calcext:value-type="float">
            <text:p>2082968</text:p>
          </table:table-cell>
          <table:table-cell office:value-type="float" office:value="1804516" calcext:value-type="float">
            <text:p>1804516</text:p>
          </table:table-cell>
          <table:table-cell office:value-type="float" office:value="161896" calcext:value-type="float">
            <text:p>16189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1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0.56</text:p>
          </table:table-cell>
          <table:table-cell office:value-type="float" office:value="3550960" calcext:value-type="float">
            <text:p>3550960</text:p>
          </table:table-cell>
          <table:table-cell office:value-type="float" office:value="2379708" calcext:value-type="float">
            <text:p>2379708</text:p>
          </table:table-cell>
          <table:table-cell office:value-type="float" office:value="3845868" calcext:value-type="float">
            <text:p>38458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82976" calcext:value-type="float">
            <text:p>2082976</text:p>
          </table:table-cell>
          <table:table-cell office:value-type="float" office:value="1804516" calcext:value-type="float">
            <text:p>1804516</text:p>
          </table:table-cell>
          <table:table-cell office:value-type="float" office:value="161904" calcext:value-type="float">
            <text:p>16190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1: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0.56</text:p>
          </table:table-cell>
          <table:table-cell office:value-type="float" office:value="3551484" calcext:value-type="float">
            <text:p>3551484</text:p>
          </table:table-cell>
          <table:table-cell office:value-type="float" office:value="2379168" calcext:value-type="float">
            <text:p>2379168</text:p>
          </table:table-cell>
          <table:table-cell office:value-type="float" office:value="3845340" calcext:value-type="float">
            <text:p>38453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82992" calcext:value-type="float">
            <text:p>2082992</text:p>
          </table:table-cell>
          <table:table-cell office:value-type="float" office:value="1804520" calcext:value-type="float">
            <text:p>1804520</text:p>
          </table:table-cell>
          <table:table-cell office:value-type="float" office:value="161912" calcext:value-type="float">
            <text:p>16191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1: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0.56</text:p>
          </table:table-cell>
          <table:table-cell office:value-type="float" office:value="3552484" calcext:value-type="float">
            <text:p>3552484</text:p>
          </table:table-cell>
          <table:table-cell office:value-type="float" office:value="2378152" calcext:value-type="float">
            <text:p>2378152</text:p>
          </table:table-cell>
          <table:table-cell office:value-type="float" office:value="3844336" calcext:value-type="float">
            <text:p>38443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83008" calcext:value-type="float">
            <text:p>2083008</text:p>
          </table:table-cell>
          <table:table-cell office:value-type="float" office:value="1804524" calcext:value-type="float">
            <text:p>1804524</text:p>
          </table:table-cell>
          <table:table-cell office:value-type="float" office:value="161920" calcext:value-type="float">
            <text:p>16192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1: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0.56</text:p>
          </table:table-cell>
          <table:table-cell office:value-type="float" office:value="3551012" calcext:value-type="float">
            <text:p>3551012</text:p>
          </table:table-cell>
          <table:table-cell office:value-type="float" office:value="2379612" calcext:value-type="float">
            <text:p>2379612</text:p>
          </table:table-cell>
          <table:table-cell office:value-type="float" office:value="3845816" calcext:value-type="float">
            <text:p>38458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83020" calcext:value-type="float">
            <text:p>2083020</text:p>
          </table:table-cell>
          <table:table-cell office:value-type="float" office:value="1804528" calcext:value-type="float">
            <text:p>1804528</text:p>
          </table:table-cell>
          <table:table-cell office:value-type="float" office:value="161928" calcext:value-type="float">
            <text:p>16192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1: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0.56</text:p>
          </table:table-cell>
          <table:table-cell office:value-type="float" office:value="3552648" calcext:value-type="float">
            <text:p>3552648</text:p>
          </table:table-cell>
          <table:table-cell office:value-type="float" office:value="2377956" calcext:value-type="float">
            <text:p>2377956</text:p>
          </table:table-cell>
          <table:table-cell office:value-type="float" office:value="3844172" calcext:value-type="float">
            <text:p>38441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83040" calcext:value-type="float">
            <text:p>2083040</text:p>
          </table:table-cell>
          <table:table-cell office:value-type="float" office:value="1804540" calcext:value-type="float">
            <text:p>1804540</text:p>
          </table:table-cell>
          <table:table-cell office:value-type="float" office:value="161936" calcext:value-type="float">
            <text:p>16193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2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0.57</text:p>
          </table:table-cell>
          <table:table-cell office:value-type="float" office:value="3552888" calcext:value-type="float">
            <text:p>3552888</text:p>
          </table:table-cell>
          <table:table-cell office:value-type="float" office:value="2377420" calcext:value-type="float">
            <text:p>2377420</text:p>
          </table:table-cell>
          <table:table-cell office:value-type="float" office:value="3843936" calcext:value-type="float">
            <text:p>38439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83336" calcext:value-type="float">
            <text:p>2083336</text:p>
          </table:table-cell>
          <table:table-cell office:value-type="float" office:value="1804816" calcext:value-type="float">
            <text:p>1804816</text:p>
          </table:table-cell>
          <table:table-cell office:value-type="float" office:value="161948" calcext:value-type="float">
            <text:p>16194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2: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0.65</text:p>
          </table:table-cell>
          <table:table-cell office:value-type="float" office:value="3554672" calcext:value-type="float">
            <text:p>3554672</text:p>
          </table:table-cell>
          <table:table-cell office:value-type="float" office:value="2373616" calcext:value-type="float">
            <text:p>2373616</text:p>
          </table:table-cell>
          <table:table-cell office:value-type="float" office:value="3842124" calcext:value-type="float">
            <text:p>38421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85356" calcext:value-type="float">
            <text:p>2085356</text:p>
          </table:table-cell>
          <table:table-cell office:value-type="float" office:value="1806772" calcext:value-type="float">
            <text:p>1806772</text:p>
          </table:table-cell>
          <table:table-cell office:value-type="float" office:value="161956" calcext:value-type="float">
            <text:p>16195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2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0.65</text:p>
          </table:table-cell>
          <table:table-cell office:value-type="float" office:value="3550316" calcext:value-type="float">
            <text:p>3550316</text:p>
          </table:table-cell>
          <table:table-cell office:value-type="float" office:value="2377960" calcext:value-type="float">
            <text:p>2377960</text:p>
          </table:table-cell>
          <table:table-cell office:value-type="float" office:value="3846480" calcext:value-type="float">
            <text:p>38464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85368" calcext:value-type="float">
            <text:p>2085368</text:p>
          </table:table-cell>
          <table:table-cell office:value-type="float" office:value="1806776" calcext:value-type="float">
            <text:p>1806776</text:p>
          </table:table-cell>
          <table:table-cell office:value-type="float" office:value="161964" calcext:value-type="float">
            <text:p>16196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2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0.65</text:p>
          </table:table-cell>
          <table:table-cell office:value-type="float" office:value="3544212" calcext:value-type="float">
            <text:p>3544212</text:p>
          </table:table-cell>
          <table:table-cell office:value-type="float" office:value="2384056" calcext:value-type="float">
            <text:p>2384056</text:p>
          </table:table-cell>
          <table:table-cell office:value-type="float" office:value="3852576" calcext:value-type="float">
            <text:p>38525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85376" calcext:value-type="float">
            <text:p>2085376</text:p>
          </table:table-cell>
          <table:table-cell office:value-type="float" office:value="1806776" calcext:value-type="float">
            <text:p>1806776</text:p>
          </table:table-cell>
          <table:table-cell office:value-type="float" office:value="161972" calcext:value-type="float">
            <text:p>16197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2: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0.65</text:p>
          </table:table-cell>
          <table:table-cell office:value-type="float" office:value="3546964" calcext:value-type="float">
            <text:p>3546964</text:p>
          </table:table-cell>
          <table:table-cell office:value-type="float" office:value="2381292" calcext:value-type="float">
            <text:p>2381292</text:p>
          </table:table-cell>
          <table:table-cell office:value-type="float" office:value="3849832" calcext:value-type="float">
            <text:p>38498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85388" calcext:value-type="float">
            <text:p>2085388</text:p>
          </table:table-cell>
          <table:table-cell office:value-type="float" office:value="1806780" calcext:value-type="float">
            <text:p>1806780</text:p>
          </table:table-cell>
          <table:table-cell office:value-type="float" office:value="161980" calcext:value-type="float">
            <text:p>16198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2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0.64</text:p>
          </table:table-cell>
          <table:table-cell office:value-type="float" office:value="3548008" calcext:value-type="float">
            <text:p>3548008</text:p>
          </table:table-cell>
          <table:table-cell office:value-type="float" office:value="2380228" calcext:value-type="float">
            <text:p>2380228</text:p>
          </table:table-cell>
          <table:table-cell office:value-type="float" office:value="3848788" calcext:value-type="float">
            <text:p>38487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85408" calcext:value-type="float">
            <text:p>2085408</text:p>
          </table:table-cell>
          <table:table-cell office:value-type="float" office:value="1806792" calcext:value-type="float">
            <text:p>1806792</text:p>
          </table:table-cell>
          <table:table-cell office:value-type="float" office:value="161988" calcext:value-type="float">
            <text:p>16198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2: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0.64</text:p>
          </table:table-cell>
          <table:table-cell office:value-type="float" office:value="3548716" calcext:value-type="float">
            <text:p>3548716</text:p>
          </table:table-cell>
          <table:table-cell office:value-type="float" office:value="2379480" calcext:value-type="float">
            <text:p>2379480</text:p>
          </table:table-cell>
          <table:table-cell office:value-type="float" office:value="3848080" calcext:value-type="float">
            <text:p>38480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85448" calcext:value-type="float">
            <text:p>2085448</text:p>
          </table:table-cell>
          <table:table-cell office:value-type="float" office:value="1806792" calcext:value-type="float">
            <text:p>1806792</text:p>
          </table:table-cell>
          <table:table-cell office:value-type="float" office:value="162028" calcext:value-type="float">
            <text:p>16202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2: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0.71</text:p>
          </table:table-cell>
          <table:table-cell office:value-type="float" office:value="3552816" calcext:value-type="float">
            <text:p>3552816</text:p>
          </table:table-cell>
          <table:table-cell office:value-type="float" office:value="2373524" calcext:value-type="float">
            <text:p>2373524</text:p>
          </table:table-cell>
          <table:table-cell office:value-type="float" office:value="3843956" calcext:value-type="float">
            <text:p>38439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87304" calcext:value-type="float">
            <text:p>2087304</text:p>
          </table:table-cell>
          <table:table-cell office:value-type="float" office:value="1808588" calcext:value-type="float">
            <text:p>1808588</text:p>
          </table:table-cell>
          <table:table-cell office:value-type="float" office:value="162036" calcext:value-type="float">
            <text:p>16203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2: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0.71</text:p>
          </table:table-cell>
          <table:table-cell office:value-type="float" office:value="3553988" calcext:value-type="float">
            <text:p>3553988</text:p>
          </table:table-cell>
          <table:table-cell office:value-type="float" office:value="2372324" calcext:value-type="float">
            <text:p>2372324</text:p>
          </table:table-cell>
          <table:table-cell office:value-type="float" office:value="3842760" calcext:value-type="float">
            <text:p>38427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87332" calcext:value-type="float">
            <text:p>2087332</text:p>
          </table:table-cell>
          <table:table-cell office:value-type="float" office:value="1808604" calcext:value-type="float">
            <text:p>1808604</text:p>
          </table:table-cell>
          <table:table-cell office:value-type="float" office:value="162044" calcext:value-type="float">
            <text:p>16204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2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71</text:p>
          </table:table-cell>
          <table:table-cell office:value-type="float" office:value="3555128" calcext:value-type="float">
            <text:p>3555128</text:p>
          </table:table-cell>
          <table:table-cell office:value-type="float" office:value="2371176" calcext:value-type="float">
            <text:p>2371176</text:p>
          </table:table-cell>
          <table:table-cell office:value-type="float" office:value="3841640" calcext:value-type="float">
            <text:p>38416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87340" calcext:value-type="float">
            <text:p>2087340</text:p>
          </table:table-cell>
          <table:table-cell office:value-type="float" office:value="1808604" calcext:value-type="float">
            <text:p>1808604</text:p>
          </table:table-cell>
          <table:table-cell office:value-type="float" office:value="162052" calcext:value-type="float">
            <text:p>16205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2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76</text:p>
          </table:table-cell>
          <table:table-cell office:value-type="float" office:value="3559700" calcext:value-type="float">
            <text:p>3559700</text:p>
          </table:table-cell>
          <table:table-cell office:value-type="float" office:value="2365392" calcext:value-type="float">
            <text:p>2365392</text:p>
          </table:table-cell>
          <table:table-cell office:value-type="float" office:value="3837020" calcext:value-type="float">
            <text:p>38370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88552" calcext:value-type="float">
            <text:p>2088552</text:p>
          </table:table-cell>
          <table:table-cell office:value-type="float" office:value="1809800" calcext:value-type="float">
            <text:p>1809800</text:p>
          </table:table-cell>
          <table:table-cell office:value-type="float" office:value="162060" calcext:value-type="float">
            <text:p>16206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2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79</text:p>
          </table:table-cell>
          <table:table-cell office:value-type="float" office:value="3559540" calcext:value-type="float">
            <text:p>3559540</text:p>
          </table:table-cell>
          <table:table-cell office:value-type="float" office:value="2364632" calcext:value-type="float">
            <text:p>2364632</text:p>
          </table:table-cell>
          <table:table-cell office:value-type="float" office:value="3837196" calcext:value-type="float">
            <text:p>38371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89472" calcext:value-type="float">
            <text:p>2089472</text:p>
          </table:table-cell>
          <table:table-cell office:value-type="float" office:value="1810672" calcext:value-type="float">
            <text:p>1810672</text:p>
          </table:table-cell>
          <table:table-cell office:value-type="float" office:value="162068" calcext:value-type="float">
            <text:p>16206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3: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0.79</text:p>
          </table:table-cell>
          <table:table-cell office:value-type="float" office:value="3560088" calcext:value-type="float">
            <text:p>3560088</text:p>
          </table:table-cell>
          <table:table-cell office:value-type="float" office:value="2364076" calcext:value-type="float">
            <text:p>2364076</text:p>
          </table:table-cell>
          <table:table-cell office:value-type="float" office:value="3836656" calcext:value-type="float">
            <text:p>38366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89480" calcext:value-type="float">
            <text:p>2089480</text:p>
          </table:table-cell>
          <table:table-cell office:value-type="float" office:value="1810672" calcext:value-type="float">
            <text:p>1810672</text:p>
          </table:table-cell>
          <table:table-cell office:value-type="float" office:value="162076" calcext:value-type="float">
            <text:p>16207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3: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0.82</text:p>
          </table:table-cell>
          <table:table-cell office:value-type="float" office:value="3565312" calcext:value-type="float">
            <text:p>3565312</text:p>
          </table:table-cell>
          <table:table-cell office:value-type="float" office:value="2358056" calcext:value-type="float">
            <text:p>2358056</text:p>
          </table:table-cell>
          <table:table-cell office:value-type="float" office:value="3831368" calcext:value-type="float">
            <text:p>38313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90276" calcext:value-type="float">
            <text:p>2090276</text:p>
          </table:table-cell>
          <table:table-cell office:value-type="float" office:value="1811440" calcext:value-type="float">
            <text:p>1811440</text:p>
          </table:table-cell>
          <table:table-cell office:value-type="float" office:value="162084" calcext:value-type="float">
            <text:p>16208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3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0.88</text:p>
          </table:table-cell>
          <table:table-cell office:value-type="float" office:value="3566416" calcext:value-type="float">
            <text:p>3566416</text:p>
          </table:table-cell>
          <table:table-cell office:value-type="float" office:value="2355368" calcext:value-type="float">
            <text:p>2355368</text:p>
          </table:table-cell>
          <table:table-cell office:value-type="float" office:value="3830292" calcext:value-type="float">
            <text:p>38302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91860" calcext:value-type="float">
            <text:p>2091860</text:p>
          </table:table-cell>
          <table:table-cell office:value-type="float" office:value="1812960" calcext:value-type="float">
            <text:p>1812960</text:p>
          </table:table-cell>
          <table:table-cell office:value-type="float" office:value="162100" calcext:value-type="float">
            <text:p>1621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3: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0.88</text:p>
          </table:table-cell>
          <table:table-cell office:value-type="float" office:value="3562776" calcext:value-type="float">
            <text:p>3562776</text:p>
          </table:table-cell>
          <table:table-cell office:value-type="float" office:value="2359000" calcext:value-type="float">
            <text:p>2359000</text:p>
          </table:table-cell>
          <table:table-cell office:value-type="float" office:value="3833932" calcext:value-type="float">
            <text:p>38339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91868" calcext:value-type="float">
            <text:p>2091868</text:p>
          </table:table-cell>
          <table:table-cell office:value-type="float" office:value="1812960" calcext:value-type="float">
            <text:p>1812960</text:p>
          </table:table-cell>
          <table:table-cell office:value-type="float" office:value="162108" calcext:value-type="float">
            <text:p>16210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3: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0.88</text:p>
          </table:table-cell>
          <table:table-cell office:value-type="float" office:value="3565520" calcext:value-type="float">
            <text:p>3565520</text:p>
          </table:table-cell>
          <table:table-cell office:value-type="float" office:value="2356232" calcext:value-type="float">
            <text:p>2356232</text:p>
          </table:table-cell>
          <table:table-cell office:value-type="float" office:value="3831188" calcext:value-type="float">
            <text:p>38311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91892" calcext:value-type="float">
            <text:p>2091892</text:p>
          </table:table-cell>
          <table:table-cell office:value-type="float" office:value="1812976" calcext:value-type="float">
            <text:p>1812976</text:p>
          </table:table-cell>
          <table:table-cell office:value-type="float" office:value="162116" calcext:value-type="float">
            <text:p>16211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3: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0.88</text:p>
          </table:table-cell>
          <table:table-cell office:value-type="float" office:value="3565064" calcext:value-type="float">
            <text:p>3565064</text:p>
          </table:table-cell>
          <table:table-cell office:value-type="float" office:value="2356668" calcext:value-type="float">
            <text:p>2356668</text:p>
          </table:table-cell>
          <table:table-cell office:value-type="float" office:value="3831644" calcext:value-type="float">
            <text:p>38316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91912" calcext:value-type="float">
            <text:p>2091912</text:p>
          </table:table-cell>
          <table:table-cell office:value-type="float" office:value="1812988" calcext:value-type="float">
            <text:p>1812988</text:p>
          </table:table-cell>
          <table:table-cell office:value-type="float" office:value="162124" calcext:value-type="float">
            <text:p>16212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3: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0.88</text:p>
          </table:table-cell>
          <table:table-cell office:value-type="float" office:value="3564676" calcext:value-type="float">
            <text:p>3564676</text:p>
          </table:table-cell>
          <table:table-cell office:value-type="float" office:value="2357048" calcext:value-type="float">
            <text:p>2357048</text:p>
          </table:table-cell>
          <table:table-cell office:value-type="float" office:value="3832044" calcext:value-type="float">
            <text:p>38320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91920" calcext:value-type="float">
            <text:p>2091920</text:p>
          </table:table-cell>
          <table:table-cell office:value-type="float" office:value="1812988" calcext:value-type="float">
            <text:p>1812988</text:p>
          </table:table-cell>
          <table:table-cell office:value-type="float" office:value="162132" calcext:value-type="float">
            <text:p>16213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3: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0.87</text:p>
          </table:table-cell>
          <table:table-cell office:value-type="float" office:value="3565120" calcext:value-type="float">
            <text:p>3565120</text:p>
          </table:table-cell>
          <table:table-cell office:value-type="float" office:value="2356592" calcext:value-type="float">
            <text:p>2356592</text:p>
          </table:table-cell>
          <table:table-cell office:value-type="float" office:value="3831588" calcext:value-type="float">
            <text:p>38315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91932" calcext:value-type="float">
            <text:p>2091932</text:p>
          </table:table-cell>
          <table:table-cell office:value-type="float" office:value="1812992" calcext:value-type="float">
            <text:p>1812992</text:p>
          </table:table-cell>
          <table:table-cell office:value-type="float" office:value="162140" calcext:value-type="float">
            <text:p>16214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3: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0.96</text:p>
          </table:table-cell>
          <table:table-cell office:value-type="float" office:value="3569636" calcext:value-type="float">
            <text:p>3569636</text:p>
          </table:table-cell>
          <table:table-cell office:value-type="float" office:value="2350392" calcext:value-type="float">
            <text:p>2350392</text:p>
          </table:table-cell>
          <table:table-cell office:value-type="float" office:value="3826956" calcext:value-type="float">
            <text:p>38269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93616" calcext:value-type="float">
            <text:p>2093616</text:p>
          </table:table-cell>
          <table:table-cell office:value-type="float" office:value="1814632" calcext:value-type="float">
            <text:p>1814632</text:p>
          </table:table-cell>
          <table:table-cell office:value-type="float" office:value="162148" calcext:value-type="float">
            <text:p>16214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3: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0.96</text:p>
          </table:table-cell>
          <table:table-cell office:value-type="float" office:value="3570888" calcext:value-type="float">
            <text:p>3570888</text:p>
          </table:table-cell>
          <table:table-cell office:value-type="float" office:value="2349068" calcext:value-type="float">
            <text:p>2349068</text:p>
          </table:table-cell>
          <table:table-cell office:value-type="float" office:value="3825800" calcext:value-type="float">
            <text:p>38258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93688" calcext:value-type="float">
            <text:p>2093688</text:p>
          </table:table-cell>
          <table:table-cell office:value-type="float" office:value="1814688" calcext:value-type="float">
            <text:p>1814688</text:p>
          </table:table-cell>
          <table:table-cell office:value-type="float" office:value="162156" calcext:value-type="float">
            <text:p>16215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3: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1.04</text:p>
          </table:table-cell>
          <table:table-cell office:value-type="float" office:value="3576580" calcext:value-type="float">
            <text:p>3576580</text:p>
          </table:table-cell>
          <table:table-cell office:value-type="float" office:value="2341572" calcext:value-type="float">
            <text:p>2341572</text:p>
          </table:table-cell>
          <table:table-cell office:value-type="float" office:value="3820312" calcext:value-type="float">
            <text:p>38203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95492" calcext:value-type="float">
            <text:p>2095492</text:p>
          </table:table-cell>
          <table:table-cell office:value-type="float" office:value="1816440" calcext:value-type="float">
            <text:p>1816440</text:p>
          </table:table-cell>
          <table:table-cell office:value-type="float" office:value="162164" calcext:value-type="float">
            <text:p>16216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3: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1.05</text:p>
          </table:table-cell>
          <table:table-cell office:value-type="float" office:value="3574848" calcext:value-type="float">
            <text:p>3574848</text:p>
          </table:table-cell>
          <table:table-cell office:value-type="float" office:value="2342956" calcext:value-type="float">
            <text:p>2342956</text:p>
          </table:table-cell>
          <table:table-cell office:value-type="float" office:value="3821816" calcext:value-type="float">
            <text:p>38218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95840" calcext:value-type="float">
            <text:p>2095840</text:p>
          </table:table-cell>
          <table:table-cell office:value-type="float" office:value="1816772" calcext:value-type="float">
            <text:p>1816772</text:p>
          </table:table-cell>
          <table:table-cell office:value-type="float" office:value="162172" calcext:value-type="float">
            <text:p>16217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4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1.05</text:p>
          </table:table-cell>
          <table:table-cell office:value-type="float" office:value="3574940" calcext:value-type="float">
            <text:p>3574940</text:p>
          </table:table-cell>
          <table:table-cell office:value-type="float" office:value="2342856" calcext:value-type="float">
            <text:p>2342856</text:p>
          </table:table-cell>
          <table:table-cell office:value-type="float" office:value="3821736" calcext:value-type="float">
            <text:p>38217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95848" calcext:value-type="float">
            <text:p>2095848</text:p>
          </table:table-cell>
          <table:table-cell office:value-type="float" office:value="1816772" calcext:value-type="float">
            <text:p>1816772</text:p>
          </table:table-cell>
          <table:table-cell office:value-type="float" office:value="162180" calcext:value-type="float">
            <text:p>16218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4: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1.06</text:p>
          </table:table-cell>
          <table:table-cell office:value-type="float" office:value="3580224" calcext:value-type="float">
            <text:p>3580224</text:p>
          </table:table-cell>
          <table:table-cell office:value-type="float" office:value="2337300" calcext:value-type="float">
            <text:p>2337300</text:p>
          </table:table-cell>
          <table:table-cell office:value-type="float" office:value="3816448" calcext:value-type="float">
            <text:p>38164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96120" calcext:value-type="float">
            <text:p>2096120</text:p>
          </table:table-cell>
          <table:table-cell office:value-type="float" office:value="1817028" calcext:value-type="float">
            <text:p>1817028</text:p>
          </table:table-cell>
          <table:table-cell office:value-type="float" office:value="162188" calcext:value-type="float">
            <text:p>16218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4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1.12</text:p>
          </table:table-cell>
          <table:table-cell office:value-type="float" office:value="3579176" calcext:value-type="float">
            <text:p>3579176</text:p>
          </table:table-cell>
          <table:table-cell office:value-type="float" office:value="2336696" calcext:value-type="float">
            <text:p>2336696</text:p>
          </table:table-cell>
          <table:table-cell office:value-type="float" office:value="3817476" calcext:value-type="float">
            <text:p>38174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97772" calcext:value-type="float">
            <text:p>2097772</text:p>
          </table:table-cell>
          <table:table-cell office:value-type="float" office:value="1818632" calcext:value-type="float">
            <text:p>1818632</text:p>
          </table:table-cell>
          <table:table-cell office:value-type="float" office:value="162196" calcext:value-type="float">
            <text:p>16219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4: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1.14</text:p>
          </table:table-cell>
          <table:table-cell office:value-type="float" office:value="3592072" calcext:value-type="float">
            <text:p>3592072</text:p>
          </table:table-cell>
          <table:table-cell office:value-type="float" office:value="2323176" calcext:value-type="float">
            <text:p>2323176</text:p>
          </table:table-cell>
          <table:table-cell office:value-type="float" office:value="3804444" calcext:value-type="float">
            <text:p>38044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98396" calcext:value-type="float">
            <text:p>2098396</text:p>
          </table:table-cell>
          <table:table-cell office:value-type="float" office:value="1819240" calcext:value-type="float">
            <text:p>1819240</text:p>
          </table:table-cell>
          <table:table-cell office:value-type="float" office:value="162204" calcext:value-type="float">
            <text:p>16220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4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1.2</text:p>
          </table:table-cell>
          <table:table-cell office:value-type="float" office:value="3593316" calcext:value-type="float">
            <text:p>3593316</text:p>
          </table:table-cell>
          <table:table-cell office:value-type="float" office:value="2320620" calcext:value-type="float">
            <text:p>2320620</text:p>
          </table:table-cell>
          <table:table-cell office:value-type="float" office:value="3803308" calcext:value-type="float">
            <text:p>38033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99708" calcext:value-type="float">
            <text:p>2099708</text:p>
          </table:table-cell>
          <table:table-cell office:value-type="float" office:value="1820480" calcext:value-type="float">
            <text:p>1820480</text:p>
          </table:table-cell>
          <table:table-cell office:value-type="float" office:value="162228" calcext:value-type="float">
            <text:p>16222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4: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1.19</text:p>
          </table:table-cell>
          <table:table-cell office:value-type="float" office:value="3594164" calcext:value-type="float">
            <text:p>3594164</text:p>
          </table:table-cell>
          <table:table-cell office:value-type="float" office:value="2319748" calcext:value-type="float">
            <text:p>2319748</text:p>
          </table:table-cell>
          <table:table-cell office:value-type="float" office:value="3802448" calcext:value-type="float">
            <text:p>38024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099732" calcext:value-type="float">
            <text:p>2099732</text:p>
          </table:table-cell>
          <table:table-cell office:value-type="float" office:value="1820504" calcext:value-type="float">
            <text:p>1820504</text:p>
          </table:table-cell>
          <table:table-cell office:value-type="float" office:value="162228" calcext:value-type="float">
            <text:p>16222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4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1.23</text:p>
          </table:table-cell>
          <table:table-cell office:value-type="float" office:value="3597440" calcext:value-type="float">
            <text:p>3597440</text:p>
          </table:table-cell>
          <table:table-cell office:value-type="float" office:value="2315408" calcext:value-type="float">
            <text:p>2315408</text:p>
          </table:table-cell>
          <table:table-cell office:value-type="float" office:value="3799152" calcext:value-type="float">
            <text:p>37991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00796" calcext:value-type="float">
            <text:p>2100796</text:p>
          </table:table-cell>
          <table:table-cell office:value-type="float" office:value="1821520" calcext:value-type="float">
            <text:p>1821520</text:p>
          </table:table-cell>
          <table:table-cell office:value-type="float" office:value="162244" calcext:value-type="float">
            <text:p>16224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4: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1.29</text:p>
          </table:table-cell>
          <table:table-cell office:value-type="float" office:value="3598240" calcext:value-type="float">
            <text:p>3598240</text:p>
          </table:table-cell>
          <table:table-cell office:value-type="float" office:value="2313200" calcext:value-type="float">
            <text:p>2313200</text:p>
          </table:table-cell>
          <table:table-cell office:value-type="float" office:value="3798344" calcext:value-type="float">
            <text:p>37983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02204" calcext:value-type="float">
            <text:p>2102204</text:p>
          </table:table-cell>
          <table:table-cell office:value-type="float" office:value="1822884" calcext:value-type="float">
            <text:p>1822884</text:p>
          </table:table-cell>
          <table:table-cell office:value-type="float" office:value="162252" calcext:value-type="float">
            <text:p>16225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4: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1.28</text:p>
          </table:table-cell>
          <table:table-cell office:value-type="float" office:value="3599920" calcext:value-type="float">
            <text:p>3599920</text:p>
          </table:table-cell>
          <table:table-cell office:value-type="float" office:value="2311512" calcext:value-type="float">
            <text:p>2311512</text:p>
          </table:table-cell>
          <table:table-cell office:value-type="float" office:value="3796668" calcext:value-type="float">
            <text:p>37966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02212" calcext:value-type="float">
            <text:p>2102212</text:p>
          </table:table-cell>
          <table:table-cell office:value-type="float" office:value="1822884" calcext:value-type="float">
            <text:p>1822884</text:p>
          </table:table-cell>
          <table:table-cell office:value-type="float" office:value="162260" calcext:value-type="float">
            <text:p>16226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4: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1.28</text:p>
          </table:table-cell>
          <table:table-cell office:value-type="float" office:value="3601052" calcext:value-type="float">
            <text:p>3601052</text:p>
          </table:table-cell>
          <table:table-cell office:value-type="float" office:value="2310372" calcext:value-type="float">
            <text:p>2310372</text:p>
          </table:table-cell>
          <table:table-cell office:value-type="float" office:value="3795536" calcext:value-type="float">
            <text:p>37955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02220" calcext:value-type="float">
            <text:p>2102220</text:p>
          </table:table-cell>
          <table:table-cell office:value-type="float" office:value="1822884" calcext:value-type="float">
            <text:p>1822884</text:p>
          </table:table-cell>
          <table:table-cell office:value-type="float" office:value="162268" calcext:value-type="float">
            <text:p>16226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4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1.28</text:p>
          </table:table-cell>
          <table:table-cell office:value-type="float" office:value="3597744" calcext:value-type="float">
            <text:p>3597744</text:p>
          </table:table-cell>
          <table:table-cell office:value-type="float" office:value="2313668" calcext:value-type="float">
            <text:p>2313668</text:p>
          </table:table-cell>
          <table:table-cell office:value-type="float" office:value="3798844" calcext:value-type="float">
            <text:p>37988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02232" calcext:value-type="float">
            <text:p>2102232</text:p>
          </table:table-cell>
          <table:table-cell office:value-type="float" office:value="1822888" calcext:value-type="float">
            <text:p>1822888</text:p>
          </table:table-cell>
          <table:table-cell office:value-type="float" office:value="162276" calcext:value-type="float">
            <text:p>16227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5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1.28</text:p>
          </table:table-cell>
          <table:table-cell office:value-type="float" office:value="3596980" calcext:value-type="float">
            <text:p>3596980</text:p>
          </table:table-cell>
          <table:table-cell office:value-type="float" office:value="2314412" calcext:value-type="float">
            <text:p>2314412</text:p>
          </table:table-cell>
          <table:table-cell office:value-type="float" office:value="3799600" calcext:value-type="float">
            <text:p>37996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02252" calcext:value-type="float">
            <text:p>2102252</text:p>
          </table:table-cell>
          <table:table-cell office:value-type="float" office:value="1822908" calcext:value-type="float">
            <text:p>1822908</text:p>
          </table:table-cell>
          <table:table-cell office:value-type="float" office:value="162276" calcext:value-type="float">
            <text:p>16227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5: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1.28</text:p>
          </table:table-cell>
          <table:table-cell office:value-type="float" office:value="3596744" calcext:value-type="float">
            <text:p>3596744</text:p>
          </table:table-cell>
          <table:table-cell office:value-type="float" office:value="2314640" calcext:value-type="float">
            <text:p>2314640</text:p>
          </table:table-cell>
          <table:table-cell office:value-type="float" office:value="3799844" calcext:value-type="float">
            <text:p>37998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02260" calcext:value-type="float">
            <text:p>2102260</text:p>
          </table:table-cell>
          <table:table-cell office:value-type="float" office:value="1822900" calcext:value-type="float">
            <text:p>1822900</text:p>
          </table:table-cell>
          <table:table-cell office:value-type="float" office:value="162292" calcext:value-type="float">
            <text:p>16229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5: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1.27</text:p>
          </table:table-cell>
          <table:table-cell office:value-type="float" office:value="3597424" calcext:value-type="float">
            <text:p>3597424</text:p>
          </table:table-cell>
          <table:table-cell office:value-type="float" office:value="2313940" calcext:value-type="float">
            <text:p>2313940</text:p>
          </table:table-cell>
          <table:table-cell office:value-type="float" office:value="3799156" calcext:value-type="float">
            <text:p>37991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02280" calcext:value-type="float">
            <text:p>2102280</text:p>
          </table:table-cell>
          <table:table-cell office:value-type="float" office:value="1822912" calcext:value-type="float">
            <text:p>1822912</text:p>
          </table:table-cell>
          <table:table-cell office:value-type="float" office:value="162300" calcext:value-type="float">
            <text:p>1623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5: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1.35</text:p>
          </table:table-cell>
          <table:table-cell office:value-type="float" office:value="3599328" calcext:value-type="float">
            <text:p>3599328</text:p>
          </table:table-cell>
          <table:table-cell office:value-type="float" office:value="2309952" calcext:value-type="float">
            <text:p>2309952</text:p>
          </table:table-cell>
          <table:table-cell office:value-type="float" office:value="3797232" calcext:value-type="float">
            <text:p>37972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04364" calcext:value-type="float">
            <text:p>2104364</text:p>
          </table:table-cell>
          <table:table-cell office:value-type="float" office:value="1824920" calcext:value-type="float">
            <text:p>1824920</text:p>
          </table:table-cell>
          <table:table-cell office:value-type="float" office:value="162324" calcext:value-type="float">
            <text:p>16232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5: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1.36</text:p>
          </table:table-cell>
          <table:table-cell office:value-type="float" office:value="3601424" calcext:value-type="float">
            <text:p>3601424</text:p>
          </table:table-cell>
          <table:table-cell office:value-type="float" office:value="2307828" calcext:value-type="float">
            <text:p>2307828</text:p>
          </table:table-cell>
          <table:table-cell office:value-type="float" office:value="3795128" calcext:value-type="float">
            <text:p>37951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04392" calcext:value-type="float">
            <text:p>2104392</text:p>
          </table:table-cell>
          <table:table-cell office:value-type="float" office:value="1824936" calcext:value-type="float">
            <text:p>1824936</text:p>
          </table:table-cell>
          <table:table-cell office:value-type="float" office:value="162332" calcext:value-type="float">
            <text:p>16233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5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1.41</text:p>
          </table:table-cell>
          <table:table-cell office:value-type="float" office:value="3604852" calcext:value-type="float">
            <text:p>3604852</text:p>
          </table:table-cell>
          <table:table-cell office:value-type="float" office:value="2303096" calcext:value-type="float">
            <text:p>2303096</text:p>
          </table:table-cell>
          <table:table-cell office:value-type="float" office:value="3791596" calcext:value-type="float">
            <text:p>37915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05696" calcext:value-type="float">
            <text:p>2105696</text:p>
          </table:table-cell>
          <table:table-cell office:value-type="float" office:value="1826224" calcext:value-type="float">
            <text:p>1826224</text:p>
          </table:table-cell>
          <table:table-cell office:value-type="float" office:value="162340" calcext:value-type="float">
            <text:p>16234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5: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1.45</text:p>
          </table:table-cell>
          <table:table-cell office:value-type="float" office:value="3607948" calcext:value-type="float">
            <text:p>3607948</text:p>
          </table:table-cell>
          <table:table-cell office:value-type="float" office:value="2298836" calcext:value-type="float">
            <text:p>2298836</text:p>
          </table:table-cell>
          <table:table-cell office:value-type="float" office:value="3788572" calcext:value-type="float">
            <text:p>37885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06860" calcext:value-type="float">
            <text:p>2106860</text:p>
          </table:table-cell>
          <table:table-cell office:value-type="float" office:value="1827324" calcext:value-type="float">
            <text:p>1827324</text:p>
          </table:table-cell>
          <table:table-cell office:value-type="float" office:value="162348" calcext:value-type="float">
            <text:p>16234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5: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1.45</text:p>
          </table:table-cell>
          <table:table-cell office:value-type="float" office:value="3608516" calcext:value-type="float">
            <text:p>3608516</text:p>
          </table:table-cell>
          <table:table-cell office:value-type="float" office:value="2298264" calcext:value-type="float">
            <text:p>2298264</text:p>
          </table:table-cell>
          <table:table-cell office:value-type="float" office:value="3788012" calcext:value-type="float">
            <text:p>37880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06864" calcext:value-type="float">
            <text:p>2106864</text:p>
          </table:table-cell>
          <table:table-cell office:value-type="float" office:value="1827320" calcext:value-type="float">
            <text:p>1827320</text:p>
          </table:table-cell>
          <table:table-cell office:value-type="float" office:value="162356" calcext:value-type="float">
            <text:p>16235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5: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1.44</text:p>
          </table:table-cell>
          <table:table-cell office:value-type="float" office:value="3607804" calcext:value-type="float">
            <text:p>3607804</text:p>
          </table:table-cell>
          <table:table-cell office:value-type="float" office:value="2298952" calcext:value-type="float">
            <text:p>2298952</text:p>
          </table:table-cell>
          <table:table-cell office:value-type="float" office:value="3788708" calcext:value-type="float">
            <text:p>37887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06888" calcext:value-type="float">
            <text:p>2106888</text:p>
          </table:table-cell>
          <table:table-cell office:value-type="float" office:value="1827324" calcext:value-type="float">
            <text:p>1827324</text:p>
          </table:table-cell>
          <table:table-cell office:value-type="float" office:value="162372" calcext:value-type="float">
            <text:p>16237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5: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1.44</text:p>
          </table:table-cell>
          <table:table-cell office:value-type="float" office:value="3608244" calcext:value-type="float">
            <text:p>3608244</text:p>
          </table:table-cell>
          <table:table-cell office:value-type="float" office:value="2298512" calcext:value-type="float">
            <text:p>2298512</text:p>
          </table:table-cell>
          <table:table-cell office:value-type="float" office:value="3788276" calcext:value-type="float">
            <text:p>37882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06888" calcext:value-type="float">
            <text:p>2106888</text:p>
          </table:table-cell>
          <table:table-cell office:value-type="float" office:value="1827324" calcext:value-type="float">
            <text:p>1827324</text:p>
          </table:table-cell>
          <table:table-cell office:value-type="float" office:value="162372" calcext:value-type="float">
            <text:p>16237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5: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1.46</text:p>
          </table:table-cell>
          <table:table-cell office:value-type="float" office:value="3612352" calcext:value-type="float">
            <text:p>3612352</text:p>
          </table:table-cell>
          <table:table-cell office:value-type="float" office:value="2293852" calcext:value-type="float">
            <text:p>2293852</text:p>
          </table:table-cell>
          <table:table-cell office:value-type="float" office:value="3784132" calcext:value-type="float">
            <text:p>37841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07440" calcext:value-type="float">
            <text:p>2107440</text:p>
          </table:table-cell>
          <table:table-cell office:value-type="float" office:value="1827848" calcext:value-type="float">
            <text:p>1827848</text:p>
          </table:table-cell>
          <table:table-cell office:value-type="float" office:value="162388" calcext:value-type="float">
            <text:p>16238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5: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1.51</text:p>
          </table:table-cell>
          <table:table-cell office:value-type="float" office:value="3612188" calcext:value-type="float">
            <text:p>3612188</text:p>
          </table:table-cell>
          <table:table-cell office:value-type="float" office:value="2292784" calcext:value-type="float">
            <text:p>2292784</text:p>
          </table:table-cell>
          <table:table-cell office:value-type="float" office:value="3784264" calcext:value-type="float">
            <text:p>37842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08672" calcext:value-type="float">
            <text:p>2108672</text:p>
          </table:table-cell>
          <table:table-cell office:value-type="float" office:value="1829048" calcext:value-type="float">
            <text:p>1829048</text:p>
          </table:table-cell>
          <table:table-cell office:value-type="float" office:value="162388" calcext:value-type="float">
            <text:p>16238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6: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1.51</text:p>
          </table:table-cell>
          <table:table-cell office:value-type="float" office:value="3613968" calcext:value-type="float">
            <text:p>3613968</text:p>
          </table:table-cell>
          <table:table-cell office:value-type="float" office:value="2290960" calcext:value-type="float">
            <text:p>2290960</text:p>
          </table:table-cell>
          <table:table-cell office:value-type="float" office:value="3782504" calcext:value-type="float">
            <text:p>37825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08716" calcext:value-type="float">
            <text:p>2108716</text:p>
          </table:table-cell>
          <table:table-cell office:value-type="float" office:value="1829076" calcext:value-type="float">
            <text:p>1829076</text:p>
          </table:table-cell>
          <table:table-cell office:value-type="float" office:value="162404" calcext:value-type="float">
            <text:p>16240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6: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1.51</text:p>
          </table:table-cell>
          <table:table-cell office:value-type="float" office:value="3616824" calcext:value-type="float">
            <text:p>3616824</text:p>
          </table:table-cell>
          <table:table-cell office:value-type="float" office:value="2288120" calcext:value-type="float">
            <text:p>2288120</text:p>
          </table:table-cell>
          <table:table-cell office:value-type="float" office:value="3779680" calcext:value-type="float">
            <text:p>37796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08700" calcext:value-type="float">
            <text:p>2108700</text:p>
          </table:table-cell>
          <table:table-cell office:value-type="float" office:value="1829060" calcext:value-type="float">
            <text:p>1829060</text:p>
          </table:table-cell>
          <table:table-cell office:value-type="float" office:value="162404" calcext:value-type="float">
            <text:p>16240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6: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1.6</text:p>
          </table:table-cell>
          <table:table-cell office:value-type="float" office:value="3617652" calcext:value-type="float">
            <text:p>3617652</text:p>
          </table:table-cell>
          <table:table-cell office:value-type="float" office:value="2284764" calcext:value-type="float">
            <text:p>2284764</text:p>
          </table:table-cell>
          <table:table-cell office:value-type="float" office:value="3778808" calcext:value-type="float">
            <text:p>37788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11228" calcext:value-type="float">
            <text:p>2111228</text:p>
          </table:table-cell>
          <table:table-cell office:value-type="float" office:value="1831512" calcext:value-type="float">
            <text:p>1831512</text:p>
          </table:table-cell>
          <table:table-cell office:value-type="float" office:value="162420" calcext:value-type="float">
            <text:p>16242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6: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1.6</text:p>
          </table:table-cell>
          <table:table-cell office:value-type="float" office:value="3621960" calcext:value-type="float">
            <text:p>3621960</text:p>
          </table:table-cell>
          <table:table-cell office:value-type="float" office:value="2280456" calcext:value-type="float">
            <text:p>2280456</text:p>
          </table:table-cell>
          <table:table-cell office:value-type="float" office:value="3774512" calcext:value-type="float">
            <text:p>37745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11228" calcext:value-type="float">
            <text:p>2111228</text:p>
          </table:table-cell>
          <table:table-cell office:value-type="float" office:value="1831512" calcext:value-type="float">
            <text:p>1831512</text:p>
          </table:table-cell>
          <table:table-cell office:value-type="float" office:value="162420" calcext:value-type="float">
            <text:p>16242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6: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1.6</text:p>
          </table:table-cell>
          <table:table-cell office:value-type="float" office:value="3619928" calcext:value-type="float">
            <text:p>3619928</text:p>
          </table:table-cell>
          <table:table-cell office:value-type="float" office:value="2282192" calcext:value-type="float">
            <text:p>2282192</text:p>
          </table:table-cell>
          <table:table-cell office:value-type="float" office:value="3776520" calcext:value-type="float">
            <text:p>37765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11524" calcext:value-type="float">
            <text:p>2111524</text:p>
          </table:table-cell>
          <table:table-cell office:value-type="float" office:value="1831768" calcext:value-type="float">
            <text:p>1831768</text:p>
          </table:table-cell>
          <table:table-cell office:value-type="float" office:value="162448" calcext:value-type="float">
            <text:p>16244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6: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1.62</text:p>
          </table:table-cell>
          <table:table-cell office:value-type="float" office:value="3624396" calcext:value-type="float">
            <text:p>3624396</text:p>
          </table:table-cell>
          <table:table-cell office:value-type="float" office:value="2277108" calcext:value-type="float">
            <text:p>2277108</text:p>
          </table:table-cell>
          <table:table-cell office:value-type="float" office:value="3771944" calcext:value-type="float">
            <text:p>37719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12140" calcext:value-type="float">
            <text:p>2112140</text:p>
          </table:table-cell>
          <table:table-cell office:value-type="float" office:value="1832368" calcext:value-type="float">
            <text:p>1832368</text:p>
          </table:table-cell>
          <table:table-cell office:value-type="float" office:value="162456" calcext:value-type="float">
            <text:p>16245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6: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1.69</text:p>
          </table:table-cell>
          <table:table-cell office:value-type="float" office:value="3625292" calcext:value-type="float">
            <text:p>3625292</text:p>
          </table:table-cell>
          <table:table-cell office:value-type="float" office:value="2274648" calcext:value-type="float">
            <text:p>2274648</text:p>
          </table:table-cell>
          <table:table-cell office:value-type="float" office:value="3771128" calcext:value-type="float">
            <text:p>37711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13704" calcext:value-type="float">
            <text:p>2113704</text:p>
          </table:table-cell>
          <table:table-cell office:value-type="float" office:value="1833872" calcext:value-type="float">
            <text:p>1833872</text:p>
          </table:table-cell>
          <table:table-cell office:value-type="float" office:value="162464" calcext:value-type="float">
            <text:p>16246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6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1.68</text:p>
          </table:table-cell>
          <table:table-cell office:value-type="float" office:value="3629704" calcext:value-type="float">
            <text:p>3629704</text:p>
          </table:table-cell>
          <table:table-cell office:value-type="float" office:value="2270236" calcext:value-type="float">
            <text:p>2270236</text:p>
          </table:table-cell>
          <table:table-cell office:value-type="float" office:value="3766724" calcext:value-type="float">
            <text:p>37667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13704" calcext:value-type="float">
            <text:p>2113704</text:p>
          </table:table-cell>
          <table:table-cell office:value-type="float" office:value="1833864" calcext:value-type="float">
            <text:p>1833864</text:p>
          </table:table-cell>
          <table:table-cell office:value-type="float" office:value="162472" calcext:value-type="float">
            <text:p>16247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6: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1.68</text:p>
          </table:table-cell>
          <table:table-cell office:value-type="float" office:value="3629456" calcext:value-type="float">
            <text:p>3629456</text:p>
          </table:table-cell>
          <table:table-cell office:value-type="float" office:value="2270444" calcext:value-type="float">
            <text:p>2270444</text:p>
          </table:table-cell>
          <table:table-cell office:value-type="float" office:value="3766952" calcext:value-type="float">
            <text:p>37669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13744" calcext:value-type="float">
            <text:p>2113744</text:p>
          </table:table-cell>
          <table:table-cell office:value-type="float" office:value="1833888" calcext:value-type="float">
            <text:p>1833888</text:p>
          </table:table-cell>
          <table:table-cell office:value-type="float" office:value="162488" calcext:value-type="float">
            <text:p>16248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6: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1.68</text:p>
          </table:table-cell>
          <table:table-cell office:value-type="float" office:value="3629144" calcext:value-type="float">
            <text:p>3629144</text:p>
          </table:table-cell>
          <table:table-cell office:value-type="float" office:value="2270756" calcext:value-type="float">
            <text:p>2270756</text:p>
          </table:table-cell>
          <table:table-cell office:value-type="float" office:value="3767292" calcext:value-type="float">
            <text:p>37672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13744" calcext:value-type="float">
            <text:p>2113744</text:p>
          </table:table-cell>
          <table:table-cell office:value-type="float" office:value="1833880" calcext:value-type="float">
            <text:p>1833880</text:p>
          </table:table-cell>
          <table:table-cell office:value-type="float" office:value="162496" calcext:value-type="float">
            <text:p>16249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6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1.69</text:p>
          </table:table-cell>
          <table:table-cell office:value-type="float" office:value="3631500" calcext:value-type="float">
            <text:p>3631500</text:p>
          </table:table-cell>
          <table:table-cell office:value-type="float" office:value="2268048" calcext:value-type="float">
            <text:p>2268048</text:p>
          </table:table-cell>
          <table:table-cell office:value-type="float" office:value="3764824" calcext:value-type="float">
            <text:p>37648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14096" calcext:value-type="float">
            <text:p>2114096</text:p>
          </table:table-cell>
          <table:table-cell office:value-type="float" office:value="1834224" calcext:value-type="float">
            <text:p>1834224</text:p>
          </table:table-cell>
          <table:table-cell office:value-type="float" office:value="162504" calcext:value-type="float">
            <text:p>16250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6: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1.74</text:p>
          </table:table-cell>
          <table:table-cell office:value-type="float" office:value="3632228" calcext:value-type="float">
            <text:p>3632228</text:p>
          </table:table-cell>
          <table:table-cell office:value-type="float" office:value="2265968" calcext:value-type="float">
            <text:p>2265968</text:p>
          </table:table-cell>
          <table:table-cell office:value-type="float" office:value="3764192" calcext:value-type="float">
            <text:p>37641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15448" calcext:value-type="float">
            <text:p>2115448</text:p>
          </table:table-cell>
          <table:table-cell office:value-type="float" office:value="1835528" calcext:value-type="float">
            <text:p>1835528</text:p>
          </table:table-cell>
          <table:table-cell office:value-type="float" office:value="162512" calcext:value-type="float">
            <text:p>16251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7: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1.74</text:p>
          </table:table-cell>
          <table:table-cell office:value-type="float" office:value="3634260" calcext:value-type="float">
            <text:p>3634260</text:p>
          </table:table-cell>
          <table:table-cell office:value-type="float" office:value="2263928" calcext:value-type="float">
            <text:p>2263928</text:p>
          </table:table-cell>
          <table:table-cell office:value-type="float" office:value="3762148" calcext:value-type="float">
            <text:p>37621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15456" calcext:value-type="float">
            <text:p>2115456</text:p>
          </table:table-cell>
          <table:table-cell office:value-type="float" office:value="1835528" calcext:value-type="float">
            <text:p>1835528</text:p>
          </table:table-cell>
          <table:table-cell office:value-type="float" office:value="162520" calcext:value-type="float">
            <text:p>16252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7: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1.81</text:p>
          </table:table-cell>
          <table:table-cell office:value-type="float" office:value="3636008" calcext:value-type="float">
            <text:p>3636008</text:p>
          </table:table-cell>
          <table:table-cell office:value-type="float" office:value="2260240" calcext:value-type="float">
            <text:p>2260240</text:p>
          </table:table-cell>
          <table:table-cell office:value-type="float" office:value="3760324" calcext:value-type="float">
            <text:p>37603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17396" calcext:value-type="float">
            <text:p>2117396</text:p>
          </table:table-cell>
          <table:table-cell office:value-type="float" office:value="1837412" calcext:value-type="float">
            <text:p>1837412</text:p>
          </table:table-cell>
          <table:table-cell office:value-type="float" office:value="162528" calcext:value-type="float">
            <text:p>16252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7: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1.81</text:p>
          </table:table-cell>
          <table:table-cell office:value-type="float" office:value="3642056" calcext:value-type="float">
            <text:p>3642056</text:p>
          </table:table-cell>
          <table:table-cell office:value-type="float" office:value="2254180" calcext:value-type="float">
            <text:p>2254180</text:p>
          </table:table-cell>
          <table:table-cell office:value-type="float" office:value="3754328" calcext:value-type="float">
            <text:p>37543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17408" calcext:value-type="float">
            <text:p>2117408</text:p>
          </table:table-cell>
          <table:table-cell office:value-type="float" office:value="1837416" calcext:value-type="float">
            <text:p>1837416</text:p>
          </table:table-cell>
          <table:table-cell office:value-type="float" office:value="162536" calcext:value-type="float">
            <text:p>16253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7: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1.89</text:p>
          </table:table-cell>
          <table:table-cell office:value-type="float" office:value="3642080" calcext:value-type="float">
            <text:p>3642080</text:p>
          </table:table-cell>
          <table:table-cell office:value-type="float" office:value="2252088" calcext:value-type="float">
            <text:p>2252088</text:p>
          </table:table-cell>
          <table:table-cell office:value-type="float" office:value="3754208" calcext:value-type="float">
            <text:p>37542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19476" calcext:value-type="float">
            <text:p>2119476</text:p>
          </table:table-cell>
          <table:table-cell office:value-type="float" office:value="1839420" calcext:value-type="float">
            <text:p>1839420</text:p>
          </table:table-cell>
          <table:table-cell office:value-type="float" office:value="162544" calcext:value-type="float">
            <text:p>16254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7: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1.89</text:p>
          </table:table-cell>
          <table:table-cell office:value-type="float" office:value="3643236" calcext:value-type="float">
            <text:p>3643236</text:p>
          </table:table-cell>
          <table:table-cell office:value-type="float" office:value="2250908" calcext:value-type="float">
            <text:p>2250908</text:p>
          </table:table-cell>
          <table:table-cell office:value-type="float" office:value="3753120" calcext:value-type="float">
            <text:p>37531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19500" calcext:value-type="float">
            <text:p>2119500</text:p>
          </table:table-cell>
          <table:table-cell office:value-type="float" office:value="1839436" calcext:value-type="float">
            <text:p>1839436</text:p>
          </table:table-cell>
          <table:table-cell office:value-type="float" office:value="162552" calcext:value-type="float">
            <text:p>16255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7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1.91</text:p>
          </table:table-cell>
          <table:table-cell office:value-type="float" office:value="3644356" calcext:value-type="float">
            <text:p>3644356</text:p>
          </table:table-cell>
          <table:table-cell office:value-type="float" office:value="2249428" calcext:value-type="float">
            <text:p>2249428</text:p>
          </table:table-cell>
          <table:table-cell office:value-type="float" office:value="3751880" calcext:value-type="float">
            <text:p>37518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19860" calcext:value-type="float">
            <text:p>2119860</text:p>
          </table:table-cell>
          <table:table-cell office:value-type="float" office:value="1839788" calcext:value-type="float">
            <text:p>1839788</text:p>
          </table:table-cell>
          <table:table-cell office:value-type="float" office:value="162560" calcext:value-type="float">
            <text:p>16256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7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1.97</text:p>
          </table:table-cell>
          <table:table-cell office:value-type="float" office:value="3645316" calcext:value-type="float">
            <text:p>3645316</text:p>
          </table:table-cell>
          <table:table-cell office:value-type="float" office:value="2246728" calcext:value-type="float">
            <text:p>2246728</text:p>
          </table:table-cell>
          <table:table-cell office:value-type="float" office:value="3751024" calcext:value-type="float">
            <text:p>37510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21600" calcext:value-type="float">
            <text:p>2121600</text:p>
          </table:table-cell>
          <table:table-cell office:value-type="float" office:value="1841468" calcext:value-type="float">
            <text:p>1841468</text:p>
          </table:table-cell>
          <table:table-cell office:value-type="float" office:value="162568" calcext:value-type="float">
            <text:p>16256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7: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1.97</text:p>
          </table:table-cell>
          <table:table-cell office:value-type="float" office:value="3645332" calcext:value-type="float">
            <text:p>3645332</text:p>
          </table:table-cell>
          <table:table-cell office:value-type="float" office:value="2246704" calcext:value-type="float">
            <text:p>2246704</text:p>
          </table:table-cell>
          <table:table-cell office:value-type="float" office:value="3751000" calcext:value-type="float">
            <text:p>37510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21608" calcext:value-type="float">
            <text:p>2121608</text:p>
          </table:table-cell>
          <table:table-cell office:value-type="float" office:value="1841468" calcext:value-type="float">
            <text:p>1841468</text:p>
          </table:table-cell>
          <table:table-cell office:value-type="float" office:value="162576" calcext:value-type="float">
            <text:p>16257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7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1.96</text:p>
          </table:table-cell>
          <table:table-cell office:value-type="float" office:value="3648848" calcext:value-type="float">
            <text:p>3648848</text:p>
          </table:table-cell>
          <table:table-cell office:value-type="float" office:value="2243180" calcext:value-type="float">
            <text:p>2243180</text:p>
          </table:table-cell>
          <table:table-cell office:value-type="float" office:value="3747492" calcext:value-type="float">
            <text:p>37474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21616" calcext:value-type="float">
            <text:p>2121616</text:p>
          </table:table-cell>
          <table:table-cell office:value-type="float" office:value="1841468" calcext:value-type="float">
            <text:p>1841468</text:p>
          </table:table-cell>
          <table:table-cell office:value-type="float" office:value="162584" calcext:value-type="float">
            <text:p>16258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7: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1.96</text:p>
          </table:table-cell>
          <table:table-cell office:value-type="float" office:value="3647280" calcext:value-type="float">
            <text:p>3647280</text:p>
          </table:table-cell>
          <table:table-cell office:value-type="float" office:value="2244740" calcext:value-type="float">
            <text:p>2244740</text:p>
          </table:table-cell>
          <table:table-cell office:value-type="float" office:value="3749052" calcext:value-type="float">
            <text:p>37490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21624" calcext:value-type="float">
            <text:p>2121624</text:p>
          </table:table-cell>
          <table:table-cell office:value-type="float" office:value="1841468" calcext:value-type="float">
            <text:p>1841468</text:p>
          </table:table-cell>
          <table:table-cell office:value-type="float" office:value="162592" calcext:value-type="float">
            <text:p>16259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7: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1.96</text:p>
          </table:table-cell>
          <table:table-cell office:value-type="float" office:value="3648580" calcext:value-type="float">
            <text:p>3648580</text:p>
          </table:table-cell>
          <table:table-cell office:value-type="float" office:value="2243428" calcext:value-type="float">
            <text:p>2243428</text:p>
          </table:table-cell>
          <table:table-cell office:value-type="float" office:value="3747760" calcext:value-type="float">
            <text:p>37477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21636" calcext:value-type="float">
            <text:p>2121636</text:p>
          </table:table-cell>
          <table:table-cell office:value-type="float" office:value="1841472" calcext:value-type="float">
            <text:p>1841472</text:p>
          </table:table-cell>
          <table:table-cell office:value-type="float" office:value="162600" calcext:value-type="float">
            <text:p>1626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7: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11.96</text:p>
          </table:table-cell>
          <table:table-cell office:value-type="float" office:value="3648608" calcext:value-type="float">
            <text:p>3648608</text:p>
          </table:table-cell>
          <table:table-cell office:value-type="float" office:value="2243376" calcext:value-type="float">
            <text:p>2243376</text:p>
          </table:table-cell>
          <table:table-cell office:value-type="float" office:value="3747728" calcext:value-type="float">
            <text:p>37477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21660" calcext:value-type="float">
            <text:p>2121660</text:p>
          </table:table-cell>
          <table:table-cell office:value-type="float" office:value="1841488" calcext:value-type="float">
            <text:p>1841488</text:p>
          </table:table-cell>
          <table:table-cell office:value-type="float" office:value="162608" calcext:value-type="float">
            <text:p>16260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8: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11.98</text:p>
          </table:table-cell>
          <table:table-cell office:value-type="float" office:value="3650676" calcext:value-type="float">
            <text:p>3650676</text:p>
          </table:table-cell>
          <table:table-cell office:value-type="float" office:value="2241004" calcext:value-type="float">
            <text:p>2241004</text:p>
          </table:table-cell>
          <table:table-cell office:value-type="float" office:value="3745656" calcext:value-type="float">
            <text:p>37456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21964" calcext:value-type="float">
            <text:p>2121964</text:p>
          </table:table-cell>
          <table:table-cell office:value-type="float" office:value="1841776" calcext:value-type="float">
            <text:p>1841776</text:p>
          </table:table-cell>
          <table:table-cell office:value-type="float" office:value="162616" calcext:value-type="float">
            <text:p>16261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8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9</text:p>
          </table:table-cell>
          <table:table-cell office:value-type="float" office:value="12" calcext:value-type="float">
            <text:p>12</text:p>
          </table:table-cell>
          <table:table-cell office:value-type="float" office:value="3652652" calcext:value-type="float">
            <text:p>3652652</text:p>
          </table:table-cell>
          <table:table-cell office:value-type="float" office:value="2239008" calcext:value-type="float">
            <text:p>2239008</text:p>
          </table:table-cell>
          <table:table-cell office:value-type="float" office:value="3743664" calcext:value-type="float">
            <text:p>37436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21984" calcext:value-type="float">
            <text:p>2121984</text:p>
          </table:table-cell>
          <table:table-cell office:value-type="float" office:value="1842128" calcext:value-type="float">
            <text:p>1842128</text:p>
          </table:table-cell>
          <table:table-cell office:value-type="float" office:value="162624" calcext:value-type="float">
            <text:p>16262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8: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2.08</text:p>
          </table:table-cell>
          <table:table-cell office:value-type="float" office:value="3648432" calcext:value-type="float">
            <text:p>3648432</text:p>
          </table:table-cell>
          <table:table-cell office:value-type="float" office:value="2240952" calcext:value-type="float">
            <text:p>2240952</text:p>
          </table:table-cell>
          <table:table-cell office:value-type="float" office:value="3747868" calcext:value-type="float">
            <text:p>37478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24260" calcext:value-type="float">
            <text:p>2124260</text:p>
          </table:table-cell>
          <table:table-cell office:value-type="float" office:value="1843996" calcext:value-type="float">
            <text:p>1843996</text:p>
          </table:table-cell>
          <table:table-cell office:value-type="float" office:value="162632" calcext:value-type="float">
            <text:p>16263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8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2.16</text:p>
          </table:table-cell>
          <table:table-cell office:value-type="float" office:value="3617992" calcext:value-type="float">
            <text:p>3617992</text:p>
          </table:table-cell>
          <table:table-cell office:value-type="float" office:value="2269428" calcext:value-type="float">
            <text:p>2269428</text:p>
          </table:table-cell>
          <table:table-cell office:value-type="float" office:value="3778284" calcext:value-type="float">
            <text:p>37782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26224" calcext:value-type="float">
            <text:p>2126224</text:p>
          </table:table-cell>
          <table:table-cell office:value-type="float" office:value="1845904" calcext:value-type="float">
            <text:p>1845904</text:p>
          </table:table-cell>
          <table:table-cell office:value-type="float" office:value="162640" calcext:value-type="float">
            <text:p>16264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8: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2.15</text:p>
          </table:table-cell>
          <table:table-cell office:value-type="float" office:value="3619312" calcext:value-type="float">
            <text:p>3619312</text:p>
          </table:table-cell>
          <table:table-cell office:value-type="float" office:value="2268084" calcext:value-type="float">
            <text:p>2268084</text:p>
          </table:table-cell>
          <table:table-cell office:value-type="float" office:value="3776964" calcext:value-type="float">
            <text:p>37769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26248" calcext:value-type="float">
            <text:p>2126248</text:p>
          </table:table-cell>
          <table:table-cell office:value-type="float" office:value="1845908" calcext:value-type="float">
            <text:p>1845908</text:p>
          </table:table-cell>
          <table:table-cell office:value-type="float" office:value="162656" calcext:value-type="float">
            <text:p>16265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8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2.15</text:p>
          </table:table-cell>
          <table:table-cell office:value-type="float" office:value="3619108" calcext:value-type="float">
            <text:p>3619108</text:p>
          </table:table-cell>
          <table:table-cell office:value-type="float" office:value="2268268" calcext:value-type="float">
            <text:p>2268268</text:p>
          </table:table-cell>
          <table:table-cell office:value-type="float" office:value="3777160" calcext:value-type="float">
            <text:p>37771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26268" calcext:value-type="float">
            <text:p>2126268</text:p>
          </table:table-cell>
          <table:table-cell office:value-type="float" office:value="1845920" calcext:value-type="float">
            <text:p>1845920</text:p>
          </table:table-cell>
          <table:table-cell office:value-type="float" office:value="162664" calcext:value-type="float">
            <text:p>16266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8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2.15</text:p>
          </table:table-cell>
          <table:table-cell office:value-type="float" office:value="3618904" calcext:value-type="float">
            <text:p>3618904</text:p>
          </table:table-cell>
          <table:table-cell office:value-type="float" office:value="2268460" calcext:value-type="float">
            <text:p>2268460</text:p>
          </table:table-cell>
          <table:table-cell office:value-type="float" office:value="3777372" calcext:value-type="float">
            <text:p>37773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26280" calcext:value-type="float">
            <text:p>2126280</text:p>
          </table:table-cell>
          <table:table-cell office:value-type="float" office:value="1845924" calcext:value-type="float">
            <text:p>1845924</text:p>
          </table:table-cell>
          <table:table-cell office:value-type="float" office:value="162672" calcext:value-type="float">
            <text:p>16267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8: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2.15</text:p>
          </table:table-cell>
          <table:table-cell office:value-type="float" office:value="3619240" calcext:value-type="float">
            <text:p>3619240</text:p>
          </table:table-cell>
          <table:table-cell office:value-type="float" office:value="2268116" calcext:value-type="float">
            <text:p>2268116</text:p>
          </table:table-cell>
          <table:table-cell office:value-type="float" office:value="3777028" calcext:value-type="float">
            <text:p>37770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26288" calcext:value-type="float">
            <text:p>2126288</text:p>
          </table:table-cell>
          <table:table-cell office:value-type="float" office:value="1845924" calcext:value-type="float">
            <text:p>1845924</text:p>
          </table:table-cell>
          <table:table-cell office:value-type="float" office:value="162680" calcext:value-type="float">
            <text:p>16268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8: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2.22</text:p>
          </table:table-cell>
          <table:table-cell office:value-type="float" office:value="3623536" calcext:value-type="float">
            <text:p>3623536</text:p>
          </table:table-cell>
          <table:table-cell office:value-type="float" office:value="2261868" calcext:value-type="float">
            <text:p>2261868</text:p>
          </table:table-cell>
          <table:table-cell office:value-type="float" office:value="3772712" calcext:value-type="float">
            <text:p>37727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28240" calcext:value-type="float">
            <text:p>2128240</text:p>
          </table:table-cell>
          <table:table-cell office:value-type="float" office:value="1847816" calcext:value-type="float">
            <text:p>1847816</text:p>
          </table:table-cell>
          <table:table-cell office:value-type="float" office:value="162688" calcext:value-type="float">
            <text:p>16268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8: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2.22</text:p>
          </table:table-cell>
          <table:table-cell office:value-type="float" office:value="3624464" calcext:value-type="float">
            <text:p>3624464</text:p>
          </table:table-cell>
          <table:table-cell office:value-type="float" office:value="2260928" calcext:value-type="float">
            <text:p>2260928</text:p>
          </table:table-cell>
          <table:table-cell office:value-type="float" office:value="3771780" calcext:value-type="float">
            <text:p>37717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28252" calcext:value-type="float">
            <text:p>2128252</text:p>
          </table:table-cell>
          <table:table-cell office:value-type="float" office:value="1847816" calcext:value-type="float">
            <text:p>1847816</text:p>
          </table:table-cell>
          <table:table-cell office:value-type="float" office:value="162696" calcext:value-type="float">
            <text:p>16269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8: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2.31</text:p>
          </table:table-cell>
          <table:table-cell office:value-type="float" office:value="3627228" calcext:value-type="float">
            <text:p>3627228</text:p>
          </table:table-cell>
          <table:table-cell office:value-type="float" office:value="2255832" calcext:value-type="float">
            <text:p>2255832</text:p>
          </table:table-cell>
          <table:table-cell office:value-type="float" office:value="3768936" calcext:value-type="float">
            <text:p>37689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30584" calcext:value-type="float">
            <text:p>2130584</text:p>
          </table:table-cell>
          <table:table-cell office:value-type="float" office:value="1850084" calcext:value-type="float">
            <text:p>1850084</text:p>
          </table:table-cell>
          <table:table-cell office:value-type="float" office:value="162704" calcext:value-type="float">
            <text:p>16270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8: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2.31</text:p>
          </table:table-cell>
          <table:table-cell office:value-type="float" office:value="3629576" calcext:value-type="float">
            <text:p>3629576</text:p>
          </table:table-cell>
          <table:table-cell office:value-type="float" office:value="2253464" calcext:value-type="float">
            <text:p>2253464</text:p>
          </table:table-cell>
          <table:table-cell office:value-type="float" office:value="3766636" calcext:value-type="float">
            <text:p>37666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30604" calcext:value-type="float">
            <text:p>2130604</text:p>
          </table:table-cell>
          <table:table-cell office:value-type="float" office:value="1850096" calcext:value-type="float">
            <text:p>1850096</text:p>
          </table:table-cell>
          <table:table-cell office:value-type="float" office:value="162712" calcext:value-type="float">
            <text:p>16271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9: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2.38</text:p>
          </table:table-cell>
          <table:table-cell office:value-type="float" office:value="3632960" calcext:value-type="float">
            <text:p>3632960</text:p>
          </table:table-cell>
          <table:table-cell office:value-type="float" office:value="2248124" calcext:value-type="float">
            <text:p>2248124</text:p>
          </table:table-cell>
          <table:table-cell office:value-type="float" office:value="3763236" calcext:value-type="float">
            <text:p>37632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32560" calcext:value-type="float">
            <text:p>2132560</text:p>
          </table:table-cell>
          <table:table-cell office:value-type="float" office:value="1851996" calcext:value-type="float">
            <text:p>1851996</text:p>
          </table:table-cell>
          <table:table-cell office:value-type="float" office:value="162720" calcext:value-type="float">
            <text:p>16272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9: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2.38</text:p>
          </table:table-cell>
          <table:table-cell office:value-type="float" office:value="3633488" calcext:value-type="float">
            <text:p>3633488</text:p>
          </table:table-cell>
          <table:table-cell office:value-type="float" office:value="2247588" calcext:value-type="float">
            <text:p>2247588</text:p>
          </table:table-cell>
          <table:table-cell office:value-type="float" office:value="3762708" calcext:value-type="float">
            <text:p>37627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32568" calcext:value-type="float">
            <text:p>2132568</text:p>
          </table:table-cell>
          <table:table-cell office:value-type="float" office:value="1851996" calcext:value-type="float">
            <text:p>1851996</text:p>
          </table:table-cell>
          <table:table-cell office:value-type="float" office:value="162728" calcext:value-type="float">
            <text:p>16272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9: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2.38</text:p>
          </table:table-cell>
          <table:table-cell office:value-type="float" office:value="3624864" calcext:value-type="float">
            <text:p>3624864</text:p>
          </table:table-cell>
          <table:table-cell office:value-type="float" office:value="2256204" calcext:value-type="float">
            <text:p>2256204</text:p>
          </table:table-cell>
          <table:table-cell office:value-type="float" office:value="3771332" calcext:value-type="float">
            <text:p>37713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32576" calcext:value-type="float">
            <text:p>2132576</text:p>
          </table:table-cell>
          <table:table-cell office:value-type="float" office:value="1851996" calcext:value-type="float">
            <text:p>1851996</text:p>
          </table:table-cell>
          <table:table-cell office:value-type="float" office:value="162736" calcext:value-type="float">
            <text:p>16273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9: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2.38</text:p>
          </table:table-cell>
          <table:table-cell office:value-type="float" office:value="3625372" calcext:value-type="float">
            <text:p>3625372</text:p>
          </table:table-cell>
          <table:table-cell office:value-type="float" office:value="2255688" calcext:value-type="float">
            <text:p>2255688</text:p>
          </table:table-cell>
          <table:table-cell office:value-type="float" office:value="3770816" calcext:value-type="float">
            <text:p>37708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32584" calcext:value-type="float">
            <text:p>2132584</text:p>
          </table:table-cell>
          <table:table-cell office:value-type="float" office:value="1851996" calcext:value-type="float">
            <text:p>1851996</text:p>
          </table:table-cell>
          <table:table-cell office:value-type="float" office:value="162744" calcext:value-type="float">
            <text:p>16274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9: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2.39</text:p>
          </table:table-cell>
          <table:table-cell office:value-type="float" office:value="3626336" calcext:value-type="float">
            <text:p>3626336</text:p>
          </table:table-cell>
          <table:table-cell office:value-type="float" office:value="2254688" calcext:value-type="float">
            <text:p>2254688</text:p>
          </table:table-cell>
          <table:table-cell office:value-type="float" office:value="3769860" calcext:value-type="float">
            <text:p>37698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32620" calcext:value-type="float">
            <text:p>2132620</text:p>
          </table:table-cell>
          <table:table-cell office:value-type="float" office:value="1852024" calcext:value-type="float">
            <text:p>1852024</text:p>
          </table:table-cell>
          <table:table-cell office:value-type="float" office:value="162752" calcext:value-type="float">
            <text:p>16275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9: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2.46</text:p>
          </table:table-cell>
          <table:table-cell office:value-type="float" office:value="3632860" calcext:value-type="float">
            <text:p>3632860</text:p>
          </table:table-cell>
          <table:table-cell office:value-type="float" office:value="2246308" calcext:value-type="float">
            <text:p>2246308</text:p>
          </table:table-cell>
          <table:table-cell office:value-type="float" office:value="3763316" calcext:value-type="float">
            <text:p>37633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34476" calcext:value-type="float">
            <text:p>2134476</text:p>
          </table:table-cell>
          <table:table-cell office:value-type="float" office:value="1853824" calcext:value-type="float">
            <text:p>1853824</text:p>
          </table:table-cell>
          <table:table-cell office:value-type="float" office:value="162760" calcext:value-type="float">
            <text:p>16276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9: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2.46</text:p>
          </table:table-cell>
          <table:table-cell office:value-type="float" office:value="3632136" calcext:value-type="float">
            <text:p>3632136</text:p>
          </table:table-cell>
          <table:table-cell office:value-type="float" office:value="2247000" calcext:value-type="float">
            <text:p>2247000</text:p>
          </table:table-cell>
          <table:table-cell office:value-type="float" office:value="3764040" calcext:value-type="float">
            <text:p>37640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34508" calcext:value-type="float">
            <text:p>2134508</text:p>
          </table:table-cell>
          <table:table-cell office:value-type="float" office:value="1853832" calcext:value-type="float">
            <text:p>1853832</text:p>
          </table:table-cell>
          <table:table-cell office:value-type="float" office:value="162784" calcext:value-type="float">
            <text:p>16278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9: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2.46</text:p>
          </table:table-cell>
          <table:table-cell office:value-type="float" office:value="3633292" calcext:value-type="float">
            <text:p>3633292</text:p>
          </table:table-cell>
          <table:table-cell office:value-type="float" office:value="2245832" calcext:value-type="float">
            <text:p>2245832</text:p>
          </table:table-cell>
          <table:table-cell office:value-type="float" office:value="3762880" calcext:value-type="float">
            <text:p>37628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34520" calcext:value-type="float">
            <text:p>2134520</text:p>
          </table:table-cell>
          <table:table-cell office:value-type="float" office:value="1853836" calcext:value-type="float">
            <text:p>1853836</text:p>
          </table:table-cell>
          <table:table-cell office:value-type="float" office:value="162792" calcext:value-type="float">
            <text:p>16279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9: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2.46</text:p>
          </table:table-cell>
          <table:table-cell office:value-type="float" office:value="3633252" calcext:value-type="float">
            <text:p>3633252</text:p>
          </table:table-cell>
          <table:table-cell office:value-type="float" office:value="2245868" calcext:value-type="float">
            <text:p>2245868</text:p>
          </table:table-cell>
          <table:table-cell office:value-type="float" office:value="3762924" calcext:value-type="float">
            <text:p>37629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34524" calcext:value-type="float">
            <text:p>2134524</text:p>
          </table:table-cell>
          <table:table-cell office:value-type="float" office:value="1853832" calcext:value-type="float">
            <text:p>1853832</text:p>
          </table:table-cell>
          <table:table-cell office:value-type="float" office:value="162800" calcext:value-type="float">
            <text:p>1628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9: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2.54</text:p>
          </table:table-cell>
          <table:table-cell office:value-type="float" office:value="3636968" calcext:value-type="float">
            <text:p>3636968</text:p>
          </table:table-cell>
          <table:table-cell office:value-type="float" office:value="2240000" calcext:value-type="float">
            <text:p>2240000</text:p>
          </table:table-cell>
          <table:table-cell office:value-type="float" office:value="3759164" calcext:value-type="float">
            <text:p>37591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36676" calcext:value-type="float">
            <text:p>2136676</text:p>
          </table:table-cell>
          <table:table-cell office:value-type="float" office:value="1855912" calcext:value-type="float">
            <text:p>1855912</text:p>
          </table:table-cell>
          <table:table-cell office:value-type="float" office:value="162820" calcext:value-type="float">
            <text:p>16282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9: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2.53</text:p>
          </table:table-cell>
          <table:table-cell office:value-type="float" office:value="3640820" calcext:value-type="float">
            <text:p>3640820</text:p>
          </table:table-cell>
          <table:table-cell office:value-type="float" office:value="2236144" calcext:value-type="float">
            <text:p>2236144</text:p>
          </table:table-cell>
          <table:table-cell office:value-type="float" office:value="3755328" calcext:value-type="float">
            <text:p>37553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36680" calcext:value-type="float">
            <text:p>2136680</text:p>
          </table:table-cell>
          <table:table-cell office:value-type="float" office:value="1855908" calcext:value-type="float">
            <text:p>1855908</text:p>
          </table:table-cell>
          <table:table-cell office:value-type="float" office:value="162828" calcext:value-type="float">
            <text:p>16282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0:59: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2.6</text:p>
          </table:table-cell>
          <table:table-cell office:value-type="float" office:value="3642564" calcext:value-type="float">
            <text:p>3642564</text:p>
          </table:table-cell>
          <table:table-cell office:value-type="float" office:value="2232480" calcext:value-type="float">
            <text:p>2232480</text:p>
          </table:table-cell>
          <table:table-cell office:value-type="float" office:value="3753552" calcext:value-type="float">
            <text:p>37535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38600" calcext:value-type="float">
            <text:p>2138600</text:p>
          </table:table-cell>
          <table:table-cell office:value-type="float" office:value="1857780" calcext:value-type="float">
            <text:p>1857780</text:p>
          </table:table-cell>
          <table:table-cell office:value-type="float" office:value="162828" calcext:value-type="float">
            <text:p>16282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0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2.7</text:p>
          </table:table-cell>
          <table:table-cell office:value-type="float" office:value="3644700" calcext:value-type="float">
            <text:p>3644700</text:p>
          </table:table-cell>
          <table:table-cell office:value-type="float" office:value="2228276" calcext:value-type="float">
            <text:p>2228276</text:p>
          </table:table-cell>
          <table:table-cell office:value-type="float" office:value="3751396" calcext:value-type="float">
            <text:p>37513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40668" calcext:value-type="float">
            <text:p>2140668</text:p>
          </table:table-cell>
          <table:table-cell office:value-type="float" office:value="1859764" calcext:value-type="float">
            <text:p>1859764</text:p>
          </table:table-cell>
          <table:table-cell office:value-type="float" office:value="162852" calcext:value-type="float">
            <text:p>16285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0: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2.7</text:p>
          </table:table-cell>
          <table:table-cell office:value-type="float" office:value="3646196" calcext:value-type="float">
            <text:p>3646196</text:p>
          </table:table-cell>
          <table:table-cell office:value-type="float" office:value="2226756" calcext:value-type="float">
            <text:p>2226756</text:p>
          </table:table-cell>
          <table:table-cell office:value-type="float" office:value="3749884" calcext:value-type="float">
            <text:p>37498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40692" calcext:value-type="float">
            <text:p>2140692</text:p>
          </table:table-cell>
          <table:table-cell office:value-type="float" office:value="1859780" calcext:value-type="float">
            <text:p>1859780</text:p>
          </table:table-cell>
          <table:table-cell office:value-type="float" office:value="162860" calcext:value-type="float">
            <text:p>16286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0: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2.7</text:p>
          </table:table-cell>
          <table:table-cell office:value-type="float" office:value="3645160" calcext:value-type="float">
            <text:p>3645160</text:p>
          </table:table-cell>
          <table:table-cell office:value-type="float" office:value="2227792" calcext:value-type="float">
            <text:p>2227792</text:p>
          </table:table-cell>
          <table:table-cell office:value-type="float" office:value="3750936" calcext:value-type="float">
            <text:p>37509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40692" calcext:value-type="float">
            <text:p>2140692</text:p>
          </table:table-cell>
          <table:table-cell office:value-type="float" office:value="1859772" calcext:value-type="float">
            <text:p>1859772</text:p>
          </table:table-cell>
          <table:table-cell office:value-type="float" office:value="162868" calcext:value-type="float">
            <text:p>16286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0: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2.7</text:p>
          </table:table-cell>
          <table:table-cell office:value-type="float" office:value="3629160" calcext:value-type="float">
            <text:p>3629160</text:p>
          </table:table-cell>
          <table:table-cell office:value-type="float" office:value="2243788" calcext:value-type="float">
            <text:p>2243788</text:p>
          </table:table-cell>
          <table:table-cell office:value-type="float" office:value="3766936" calcext:value-type="float">
            <text:p>37669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40696" calcext:value-type="float">
            <text:p>2140696</text:p>
          </table:table-cell>
          <table:table-cell office:value-type="float" office:value="1859776" calcext:value-type="float">
            <text:p>1859776</text:p>
          </table:table-cell>
          <table:table-cell office:value-type="float" office:value="162868" calcext:value-type="float">
            <text:p>16286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0: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2.8</text:p>
          </table:table-cell>
          <table:table-cell office:value-type="float" office:value="3631288" calcext:value-type="float">
            <text:p>3631288</text:p>
          </table:table-cell>
          <table:table-cell office:value-type="float" office:value="2239048" calcext:value-type="float">
            <text:p>2239048</text:p>
          </table:table-cell>
          <table:table-cell office:value-type="float" office:value="3764776" calcext:value-type="float">
            <text:p>37647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43308" calcext:value-type="float">
            <text:p>2143308</text:p>
          </table:table-cell>
          <table:table-cell office:value-type="float" office:value="1862308" calcext:value-type="float">
            <text:p>1862308</text:p>
          </table:table-cell>
          <table:table-cell office:value-type="float" office:value="162884" calcext:value-type="float">
            <text:p>16288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0: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2.8</text:p>
          </table:table-cell>
          <table:table-cell office:value-type="float" office:value="3633508" calcext:value-type="float">
            <text:p>3633508</text:p>
          </table:table-cell>
          <table:table-cell office:value-type="float" office:value="2236800" calcext:value-type="float">
            <text:p>2236800</text:p>
          </table:table-cell>
          <table:table-cell office:value-type="float" office:value="3762548" calcext:value-type="float">
            <text:p>37625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43336" calcext:value-type="float">
            <text:p>2143336</text:p>
          </table:table-cell>
          <table:table-cell office:value-type="float" office:value="1862328" calcext:value-type="float">
            <text:p>1862328</text:p>
          </table:table-cell>
          <table:table-cell office:value-type="float" office:value="162892" calcext:value-type="float">
            <text:p>16289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0: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2.79</text:p>
          </table:table-cell>
          <table:table-cell office:value-type="float" office:value="3633028" calcext:value-type="float">
            <text:p>3633028</text:p>
          </table:table-cell>
          <table:table-cell office:value-type="float" office:value="2237252" calcext:value-type="float">
            <text:p>2237252</text:p>
          </table:table-cell>
          <table:table-cell office:value-type="float" office:value="3763016" calcext:value-type="float">
            <text:p>37630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43364" calcext:value-type="float">
            <text:p>2143364</text:p>
          </table:table-cell>
          <table:table-cell office:value-type="float" office:value="1862340" calcext:value-type="float">
            <text:p>1862340</text:p>
          </table:table-cell>
          <table:table-cell office:value-type="float" office:value="162900" calcext:value-type="float">
            <text:p>1629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0: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2.79</text:p>
          </table:table-cell>
          <table:table-cell office:value-type="float" office:value="3632572" calcext:value-type="float">
            <text:p>3632572</text:p>
          </table:table-cell>
          <table:table-cell office:value-type="float" office:value="2237692" calcext:value-type="float">
            <text:p>2237692</text:p>
          </table:table-cell>
          <table:table-cell office:value-type="float" office:value="3763464" calcext:value-type="float">
            <text:p>37634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43380" calcext:value-type="float">
            <text:p>2143380</text:p>
          </table:table-cell>
          <table:table-cell office:value-type="float" office:value="1862344" calcext:value-type="float">
            <text:p>1862344</text:p>
          </table:table-cell>
          <table:table-cell office:value-type="float" office:value="162908" calcext:value-type="float">
            <text:p>16290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0: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2.79</text:p>
          </table:table-cell>
          <table:table-cell office:value-type="float" office:value="3633312" calcext:value-type="float">
            <text:p>3633312</text:p>
          </table:table-cell>
          <table:table-cell office:value-type="float" office:value="2236652" calcext:value-type="float">
            <text:p>2236652</text:p>
          </table:table-cell>
          <table:table-cell office:value-type="float" office:value="3762696" calcext:value-type="float">
            <text:p>37626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43680" calcext:value-type="float">
            <text:p>2143680</text:p>
          </table:table-cell>
          <table:table-cell office:value-type="float" office:value="1862348" calcext:value-type="float">
            <text:p>1862348</text:p>
          </table:table-cell>
          <table:table-cell office:value-type="float" office:value="163204" calcext:value-type="float">
            <text:p>16320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0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2.86</text:p>
          </table:table-cell>
          <table:table-cell office:value-type="float" office:value="3630992" calcext:value-type="float">
            <text:p>3630992</text:p>
          </table:table-cell>
          <table:table-cell office:value-type="float" office:value="2237060" calcext:value-type="float">
            <text:p>2237060</text:p>
          </table:table-cell>
          <table:table-cell office:value-type="float" office:value="3765028" calcext:value-type="float">
            <text:p>37650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45592" calcext:value-type="float">
            <text:p>2145592</text:p>
          </table:table-cell>
          <table:table-cell office:value-type="float" office:value="1864204" calcext:value-type="float">
            <text:p>1864204</text:p>
          </table:table-cell>
          <table:table-cell office:value-type="float" office:value="163212" calcext:value-type="float">
            <text:p>16321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0: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2.86</text:p>
          </table:table-cell>
          <table:table-cell office:value-type="float" office:value="3631468" calcext:value-type="float">
            <text:p>3631468</text:p>
          </table:table-cell>
          <table:table-cell office:value-type="float" office:value="2236572" calcext:value-type="float">
            <text:p>2236572</text:p>
          </table:table-cell>
          <table:table-cell office:value-type="float" office:value="3764564" calcext:value-type="float">
            <text:p>37645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45604" calcext:value-type="float">
            <text:p>2145604</text:p>
          </table:table-cell>
          <table:table-cell office:value-type="float" office:value="1864208" calcext:value-type="float">
            <text:p>1864208</text:p>
          </table:table-cell>
          <table:table-cell office:value-type="float" office:value="163220" calcext:value-type="float">
            <text:p>16322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1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2.86</text:p>
          </table:table-cell>
          <table:table-cell office:value-type="float" office:value="3632108" calcext:value-type="float">
            <text:p>3632108</text:p>
          </table:table-cell>
          <table:table-cell office:value-type="float" office:value="2235908" calcext:value-type="float">
            <text:p>2235908</text:p>
          </table:table-cell>
          <table:table-cell office:value-type="float" office:value="3763900" calcext:value-type="float">
            <text:p>37639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45628" calcext:value-type="float">
            <text:p>2145628</text:p>
          </table:table-cell>
          <table:table-cell office:value-type="float" office:value="1864224" calcext:value-type="float">
            <text:p>1864224</text:p>
          </table:table-cell>
          <table:table-cell office:value-type="float" office:value="163228" calcext:value-type="float">
            <text:p>16322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1: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2.86</text:p>
          </table:table-cell>
          <table:table-cell office:value-type="float" office:value="3631660" calcext:value-type="float">
            <text:p>3631660</text:p>
          </table:table-cell>
          <table:table-cell office:value-type="float" office:value="2236364" calcext:value-type="float">
            <text:p>2236364</text:p>
          </table:table-cell>
          <table:table-cell office:value-type="float" office:value="3764372" calcext:value-type="float">
            <text:p>37643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45620" calcext:value-type="float">
            <text:p>2145620</text:p>
          </table:table-cell>
          <table:table-cell office:value-type="float" office:value="1864208" calcext:value-type="float">
            <text:p>1864208</text:p>
          </table:table-cell>
          <table:table-cell office:value-type="float" office:value="163236" calcext:value-type="float">
            <text:p>16323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1: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2.95</text:p>
          </table:table-cell>
          <table:table-cell office:value-type="float" office:value="3634256" calcext:value-type="float">
            <text:p>3634256</text:p>
          </table:table-cell>
          <table:table-cell office:value-type="float" office:value="2230812" calcext:value-type="float">
            <text:p>2230812</text:p>
          </table:table-cell>
          <table:table-cell office:value-type="float" office:value="3761628" calcext:value-type="float">
            <text:p>37616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48576" calcext:value-type="float">
            <text:p>2148576</text:p>
          </table:table-cell>
          <table:table-cell office:value-type="float" office:value="1867092" calcext:value-type="float">
            <text:p>1867092</text:p>
          </table:table-cell>
          <table:table-cell office:value-type="float" office:value="163244" calcext:value-type="float">
            <text:p>16324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1: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2.95</text:p>
          </table:table-cell>
          <table:table-cell office:value-type="float" office:value="3634716" calcext:value-type="float">
            <text:p>3634716</text:p>
          </table:table-cell>
          <table:table-cell office:value-type="float" office:value="2230200" calcext:value-type="float">
            <text:p>2230200</text:p>
          </table:table-cell>
          <table:table-cell office:value-type="float" office:value="3761156" calcext:value-type="float">
            <text:p>37611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48728" calcext:value-type="float">
            <text:p>2148728</text:p>
          </table:table-cell>
          <table:table-cell office:value-type="float" office:value="1867236" calcext:value-type="float">
            <text:p>1867236</text:p>
          </table:table-cell>
          <table:table-cell office:value-type="float" office:value="163252" calcext:value-type="float">
            <text:p>16325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1: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12.95</text:p>
          </table:table-cell>
          <table:table-cell office:value-type="float" office:value="3630880" calcext:value-type="float">
            <text:p>3630880</text:p>
          </table:table-cell>
          <table:table-cell office:value-type="float" office:value="2233740" calcext:value-type="float">
            <text:p>2233740</text:p>
          </table:table-cell>
          <table:table-cell office:value-type="float" office:value="3764968" calcext:value-type="float">
            <text:p>37649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49024" calcext:value-type="float">
            <text:p>2149024</text:p>
          </table:table-cell>
          <table:table-cell office:value-type="float" office:value="1867492" calcext:value-type="float">
            <text:p>1867492</text:p>
          </table:table-cell>
          <table:table-cell office:value-type="float" office:value="163268" calcext:value-type="float">
            <text:p>16326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1: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13.45</text:p>
          </table:table-cell>
          <table:table-cell office:value-type="float" office:value="3625132" calcext:value-type="float">
            <text:p>3625132</text:p>
          </table:table-cell>
          <table:table-cell office:value-type="float" office:value="2239188" calcext:value-type="float">
            <text:p>2239188</text:p>
          </table:table-cell>
          <table:table-cell office:value-type="float" office:value="3770596" calcext:value-type="float">
            <text:p>37705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49324" calcext:value-type="float">
            <text:p>2149324</text:p>
          </table:table-cell>
          <table:table-cell office:value-type="float" office:value="1867496" calcext:value-type="float">
            <text:p>1867496</text:p>
          </table:table-cell>
          <table:table-cell office:value-type="float" office:value="163320" calcext:value-type="float">
            <text:p>16332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1: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3.52</text:p>
          </table:table-cell>
          <table:table-cell office:value-type="float" office:value="3630100" calcext:value-type="float">
            <text:p>3630100</text:p>
          </table:table-cell>
          <table:table-cell office:value-type="float" office:value="2232240" calcext:value-type="float">
            <text:p>2232240</text:p>
          </table:table-cell>
          <table:table-cell office:value-type="float" office:value="3765628" calcext:value-type="float">
            <text:p>37656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51304" calcext:value-type="float">
            <text:p>2151304</text:p>
          </table:table-cell>
          <table:table-cell office:value-type="float" office:value="1869456" calcext:value-type="float">
            <text:p>1869456</text:p>
          </table:table-cell>
          <table:table-cell office:value-type="float" office:value="163336" calcext:value-type="float">
            <text:p>16333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1: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3.52</text:p>
          </table:table-cell>
          <table:table-cell office:value-type="float" office:value="3628292" calcext:value-type="float">
            <text:p>3628292</text:p>
          </table:table-cell>
          <table:table-cell office:value-type="float" office:value="2234048" calcext:value-type="float">
            <text:p>2234048</text:p>
          </table:table-cell>
          <table:table-cell office:value-type="float" office:value="3767444" calcext:value-type="float">
            <text:p>37674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51304" calcext:value-type="float">
            <text:p>2151304</text:p>
          </table:table-cell>
          <table:table-cell office:value-type="float" office:value="1869456" calcext:value-type="float">
            <text:p>1869456</text:p>
          </table:table-cell>
          <table:table-cell office:value-type="float" office:value="163336" calcext:value-type="float">
            <text:p>16333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1: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3.52</text:p>
          </table:table-cell>
          <table:table-cell office:value-type="float" office:value="3628888" calcext:value-type="float">
            <text:p>3628888</text:p>
          </table:table-cell>
          <table:table-cell office:value-type="float" office:value="2233428" calcext:value-type="float">
            <text:p>2233428</text:p>
          </table:table-cell>
          <table:table-cell office:value-type="float" office:value="3766832" calcext:value-type="float">
            <text:p>37668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51328" calcext:value-type="float">
            <text:p>2151328</text:p>
          </table:table-cell>
          <table:table-cell office:value-type="float" office:value="1869464" calcext:value-type="float">
            <text:p>1869464</text:p>
          </table:table-cell>
          <table:table-cell office:value-type="float" office:value="163352" calcext:value-type="float">
            <text:p>16335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1: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3.52</text:p>
          </table:table-cell>
          <table:table-cell office:value-type="float" office:value="3629420" calcext:value-type="float">
            <text:p>3629420</text:p>
          </table:table-cell>
          <table:table-cell office:value-type="float" office:value="2232904" calcext:value-type="float">
            <text:p>2232904</text:p>
          </table:table-cell>
          <table:table-cell office:value-type="float" office:value="3766316" calcext:value-type="float">
            <text:p>37663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51320" calcext:value-type="float">
            <text:p>2151320</text:p>
          </table:table-cell>
          <table:table-cell office:value-type="float" office:value="1869456" calcext:value-type="float">
            <text:p>1869456</text:p>
          </table:table-cell>
          <table:table-cell office:value-type="float" office:value="163352" calcext:value-type="float">
            <text:p>16335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1: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3.6</text:p>
          </table:table-cell>
          <table:table-cell office:value-type="float" office:value="3633152" calcext:value-type="float">
            <text:p>3633152</text:p>
          </table:table-cell>
          <table:table-cell office:value-type="float" office:value="2227080" calcext:value-type="float">
            <text:p>2227080</text:p>
          </table:table-cell>
          <table:table-cell office:value-type="float" office:value="3762528" calcext:value-type="float">
            <text:p>37625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53412" calcext:value-type="float">
            <text:p>2153412</text:p>
          </table:table-cell>
          <table:table-cell office:value-type="float" office:value="1871532" calcext:value-type="float">
            <text:p>1871532</text:p>
          </table:table-cell>
          <table:table-cell office:value-type="float" office:value="163368" calcext:value-type="float">
            <text:p>16336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1: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3.6</text:p>
          </table:table-cell>
          <table:table-cell office:value-type="float" office:value="3634256" calcext:value-type="float">
            <text:p>3634256</text:p>
          </table:table-cell>
          <table:table-cell office:value-type="float" office:value="2225952" calcext:value-type="float">
            <text:p>2225952</text:p>
          </table:table-cell>
          <table:table-cell office:value-type="float" office:value="3761476" calcext:value-type="float">
            <text:p>37614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53436" calcext:value-type="float">
            <text:p>2153436</text:p>
          </table:table-cell>
          <table:table-cell office:value-type="float" office:value="1871536" calcext:value-type="float">
            <text:p>1871536</text:p>
          </table:table-cell>
          <table:table-cell office:value-type="float" office:value="163384" calcext:value-type="float">
            <text:p>16338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2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3.59</text:p>
          </table:table-cell>
          <table:table-cell office:value-type="float" office:value="3634340" calcext:value-type="float">
            <text:p>3634340</text:p>
          </table:table-cell>
          <table:table-cell office:value-type="float" office:value="2225836" calcext:value-type="float">
            <text:p>2225836</text:p>
          </table:table-cell>
          <table:table-cell office:value-type="float" office:value="3761392" calcext:value-type="float">
            <text:p>37613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53468" calcext:value-type="float">
            <text:p>2153468</text:p>
          </table:table-cell>
          <table:table-cell office:value-type="float" office:value="1871552" calcext:value-type="float">
            <text:p>1871552</text:p>
          </table:table-cell>
          <table:table-cell office:value-type="float" office:value="163400" calcext:value-type="float">
            <text:p>16340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2: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3.59</text:p>
          </table:table-cell>
          <table:table-cell office:value-type="float" office:value="3634932" calcext:value-type="float">
            <text:p>3634932</text:p>
          </table:table-cell>
          <table:table-cell office:value-type="float" office:value="2225244" calcext:value-type="float">
            <text:p>2225244</text:p>
          </table:table-cell>
          <table:table-cell office:value-type="float" office:value="3760808" calcext:value-type="float">
            <text:p>37608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53468" calcext:value-type="float">
            <text:p>2153468</text:p>
          </table:table-cell>
          <table:table-cell office:value-type="float" office:value="1871552" calcext:value-type="float">
            <text:p>1871552</text:p>
          </table:table-cell>
          <table:table-cell office:value-type="float" office:value="163400" calcext:value-type="float">
            <text:p>1634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2: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3.59</text:p>
          </table:table-cell>
          <table:table-cell office:value-type="float" office:value="3634476" calcext:value-type="float">
            <text:p>3634476</text:p>
          </table:table-cell>
          <table:table-cell office:value-type="float" office:value="2225680" calcext:value-type="float">
            <text:p>2225680</text:p>
          </table:table-cell>
          <table:table-cell office:value-type="float" office:value="3761256" calcext:value-type="float">
            <text:p>37612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53488" calcext:value-type="float">
            <text:p>2153488</text:p>
          </table:table-cell>
          <table:table-cell office:value-type="float" office:value="1871556" calcext:value-type="float">
            <text:p>1871556</text:p>
          </table:table-cell>
          <table:table-cell office:value-type="float" office:value="163416" calcext:value-type="float">
            <text:p>16341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2: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3.59</text:p>
          </table:table-cell>
          <table:table-cell office:value-type="float" office:value="3634020" calcext:value-type="float">
            <text:p>3634020</text:p>
          </table:table-cell>
          <table:table-cell office:value-type="float" office:value="2226136" calcext:value-type="float">
            <text:p>2226136</text:p>
          </table:table-cell>
          <table:table-cell office:value-type="float" office:value="3761720" calcext:value-type="float">
            <text:p>37617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53488" calcext:value-type="float">
            <text:p>2153488</text:p>
          </table:table-cell>
          <table:table-cell office:value-type="float" office:value="1871556" calcext:value-type="float">
            <text:p>1871556</text:p>
          </table:table-cell>
          <table:table-cell office:value-type="float" office:value="163416" calcext:value-type="float">
            <text:p>16341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2: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3.67</text:p>
          </table:table-cell>
          <table:table-cell office:value-type="float" office:value="3639084" calcext:value-type="float">
            <text:p>3639084</text:p>
          </table:table-cell>
          <table:table-cell office:value-type="float" office:value="2219120" calcext:value-type="float">
            <text:p>2219120</text:p>
          </table:table-cell>
          <table:table-cell office:value-type="float" office:value="3756624" calcext:value-type="float">
            <text:p>37566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55440" calcext:value-type="float">
            <text:p>2155440</text:p>
          </table:table-cell>
          <table:table-cell office:value-type="float" office:value="1873460" calcext:value-type="float">
            <text:p>1873460</text:p>
          </table:table-cell>
          <table:table-cell office:value-type="float" office:value="163432" calcext:value-type="float">
            <text:p>16343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2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3.7</text:p>
          </table:table-cell>
          <table:table-cell office:value-type="float" office:value="3634820" calcext:value-type="float">
            <text:p>3634820</text:p>
          </table:table-cell>
          <table:table-cell office:value-type="float" office:value="2223016" calcext:value-type="float">
            <text:p>2223016</text:p>
          </table:table-cell>
          <table:table-cell office:value-type="float" office:value="3760768" calcext:value-type="float">
            <text:p>37607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55808" calcext:value-type="float">
            <text:p>2155808</text:p>
          </table:table-cell>
          <table:table-cell office:value-type="float" office:value="1873828" calcext:value-type="float">
            <text:p>1873828</text:p>
          </table:table-cell>
          <table:table-cell office:value-type="float" office:value="163432" calcext:value-type="float">
            <text:p>16343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2: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3.78</text:p>
          </table:table-cell>
          <table:table-cell office:value-type="float" office:value="3639488" calcext:value-type="float">
            <text:p>3639488</text:p>
          </table:table-cell>
          <table:table-cell office:value-type="float" office:value="2216204" calcext:value-type="float">
            <text:p>2216204</text:p>
          </table:table-cell>
          <table:table-cell office:value-type="float" office:value="3756224" calcext:value-type="float">
            <text:p>37562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57952" calcext:value-type="float">
            <text:p>2157952</text:p>
          </table:table-cell>
          <table:table-cell office:value-type="float" office:value="1875936" calcext:value-type="float">
            <text:p>1875936</text:p>
          </table:table-cell>
          <table:table-cell office:value-type="float" office:value="163448" calcext:value-type="float">
            <text:p>16344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2: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3.83</text:p>
          </table:table-cell>
          <table:table-cell office:value-type="float" office:value="3641916" calcext:value-type="float">
            <text:p>3641916</text:p>
          </table:table-cell>
          <table:table-cell office:value-type="float" office:value="2213244" calcext:value-type="float">
            <text:p>2213244</text:p>
          </table:table-cell>
          <table:table-cell office:value-type="float" office:value="3753772" calcext:value-type="float">
            <text:p>37537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58484" calcext:value-type="float">
            <text:p>2158484</text:p>
          </table:table-cell>
          <table:table-cell office:value-type="float" office:value="1876448" calcext:value-type="float">
            <text:p>1876448</text:p>
          </table:table-cell>
          <table:table-cell office:value-type="float" office:value="163456" calcext:value-type="float">
            <text:p>16345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2: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3.85</text:p>
          </table:table-cell>
          <table:table-cell office:value-type="float" office:value="3641980" calcext:value-type="float">
            <text:p>3641980</text:p>
          </table:table-cell>
          <table:table-cell office:value-type="float" office:value="2212220" calcext:value-type="float">
            <text:p>2212220</text:p>
          </table:table-cell>
          <table:table-cell office:value-type="float" office:value="3753696" calcext:value-type="float">
            <text:p>37536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59444" calcext:value-type="float">
            <text:p>2159444</text:p>
          </table:table-cell>
          <table:table-cell office:value-type="float" office:value="1877376" calcext:value-type="float">
            <text:p>1877376</text:p>
          </table:table-cell>
          <table:table-cell office:value-type="float" office:value="163464" calcext:value-type="float">
            <text:p>16346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2: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3.89</text:p>
          </table:table-cell>
          <table:table-cell office:value-type="float" office:value="3644752" calcext:value-type="float">
            <text:p>3644752</text:p>
          </table:table-cell>
          <table:table-cell office:value-type="float" office:value="2208392" calcext:value-type="float">
            <text:p>2208392</text:p>
          </table:table-cell>
          <table:table-cell office:value-type="float" office:value="3750912" calcext:value-type="float">
            <text:p>37509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60500" calcext:value-type="float">
            <text:p>2160500</text:p>
          </table:table-cell>
          <table:table-cell office:value-type="float" office:value="1878400" calcext:value-type="float">
            <text:p>1878400</text:p>
          </table:table-cell>
          <table:table-cell office:value-type="float" office:value="163472" calcext:value-type="float">
            <text:p>16347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2: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3.92</text:p>
          </table:table-cell>
          <table:table-cell office:value-type="float" office:value="3642852" calcext:value-type="float">
            <text:p>3642852</text:p>
          </table:table-cell>
          <table:table-cell office:value-type="float" office:value="2209392" calcext:value-type="float">
            <text:p>2209392</text:p>
          </table:table-cell>
          <table:table-cell office:value-type="float" office:value="3752812" calcext:value-type="float">
            <text:p>37528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61400" calcext:value-type="float">
            <text:p>2161400</text:p>
          </table:table-cell>
          <table:table-cell office:value-type="float" office:value="1879272" calcext:value-type="float">
            <text:p>1879272</text:p>
          </table:table-cell>
          <table:table-cell office:value-type="float" office:value="163480" calcext:value-type="float">
            <text:p>16348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2: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3.92</text:p>
          </table:table-cell>
          <table:table-cell office:value-type="float" office:value="3644880" calcext:value-type="float">
            <text:p>3644880</text:p>
          </table:table-cell>
          <table:table-cell office:value-type="float" office:value="2207300" calcext:value-type="float">
            <text:p>2207300</text:p>
          </table:table-cell>
          <table:table-cell office:value-type="float" office:value="3750776" calcext:value-type="float">
            <text:p>37507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61464" calcext:value-type="float">
            <text:p>2161464</text:p>
          </table:table-cell>
          <table:table-cell office:value-type="float" office:value="1879284" calcext:value-type="float">
            <text:p>1879284</text:p>
          </table:table-cell>
          <table:table-cell office:value-type="float" office:value="163496" calcext:value-type="float">
            <text:p>16349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3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4.01</text:p>
          </table:table-cell>
          <table:table-cell office:value-type="float" office:value="3645292" calcext:value-type="float">
            <text:p>3645292</text:p>
          </table:table-cell>
          <table:table-cell office:value-type="float" office:value="2204464" calcext:value-type="float">
            <text:p>2204464</text:p>
          </table:table-cell>
          <table:table-cell office:value-type="float" office:value="3750336" calcext:value-type="float">
            <text:p>37503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63888" calcext:value-type="float">
            <text:p>2163888</text:p>
          </table:table-cell>
          <table:table-cell office:value-type="float" office:value="1881636" calcext:value-type="float">
            <text:p>1881636</text:p>
          </table:table-cell>
          <table:table-cell office:value-type="float" office:value="163512" calcext:value-type="float">
            <text:p>16351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3: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4.01</text:p>
          </table:table-cell>
          <table:table-cell office:value-type="float" office:value="3646720" calcext:value-type="float">
            <text:p>3646720</text:p>
          </table:table-cell>
          <table:table-cell office:value-type="float" office:value="2203036" calcext:value-type="float">
            <text:p>2203036</text:p>
          </table:table-cell>
          <table:table-cell office:value-type="float" office:value="3748908" calcext:value-type="float">
            <text:p>37489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63888" calcext:value-type="float">
            <text:p>2163888</text:p>
          </table:table-cell>
          <table:table-cell office:value-type="float" office:value="1881628" calcext:value-type="float">
            <text:p>1881628</text:p>
          </table:table-cell>
          <table:table-cell office:value-type="float" office:value="163520" calcext:value-type="float">
            <text:p>16352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3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4.01</text:p>
          </table:table-cell>
          <table:table-cell office:value-type="float" office:value="3646708" calcext:value-type="float">
            <text:p>3646708</text:p>
          </table:table-cell>
          <table:table-cell office:value-type="float" office:value="2203032" calcext:value-type="float">
            <text:p>2203032</text:p>
          </table:table-cell>
          <table:table-cell office:value-type="float" office:value="3748920" calcext:value-type="float">
            <text:p>37489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63904" calcext:value-type="float">
            <text:p>2163904</text:p>
          </table:table-cell>
          <table:table-cell office:value-type="float" office:value="1881636" calcext:value-type="float">
            <text:p>1881636</text:p>
          </table:table-cell>
          <table:table-cell office:value-type="float" office:value="163528" calcext:value-type="float">
            <text:p>16352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3: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4.1</text:p>
          </table:table-cell>
          <table:table-cell office:value-type="float" office:value="3649148" calcext:value-type="float">
            <text:p>3649148</text:p>
          </table:table-cell>
          <table:table-cell office:value-type="float" office:value="2198104" calcext:value-type="float">
            <text:p>2198104</text:p>
          </table:table-cell>
          <table:table-cell office:value-type="float" office:value="3746448" calcext:value-type="float">
            <text:p>37464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66392" calcext:value-type="float">
            <text:p>2166392</text:p>
          </table:table-cell>
          <table:table-cell office:value-type="float" office:value="1884060" calcext:value-type="float">
            <text:p>1884060</text:p>
          </table:table-cell>
          <table:table-cell office:value-type="float" office:value="163528" calcext:value-type="float">
            <text:p>16352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3: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4.1</text:p>
          </table:table-cell>
          <table:table-cell office:value-type="float" office:value="3649416" calcext:value-type="float">
            <text:p>3649416</text:p>
          </table:table-cell>
          <table:table-cell office:value-type="float" office:value="2197800" calcext:value-type="float">
            <text:p>2197800</text:p>
          </table:table-cell>
          <table:table-cell office:value-type="float" office:value="3746172" calcext:value-type="float">
            <text:p>37461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66428" calcext:value-type="float">
            <text:p>2166428</text:p>
          </table:table-cell>
          <table:table-cell office:value-type="float" office:value="1884080" calcext:value-type="float">
            <text:p>1884080</text:p>
          </table:table-cell>
          <table:table-cell office:value-type="float" office:value="163544" calcext:value-type="float">
            <text:p>16354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3: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4.1</text:p>
          </table:table-cell>
          <table:table-cell office:value-type="float" office:value="3649920" calcext:value-type="float">
            <text:p>3649920</text:p>
          </table:table-cell>
          <table:table-cell office:value-type="float" office:value="2197284" calcext:value-type="float">
            <text:p>2197284</text:p>
          </table:table-cell>
          <table:table-cell office:value-type="float" office:value="3745676" calcext:value-type="float">
            <text:p>37456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66440" calcext:value-type="float">
            <text:p>2166440</text:p>
          </table:table-cell>
          <table:table-cell office:value-type="float" office:value="1884092" calcext:value-type="float">
            <text:p>1884092</text:p>
          </table:table-cell>
          <table:table-cell office:value-type="float" office:value="163544" calcext:value-type="float">
            <text:p>16354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3: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4.09</text:p>
          </table:table-cell>
          <table:table-cell office:value-type="float" office:value="3649560" calcext:value-type="float">
            <text:p>3649560</text:p>
          </table:table-cell>
          <table:table-cell office:value-type="float" office:value="2197624" calcext:value-type="float">
            <text:p>2197624</text:p>
          </table:table-cell>
          <table:table-cell office:value-type="float" office:value="3746036" calcext:value-type="float">
            <text:p>37460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66460" calcext:value-type="float">
            <text:p>2166460</text:p>
          </table:table-cell>
          <table:table-cell office:value-type="float" office:value="1884096" calcext:value-type="float">
            <text:p>1884096</text:p>
          </table:table-cell>
          <table:table-cell office:value-type="float" office:value="163560" calcext:value-type="float">
            <text:p>16356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3: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4.09</text:p>
          </table:table-cell>
          <table:table-cell office:value-type="float" office:value="3649496" calcext:value-type="float">
            <text:p>3649496</text:p>
          </table:table-cell>
          <table:table-cell office:value-type="float" office:value="2197680" calcext:value-type="float">
            <text:p>2197680</text:p>
          </table:table-cell>
          <table:table-cell office:value-type="float" office:value="3746092" calcext:value-type="float">
            <text:p>37460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66468" calcext:value-type="float">
            <text:p>2166468</text:p>
          </table:table-cell>
          <table:table-cell office:value-type="float" office:value="1884096" calcext:value-type="float">
            <text:p>1884096</text:p>
          </table:table-cell>
          <table:table-cell office:value-type="float" office:value="163568" calcext:value-type="float">
            <text:p>16356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3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4.09</text:p>
          </table:table-cell>
          <table:table-cell office:value-type="float" office:value="3649272" calcext:value-type="float">
            <text:p>3649272</text:p>
          </table:table-cell>
          <table:table-cell office:value-type="float" office:value="2197896" calcext:value-type="float">
            <text:p>2197896</text:p>
          </table:table-cell>
          <table:table-cell office:value-type="float" office:value="3746316" calcext:value-type="float">
            <text:p>37463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66476" calcext:value-type="float">
            <text:p>2166476</text:p>
          </table:table-cell>
          <table:table-cell office:value-type="float" office:value="1884096" calcext:value-type="float">
            <text:p>1884096</text:p>
          </table:table-cell>
          <table:table-cell office:value-type="float" office:value="163576" calcext:value-type="float">
            <text:p>16357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3: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4.09</text:p>
          </table:table-cell>
          <table:table-cell office:value-type="float" office:value="3648704" calcext:value-type="float">
            <text:p>3648704</text:p>
          </table:table-cell>
          <table:table-cell office:value-type="float" office:value="2198464" calcext:value-type="float">
            <text:p>2198464</text:p>
          </table:table-cell>
          <table:table-cell office:value-type="float" office:value="3746892" calcext:value-type="float">
            <text:p>37468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66476" calcext:value-type="float">
            <text:p>2166476</text:p>
          </table:table-cell>
          <table:table-cell office:value-type="float" office:value="1884088" calcext:value-type="float">
            <text:p>1884088</text:p>
          </table:table-cell>
          <table:table-cell office:value-type="float" office:value="163584" calcext:value-type="float">
            <text:p>16358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3: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4.17</text:p>
          </table:table-cell>
          <table:table-cell office:value-type="float" office:value="3653336" calcext:value-type="float">
            <text:p>3653336</text:p>
          </table:table-cell>
          <table:table-cell office:value-type="float" office:value="2191480" calcext:value-type="float">
            <text:p>2191480</text:p>
          </table:table-cell>
          <table:table-cell office:value-type="float" office:value="3742124" calcext:value-type="float">
            <text:p>37421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68828" calcext:value-type="float">
            <text:p>2168828</text:p>
          </table:table-cell>
          <table:table-cell office:value-type="float" office:value="1886400" calcext:value-type="float">
            <text:p>1886400</text:p>
          </table:table-cell>
          <table:table-cell office:value-type="float" office:value="163592" calcext:value-type="float">
            <text:p>16359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3: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4.18</text:p>
          </table:table-cell>
          <table:table-cell office:value-type="float" office:value="3654436" calcext:value-type="float">
            <text:p>3654436</text:p>
          </table:table-cell>
          <table:table-cell office:value-type="float" office:value="2190360" calcext:value-type="float">
            <text:p>2190360</text:p>
          </table:table-cell>
          <table:table-cell office:value-type="float" office:value="3741116" calcext:value-type="float">
            <text:p>37411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68848" calcext:value-type="float">
            <text:p>2168848</text:p>
          </table:table-cell>
          <table:table-cell office:value-type="float" office:value="1886380" calcext:value-type="float">
            <text:p>1886380</text:p>
          </table:table-cell>
          <table:table-cell office:value-type="float" office:value="163608" calcext:value-type="float">
            <text:p>16360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4: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4.18</text:p>
          </table:table-cell>
          <table:table-cell office:value-type="float" office:value="3653048" calcext:value-type="float">
            <text:p>3653048</text:p>
          </table:table-cell>
          <table:table-cell office:value-type="float" office:value="2191724" calcext:value-type="float">
            <text:p>2191724</text:p>
          </table:table-cell>
          <table:table-cell office:value-type="float" office:value="3742520" calcext:value-type="float">
            <text:p>37425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68872" calcext:value-type="float">
            <text:p>2168872</text:p>
          </table:table-cell>
          <table:table-cell office:value-type="float" office:value="1886396" calcext:value-type="float">
            <text:p>1886396</text:p>
          </table:table-cell>
          <table:table-cell office:value-type="float" office:value="163616" calcext:value-type="float">
            <text:p>16361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4: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4.18</text:p>
          </table:table-cell>
          <table:table-cell office:value-type="float" office:value="3652180" calcext:value-type="float">
            <text:p>3652180</text:p>
          </table:table-cell>
          <table:table-cell office:value-type="float" office:value="2192592" calcext:value-type="float">
            <text:p>2192592</text:p>
          </table:table-cell>
          <table:table-cell office:value-type="float" office:value="3743388" calcext:value-type="float">
            <text:p>37433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68872" calcext:value-type="float">
            <text:p>2168872</text:p>
          </table:table-cell>
          <table:table-cell office:value-type="float" office:value="1886388" calcext:value-type="float">
            <text:p>1886388</text:p>
          </table:table-cell>
          <table:table-cell office:value-type="float" office:value="163624" calcext:value-type="float">
            <text:p>16362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4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4.17</text:p>
          </table:table-cell>
          <table:table-cell office:value-type="float" office:value="3652196" calcext:value-type="float">
            <text:p>3652196</text:p>
          </table:table-cell>
          <table:table-cell office:value-type="float" office:value="2192560" calcext:value-type="float">
            <text:p>2192560</text:p>
          </table:table-cell>
          <table:table-cell office:value-type="float" office:value="3743372" calcext:value-type="float">
            <text:p>37433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68888" calcext:value-type="float">
            <text:p>2168888</text:p>
          </table:table-cell>
          <table:table-cell office:value-type="float" office:value="1886396" calcext:value-type="float">
            <text:p>1886396</text:p>
          </table:table-cell>
          <table:table-cell office:value-type="float" office:value="163632" calcext:value-type="float">
            <text:p>16363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4: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4.23</text:p>
          </table:table-cell>
          <table:table-cell office:value-type="float" office:value="3666832" calcext:value-type="float">
            <text:p>3666832</text:p>
          </table:table-cell>
          <table:table-cell office:value-type="float" office:value="2176416" calcext:value-type="float">
            <text:p>2176416</text:p>
          </table:table-cell>
          <table:table-cell office:value-type="float" office:value="3728668" calcext:value-type="float">
            <text:p>37286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70396" calcext:value-type="float">
            <text:p>2170396</text:p>
          </table:table-cell>
          <table:table-cell office:value-type="float" office:value="1887860" calcext:value-type="float">
            <text:p>1887860</text:p>
          </table:table-cell>
          <table:table-cell office:value-type="float" office:value="163640" calcext:value-type="float">
            <text:p>16364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4: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4.24</text:p>
          </table:table-cell>
          <table:table-cell office:value-type="float" office:value="3667712" calcext:value-type="float">
            <text:p>3667712</text:p>
          </table:table-cell>
          <table:table-cell office:value-type="float" office:value="2175064" calcext:value-type="float">
            <text:p>2175064</text:p>
          </table:table-cell>
          <table:table-cell office:value-type="float" office:value="3727820" calcext:value-type="float">
            <text:p>37278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70868" calcext:value-type="float">
            <text:p>2170868</text:p>
          </table:table-cell>
          <table:table-cell office:value-type="float" office:value="1888300" calcext:value-type="float">
            <text:p>1888300</text:p>
          </table:table-cell>
          <table:table-cell office:value-type="float" office:value="163656" calcext:value-type="float">
            <text:p>16365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4: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4.24</text:p>
          </table:table-cell>
          <table:table-cell office:value-type="float" office:value="3667688" calcext:value-type="float">
            <text:p>3667688</text:p>
          </table:table-cell>
          <table:table-cell office:value-type="float" office:value="2175068" calcext:value-type="float">
            <text:p>2175068</text:p>
          </table:table-cell>
          <table:table-cell office:value-type="float" office:value="3727852" calcext:value-type="float">
            <text:p>37278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70888" calcext:value-type="float">
            <text:p>2170888</text:p>
          </table:table-cell>
          <table:table-cell office:value-type="float" office:value="1888312" calcext:value-type="float">
            <text:p>1888312</text:p>
          </table:table-cell>
          <table:table-cell office:value-type="float" office:value="163664" calcext:value-type="float">
            <text:p>16366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4: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4.24</text:p>
          </table:table-cell>
          <table:table-cell office:value-type="float" office:value="3668272" calcext:value-type="float">
            <text:p>3668272</text:p>
          </table:table-cell>
          <table:table-cell office:value-type="float" office:value="2174472" calcext:value-type="float">
            <text:p>2174472</text:p>
          </table:table-cell>
          <table:table-cell office:value-type="float" office:value="3727268" calcext:value-type="float">
            <text:p>37272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70900" calcext:value-type="float">
            <text:p>2170900</text:p>
          </table:table-cell>
          <table:table-cell office:value-type="float" office:value="1888316" calcext:value-type="float">
            <text:p>1888316</text:p>
          </table:table-cell>
          <table:table-cell office:value-type="float" office:value="163672" calcext:value-type="float">
            <text:p>16367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4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4.25</text:p>
          </table:table-cell>
          <table:table-cell office:value-type="float" office:value="3669492" calcext:value-type="float">
            <text:p>3669492</text:p>
          </table:table-cell>
          <table:table-cell office:value-type="float" office:value="2173232" calcext:value-type="float">
            <text:p>2173232</text:p>
          </table:table-cell>
          <table:table-cell office:value-type="float" office:value="3726048" calcext:value-type="float">
            <text:p>37260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70920" calcext:value-type="float">
            <text:p>2170920</text:p>
          </table:table-cell>
          <table:table-cell office:value-type="float" office:value="1888328" calcext:value-type="float">
            <text:p>1888328</text:p>
          </table:table-cell>
          <table:table-cell office:value-type="float" office:value="163680" calcext:value-type="float">
            <text:p>16368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4: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4.3</text:p>
          </table:table-cell>
          <table:table-cell office:value-type="float" office:value="3670468" calcext:value-type="float">
            <text:p>3670468</text:p>
          </table:table-cell>
          <table:table-cell office:value-type="float" office:value="2170600" calcext:value-type="float">
            <text:p>2170600</text:p>
          </table:table-cell>
          <table:table-cell office:value-type="float" office:value="3725056" calcext:value-type="float">
            <text:p>37250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72576" calcext:value-type="float">
            <text:p>2172576</text:p>
          </table:table-cell>
          <table:table-cell office:value-type="float" office:value="1889940" calcext:value-type="float">
            <text:p>1889940</text:p>
          </table:table-cell>
          <table:table-cell office:value-type="float" office:value="163688" calcext:value-type="float">
            <text:p>16368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4: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4.3</text:p>
          </table:table-cell>
          <table:table-cell office:value-type="float" office:value="3671276" calcext:value-type="float">
            <text:p>3671276</text:p>
          </table:table-cell>
          <table:table-cell office:value-type="float" office:value="2169776" calcext:value-type="float">
            <text:p>2169776</text:p>
          </table:table-cell>
          <table:table-cell office:value-type="float" office:value="3724248" calcext:value-type="float">
            <text:p>37242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72592" calcext:value-type="float">
            <text:p>2172592</text:p>
          </table:table-cell>
          <table:table-cell office:value-type="float" office:value="1889940" calcext:value-type="float">
            <text:p>1889940</text:p>
          </table:table-cell>
          <table:table-cell office:value-type="float" office:value="163704" calcext:value-type="float">
            <text:p>16370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4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4.34</text:p>
          </table:table-cell>
          <table:table-cell office:value-type="float" office:value="3672596" calcext:value-type="float">
            <text:p>3672596</text:p>
          </table:table-cell>
          <table:table-cell office:value-type="float" office:value="2167576" calcext:value-type="float">
            <text:p>2167576</text:p>
          </table:table-cell>
          <table:table-cell office:value-type="float" office:value="3722988" calcext:value-type="float">
            <text:p>37229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73472" calcext:value-type="float">
            <text:p>2173472</text:p>
          </table:table-cell>
          <table:table-cell office:value-type="float" office:value="1890796" calcext:value-type="float">
            <text:p>1890796</text:p>
          </table:table-cell>
          <table:table-cell office:value-type="float" office:value="163712" calcext:value-type="float">
            <text:p>16371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4: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4.4</text:p>
          </table:table-cell>
          <table:table-cell office:value-type="float" office:value="3673456" calcext:value-type="float">
            <text:p>3673456</text:p>
          </table:table-cell>
          <table:table-cell office:value-type="float" office:value="2165064" calcext:value-type="float">
            <text:p>2165064</text:p>
          </table:table-cell>
          <table:table-cell office:value-type="float" office:value="3722036" calcext:value-type="float">
            <text:p>37220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75124" calcext:value-type="float">
            <text:p>2175124</text:p>
          </table:table-cell>
          <table:table-cell office:value-type="float" office:value="1892392" calcext:value-type="float">
            <text:p>1892392</text:p>
          </table:table-cell>
          <table:table-cell office:value-type="float" office:value="163720" calcext:value-type="float">
            <text:p>16372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5: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4.39</text:p>
          </table:table-cell>
          <table:table-cell office:value-type="float" office:value="3673752" calcext:value-type="float">
            <text:p>3673752</text:p>
          </table:table-cell>
          <table:table-cell office:value-type="float" office:value="2164752" calcext:value-type="float">
            <text:p>2164752</text:p>
          </table:table-cell>
          <table:table-cell office:value-type="float" office:value="3721740" calcext:value-type="float">
            <text:p>37217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75140" calcext:value-type="float">
            <text:p>2175140</text:p>
          </table:table-cell>
          <table:table-cell office:value-type="float" office:value="1892400" calcext:value-type="float">
            <text:p>1892400</text:p>
          </table:table-cell>
          <table:table-cell office:value-type="float" office:value="163728" calcext:value-type="float">
            <text:p>16372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5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4.41</text:p>
          </table:table-cell>
          <table:table-cell office:value-type="float" office:value="3676724" calcext:value-type="float">
            <text:p>3676724</text:p>
          </table:table-cell>
          <table:table-cell office:value-type="float" office:value="2161248" calcext:value-type="float">
            <text:p>2161248</text:p>
          </table:table-cell>
          <table:table-cell office:value-type="float" office:value="3718752" calcext:value-type="float">
            <text:p>37187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75672" calcext:value-type="float">
            <text:p>2175672</text:p>
          </table:table-cell>
          <table:table-cell office:value-type="float" office:value="1892920" calcext:value-type="float">
            <text:p>1892920</text:p>
          </table:table-cell>
          <table:table-cell office:value-type="float" office:value="163728" calcext:value-type="float">
            <text:p>16372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5: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4.45</text:p>
          </table:table-cell>
          <table:table-cell office:value-type="float" office:value="3676556" calcext:value-type="float">
            <text:p>3676556</text:p>
          </table:table-cell>
          <table:table-cell office:value-type="float" office:value="2160424" calcext:value-type="float">
            <text:p>2160424</text:p>
          </table:table-cell>
          <table:table-cell office:value-type="float" office:value="3718916" calcext:value-type="float">
            <text:p>37189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76664" calcext:value-type="float">
            <text:p>2176664</text:p>
          </table:table-cell>
          <table:table-cell office:value-type="float" office:value="1893872" calcext:value-type="float">
            <text:p>1893872</text:p>
          </table:table-cell>
          <table:table-cell office:value-type="float" office:value="163744" calcext:value-type="float">
            <text:p>16374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5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4.45</text:p>
          </table:table-cell>
          <table:table-cell office:value-type="float" office:value="3674624" calcext:value-type="float">
            <text:p>3674624</text:p>
          </table:table-cell>
          <table:table-cell office:value-type="float" office:value="2162328" calcext:value-type="float">
            <text:p>2162328</text:p>
          </table:table-cell>
          <table:table-cell office:value-type="float" office:value="3720848" calcext:value-type="float">
            <text:p>37208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76692" calcext:value-type="float">
            <text:p>2176692</text:p>
          </table:table-cell>
          <table:table-cell office:value-type="float" office:value="1893888" calcext:value-type="float">
            <text:p>1893888</text:p>
          </table:table-cell>
          <table:table-cell office:value-type="float" office:value="163752" calcext:value-type="float">
            <text:p>16375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5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4.46</text:p>
          </table:table-cell>
          <table:table-cell office:value-type="float" office:value="3675528" calcext:value-type="float">
            <text:p>3675528</text:p>
          </table:table-cell>
          <table:table-cell office:value-type="float" office:value="2160736" calcext:value-type="float">
            <text:p>2160736</text:p>
          </table:table-cell>
          <table:table-cell office:value-type="float" office:value="3719720" calcext:value-type="float">
            <text:p>37197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77380" calcext:value-type="float">
            <text:p>2177380</text:p>
          </table:table-cell>
          <table:table-cell office:value-type="float" office:value="1894568" calcext:value-type="float">
            <text:p>1894568</text:p>
          </table:table-cell>
          <table:table-cell office:value-type="float" office:value="163760" calcext:value-type="float">
            <text:p>16376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5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4.52</text:p>
          </table:table-cell>
          <table:table-cell office:value-type="float" office:value="3676612" calcext:value-type="float">
            <text:p>3676612</text:p>
          </table:table-cell>
          <table:table-cell office:value-type="float" office:value="2158348" calcext:value-type="float">
            <text:p>2158348</text:p>
          </table:table-cell>
          <table:table-cell office:value-type="float" office:value="3718828" calcext:value-type="float">
            <text:p>37188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78684" calcext:value-type="float">
            <text:p>2178684</text:p>
          </table:table-cell>
          <table:table-cell office:value-type="float" office:value="1895816" calcext:value-type="float">
            <text:p>1895816</text:p>
          </table:table-cell>
          <table:table-cell office:value-type="float" office:value="163768" calcext:value-type="float">
            <text:p>16376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5: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4.51</text:p>
          </table:table-cell>
          <table:table-cell office:value-type="float" office:value="3676328" calcext:value-type="float">
            <text:p>3676328</text:p>
          </table:table-cell>
          <table:table-cell office:value-type="float" office:value="2158624" calcext:value-type="float">
            <text:p>2158624</text:p>
          </table:table-cell>
          <table:table-cell office:value-type="float" office:value="3719120" calcext:value-type="float">
            <text:p>37191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78692" calcext:value-type="float">
            <text:p>2178692</text:p>
          </table:table-cell>
          <table:table-cell office:value-type="float" office:value="1895816" calcext:value-type="float">
            <text:p>1895816</text:p>
          </table:table-cell>
          <table:table-cell office:value-type="float" office:value="163776" calcext:value-type="float">
            <text:p>16377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5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4.51</text:p>
          </table:table-cell>
          <table:table-cell office:value-type="float" office:value="3675968" calcext:value-type="float">
            <text:p>3675968</text:p>
          </table:table-cell>
          <table:table-cell office:value-type="float" office:value="2158960" calcext:value-type="float">
            <text:p>2158960</text:p>
          </table:table-cell>
          <table:table-cell office:value-type="float" office:value="3719464" calcext:value-type="float">
            <text:p>37194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78716" calcext:value-type="float">
            <text:p>2178716</text:p>
          </table:table-cell>
          <table:table-cell office:value-type="float" office:value="1895832" calcext:value-type="float">
            <text:p>1895832</text:p>
          </table:table-cell>
          <table:table-cell office:value-type="float" office:value="163784" calcext:value-type="float">
            <text:p>16378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5: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14.51</text:p>
          </table:table-cell>
          <table:table-cell office:value-type="float" office:value="3676472" calcext:value-type="float">
            <text:p>3676472</text:p>
          </table:table-cell>
          <table:table-cell office:value-type="float" office:value="2158420" calcext:value-type="float">
            <text:p>2158420</text:p>
          </table:table-cell>
          <table:table-cell office:value-type="float" office:value="3718972" calcext:value-type="float">
            <text:p>37189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78752" calcext:value-type="float">
            <text:p>2178752</text:p>
          </table:table-cell>
          <table:table-cell office:value-type="float" office:value="1895824" calcext:value-type="float">
            <text:p>1895824</text:p>
          </table:table-cell>
          <table:table-cell office:value-type="float" office:value="163824" calcext:value-type="float">
            <text:p>16382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5: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14.53</text:p>
          </table:table-cell>
          <table:table-cell office:value-type="float" office:value="3677080" calcext:value-type="float">
            <text:p>3677080</text:p>
          </table:table-cell>
          <table:table-cell office:value-type="float" office:value="2157380" calcext:value-type="float">
            <text:p>2157380</text:p>
          </table:table-cell>
          <table:table-cell office:value-type="float" office:value="3718352" calcext:value-type="float">
            <text:p>37183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79184" calcext:value-type="float">
            <text:p>2179184</text:p>
          </table:table-cell>
          <table:table-cell office:value-type="float" office:value="1896236" calcext:value-type="float">
            <text:p>1896236</text:p>
          </table:table-cell>
          <table:table-cell office:value-type="float" office:value="163832" calcext:value-type="float">
            <text:p>16383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5: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14.54</text:p>
          </table:table-cell>
          <table:table-cell office:value-type="float" office:value="3676836" calcext:value-type="float">
            <text:p>3676836</text:p>
          </table:table-cell>
          <table:table-cell office:value-type="float" office:value="2157624" calcext:value-type="float">
            <text:p>2157624</text:p>
          </table:table-cell>
          <table:table-cell office:value-type="float" office:value="3718600" calcext:value-type="float">
            <text:p>37186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79184" calcext:value-type="float">
            <text:p>2179184</text:p>
          </table:table-cell>
          <table:table-cell office:value-type="float" office:value="1896228" calcext:value-type="float">
            <text:p>1896228</text:p>
          </table:table-cell>
          <table:table-cell office:value-type="float" office:value="163840" calcext:value-type="float">
            <text:p>16384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6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4.62</text:p>
          </table:table-cell>
          <table:table-cell office:value-type="float" office:value="3681896" calcext:value-type="float">
            <text:p>3681896</text:p>
          </table:table-cell>
          <table:table-cell office:value-type="float" office:value="2150712" calcext:value-type="float">
            <text:p>2150712</text:p>
          </table:table-cell>
          <table:table-cell office:value-type="float" office:value="3713504" calcext:value-type="float">
            <text:p>37135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81036" calcext:value-type="float">
            <text:p>2181036</text:p>
          </table:table-cell>
          <table:table-cell office:value-type="float" office:value="1898016" calcext:value-type="float">
            <text:p>1898016</text:p>
          </table:table-cell>
          <table:table-cell office:value-type="float" office:value="163856" calcext:value-type="float">
            <text:p>16385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6: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4.69</text:p>
          </table:table-cell>
          <table:table-cell office:value-type="float" office:value="3684564" calcext:value-type="float">
            <text:p>3684564</text:p>
          </table:table-cell>
          <table:table-cell office:value-type="float" office:value="2145936" calcext:value-type="float">
            <text:p>2145936</text:p>
          </table:table-cell>
          <table:table-cell office:value-type="float" office:value="3710820" calcext:value-type="float">
            <text:p>37108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83144" calcext:value-type="float">
            <text:p>2183144</text:p>
          </table:table-cell>
          <table:table-cell office:value-type="float" office:value="1900056" calcext:value-type="float">
            <text:p>1900056</text:p>
          </table:table-cell>
          <table:table-cell office:value-type="float" office:value="163864" calcext:value-type="float">
            <text:p>16386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6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4.69</text:p>
          </table:table-cell>
          <table:table-cell office:value-type="float" office:value="3683656" calcext:value-type="float">
            <text:p>3683656</text:p>
          </table:table-cell>
          <table:table-cell office:value-type="float" office:value="2146824" calcext:value-type="float">
            <text:p>2146824</text:p>
          </table:table-cell>
          <table:table-cell office:value-type="float" office:value="3711716" calcext:value-type="float">
            <text:p>37117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83164" calcext:value-type="float">
            <text:p>2183164</text:p>
          </table:table-cell>
          <table:table-cell office:value-type="float" office:value="1900064" calcext:value-type="float">
            <text:p>1900064</text:p>
          </table:table-cell>
          <table:table-cell office:value-type="float" office:value="163872" calcext:value-type="float">
            <text:p>16387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6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4.69</text:p>
          </table:table-cell>
          <table:table-cell office:value-type="float" office:value="3682756" calcext:value-type="float">
            <text:p>3682756</text:p>
          </table:table-cell>
          <table:table-cell office:value-type="float" office:value="2147724" calcext:value-type="float">
            <text:p>2147724</text:p>
          </table:table-cell>
          <table:table-cell office:value-type="float" office:value="3712628" calcext:value-type="float">
            <text:p>37126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83164" calcext:value-type="float">
            <text:p>2183164</text:p>
          </table:table-cell>
          <table:table-cell office:value-type="float" office:value="1900056" calcext:value-type="float">
            <text:p>1900056</text:p>
          </table:table-cell>
          <table:table-cell office:value-type="float" office:value="163880" calcext:value-type="float">
            <text:p>16388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6: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4.71</text:p>
          </table:table-cell>
          <table:table-cell office:value-type="float" office:value="3681480" calcext:value-type="float">
            <text:p>3681480</text:p>
          </table:table-cell>
          <table:table-cell office:value-type="float" office:value="2148048" calcext:value-type="float">
            <text:p>2148048</text:p>
          </table:table-cell>
          <table:table-cell office:value-type="float" office:value="3713436" calcext:value-type="float">
            <text:p>37134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84116" calcext:value-type="float">
            <text:p>2184116</text:p>
          </table:table-cell>
          <table:table-cell office:value-type="float" office:value="1900988" calcext:value-type="float">
            <text:p>1900988</text:p>
          </table:table-cell>
          <table:table-cell office:value-type="float" office:value="163896" calcext:value-type="float">
            <text:p>16389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6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4.78</text:p>
          </table:table-cell>
          <table:table-cell office:value-type="float" office:value="3679988" calcext:value-type="float">
            <text:p>3679988</text:p>
          </table:table-cell>
          <table:table-cell office:value-type="float" office:value="2147820" calcext:value-type="float">
            <text:p>2147820</text:p>
          </table:table-cell>
          <table:table-cell office:value-type="float" office:value="3715348" calcext:value-type="float">
            <text:p>37153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85836" calcext:value-type="float">
            <text:p>2185836</text:p>
          </table:table-cell>
          <table:table-cell office:value-type="float" office:value="1902644" calcext:value-type="float">
            <text:p>1902644</text:p>
          </table:table-cell>
          <table:table-cell office:value-type="float" office:value="163904" calcext:value-type="float">
            <text:p>16390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6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14.77</text:p>
          </table:table-cell>
          <table:table-cell office:value-type="float" office:value="3680016" calcext:value-type="float">
            <text:p>3680016</text:p>
          </table:table-cell>
          <table:table-cell office:value-type="float" office:value="2147768" calcext:value-type="float">
            <text:p>2147768</text:p>
          </table:table-cell>
          <table:table-cell office:value-type="float" office:value="3715320" calcext:value-type="float">
            <text:p>37153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85860" calcext:value-type="float">
            <text:p>2185860</text:p>
          </table:table-cell>
          <table:table-cell office:value-type="float" office:value="1902656" calcext:value-type="float">
            <text:p>1902656</text:p>
          </table:table-cell>
          <table:table-cell office:value-type="float" office:value="163912" calcext:value-type="float">
            <text:p>16391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6: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14.77</text:p>
          </table:table-cell>
          <table:table-cell office:value-type="float" office:value="3679572" calcext:value-type="float">
            <text:p>3679572</text:p>
          </table:table-cell>
          <table:table-cell office:value-type="float" office:value="2148212" calcext:value-type="float">
            <text:p>2148212</text:p>
          </table:table-cell>
          <table:table-cell office:value-type="float" office:value="3715776" calcext:value-type="float">
            <text:p>37157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85860" calcext:value-type="float">
            <text:p>2185860</text:p>
          </table:table-cell>
          <table:table-cell office:value-type="float" office:value="1902648" calcext:value-type="float">
            <text:p>1902648</text:p>
          </table:table-cell>
          <table:table-cell office:value-type="float" office:value="163920" calcext:value-type="float">
            <text:p>16392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6: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14.77</text:p>
          </table:table-cell>
          <table:table-cell office:value-type="float" office:value="3682760" calcext:value-type="float">
            <text:p>3682760</text:p>
          </table:table-cell>
          <table:table-cell office:value-type="float" office:value="2144992" calcext:value-type="float">
            <text:p>2144992</text:p>
          </table:table-cell>
          <table:table-cell office:value-type="float" office:value="3712576" calcext:value-type="float">
            <text:p>37125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85892" calcext:value-type="float">
            <text:p>2185892</text:p>
          </table:table-cell>
          <table:table-cell office:value-type="float" office:value="1902668" calcext:value-type="float">
            <text:p>1902668</text:p>
          </table:table-cell>
          <table:table-cell office:value-type="float" office:value="163928" calcext:value-type="float">
            <text:p>16392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6: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4.83</text:p>
          </table:table-cell>
          <table:table-cell office:value-type="float" office:value="3683420" calcext:value-type="float">
            <text:p>3683420</text:p>
          </table:table-cell>
          <table:table-cell office:value-type="float" office:value="2142948" calcext:value-type="float">
            <text:p>2142948</text:p>
          </table:table-cell>
          <table:table-cell office:value-type="float" office:value="3711968" calcext:value-type="float">
            <text:p>37119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87276" calcext:value-type="float">
            <text:p>2187276</text:p>
          </table:table-cell>
          <table:table-cell office:value-type="float" office:value="1904024" calcext:value-type="float">
            <text:p>1904024</text:p>
          </table:table-cell>
          <table:table-cell office:value-type="float" office:value="163936" calcext:value-type="float">
            <text:p>16393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6: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4.86</text:p>
          </table:table-cell>
          <table:table-cell office:value-type="float" office:value="3677524" calcext:value-type="float">
            <text:p>3677524</text:p>
          </table:table-cell>
          <table:table-cell office:value-type="float" office:value="2147672" calcext:value-type="float">
            <text:p>2147672</text:p>
          </table:table-cell>
          <table:table-cell office:value-type="float" office:value="3717784" calcext:value-type="float">
            <text:p>37177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88448" calcext:value-type="float">
            <text:p>2188448</text:p>
          </table:table-cell>
          <table:table-cell office:value-type="float" office:value="1905148" calcext:value-type="float">
            <text:p>1905148</text:p>
          </table:table-cell>
          <table:table-cell office:value-type="float" office:value="163944" calcext:value-type="float">
            <text:p>16394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6: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4.87</text:p>
          </table:table-cell>
          <table:table-cell office:value-type="float" office:value="3644028" calcext:value-type="float">
            <text:p>3644028</text:p>
          </table:table-cell>
          <table:table-cell office:value-type="float" office:value="2181156" calcext:value-type="float">
            <text:p>2181156</text:p>
          </table:table-cell>
          <table:table-cell office:value-type="float" office:value="3751280" calcext:value-type="float">
            <text:p>37512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88460" calcext:value-type="float">
            <text:p>2188460</text:p>
          </table:table-cell>
          <table:table-cell office:value-type="float" office:value="1905152" calcext:value-type="float">
            <text:p>1905152</text:p>
          </table:table-cell>
          <table:table-cell office:value-type="float" office:value="163952" calcext:value-type="float">
            <text:p>16395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7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4.87</text:p>
          </table:table-cell>
          <table:table-cell office:value-type="float" office:value="3645440" calcext:value-type="float">
            <text:p>3645440</text:p>
          </table:table-cell>
          <table:table-cell office:value-type="float" office:value="2179716" calcext:value-type="float">
            <text:p>2179716</text:p>
          </table:table-cell>
          <table:table-cell office:value-type="float" office:value="3749852" calcext:value-type="float">
            <text:p>37498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88488" calcext:value-type="float">
            <text:p>2188488</text:p>
          </table:table-cell>
          <table:table-cell office:value-type="float" office:value="1905172" calcext:value-type="float">
            <text:p>1905172</text:p>
          </table:table-cell>
          <table:table-cell office:value-type="float" office:value="163960" calcext:value-type="float">
            <text:p>16396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7: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4.87</text:p>
          </table:table-cell>
          <table:table-cell office:value-type="float" office:value="3646984" calcext:value-type="float">
            <text:p>3646984</text:p>
          </table:table-cell>
          <table:table-cell office:value-type="float" office:value="2177916" calcext:value-type="float">
            <text:p>2177916</text:p>
          </table:table-cell>
          <table:table-cell office:value-type="float" office:value="3748328" calcext:value-type="float">
            <text:p>37483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88744" calcext:value-type="float">
            <text:p>2188744</text:p>
          </table:table-cell>
          <table:table-cell office:value-type="float" office:value="1905412" calcext:value-type="float">
            <text:p>1905412</text:p>
          </table:table-cell>
          <table:table-cell office:value-type="float" office:value="163968" calcext:value-type="float">
            <text:p>16396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7: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4.94</text:p>
          </table:table-cell>
          <table:table-cell office:value-type="float" office:value="3647476" calcext:value-type="float">
            <text:p>3647476</text:p>
          </table:table-cell>
          <table:table-cell office:value-type="float" office:value="2175704" calcext:value-type="float">
            <text:p>2175704</text:p>
          </table:table-cell>
          <table:table-cell office:value-type="float" office:value="3747804" calcext:value-type="float">
            <text:p>37478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90464" calcext:value-type="float">
            <text:p>2190464</text:p>
          </table:table-cell>
          <table:table-cell office:value-type="float" office:value="1907088" calcext:value-type="float">
            <text:p>1907088</text:p>
          </table:table-cell>
          <table:table-cell office:value-type="float" office:value="163968" calcext:value-type="float">
            <text:p>16396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7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4.93</text:p>
          </table:table-cell>
          <table:table-cell office:value-type="float" office:value="3647824" calcext:value-type="float">
            <text:p>3647824</text:p>
          </table:table-cell>
          <table:table-cell office:value-type="float" office:value="2175344" calcext:value-type="float">
            <text:p>2175344</text:p>
          </table:table-cell>
          <table:table-cell office:value-type="float" office:value="3747452" calcext:value-type="float">
            <text:p>37474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90476" calcext:value-type="float">
            <text:p>2190476</text:p>
          </table:table-cell>
          <table:table-cell office:value-type="float" office:value="1907084" calcext:value-type="float">
            <text:p>1907084</text:p>
          </table:table-cell>
          <table:table-cell office:value-type="float" office:value="163984" calcext:value-type="float">
            <text:p>16398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7: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4.93</text:p>
          </table:table-cell>
          <table:table-cell office:value-type="float" office:value="3647752" calcext:value-type="float">
            <text:p>3647752</text:p>
          </table:table-cell>
          <table:table-cell office:value-type="float" office:value="2175392" calcext:value-type="float">
            <text:p>2175392</text:p>
          </table:table-cell>
          <table:table-cell office:value-type="float" office:value="3747536" calcext:value-type="float">
            <text:p>37475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90500" calcext:value-type="float">
            <text:p>2190500</text:p>
          </table:table-cell>
          <table:table-cell office:value-type="float" office:value="1907092" calcext:value-type="float">
            <text:p>1907092</text:p>
          </table:table-cell>
          <table:table-cell office:value-type="float" office:value="164000" calcext:value-type="float">
            <text:p>1640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7: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4.93</text:p>
          </table:table-cell>
          <table:table-cell office:value-type="float" office:value="3648156" calcext:value-type="float">
            <text:p>3648156</text:p>
          </table:table-cell>
          <table:table-cell office:value-type="float" office:value="2174968" calcext:value-type="float">
            <text:p>2174968</text:p>
          </table:table-cell>
          <table:table-cell office:value-type="float" office:value="3747120" calcext:value-type="float">
            <text:p>37471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90520" calcext:value-type="float">
            <text:p>2190520</text:p>
          </table:table-cell>
          <table:table-cell office:value-type="float" office:value="1907112" calcext:value-type="float">
            <text:p>1907112</text:p>
          </table:table-cell>
          <table:table-cell office:value-type="float" office:value="164000" calcext:value-type="float">
            <text:p>16400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5.02</text:p>
          </table:table-cell>
          <table:table-cell office:value-type="float" office:value="3649344" calcext:value-type="float">
            <text:p>3649344</text:p>
          </table:table-cell>
          <table:table-cell office:value-type="float" office:value="2171244" calcext:value-type="float">
            <text:p>2171244</text:p>
          </table:table-cell>
          <table:table-cell office:value-type="float" office:value="3745912" calcext:value-type="float">
            <text:p>37459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93056" calcext:value-type="float">
            <text:p>2193056</text:p>
          </table:table-cell>
          <table:table-cell office:value-type="float" office:value="1909564" calcext:value-type="float">
            <text:p>1909564</text:p>
          </table:table-cell>
          <table:table-cell office:value-type="float" office:value="164024" calcext:value-type="float">
            <text:p>16402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7: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15.02</text:p>
          </table:table-cell>
          <table:table-cell office:value-type="float" office:value="3649288" calcext:value-type="float">
            <text:p>3649288</text:p>
          </table:table-cell>
          <table:table-cell office:value-type="float" office:value="2171292" calcext:value-type="float">
            <text:p>2171292</text:p>
          </table:table-cell>
          <table:table-cell office:value-type="float" office:value="3745972" calcext:value-type="float">
            <text:p>37459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93064" calcext:value-type="float">
            <text:p>2193064</text:p>
          </table:table-cell>
          <table:table-cell office:value-type="float" office:value="1909572" calcext:value-type="float">
            <text:p>1909572</text:p>
          </table:table-cell>
          <table:table-cell office:value-type="float" office:value="164024" calcext:value-type="float">
            <text:p>16402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7: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15.02</text:p>
          </table:table-cell>
          <table:table-cell office:value-type="float" office:value="3649728" calcext:value-type="float">
            <text:p>3649728</text:p>
          </table:table-cell>
          <table:table-cell office:value-type="float" office:value="2170832" calcext:value-type="float">
            <text:p>2170832</text:p>
          </table:table-cell>
          <table:table-cell office:value-type="float" office:value="3745520" calcext:value-type="float">
            <text:p>37455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93084" calcext:value-type="float">
            <text:p>2193084</text:p>
          </table:table-cell>
          <table:table-cell office:value-type="float" office:value="1909572" calcext:value-type="float">
            <text:p>1909572</text:p>
          </table:table-cell>
          <table:table-cell office:value-type="float" office:value="164040" calcext:value-type="float">
            <text:p>16404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7: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15.01</text:p>
          </table:table-cell>
          <table:table-cell office:value-type="float" office:value="3649316" calcext:value-type="float">
            <text:p>3649316</text:p>
          </table:table-cell>
          <table:table-cell office:value-type="float" office:value="2171244" calcext:value-type="float">
            <text:p>2171244</text:p>
          </table:table-cell>
          <table:table-cell office:value-type="float" office:value="3745940" calcext:value-type="float">
            <text:p>37459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93084" calcext:value-type="float">
            <text:p>2193084</text:p>
          </table:table-cell>
          <table:table-cell office:value-type="float" office:value="1909572" calcext:value-type="float">
            <text:p>1909572</text:p>
          </table:table-cell>
          <table:table-cell office:value-type="float" office:value="164040" calcext:value-type="float">
            <text:p>16404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7: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15.01</text:p>
          </table:table-cell>
          <table:table-cell office:value-type="float" office:value="3642188" calcext:value-type="float">
            <text:p>3642188</text:p>
          </table:table-cell>
          <table:table-cell office:value-type="float" office:value="2178356" calcext:value-type="float">
            <text:p>2178356</text:p>
          </table:table-cell>
          <table:table-cell office:value-type="float" office:value="3753064" calcext:value-type="float">
            <text:p>37530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93100" calcext:value-type="float">
            <text:p>2193100</text:p>
          </table:table-cell>
          <table:table-cell office:value-type="float" office:value="1909568" calcext:value-type="float">
            <text:p>1909568</text:p>
          </table:table-cell>
          <table:table-cell office:value-type="float" office:value="164056" calcext:value-type="float">
            <text:p>16405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7: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15.1</text:p>
          </table:table-cell>
          <table:table-cell office:value-type="float" office:value="3647144" calcext:value-type="float">
            <text:p>3647144</text:p>
          </table:table-cell>
          <table:table-cell office:value-type="float" office:value="2171156" calcext:value-type="float">
            <text:p>2171156</text:p>
          </table:table-cell>
          <table:table-cell office:value-type="float" office:value="3748080" calcext:value-type="float">
            <text:p>37480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95344" calcext:value-type="float">
            <text:p>2195344</text:p>
          </table:table-cell>
          <table:table-cell office:value-type="float" office:value="1911756" calcext:value-type="float">
            <text:p>1911756</text:p>
          </table:table-cell>
          <table:table-cell office:value-type="float" office:value="164056" calcext:value-type="float">
            <text:p>16405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8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15.1</text:p>
          </table:table-cell>
          <table:table-cell office:value-type="float" office:value="3645892" calcext:value-type="float">
            <text:p>3645892</text:p>
          </table:table-cell>
          <table:table-cell office:value-type="float" office:value="2172376" calcext:value-type="float">
            <text:p>2172376</text:p>
          </table:table-cell>
          <table:table-cell office:value-type="float" office:value="3749332" calcext:value-type="float">
            <text:p>37493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95376" calcext:value-type="float">
            <text:p>2195376</text:p>
          </table:table-cell>
          <table:table-cell office:value-type="float" office:value="1911772" calcext:value-type="float">
            <text:p>1911772</text:p>
          </table:table-cell>
          <table:table-cell office:value-type="float" office:value="164072" calcext:value-type="float">
            <text:p>16407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8: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15.1</text:p>
          </table:table-cell>
          <table:table-cell office:value-type="float" office:value="3645716" calcext:value-type="float">
            <text:p>3645716</text:p>
          </table:table-cell>
          <table:table-cell office:value-type="float" office:value="2172552" calcext:value-type="float">
            <text:p>2172552</text:p>
          </table:table-cell>
          <table:table-cell office:value-type="float" office:value="3749516" calcext:value-type="float">
            <text:p>37495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95376" calcext:value-type="float">
            <text:p>2195376</text:p>
          </table:table-cell>
          <table:table-cell office:value-type="float" office:value="1911772" calcext:value-type="float">
            <text:p>1911772</text:p>
          </table:table-cell>
          <table:table-cell office:value-type="float" office:value="164072" calcext:value-type="float">
            <text:p>16407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8: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15.09</text:p>
          </table:table-cell>
          <table:table-cell office:value-type="float" office:value="3646348" calcext:value-type="float">
            <text:p>3646348</text:p>
          </table:table-cell>
          <table:table-cell office:value-type="float" office:value="2171904" calcext:value-type="float">
            <text:p>2171904</text:p>
          </table:table-cell>
          <table:table-cell office:value-type="float" office:value="3748872" calcext:value-type="float">
            <text:p>37488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95392" calcext:value-type="float">
            <text:p>2195392</text:p>
          </table:table-cell>
          <table:table-cell office:value-type="float" office:value="1911772" calcext:value-type="float">
            <text:p>1911772</text:p>
          </table:table-cell>
          <table:table-cell office:value-type="float" office:value="164088" calcext:value-type="float">
            <text:p>16408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8: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15.15</text:p>
          </table:table-cell>
          <table:table-cell office:value-type="float" office:value="3647752" calcext:value-type="float">
            <text:p>3647752</text:p>
          </table:table-cell>
          <table:table-cell office:value-type="float" office:value="2168964" calcext:value-type="float">
            <text:p>2168964</text:p>
          </table:table-cell>
          <table:table-cell office:value-type="float" office:value="3747460" calcext:value-type="float">
            <text:p>37474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96928" calcext:value-type="float">
            <text:p>2196928</text:p>
          </table:table-cell>
          <table:table-cell office:value-type="float" office:value="1913268" calcext:value-type="float">
            <text:p>1913268</text:p>
          </table:table-cell>
          <table:table-cell office:value-type="float" office:value="164088" calcext:value-type="float">
            <text:p>16408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8: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15.14</text:p>
          </table:table-cell>
          <table:table-cell office:value-type="float" office:value="3649004" calcext:value-type="float">
            <text:p>3649004</text:p>
          </table:table-cell>
          <table:table-cell office:value-type="float" office:value="2167692" calcext:value-type="float">
            <text:p>2167692</text:p>
          </table:table-cell>
          <table:table-cell office:value-type="float" office:value="3746200" calcext:value-type="float">
            <text:p>37462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96948" calcext:value-type="float">
            <text:p>2196948</text:p>
          </table:table-cell>
          <table:table-cell office:value-type="float" office:value="1913272" calcext:value-type="float">
            <text:p>1913272</text:p>
          </table:table-cell>
          <table:table-cell office:value-type="float" office:value="164104" calcext:value-type="float">
            <text:p>16410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8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15.23</text:p>
          </table:table-cell>
          <table:table-cell office:value-type="float" office:value="3651708" calcext:value-type="float">
            <text:p>3651708</text:p>
          </table:table-cell>
          <table:table-cell office:value-type="float" office:value="2162644" calcext:value-type="float">
            <text:p>2162644</text:p>
          </table:table-cell>
          <table:table-cell office:value-type="float" office:value="3743476" calcext:value-type="float">
            <text:p>37434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99292" calcext:value-type="float">
            <text:p>2199292</text:p>
          </table:table-cell>
          <table:table-cell office:value-type="float" office:value="1915560" calcext:value-type="float">
            <text:p>1915560</text:p>
          </table:table-cell>
          <table:table-cell office:value-type="float" office:value="164104" calcext:value-type="float">
            <text:p>16410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8: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15.23</text:p>
          </table:table-cell>
          <table:table-cell office:value-type="float" office:value="3652960" calcext:value-type="float">
            <text:p>3652960</text:p>
          </table:table-cell>
          <table:table-cell office:value-type="float" office:value="2161352" calcext:value-type="float">
            <text:p>2161352</text:p>
          </table:table-cell>
          <table:table-cell office:value-type="float" office:value="3742220" calcext:value-type="float">
            <text:p>37422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199332" calcext:value-type="float">
            <text:p>2199332</text:p>
          </table:table-cell>
          <table:table-cell office:value-type="float" office:value="1915564" calcext:value-type="float">
            <text:p>1915564</text:p>
          </table:table-cell>
          <table:table-cell office:value-type="float" office:value="164136" calcext:value-type="float">
            <text:p>16413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8: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15.3</text:p>
          </table:table-cell>
          <table:table-cell office:value-type="float" office:value="3654888" calcext:value-type="float">
            <text:p>3654888</text:p>
          </table:table-cell>
          <table:table-cell office:value-type="float" office:value="2157560" calcext:value-type="float">
            <text:p>2157560</text:p>
          </table:table-cell>
          <table:table-cell office:value-type="float" office:value="3740224" calcext:value-type="float">
            <text:p>37402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01196" calcext:value-type="float">
            <text:p>2201196</text:p>
          </table:table-cell>
          <table:table-cell office:value-type="float" office:value="1917380" calcext:value-type="float">
            <text:p>1917380</text:p>
          </table:table-cell>
          <table:table-cell office:value-type="float" office:value="164136" calcext:value-type="float">
            <text:p>16413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5.3</text:p>
          </table:table-cell>
          <table:table-cell office:value-type="float" office:value="3655100" calcext:value-type="float">
            <text:p>3655100</text:p>
          </table:table-cell>
          <table:table-cell office:value-type="float" office:value="2157320" calcext:value-type="float">
            <text:p>2157320</text:p>
          </table:table-cell>
          <table:table-cell office:value-type="float" office:value="3740036" calcext:value-type="float">
            <text:p>37400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01224" calcext:value-type="float">
            <text:p>2201224</text:p>
          </table:table-cell>
          <table:table-cell office:value-type="float" office:value="1917392" calcext:value-type="float">
            <text:p>1917392</text:p>
          </table:table-cell>
          <table:table-cell office:value-type="float" office:value="164152" calcext:value-type="float">
            <text:p>16415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8: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5.37</text:p>
          </table:table-cell>
          <table:table-cell office:value-type="float" office:value="3658440" calcext:value-type="float">
            <text:p>3658440</text:p>
          </table:table-cell>
          <table:table-cell office:value-type="float" office:value="2152148" calcext:value-type="float">
            <text:p>2152148</text:p>
          </table:table-cell>
          <table:table-cell office:value-type="float" office:value="3736660" calcext:value-type="float">
            <text:p>37366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03056" calcext:value-type="float">
            <text:p>2203056</text:p>
          </table:table-cell>
          <table:table-cell office:value-type="float" office:value="1919168" calcext:value-type="float">
            <text:p>1919168</text:p>
          </table:table-cell>
          <table:table-cell office:value-type="float" office:value="164160" calcext:value-type="float">
            <text:p>16416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8: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5.36</text:p>
          </table:table-cell>
          <table:table-cell office:value-type="float" office:value="3656528" calcext:value-type="float">
            <text:p>3656528</text:p>
          </table:table-cell>
          <table:table-cell office:value-type="float" office:value="2154048" calcext:value-type="float">
            <text:p>2154048</text:p>
          </table:table-cell>
          <table:table-cell office:value-type="float" office:value="3738604" calcext:value-type="float">
            <text:p>37386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03068" calcext:value-type="float">
            <text:p>2203068</text:p>
          </table:table-cell>
          <table:table-cell office:value-type="float" office:value="1919172" calcext:value-type="float">
            <text:p>1919172</text:p>
          </table:table-cell>
          <table:table-cell office:value-type="float" office:value="164168" calcext:value-type="float">
            <text:p>16416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8: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5.36</text:p>
          </table:table-cell>
          <table:table-cell office:value-type="float" office:value="3656264" calcext:value-type="float">
            <text:p>3656264</text:p>
          </table:table-cell>
          <table:table-cell office:value-type="float" office:value="2154300" calcext:value-type="float">
            <text:p>2154300</text:p>
          </table:table-cell>
          <table:table-cell office:value-type="float" office:value="3738856" calcext:value-type="float">
            <text:p>37388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03080" calcext:value-type="float">
            <text:p>2203080</text:p>
          </table:table-cell>
          <table:table-cell office:value-type="float" office:value="1919184" calcext:value-type="float">
            <text:p>1919184</text:p>
          </table:table-cell>
          <table:table-cell office:value-type="float" office:value="164168" calcext:value-type="float">
            <text:p>16416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9: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5.45</text:p>
          </table:table-cell>
          <table:table-cell office:value-type="float" office:value="3659940" calcext:value-type="float">
            <text:p>3659940</text:p>
          </table:table-cell>
          <table:table-cell office:value-type="float" office:value="2148132" calcext:value-type="float">
            <text:p>2148132</text:p>
          </table:table-cell>
          <table:table-cell office:value-type="float" office:value="3735152" calcext:value-type="float">
            <text:p>37351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05572" calcext:value-type="float">
            <text:p>2205572</text:p>
          </table:table-cell>
          <table:table-cell office:value-type="float" office:value="1921596" calcext:value-type="float">
            <text:p>1921596</text:p>
          </table:table-cell>
          <table:table-cell office:value-type="float" office:value="164184" calcext:value-type="float">
            <text:p>16418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9: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5.45</text:p>
          </table:table-cell>
          <table:table-cell office:value-type="float" office:value="3660944" calcext:value-type="float">
            <text:p>3660944</text:p>
          </table:table-cell>
          <table:table-cell office:value-type="float" office:value="2147120" calcext:value-type="float">
            <text:p>2147120</text:p>
          </table:table-cell>
          <table:table-cell office:value-type="float" office:value="3734156" calcext:value-type="float">
            <text:p>37341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05580" calcext:value-type="float">
            <text:p>2205580</text:p>
          </table:table-cell>
          <table:table-cell office:value-type="float" office:value="1921596" calcext:value-type="float">
            <text:p>1921596</text:p>
          </table:table-cell>
          <table:table-cell office:value-type="float" office:value="164192" calcext:value-type="float">
            <text:p>16419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9: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15.45</text:p>
          </table:table-cell>
          <table:table-cell office:value-type="float" office:value="3661312" calcext:value-type="float">
            <text:p>3661312</text:p>
          </table:table-cell>
          <table:table-cell office:value-type="float" office:value="2146736" calcext:value-type="float">
            <text:p>2146736</text:p>
          </table:table-cell>
          <table:table-cell office:value-type="float" office:value="3733780" calcext:value-type="float">
            <text:p>37337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05596" calcext:value-type="float">
            <text:p>2205596</text:p>
          </table:table-cell>
          <table:table-cell office:value-type="float" office:value="1921596" calcext:value-type="float">
            <text:p>1921596</text:p>
          </table:table-cell>
          <table:table-cell office:value-type="float" office:value="164208" calcext:value-type="float">
            <text:p>16420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9: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15.45</text:p>
          </table:table-cell>
          <table:table-cell office:value-type="float" office:value="3667176" calcext:value-type="float">
            <text:p>3667176</text:p>
          </table:table-cell>
          <table:table-cell office:value-type="float" office:value="2140872" calcext:value-type="float">
            <text:p>2140872</text:p>
          </table:table-cell>
          <table:table-cell office:value-type="float" office:value="3727924" calcext:value-type="float">
            <text:p>37279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05596" calcext:value-type="float">
            <text:p>2205596</text:p>
          </table:table-cell>
          <table:table-cell office:value-type="float" office:value="1921596" calcext:value-type="float">
            <text:p>1921596</text:p>
          </table:table-cell>
          <table:table-cell office:value-type="float" office:value="164208" calcext:value-type="float">
            <text:p>16420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9: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15.53</text:p>
          </table:table-cell>
          <table:table-cell office:value-type="float" office:value="3669676" calcext:value-type="float">
            <text:p>3669676</text:p>
          </table:table-cell>
          <table:table-cell office:value-type="float" office:value="2136316" calcext:value-type="float">
            <text:p>2136316</text:p>
          </table:table-cell>
          <table:table-cell office:value-type="float" office:value="3725384" calcext:value-type="float">
            <text:p>37253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07652" calcext:value-type="float">
            <text:p>2207652</text:p>
          </table:table-cell>
          <table:table-cell office:value-type="float" office:value="1923588" calcext:value-type="float">
            <text:p>1923588</text:p>
          </table:table-cell>
          <table:table-cell office:value-type="float" office:value="164224" calcext:value-type="float">
            <text:p>16422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9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15.53</text:p>
          </table:table-cell>
          <table:table-cell office:value-type="float" office:value="3671380" calcext:value-type="float">
            <text:p>3671380</text:p>
          </table:table-cell>
          <table:table-cell office:value-type="float" office:value="2134432" calcext:value-type="float">
            <text:p>2134432</text:p>
          </table:table-cell>
          <table:table-cell office:value-type="float" office:value="3723692" calcext:value-type="float">
            <text:p>37236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07832" calcext:value-type="float">
            <text:p>2207832</text:p>
          </table:table-cell>
          <table:table-cell office:value-type="float" office:value="1923756" calcext:value-type="float">
            <text:p>1923756</text:p>
          </table:table-cell>
          <table:table-cell office:value-type="float" office:value="164232" calcext:value-type="float">
            <text:p>16423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9: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15.53</text:p>
          </table:table-cell>
          <table:table-cell office:value-type="float" office:value="3671800" calcext:value-type="float">
            <text:p>3671800</text:p>
          </table:table-cell>
          <table:table-cell office:value-type="float" office:value="2134000" calcext:value-type="float">
            <text:p>2134000</text:p>
          </table:table-cell>
          <table:table-cell office:value-type="float" office:value="3723272" calcext:value-type="float">
            <text:p>37232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07844" calcext:value-type="float">
            <text:p>2207844</text:p>
          </table:table-cell>
          <table:table-cell office:value-type="float" office:value="1923760" calcext:value-type="float">
            <text:p>1923760</text:p>
          </table:table-cell>
          <table:table-cell office:value-type="float" office:value="164240" calcext:value-type="float">
            <text:p>16424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9: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15.6</text:p>
          </table:table-cell>
          <table:table-cell office:value-type="float" office:value="3673528" calcext:value-type="float">
            <text:p>3673528</text:p>
          </table:table-cell>
          <table:table-cell office:value-type="float" office:value="2130336" calcext:value-type="float">
            <text:p>2130336</text:p>
          </table:table-cell>
          <table:table-cell office:value-type="float" office:value="3721520" calcext:value-type="float">
            <text:p>37215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09780" calcext:value-type="float">
            <text:p>2209780</text:p>
          </table:table-cell>
          <table:table-cell office:value-type="float" office:value="1925644" calcext:value-type="float">
            <text:p>1925644</text:p>
          </table:table-cell>
          <table:table-cell office:value-type="float" office:value="164248" calcext:value-type="float">
            <text:p>16424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9: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15.59</text:p>
          </table:table-cell>
          <table:table-cell office:value-type="float" office:value="3674116" calcext:value-type="float">
            <text:p>3674116</text:p>
          </table:table-cell>
          <table:table-cell office:value-type="float" office:value="2129740" calcext:value-type="float">
            <text:p>2129740</text:p>
          </table:table-cell>
          <table:table-cell office:value-type="float" office:value="3720932" calcext:value-type="float">
            <text:p>37209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09788" calcext:value-type="float">
            <text:p>2209788</text:p>
          </table:table-cell>
          <table:table-cell office:value-type="float" office:value="1925644" calcext:value-type="float">
            <text:p>1925644</text:p>
          </table:table-cell>
          <table:table-cell office:value-type="float" office:value="164256" calcext:value-type="float">
            <text:p>16425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9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15.59</text:p>
          </table:table-cell>
          <table:table-cell office:value-type="float" office:value="3673996" calcext:value-type="float">
            <text:p>3673996</text:p>
          </table:table-cell>
          <table:table-cell office:value-type="float" office:value="2129860" calcext:value-type="float">
            <text:p>2129860</text:p>
          </table:table-cell>
          <table:table-cell office:value-type="float" office:value="3721052" calcext:value-type="float">
            <text:p>37210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09788" calcext:value-type="float">
            <text:p>2209788</text:p>
          </table:table-cell>
          <table:table-cell office:value-type="float" office:value="1925644" calcext:value-type="float">
            <text:p>1925644</text:p>
          </table:table-cell>
          <table:table-cell office:value-type="float" office:value="164256" calcext:value-type="float">
            <text:p>16425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9: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15.59</text:p>
          </table:table-cell>
          <table:table-cell office:value-type="float" office:value="3675836" calcext:value-type="float">
            <text:p>3675836</text:p>
          </table:table-cell>
          <table:table-cell office:value-type="float" office:value="2127996" calcext:value-type="float">
            <text:p>2127996</text:p>
          </table:table-cell>
          <table:table-cell office:value-type="float" office:value="3719208" calcext:value-type="float">
            <text:p>37192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09812" calcext:value-type="float">
            <text:p>2209812</text:p>
          </table:table-cell>
          <table:table-cell office:value-type="float" office:value="1925652" calcext:value-type="float">
            <text:p>1925652</text:p>
          </table:table-cell>
          <table:table-cell office:value-type="float" office:value="164272" calcext:value-type="float">
            <text:p>16427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09: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15.59</text:p>
          </table:table-cell>
          <table:table-cell office:value-type="float" office:value="3675524" calcext:value-type="float">
            <text:p>3675524</text:p>
          </table:table-cell>
          <table:table-cell office:value-type="float" office:value="2128292" calcext:value-type="float">
            <text:p>2128292</text:p>
          </table:table-cell>
          <table:table-cell office:value-type="float" office:value="3719524" calcext:value-type="float">
            <text:p>37195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09828" calcext:value-type="float">
            <text:p>2209828</text:p>
          </table:table-cell>
          <table:table-cell office:value-type="float" office:value="1925664" calcext:value-type="float">
            <text:p>1925664</text:p>
          </table:table-cell>
          <table:table-cell office:value-type="float" office:value="164272" calcext:value-type="float">
            <text:p>16427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0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5.59</text:p>
          </table:table-cell>
          <table:table-cell office:value-type="float" office:value="3675072" calcext:value-type="float">
            <text:p>3675072</text:p>
          </table:table-cell>
          <table:table-cell office:value-type="float" office:value="2128704" calcext:value-type="float">
            <text:p>2128704</text:p>
          </table:table-cell>
          <table:table-cell office:value-type="float" office:value="3719972" calcext:value-type="float">
            <text:p>37199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09868" calcext:value-type="float">
            <text:p>2209868</text:p>
          </table:table-cell>
          <table:table-cell office:value-type="float" office:value="1925688" calcext:value-type="float">
            <text:p>1925688</text:p>
          </table:table-cell>
          <table:table-cell office:value-type="float" office:value="164288" calcext:value-type="float">
            <text:p>16428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0: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5.65</text:p>
          </table:table-cell>
          <table:table-cell office:value-type="float" office:value="3676028" calcext:value-type="float">
            <text:p>3676028</text:p>
          </table:table-cell>
          <table:table-cell office:value-type="float" office:value="2126364" calcext:value-type="float">
            <text:p>2126364</text:p>
          </table:table-cell>
          <table:table-cell office:value-type="float" office:value="3718996" calcext:value-type="float">
            <text:p>37189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11252" calcext:value-type="float">
            <text:p>2211252</text:p>
          </table:table-cell>
          <table:table-cell office:value-type="float" office:value="1927024" calcext:value-type="float">
            <text:p>1927024</text:p>
          </table:table-cell>
          <table:table-cell office:value-type="float" office:value="164296" calcext:value-type="float">
            <text:p>1642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0: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5.67</text:p>
          </table:table-cell>
          <table:table-cell office:value-type="float" office:value="3678956" calcext:value-type="float">
            <text:p>3678956</text:p>
          </table:table-cell>
          <table:table-cell office:value-type="float" office:value="2123088" calcext:value-type="float">
            <text:p>2123088</text:p>
          </table:table-cell>
          <table:table-cell office:value-type="float" office:value="3715948" calcext:value-type="float">
            <text:p>37159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11600" calcext:value-type="float">
            <text:p>2211600</text:p>
          </table:table-cell>
          <table:table-cell office:value-type="float" office:value="1927364" calcext:value-type="float">
            <text:p>1927364</text:p>
          </table:table-cell>
          <table:table-cell office:value-type="float" office:value="164304" calcext:value-type="float">
            <text:p>16430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0: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15.78</text:p>
          </table:table-cell>
          <table:table-cell office:value-type="float" office:value="3685464" calcext:value-type="float">
            <text:p>3685464</text:p>
          </table:table-cell>
          <table:table-cell office:value-type="float" office:value="2113560" calcext:value-type="float">
            <text:p>2113560</text:p>
          </table:table-cell>
          <table:table-cell office:value-type="float" office:value="3709108" calcext:value-type="float">
            <text:p>37091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14620" calcext:value-type="float">
            <text:p>2214620</text:p>
          </table:table-cell>
          <table:table-cell office:value-type="float" office:value="1930252" calcext:value-type="float">
            <text:p>1930252</text:p>
          </table:table-cell>
          <table:table-cell office:value-type="float" office:value="164368" calcext:value-type="float">
            <text:p>16436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0: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15.92</text:p>
          </table:table-cell>
          <table:table-cell office:value-type="float" office:value="3689612" calcext:value-type="float">
            <text:p>3689612</text:p>
          </table:table-cell>
          <table:table-cell office:value-type="float" office:value="2105828" calcext:value-type="float">
            <text:p>2105828</text:p>
          </table:table-cell>
          <table:table-cell office:value-type="float" office:value="3705328" calcext:value-type="float">
            <text:p>37053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18204" calcext:value-type="float">
            <text:p>2218204</text:p>
          </table:table-cell>
          <table:table-cell office:value-type="float" office:value="1933724" calcext:value-type="float">
            <text:p>1933724</text:p>
          </table:table-cell>
          <table:table-cell office:value-type="float" office:value="164376" calcext:value-type="float">
            <text:p>16437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0: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15.96</text:p>
          </table:table-cell>
          <table:table-cell office:value-type="float" office:value="3690764" calcext:value-type="float">
            <text:p>3690764</text:p>
          </table:table-cell>
          <table:table-cell office:value-type="float" office:value="2103356" calcext:value-type="float">
            <text:p>2103356</text:p>
          </table:table-cell>
          <table:table-cell office:value-type="float" office:value="3704156" calcext:value-type="float">
            <text:p>37041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19524" calcext:value-type="float">
            <text:p>2219524</text:p>
          </table:table-cell>
          <table:table-cell office:value-type="float" office:value="1935000" calcext:value-type="float">
            <text:p>1935000</text:p>
          </table:table-cell>
          <table:table-cell office:value-type="float" office:value="164384" calcext:value-type="float">
            <text:p>16438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0: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16.04</text:p>
          </table:table-cell>
          <table:table-cell office:value-type="float" office:value="3691876" calcext:value-type="float">
            <text:p>3691876</text:p>
          </table:table-cell>
          <table:table-cell office:value-type="float" office:value="2100088" calcext:value-type="float">
            <text:p>2100088</text:p>
          </table:table-cell>
          <table:table-cell office:value-type="float" office:value="3703000" calcext:value-type="float">
            <text:p>37030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21680" calcext:value-type="float">
            <text:p>2221680</text:p>
          </table:table-cell>
          <table:table-cell office:value-type="float" office:value="1937088" calcext:value-type="float">
            <text:p>1937088</text:p>
          </table:table-cell>
          <table:table-cell office:value-type="float" office:value="164392" calcext:value-type="float">
            <text:p>16439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0: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16.05</text:p>
          </table:table-cell>
          <table:table-cell office:value-type="float" office:value="3658356" calcext:value-type="float">
            <text:p>3658356</text:p>
          </table:table-cell>
          <table:table-cell office:value-type="float" office:value="2133304" calcext:value-type="float">
            <text:p>2133304</text:p>
          </table:table-cell>
          <table:table-cell office:value-type="float" office:value="3736512" calcext:value-type="float">
            <text:p>37365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21984" calcext:value-type="float">
            <text:p>2221984</text:p>
          </table:table-cell>
          <table:table-cell office:value-type="float" office:value="1937348" calcext:value-type="float">
            <text:p>1937348</text:p>
          </table:table-cell>
          <table:table-cell office:value-type="float" office:value="164400" calcext:value-type="float">
            <text:p>16440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0: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16.12</text:p>
          </table:table-cell>
          <table:table-cell office:value-type="float" office:value="3659348" calcext:value-type="float">
            <text:p>3659348</text:p>
          </table:table-cell>
          <table:table-cell office:value-type="float" office:value="2130452" calcext:value-type="float">
            <text:p>2130452</text:p>
          </table:table-cell>
          <table:table-cell office:value-type="float" office:value="3735504" calcext:value-type="float">
            <text:p>37355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23844" calcext:value-type="float">
            <text:p>2223844</text:p>
          </table:table-cell>
          <table:table-cell office:value-type="float" office:value="1939148" calcext:value-type="float">
            <text:p>1939148</text:p>
          </table:table-cell>
          <table:table-cell office:value-type="float" office:value="164416" calcext:value-type="float">
            <text:p>16441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0: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16.19</text:p>
          </table:table-cell>
          <table:table-cell office:value-type="float" office:value="3663720" calcext:value-type="float">
            <text:p>3663720</text:p>
          </table:table-cell>
          <table:table-cell office:value-type="float" office:value="2124016" calcext:value-type="float">
            <text:p>2124016</text:p>
          </table:table-cell>
          <table:table-cell office:value-type="float" office:value="3731052" calcext:value-type="float">
            <text:p>37310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25908" calcext:value-type="float">
            <text:p>2225908</text:p>
          </table:table-cell>
          <table:table-cell office:value-type="float" office:value="1941152" calcext:value-type="float">
            <text:p>1941152</text:p>
          </table:table-cell>
          <table:table-cell office:value-type="float" office:value="164424" calcext:value-type="float">
            <text:p>16442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0: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16.28</text:p>
          </table:table-cell>
          <table:table-cell office:value-type="float" office:value="3668380" calcext:value-type="float">
            <text:p>3668380</text:p>
          </table:table-cell>
          <table:table-cell office:value-type="float" office:value="2117088" calcext:value-type="float">
            <text:p>2117088</text:p>
          </table:table-cell>
          <table:table-cell office:value-type="float" office:value="3726172" calcext:value-type="float">
            <text:p>37261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28176" calcext:value-type="float">
            <text:p>2228176</text:p>
          </table:table-cell>
          <table:table-cell office:value-type="float" office:value="1943372" calcext:value-type="float">
            <text:p>1943372</text:p>
          </table:table-cell>
          <table:table-cell office:value-type="float" office:value="164432" calcext:value-type="float">
            <text:p>16443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0: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16.28</text:p>
          </table:table-cell>
          <table:table-cell office:value-type="float" office:value="3667336" calcext:value-type="float">
            <text:p>3667336</text:p>
          </table:table-cell>
          <table:table-cell office:value-type="float" office:value="2118188" calcext:value-type="float">
            <text:p>2118188</text:p>
          </table:table-cell>
          <table:table-cell office:value-type="float" office:value="3727464" calcext:value-type="float">
            <text:p>37274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28120" calcext:value-type="float">
            <text:p>2228120</text:p>
          </table:table-cell>
          <table:table-cell office:value-type="float" office:value="1943296" calcext:value-type="float">
            <text:p>1943296</text:p>
          </table:table-cell>
          <table:table-cell office:value-type="float" office:value="164440" calcext:value-type="float">
            <text:p>16444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1: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16.32</text:p>
          </table:table-cell>
          <table:table-cell office:value-type="float" office:value="3668056" calcext:value-type="float">
            <text:p>3668056</text:p>
          </table:table-cell>
          <table:table-cell office:value-type="float" office:value="2116400" calcext:value-type="float">
            <text:p>2116400</text:p>
          </table:table-cell>
          <table:table-cell office:value-type="float" office:value="3726728" calcext:value-type="float">
            <text:p>37267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29188" calcext:value-type="float">
            <text:p>2229188</text:p>
          </table:table-cell>
          <table:table-cell office:value-type="float" office:value="1944324" calcext:value-type="float">
            <text:p>1944324</text:p>
          </table:table-cell>
          <table:table-cell office:value-type="float" office:value="164448" calcext:value-type="float">
            <text:p>16444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1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16.35</text:p>
          </table:table-cell>
          <table:table-cell office:value-type="float" office:value="3670504" calcext:value-type="float">
            <text:p>3670504</text:p>
          </table:table-cell>
          <table:table-cell office:value-type="float" office:value="2113060" calcext:value-type="float">
            <text:p>2113060</text:p>
          </table:table-cell>
          <table:table-cell office:value-type="float" office:value="3724264" calcext:value-type="float">
            <text:p>37242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30080" calcext:value-type="float">
            <text:p>2230080</text:p>
          </table:table-cell>
          <table:table-cell office:value-type="float" office:value="1945188" calcext:value-type="float">
            <text:p>1945188</text:p>
          </table:table-cell>
          <table:table-cell office:value-type="float" office:value="164456" calcext:value-type="float">
            <text:p>16445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1: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16.34</text:p>
          </table:table-cell>
          <table:table-cell office:value-type="float" office:value="3668940" calcext:value-type="float">
            <text:p>3668940</text:p>
          </table:table-cell>
          <table:table-cell office:value-type="float" office:value="2114624" calcext:value-type="float">
            <text:p>2114624</text:p>
          </table:table-cell>
          <table:table-cell office:value-type="float" office:value="3725836" calcext:value-type="float">
            <text:p>37258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30080" calcext:value-type="float">
            <text:p>2230080</text:p>
          </table:table-cell>
          <table:table-cell office:value-type="float" office:value="1945180" calcext:value-type="float">
            <text:p>1945180</text:p>
          </table:table-cell>
          <table:table-cell office:value-type="float" office:value="164464" calcext:value-type="float">
            <text:p>16446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1: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16.41</text:p>
          </table:table-cell>
          <table:table-cell office:value-type="float" office:value="3670452" calcext:value-type="float">
            <text:p>3670452</text:p>
          </table:table-cell>
          <table:table-cell office:value-type="float" office:value="2110664" calcext:value-type="float">
            <text:p>2110664</text:p>
          </table:table-cell>
          <table:table-cell office:value-type="float" office:value="3724288" calcext:value-type="float">
            <text:p>37242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32528" calcext:value-type="float">
            <text:p>2232528</text:p>
          </table:table-cell>
          <table:table-cell office:value-type="float" office:value="1947560" calcext:value-type="float">
            <text:p>1947560</text:p>
          </table:table-cell>
          <table:table-cell office:value-type="float" office:value="164480" calcext:value-type="float">
            <text:p>16448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1: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6.41</text:p>
          </table:table-cell>
          <table:table-cell office:value-type="float" office:value="3671292" calcext:value-type="float">
            <text:p>3671292</text:p>
          </table:table-cell>
          <table:table-cell office:value-type="float" office:value="2110036" calcext:value-type="float">
            <text:p>2110036</text:p>
          </table:table-cell>
          <table:table-cell office:value-type="float" office:value="3723456" calcext:value-type="float">
            <text:p>37234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32316" calcext:value-type="float">
            <text:p>2232316</text:p>
          </table:table-cell>
          <table:table-cell office:value-type="float" office:value="1947340" calcext:value-type="float">
            <text:p>1947340</text:p>
          </table:table-cell>
          <table:table-cell office:value-type="float" office:value="164488" calcext:value-type="float">
            <text:p>16448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1: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6.46</text:p>
          </table:table-cell>
          <table:table-cell office:value-type="float" office:value="3672248" calcext:value-type="float">
            <text:p>3672248</text:p>
          </table:table-cell>
          <table:table-cell office:value-type="float" office:value="2107660" calcext:value-type="float">
            <text:p>2107660</text:p>
          </table:table-cell>
          <table:table-cell office:value-type="float" office:value="3722312" calcext:value-type="float">
            <text:p>37223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33736" calcext:value-type="float">
            <text:p>2233736</text:p>
          </table:table-cell>
          <table:table-cell office:value-type="float" office:value="1948724" calcext:value-type="float">
            <text:p>1948724</text:p>
          </table:table-cell>
          <table:table-cell office:value-type="float" office:value="164496" calcext:value-type="float">
            <text:p>16449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1: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6.49</text:p>
          </table:table-cell>
          <table:table-cell office:value-type="float" office:value="3658256" calcext:value-type="float">
            <text:p>3658256</text:p>
          </table:table-cell>
          <table:table-cell office:value-type="float" office:value="2120940" calcext:value-type="float">
            <text:p>2120940</text:p>
          </table:table-cell>
          <table:table-cell office:value-type="float" office:value="3736468" calcext:value-type="float">
            <text:p>37364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34448" calcext:value-type="float">
            <text:p>2234448</text:p>
          </table:table-cell>
          <table:table-cell office:value-type="float" office:value="1949396" calcext:value-type="float">
            <text:p>1949396</text:p>
          </table:table-cell>
          <table:table-cell office:value-type="float" office:value="164512" calcext:value-type="float">
            <text:p>16451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1: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16.48</text:p>
          </table:table-cell>
          <table:table-cell office:value-type="float" office:value="3645156" calcext:value-type="float">
            <text:p>3645156</text:p>
          </table:table-cell>
          <table:table-cell office:value-type="float" office:value="2134020" calcext:value-type="float">
            <text:p>2134020</text:p>
          </table:table-cell>
          <table:table-cell office:value-type="float" office:value="3749556" calcext:value-type="float">
            <text:p>37495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34468" calcext:value-type="float">
            <text:p>2234468</text:p>
          </table:table-cell>
          <table:table-cell office:value-type="float" office:value="1949404" calcext:value-type="float">
            <text:p>1949404</text:p>
          </table:table-cell>
          <table:table-cell office:value-type="float" office:value="164520" calcext:value-type="float">
            <text:p>16452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1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16.48</text:p>
          </table:table-cell>
          <table:table-cell office:value-type="float" office:value="3645804" calcext:value-type="float">
            <text:p>3645804</text:p>
          </table:table-cell>
          <table:table-cell office:value-type="float" office:value="2133372" calcext:value-type="float">
            <text:p>2133372</text:p>
          </table:table-cell>
          <table:table-cell office:value-type="float" office:value="3748916" calcext:value-type="float">
            <text:p>37489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34468" calcext:value-type="float">
            <text:p>2234468</text:p>
          </table:table-cell>
          <table:table-cell office:value-type="float" office:value="1949396" calcext:value-type="float">
            <text:p>1949396</text:p>
          </table:table-cell>
          <table:table-cell office:value-type="float" office:value="164528" calcext:value-type="float">
            <text:p>16452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1: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16.48</text:p>
          </table:table-cell>
          <table:table-cell office:value-type="float" office:value="3646260" calcext:value-type="float">
            <text:p>3646260</text:p>
          </table:table-cell>
          <table:table-cell office:value-type="float" office:value="2132900" calcext:value-type="float">
            <text:p>2132900</text:p>
          </table:table-cell>
          <table:table-cell office:value-type="float" office:value="3748452" calcext:value-type="float">
            <text:p>37484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34484" calcext:value-type="float">
            <text:p>2234484</text:p>
          </table:table-cell>
          <table:table-cell office:value-type="float" office:value="1949404" calcext:value-type="float">
            <text:p>1949404</text:p>
          </table:table-cell>
          <table:table-cell office:value-type="float" office:value="164536" calcext:value-type="float">
            <text:p>16453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1: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16.5</text:p>
          </table:table-cell>
          <table:table-cell office:value-type="float" office:value="3649456" calcext:value-type="float">
            <text:p>3649456</text:p>
          </table:table-cell>
          <table:table-cell office:value-type="float" office:value="2129160" calcext:value-type="float">
            <text:p>2129160</text:p>
          </table:table-cell>
          <table:table-cell office:value-type="float" office:value="3745232" calcext:value-type="float">
            <text:p>37452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35028" calcext:value-type="float">
            <text:p>2235028</text:p>
          </table:table-cell>
          <table:table-cell office:value-type="float" office:value="1949924" calcext:value-type="float">
            <text:p>1949924</text:p>
          </table:table-cell>
          <table:table-cell office:value-type="float" office:value="164544" calcext:value-type="float">
            <text:p>16454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2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16.56</text:p>
          </table:table-cell>
          <table:table-cell office:value-type="float" office:value="3650536" calcext:value-type="float">
            <text:p>3650536</text:p>
          </table:table-cell>
          <table:table-cell office:value-type="float" office:value="2126484" calcext:value-type="float">
            <text:p>2126484</text:p>
          </table:table-cell>
          <table:table-cell office:value-type="float" office:value="3744124" calcext:value-type="float">
            <text:p>37441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36624" calcext:value-type="float">
            <text:p>2236624</text:p>
          </table:table-cell>
          <table:table-cell office:value-type="float" office:value="1951472" calcext:value-type="float">
            <text:p>1951472</text:p>
          </table:table-cell>
          <table:table-cell office:value-type="float" office:value="164552" calcext:value-type="float">
            <text:p>16455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2: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16.59</text:p>
          </table:table-cell>
          <table:table-cell office:value-type="float" office:value="3652852" calcext:value-type="float">
            <text:p>3652852</text:p>
          </table:table-cell>
          <table:table-cell office:value-type="float" office:value="2123128" calcext:value-type="float">
            <text:p>2123128</text:p>
          </table:table-cell>
          <table:table-cell office:value-type="float" office:value="3741808" calcext:value-type="float">
            <text:p>37418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37664" calcext:value-type="float">
            <text:p>2237664</text:p>
          </table:table-cell>
          <table:table-cell office:value-type="float" office:value="1952480" calcext:value-type="float">
            <text:p>1952480</text:p>
          </table:table-cell>
          <table:table-cell office:value-type="float" office:value="164560" calcext:value-type="float">
            <text:p>16456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2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16.63</text:p>
          </table:table-cell>
          <table:table-cell office:value-type="float" office:value="3651768" calcext:value-type="float">
            <text:p>3651768</text:p>
          </table:table-cell>
          <table:table-cell office:value-type="float" office:value="2123204" calcext:value-type="float">
            <text:p>2123204</text:p>
          </table:table-cell>
          <table:table-cell office:value-type="float" office:value="3742892" calcext:value-type="float">
            <text:p>37428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38672" calcext:value-type="float">
            <text:p>2238672</text:p>
          </table:table-cell>
          <table:table-cell office:value-type="float" office:value="1953452" calcext:value-type="float">
            <text:p>1953452</text:p>
          </table:table-cell>
          <table:table-cell office:value-type="float" office:value="164568" calcext:value-type="float">
            <text:p>16456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2: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16.69</text:p>
          </table:table-cell>
          <table:table-cell office:value-type="float" office:value="3654132" calcext:value-type="float">
            <text:p>3654132</text:p>
          </table:table-cell>
          <table:table-cell office:value-type="float" office:value="2119040" calcext:value-type="float">
            <text:p>2119040</text:p>
          </table:table-cell>
          <table:table-cell office:value-type="float" office:value="3740344" calcext:value-type="float">
            <text:p>37403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40472" calcext:value-type="float">
            <text:p>2240472</text:p>
          </table:table-cell>
          <table:table-cell office:value-type="float" office:value="1955200" calcext:value-type="float">
            <text:p>1955200</text:p>
          </table:table-cell>
          <table:table-cell office:value-type="float" office:value="164576" calcext:value-type="float">
            <text:p>16457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2: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16.69</text:p>
          </table:table-cell>
          <table:table-cell office:value-type="float" office:value="3654360" calcext:value-type="float">
            <text:p>3654360</text:p>
          </table:table-cell>
          <table:table-cell office:value-type="float" office:value="2118876" calcext:value-type="float">
            <text:p>2118876</text:p>
          </table:table-cell>
          <table:table-cell office:value-type="float" office:value="3740276" calcext:value-type="float">
            <text:p>37402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40408" calcext:value-type="float">
            <text:p>2240408</text:p>
          </table:table-cell>
          <table:table-cell office:value-type="float" office:value="1955124" calcext:value-type="float">
            <text:p>1955124</text:p>
          </table:table-cell>
          <table:table-cell office:value-type="float" office:value="164584" calcext:value-type="float">
            <text:p>16458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2: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16.74</text:p>
          </table:table-cell>
          <table:table-cell office:value-type="float" office:value="3656628" calcext:value-type="float">
            <text:p>3656628</text:p>
          </table:table-cell>
          <table:table-cell office:value-type="float" office:value="2115020" calcext:value-type="float">
            <text:p>2115020</text:p>
          </table:table-cell>
          <table:table-cell office:value-type="float" office:value="3737992" calcext:value-type="float">
            <text:p>37379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41996" calcext:value-type="float">
            <text:p>2241996</text:p>
          </table:table-cell>
          <table:table-cell office:value-type="float" office:value="1956668" calcext:value-type="float">
            <text:p>1956668</text:p>
          </table:table-cell>
          <table:table-cell office:value-type="float" office:value="164592" calcext:value-type="float">
            <text:p>16459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2: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16.76</text:p>
          </table:table-cell>
          <table:table-cell office:value-type="float" office:value="3656760" calcext:value-type="float">
            <text:p>3656760</text:p>
          </table:table-cell>
          <table:table-cell office:value-type="float" office:value="2114524" calcext:value-type="float">
            <text:p>2114524</text:p>
          </table:table-cell>
          <table:table-cell office:value-type="float" office:value="3737848" calcext:value-type="float">
            <text:p>37378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42360" calcext:value-type="float">
            <text:p>2242360</text:p>
          </table:table-cell>
          <table:table-cell office:value-type="float" office:value="1957000" calcext:value-type="float">
            <text:p>1957000</text:p>
          </table:table-cell>
          <table:table-cell office:value-type="float" office:value="164608" calcext:value-type="float">
            <text:p>16460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2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16.75</text:p>
          </table:table-cell>
          <table:table-cell office:value-type="float" office:value="3656608" calcext:value-type="float">
            <text:p>3656608</text:p>
          </table:table-cell>
          <table:table-cell office:value-type="float" office:value="2114676" calcext:value-type="float">
            <text:p>2114676</text:p>
          </table:table-cell>
          <table:table-cell office:value-type="float" office:value="3738012" calcext:value-type="float">
            <text:p>37380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42360" calcext:value-type="float">
            <text:p>2242360</text:p>
          </table:table-cell>
          <table:table-cell office:value-type="float" office:value="1956992" calcext:value-type="float">
            <text:p>1956992</text:p>
          </table:table-cell>
          <table:table-cell office:value-type="float" office:value="164616" calcext:value-type="float">
            <text:p>16461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2: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16.79</text:p>
          </table:table-cell>
          <table:table-cell office:value-type="float" office:value="3652704" calcext:value-type="float">
            <text:p>3652704</text:p>
          </table:table-cell>
          <table:table-cell office:value-type="float" office:value="2117340" calcext:value-type="float">
            <text:p>2117340</text:p>
          </table:table-cell>
          <table:table-cell office:value-type="float" office:value="3741660" calcext:value-type="float">
            <text:p>37416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43600" calcext:value-type="float">
            <text:p>2243600</text:p>
          </table:table-cell>
          <table:table-cell office:value-type="float" office:value="1958204" calcext:value-type="float">
            <text:p>1958204</text:p>
          </table:table-cell>
          <table:table-cell office:value-type="float" office:value="164624" calcext:value-type="float">
            <text:p>16462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2: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16.82</text:p>
          </table:table-cell>
          <table:table-cell office:value-type="float" office:value="3654536" calcext:value-type="float">
            <text:p>3654536</text:p>
          </table:table-cell>
          <table:table-cell office:value-type="float" office:value="2114828" calcext:value-type="float">
            <text:p>2114828</text:p>
          </table:table-cell>
          <table:table-cell office:value-type="float" office:value="3740060" calcext:value-type="float">
            <text:p>37400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44280" calcext:value-type="float">
            <text:p>2244280</text:p>
          </table:table-cell>
          <table:table-cell office:value-type="float" office:value="1958848" calcext:value-type="float">
            <text:p>1958848</text:p>
          </table:table-cell>
          <table:table-cell office:value-type="float" office:value="164632" calcext:value-type="float">
            <text:p>16463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2: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16.83</text:p>
          </table:table-cell>
          <table:table-cell office:value-type="float" office:value="3657576" calcext:value-type="float">
            <text:p>3657576</text:p>
          </table:table-cell>
          <table:table-cell office:value-type="float" office:value="2111496" calcext:value-type="float">
            <text:p>2111496</text:p>
          </table:table-cell>
          <table:table-cell office:value-type="float" office:value="3736984" calcext:value-type="float">
            <text:p>37369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44572" calcext:value-type="float">
            <text:p>2244572</text:p>
          </table:table-cell>
          <table:table-cell office:value-type="float" office:value="1959116" calcext:value-type="float">
            <text:p>1959116</text:p>
          </table:table-cell>
          <table:table-cell office:value-type="float" office:value="164648" calcext:value-type="float">
            <text:p>16464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2: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16.89</text:p>
          </table:table-cell>
          <table:table-cell office:value-type="float" office:value="3657496" calcext:value-type="float">
            <text:p>3657496</text:p>
          </table:table-cell>
          <table:table-cell office:value-type="float" office:value="2109692" calcext:value-type="float">
            <text:p>2109692</text:p>
          </table:table-cell>
          <table:table-cell office:value-type="float" office:value="3737076" calcext:value-type="float">
            <text:p>37370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46456" calcext:value-type="float">
            <text:p>2246456</text:p>
          </table:table-cell>
          <table:table-cell office:value-type="float" office:value="1960936" calcext:value-type="float">
            <text:p>1960936</text:p>
          </table:table-cell>
          <table:table-cell office:value-type="float" office:value="164660" calcext:value-type="float">
            <text:p>16466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3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16.93</text:p>
          </table:table-cell>
          <table:table-cell office:value-type="float" office:value="3660724" calcext:value-type="float">
            <text:p>3660724</text:p>
          </table:table-cell>
          <table:table-cell office:value-type="float" office:value="2105396" calcext:value-type="float">
            <text:p>2105396</text:p>
          </table:table-cell>
          <table:table-cell office:value-type="float" office:value="3733800" calcext:value-type="float">
            <text:p>37338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47524" calcext:value-type="float">
            <text:p>2247524</text:p>
          </table:table-cell>
          <table:table-cell office:value-type="float" office:value="1961968" calcext:value-type="float">
            <text:p>1961968</text:p>
          </table:table-cell>
          <table:table-cell office:value-type="float" office:value="164668" calcext:value-type="float">
            <text:p>16466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3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17.03</text:p>
          </table:table-cell>
          <table:table-cell office:value-type="float" office:value="3663288" calcext:value-type="float">
            <text:p>3663288</text:p>
          </table:table-cell>
          <table:table-cell office:value-type="float" office:value="2100224" calcext:value-type="float">
            <text:p>2100224</text:p>
          </table:table-cell>
          <table:table-cell office:value-type="float" office:value="3731228" calcext:value-type="float">
            <text:p>37312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50132" calcext:value-type="float">
            <text:p>2250132</text:p>
          </table:table-cell>
          <table:table-cell office:value-type="float" office:value="1964492" calcext:value-type="float">
            <text:p>1964492</text:p>
          </table:table-cell>
          <table:table-cell office:value-type="float" office:value="164684" calcext:value-type="float">
            <text:p>16468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3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17.02</text:p>
          </table:table-cell>
          <table:table-cell office:value-type="float" office:value="3661396" calcext:value-type="float">
            <text:p>3661396</text:p>
          </table:table-cell>
          <table:table-cell office:value-type="float" office:value="2102100" calcext:value-type="float">
            <text:p>2102100</text:p>
          </table:table-cell>
          <table:table-cell office:value-type="float" office:value="3733104" calcext:value-type="float">
            <text:p>37331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50148" calcext:value-type="float">
            <text:p>2250148</text:p>
          </table:table-cell>
          <table:table-cell office:value-type="float" office:value="1964496" calcext:value-type="float">
            <text:p>1964496</text:p>
          </table:table-cell>
          <table:table-cell office:value-type="float" office:value="164700" calcext:value-type="float">
            <text:p>16470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3: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17.09</text:p>
          </table:table-cell>
          <table:table-cell office:value-type="float" office:value="3663132" calcext:value-type="float">
            <text:p>3663132</text:p>
          </table:table-cell>
          <table:table-cell office:value-type="float" office:value="2098544" calcext:value-type="float">
            <text:p>2098544</text:p>
          </table:table-cell>
          <table:table-cell office:value-type="float" office:value="3731320" calcext:value-type="float">
            <text:p>37313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51968" calcext:value-type="float">
            <text:p>2251968</text:p>
          </table:table-cell>
          <table:table-cell office:value-type="float" office:value="1966260" calcext:value-type="float">
            <text:p>1966260</text:p>
          </table:table-cell>
          <table:table-cell office:value-type="float" office:value="164700" calcext:value-type="float">
            <text:p>1647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3: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17.09</text:p>
          </table:table-cell>
          <table:table-cell office:value-type="float" office:value="3664076" calcext:value-type="float">
            <text:p>3664076</text:p>
          </table:table-cell>
          <table:table-cell office:value-type="float" office:value="2097568" calcext:value-type="float">
            <text:p>2097568</text:p>
          </table:table-cell>
          <table:table-cell office:value-type="float" office:value="3730400" calcext:value-type="float">
            <text:p>37304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52000" calcext:value-type="float">
            <text:p>2252000</text:p>
          </table:table-cell>
          <table:table-cell office:value-type="float" office:value="1966276" calcext:value-type="float">
            <text:p>1966276</text:p>
          </table:table-cell>
          <table:table-cell office:value-type="float" office:value="164716" calcext:value-type="float">
            <text:p>16471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3: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17.09</text:p>
          </table:table-cell>
          <table:table-cell office:value-type="float" office:value="3663340" calcext:value-type="float">
            <text:p>3663340</text:p>
          </table:table-cell>
          <table:table-cell office:value-type="float" office:value="2098292" calcext:value-type="float">
            <text:p>2098292</text:p>
          </table:table-cell>
          <table:table-cell office:value-type="float" office:value="3731148" calcext:value-type="float">
            <text:p>37311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52012" calcext:value-type="float">
            <text:p>2252012</text:p>
          </table:table-cell>
          <table:table-cell office:value-type="float" office:value="1966288" calcext:value-type="float">
            <text:p>1966288</text:p>
          </table:table-cell>
          <table:table-cell office:value-type="float" office:value="164716" calcext:value-type="float">
            <text:p>16471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3: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17.17</text:p>
          </table:table-cell>
          <table:table-cell office:value-type="float" office:value="3666356" calcext:value-type="float">
            <text:p>3666356</text:p>
          </table:table-cell>
          <table:table-cell office:value-type="float" office:value="2092828" calcext:value-type="float">
            <text:p>2092828</text:p>
          </table:table-cell>
          <table:table-cell office:value-type="float" office:value="3728096" calcext:value-type="float">
            <text:p>37280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54460" calcext:value-type="float">
            <text:p>2254460</text:p>
          </table:table-cell>
          <table:table-cell office:value-type="float" office:value="1968664" calcext:value-type="float">
            <text:p>1968664</text:p>
          </table:table-cell>
          <table:table-cell office:value-type="float" office:value="164732" calcext:value-type="float">
            <text:p>16473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3: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17.17</text:p>
          </table:table-cell>
          <table:table-cell office:value-type="float" office:value="3666072" calcext:value-type="float">
            <text:p>3666072</text:p>
          </table:table-cell>
          <table:table-cell office:value-type="float" office:value="2093104" calcext:value-type="float">
            <text:p>2093104</text:p>
          </table:table-cell>
          <table:table-cell office:value-type="float" office:value="3728384" calcext:value-type="float">
            <text:p>37283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54468" calcext:value-type="float">
            <text:p>2254468</text:p>
          </table:table-cell>
          <table:table-cell office:value-type="float" office:value="1968664" calcext:value-type="float">
            <text:p>1968664</text:p>
          </table:table-cell>
          <table:table-cell office:value-type="float" office:value="164740" calcext:value-type="float">
            <text:p>16474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3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17.17</text:p>
          </table:table-cell>
          <table:table-cell office:value-type="float" office:value="3666588" calcext:value-type="float">
            <text:p>3666588</text:p>
          </table:table-cell>
          <table:table-cell office:value-type="float" office:value="2092588" calcext:value-type="float">
            <text:p>2092588</text:p>
          </table:table-cell>
          <table:table-cell office:value-type="float" office:value="3727872" calcext:value-type="float">
            <text:p>37278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54468" calcext:value-type="float">
            <text:p>2254468</text:p>
          </table:table-cell>
          <table:table-cell office:value-type="float" office:value="1968656" calcext:value-type="float">
            <text:p>1968656</text:p>
          </table:table-cell>
          <table:table-cell office:value-type="float" office:value="164748" calcext:value-type="float">
            <text:p>16474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3: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17.17</text:p>
          </table:table-cell>
          <table:table-cell office:value-type="float" office:value="3667332" calcext:value-type="float">
            <text:p>3667332</text:p>
          </table:table-cell>
          <table:table-cell office:value-type="float" office:value="2091836" calcext:value-type="float">
            <text:p>2091836</text:p>
          </table:table-cell>
          <table:table-cell office:value-type="float" office:value="3727128" calcext:value-type="float">
            <text:p>37271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54476" calcext:value-type="float">
            <text:p>2254476</text:p>
          </table:table-cell>
          <table:table-cell office:value-type="float" office:value="1968656" calcext:value-type="float">
            <text:p>1968656</text:p>
          </table:table-cell>
          <table:table-cell office:value-type="float" office:value="164756" calcext:value-type="float">
            <text:p>16475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3: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17.23</text:p>
          </table:table-cell>
          <table:table-cell office:value-type="float" office:value="3668472" calcext:value-type="float">
            <text:p>3668472</text:p>
          </table:table-cell>
          <table:table-cell office:value-type="float" office:value="2088788" calcext:value-type="float">
            <text:p>2088788</text:p>
          </table:table-cell>
          <table:table-cell office:value-type="float" office:value="3725960" calcext:value-type="float">
            <text:p>37259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56384" calcext:value-type="float">
            <text:p>2256384</text:p>
          </table:table-cell>
          <table:table-cell office:value-type="float" office:value="1970496" calcext:value-type="float">
            <text:p>1970496</text:p>
          </table:table-cell>
          <table:table-cell office:value-type="float" office:value="164772" calcext:value-type="float">
            <text:p>16477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3: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17.31</text:p>
          </table:table-cell>
          <table:table-cell office:value-type="float" office:value="3672548" calcext:value-type="float">
            <text:p>3672548</text:p>
          </table:table-cell>
          <table:table-cell office:value-type="float" office:value="2082588" calcext:value-type="float">
            <text:p>2082588</text:p>
          </table:table-cell>
          <table:table-cell office:value-type="float" office:value="3721864" calcext:value-type="float">
            <text:p>37218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58508" calcext:value-type="float">
            <text:p>2258508</text:p>
          </table:table-cell>
          <table:table-cell office:value-type="float" office:value="1972564" calcext:value-type="float">
            <text:p>1972564</text:p>
          </table:table-cell>
          <table:table-cell office:value-type="float" office:value="164772" calcext:value-type="float">
            <text:p>16477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4: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17.31</text:p>
          </table:table-cell>
          <table:table-cell office:value-type="float" office:value="3684288" calcext:value-type="float">
            <text:p>3684288</text:p>
          </table:table-cell>
          <table:table-cell office:value-type="float" office:value="2070804" calcext:value-type="float">
            <text:p>2070804</text:p>
          </table:table-cell>
          <table:table-cell office:value-type="float" office:value="3710104" calcext:value-type="float">
            <text:p>37101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58552" calcext:value-type="float">
            <text:p>2258552</text:p>
          </table:table-cell>
          <table:table-cell office:value-type="float" office:value="1972584" calcext:value-type="float">
            <text:p>1972584</text:p>
          </table:table-cell>
          <table:table-cell office:value-type="float" office:value="164792" calcext:value-type="float">
            <text:p>16479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4: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17.3</text:p>
          </table:table-cell>
          <table:table-cell office:value-type="float" office:value="3675348" calcext:value-type="float">
            <text:p>3675348</text:p>
          </table:table-cell>
          <table:table-cell office:value-type="float" office:value="2079724" calcext:value-type="float">
            <text:p>2079724</text:p>
          </table:table-cell>
          <table:table-cell office:value-type="float" office:value="3719052" calcext:value-type="float">
            <text:p>37190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58572" calcext:value-type="float">
            <text:p>2258572</text:p>
          </table:table-cell>
          <table:table-cell office:value-type="float" office:value="1972596" calcext:value-type="float">
            <text:p>1972596</text:p>
          </table:table-cell>
          <table:table-cell office:value-type="float" office:value="164800" calcext:value-type="float">
            <text:p>1648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4: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7.3</text:p>
          </table:table-cell>
          <table:table-cell office:value-type="float" office:value="3675164" calcext:value-type="float">
            <text:p>3675164</text:p>
          </table:table-cell>
          <table:table-cell office:value-type="float" office:value="2079892" calcext:value-type="float">
            <text:p>2079892</text:p>
          </table:table-cell>
          <table:table-cell office:value-type="float" office:value="3719224" calcext:value-type="float">
            <text:p>37192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58588" calcext:value-type="float">
            <text:p>2258588</text:p>
          </table:table-cell>
          <table:table-cell office:value-type="float" office:value="1972596" calcext:value-type="float">
            <text:p>1972596</text:p>
          </table:table-cell>
          <table:table-cell office:value-type="float" office:value="164816" calcext:value-type="float">
            <text:p>16481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4: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7.3</text:p>
          </table:table-cell>
          <table:table-cell office:value-type="float" office:value="3681760" calcext:value-type="float">
            <text:p>3681760</text:p>
          </table:table-cell>
          <table:table-cell office:value-type="float" office:value="2073296" calcext:value-type="float">
            <text:p>2073296</text:p>
          </table:table-cell>
          <table:table-cell office:value-type="float" office:value="3712644" calcext:value-type="float">
            <text:p>37126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58588" calcext:value-type="float">
            <text:p>2258588</text:p>
          </table:table-cell>
          <table:table-cell office:value-type="float" office:value="1972596" calcext:value-type="float">
            <text:p>1972596</text:p>
          </table:table-cell>
          <table:table-cell office:value-type="float" office:value="164816" calcext:value-type="float">
            <text:p>16481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4: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7.29</text:p>
          </table:table-cell>
          <table:table-cell office:value-type="float" office:value="3682428" calcext:value-type="float">
            <text:p>3682428</text:p>
          </table:table-cell>
          <table:table-cell office:value-type="float" office:value="2072608" calcext:value-type="float">
            <text:p>2072608</text:p>
          </table:table-cell>
          <table:table-cell office:value-type="float" office:value="3711968" calcext:value-type="float">
            <text:p>37119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58608" calcext:value-type="float">
            <text:p>2258608</text:p>
          </table:table-cell>
          <table:table-cell office:value-type="float" office:value="1972600" calcext:value-type="float">
            <text:p>1972600</text:p>
          </table:table-cell>
          <table:table-cell office:value-type="float" office:value="164832" calcext:value-type="float">
            <text:p>16483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4: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17.3</text:p>
          </table:table-cell>
          <table:table-cell office:value-type="float" office:value="3681036" calcext:value-type="float">
            <text:p>3681036</text:p>
          </table:table-cell>
          <table:table-cell office:value-type="float" office:value="2073996" calcext:value-type="float">
            <text:p>2073996</text:p>
          </table:table-cell>
          <table:table-cell office:value-type="float" office:value="3713368" calcext:value-type="float">
            <text:p>37133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58612" calcext:value-type="float">
            <text:p>2258612</text:p>
          </table:table-cell>
          <table:table-cell office:value-type="float" office:value="1972600" calcext:value-type="float">
            <text:p>1972600</text:p>
          </table:table-cell>
          <table:table-cell office:value-type="float" office:value="164836" calcext:value-type="float">
            <text:p>16483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4: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17.48</text:p>
          </table:table-cell>
          <table:table-cell office:value-type="float" office:value="3687000" calcext:value-type="float">
            <text:p>3687000</text:p>
          </table:table-cell>
          <table:table-cell office:value-type="float" office:value="2063496" calcext:value-type="float">
            <text:p>2063496</text:p>
          </table:table-cell>
          <table:table-cell office:value-type="float" office:value="3707348" calcext:value-type="float">
            <text:p>37073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63148" calcext:value-type="float">
            <text:p>2263148</text:p>
          </table:table-cell>
          <table:table-cell office:value-type="float" office:value="1976992" calcext:value-type="float">
            <text:p>1976992</text:p>
          </table:table-cell>
          <table:table-cell office:value-type="float" office:value="164868" calcext:value-type="float">
            <text:p>16486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4: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17.5</text:p>
          </table:table-cell>
          <table:table-cell office:value-type="float" office:value="3688124" calcext:value-type="float">
            <text:p>3688124</text:p>
          </table:table-cell>
          <table:table-cell office:value-type="float" office:value="2062328" calcext:value-type="float">
            <text:p>2062328</text:p>
          </table:table-cell>
          <table:table-cell office:value-type="float" office:value="3706200" calcext:value-type="float">
            <text:p>37062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63192" calcext:value-type="float">
            <text:p>2263192</text:p>
          </table:table-cell>
          <table:table-cell office:value-type="float" office:value="1977368" calcext:value-type="float">
            <text:p>1977368</text:p>
          </table:table-cell>
          <table:table-cell office:value-type="float" office:value="164876" calcext:value-type="float">
            <text:p>16487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4: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17.59</text:p>
          </table:table-cell>
          <table:table-cell office:value-type="float" office:value="3690520" calcext:value-type="float">
            <text:p>3690520</text:p>
          </table:table-cell>
          <table:table-cell office:value-type="float" office:value="2057088" calcext:value-type="float">
            <text:p>2057088</text:p>
          </table:table-cell>
          <table:table-cell office:value-type="float" office:value="3703792" calcext:value-type="float">
            <text:p>37037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66036" calcext:value-type="float">
            <text:p>2266036</text:p>
          </table:table-cell>
          <table:table-cell office:value-type="float" office:value="1979780" calcext:value-type="float">
            <text:p>1979780</text:p>
          </table:table-cell>
          <table:table-cell office:value-type="float" office:value="164892" calcext:value-type="float">
            <text:p>16489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4: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17.58</text:p>
          </table:table-cell>
          <table:table-cell office:value-type="float" office:value="3690544" calcext:value-type="float">
            <text:p>3690544</text:p>
          </table:table-cell>
          <table:table-cell office:value-type="float" office:value="2057060" calcext:value-type="float">
            <text:p>2057060</text:p>
          </table:table-cell>
          <table:table-cell office:value-type="float" office:value="3703768" calcext:value-type="float">
            <text:p>37037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66040" calcext:value-type="float">
            <text:p>2266040</text:p>
          </table:table-cell>
          <table:table-cell office:value-type="float" office:value="1979772" calcext:value-type="float">
            <text:p>1979772</text:p>
          </table:table-cell>
          <table:table-cell office:value-type="float" office:value="164900" calcext:value-type="float">
            <text:p>1649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4: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17.58</text:p>
          </table:table-cell>
          <table:table-cell office:value-type="float" office:value="3690228" calcext:value-type="float">
            <text:p>3690228</text:p>
          </table:table-cell>
          <table:table-cell office:value-type="float" office:value="2057280" calcext:value-type="float">
            <text:p>2057280</text:p>
          </table:table-cell>
          <table:table-cell office:value-type="float" office:value="3704084" calcext:value-type="float">
            <text:p>37040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66136" calcext:value-type="float">
            <text:p>2266136</text:p>
          </table:table-cell>
          <table:table-cell office:value-type="float" office:value="1979860" calcext:value-type="float">
            <text:p>1979860</text:p>
          </table:table-cell>
          <table:table-cell office:value-type="float" office:value="164908" calcext:value-type="float">
            <text:p>16490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4: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17.58</text:p>
          </table:table-cell>
          <table:table-cell office:value-type="float" office:value="3689856" calcext:value-type="float">
            <text:p>3689856</text:p>
          </table:table-cell>
          <table:table-cell office:value-type="float" office:value="2057644" calcext:value-type="float">
            <text:p>2057644</text:p>
          </table:table-cell>
          <table:table-cell office:value-type="float" office:value="3704456" calcext:value-type="float">
            <text:p>37044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66144" calcext:value-type="float">
            <text:p>2266144</text:p>
          </table:table-cell>
          <table:table-cell office:value-type="float" office:value="1979860" calcext:value-type="float">
            <text:p>1979860</text:p>
          </table:table-cell>
          <table:table-cell office:value-type="float" office:value="164916" calcext:value-type="float">
            <text:p>16491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5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17.57</text:p>
          </table:table-cell>
          <table:table-cell office:value-type="float" office:value="3687112" calcext:value-type="float">
            <text:p>3687112</text:p>
          </table:table-cell>
          <table:table-cell office:value-type="float" office:value="2060376" calcext:value-type="float">
            <text:p>2060376</text:p>
          </table:table-cell>
          <table:table-cell office:value-type="float" office:value="3707200" calcext:value-type="float">
            <text:p>37072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66156" calcext:value-type="float">
            <text:p>2266156</text:p>
          </table:table-cell>
          <table:table-cell office:value-type="float" office:value="1979864" calcext:value-type="float">
            <text:p>1979864</text:p>
          </table:table-cell>
          <table:table-cell office:value-type="float" office:value="164924" calcext:value-type="float">
            <text:p>16492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5: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17.57</text:p>
          </table:table-cell>
          <table:table-cell office:value-type="float" office:value="3686032" calcext:value-type="float">
            <text:p>3686032</text:p>
          </table:table-cell>
          <table:table-cell office:value-type="float" office:value="2061444" calcext:value-type="float">
            <text:p>2061444</text:p>
          </table:table-cell>
          <table:table-cell office:value-type="float" office:value="3708280" calcext:value-type="float">
            <text:p>37082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66168" calcext:value-type="float">
            <text:p>2266168</text:p>
          </table:table-cell>
          <table:table-cell office:value-type="float" office:value="1979876" calcext:value-type="float">
            <text:p>1979876</text:p>
          </table:table-cell>
          <table:table-cell office:value-type="float" office:value="164924" calcext:value-type="float">
            <text:p>16492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5: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17.57</text:p>
          </table:table-cell>
          <table:table-cell office:value-type="float" office:value="3686200" calcext:value-type="float">
            <text:p>3686200</text:p>
          </table:table-cell>
          <table:table-cell office:value-type="float" office:value="2061260" calcext:value-type="float">
            <text:p>2061260</text:p>
          </table:table-cell>
          <table:table-cell office:value-type="float" office:value="3708112" calcext:value-type="float">
            <text:p>37081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66184" calcext:value-type="float">
            <text:p>2266184</text:p>
          </table:table-cell>
          <table:table-cell office:value-type="float" office:value="1979876" calcext:value-type="float">
            <text:p>1979876</text:p>
          </table:table-cell>
          <table:table-cell office:value-type="float" office:value="164940" calcext:value-type="float">
            <text:p>16494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5: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17.63</text:p>
          </table:table-cell>
          <table:table-cell office:value-type="float" office:value="3689440" calcext:value-type="float">
            <text:p>3689440</text:p>
          </table:table-cell>
          <table:table-cell office:value-type="float" office:value="2056252" calcext:value-type="float">
            <text:p>2056252</text:p>
          </table:table-cell>
          <table:table-cell office:value-type="float" office:value="3704828" calcext:value-type="float">
            <text:p>37048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67952" calcext:value-type="float">
            <text:p>2267952</text:p>
          </table:table-cell>
          <table:table-cell office:value-type="float" office:value="1981604" calcext:value-type="float">
            <text:p>1981604</text:p>
          </table:table-cell>
          <table:table-cell office:value-type="float" office:value="164940" calcext:value-type="float">
            <text:p>16494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5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17.63</text:p>
          </table:table-cell>
          <table:table-cell office:value-type="float" office:value="3690584" calcext:value-type="float">
            <text:p>3690584</text:p>
          </table:table-cell>
          <table:table-cell office:value-type="float" office:value="2055072" calcext:value-type="float">
            <text:p>2055072</text:p>
          </table:table-cell>
          <table:table-cell office:value-type="float" office:value="3703708" calcext:value-type="float">
            <text:p>37037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67988" calcext:value-type="float">
            <text:p>2267988</text:p>
          </table:table-cell>
          <table:table-cell office:value-type="float" office:value="1981620" calcext:value-type="float">
            <text:p>1981620</text:p>
          </table:table-cell>
          <table:table-cell office:value-type="float" office:value="164956" calcext:value-type="float">
            <text:p>16495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5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17.71</text:p>
          </table:table-cell>
          <table:table-cell office:value-type="float" office:value="3693248" calcext:value-type="float">
            <text:p>3693248</text:p>
          </table:table-cell>
          <table:table-cell office:value-type="float" office:value="2050244" calcext:value-type="float">
            <text:p>2050244</text:p>
          </table:table-cell>
          <table:table-cell office:value-type="float" office:value="3700996" calcext:value-type="float">
            <text:p>37009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70152" calcext:value-type="float">
            <text:p>2270152</text:p>
          </table:table-cell>
          <table:table-cell office:value-type="float" office:value="1983720" calcext:value-type="float">
            <text:p>1983720</text:p>
          </table:table-cell>
          <table:table-cell office:value-type="float" office:value="164964" calcext:value-type="float">
            <text:p>16496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5: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17.7</text:p>
          </table:table-cell>
          <table:table-cell office:value-type="float" office:value="3691280" calcext:value-type="float">
            <text:p>3691280</text:p>
          </table:table-cell>
          <table:table-cell office:value-type="float" office:value="2052180" calcext:value-type="float">
            <text:p>2052180</text:p>
          </table:table-cell>
          <table:table-cell office:value-type="float" office:value="3702968" calcext:value-type="float">
            <text:p>37029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70184" calcext:value-type="float">
            <text:p>2270184</text:p>
          </table:table-cell>
          <table:table-cell office:value-type="float" office:value="1983744" calcext:value-type="float">
            <text:p>1983744</text:p>
          </table:table-cell>
          <table:table-cell office:value-type="float" office:value="164972" calcext:value-type="float">
            <text:p>16497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5: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17.72</text:p>
          </table:table-cell>
          <table:table-cell office:value-type="float" office:value="3694420" calcext:value-type="float">
            <text:p>3694420</text:p>
          </table:table-cell>
          <table:table-cell office:value-type="float" office:value="2048420" calcext:value-type="float">
            <text:p>2048420</text:p>
          </table:table-cell>
          <table:table-cell office:value-type="float" office:value="3699668" calcext:value-type="float">
            <text:p>36996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70804" calcext:value-type="float">
            <text:p>2270804</text:p>
          </table:table-cell>
          <table:table-cell office:value-type="float" office:value="1984352" calcext:value-type="float">
            <text:p>1984352</text:p>
          </table:table-cell>
          <table:table-cell office:value-type="float" office:value="164976" calcext:value-type="float">
            <text:p>16497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5: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17.76</text:p>
          </table:table-cell>
          <table:table-cell office:value-type="float" office:value="3694476" calcext:value-type="float">
            <text:p>3694476</text:p>
          </table:table-cell>
          <table:table-cell office:value-type="float" office:value="2047500" calcext:value-type="float">
            <text:p>2047500</text:p>
          </table:table-cell>
          <table:table-cell office:value-type="float" office:value="3699768" calcext:value-type="float">
            <text:p>36997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71668" calcext:value-type="float">
            <text:p>2271668</text:p>
          </table:table-cell>
          <table:table-cell office:value-type="float" office:value="1985172" calcext:value-type="float">
            <text:p>1985172</text:p>
          </table:table-cell>
          <table:table-cell office:value-type="float" office:value="164992" calcext:value-type="float">
            <text:p>16499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5: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17.75</text:p>
          </table:table-cell>
          <table:table-cell office:value-type="float" office:value="3693624" calcext:value-type="float">
            <text:p>3693624</text:p>
          </table:table-cell>
          <table:table-cell office:value-type="float" office:value="2048352" calcext:value-type="float">
            <text:p>2048352</text:p>
          </table:table-cell>
          <table:table-cell office:value-type="float" office:value="3700620" calcext:value-type="float">
            <text:p>37006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71668" calcext:value-type="float">
            <text:p>2271668</text:p>
          </table:table-cell>
          <table:table-cell office:value-type="float" office:value="1985164" calcext:value-type="float">
            <text:p>1985164</text:p>
          </table:table-cell>
          <table:table-cell office:value-type="float" office:value="165000" calcext:value-type="float">
            <text:p>1650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5: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17.75</text:p>
          </table:table-cell>
          <table:table-cell office:value-type="float" office:value="3695408" calcext:value-type="float">
            <text:p>3695408</text:p>
          </table:table-cell>
          <table:table-cell office:value-type="float" office:value="2046548" calcext:value-type="float">
            <text:p>2046548</text:p>
          </table:table-cell>
          <table:table-cell office:value-type="float" office:value="3698836" calcext:value-type="float">
            <text:p>36988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71688" calcext:value-type="float">
            <text:p>2271688</text:p>
          </table:table-cell>
          <table:table-cell office:value-type="float" office:value="1985176" calcext:value-type="float">
            <text:p>1985176</text:p>
          </table:table-cell>
          <table:table-cell office:value-type="float" office:value="165008" calcext:value-type="float">
            <text:p>16500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5: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17.84</text:p>
          </table:table-cell>
          <table:table-cell office:value-type="float" office:value="3691580" calcext:value-type="float">
            <text:p>3691580</text:p>
          </table:table-cell>
          <table:table-cell office:value-type="float" office:value="2048072" calcext:value-type="float">
            <text:p>2048072</text:p>
          </table:table-cell>
          <table:table-cell office:value-type="float" office:value="3702636" calcext:value-type="float">
            <text:p>37026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73992" calcext:value-type="float">
            <text:p>2273992</text:p>
          </table:table-cell>
          <table:table-cell office:value-type="float" office:value="1987420" calcext:value-type="float">
            <text:p>1987420</text:p>
          </table:table-cell>
          <table:table-cell office:value-type="float" office:value="165008" calcext:value-type="float">
            <text:p>16500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6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17.83</text:p>
          </table:table-cell>
          <table:table-cell office:value-type="float" office:value="3660880" calcext:value-type="float">
            <text:p>3660880</text:p>
          </table:table-cell>
          <table:table-cell office:value-type="float" office:value="2078732" calcext:value-type="float">
            <text:p>2078732</text:p>
          </table:table-cell>
          <table:table-cell office:value-type="float" office:value="3733324" calcext:value-type="float">
            <text:p>37333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74032" calcext:value-type="float">
            <text:p>2274032</text:p>
          </table:table-cell>
          <table:table-cell office:value-type="float" office:value="1987440" calcext:value-type="float">
            <text:p>1987440</text:p>
          </table:table-cell>
          <table:table-cell office:value-type="float" office:value="165024" calcext:value-type="float">
            <text:p>16502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6: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17.9</text:p>
          </table:table-cell>
          <table:table-cell office:value-type="float" office:value="3659216" calcext:value-type="float">
            <text:p>3659216</text:p>
          </table:table-cell>
          <table:table-cell office:value-type="float" office:value="2078524" calcext:value-type="float">
            <text:p>2078524</text:p>
          </table:table-cell>
          <table:table-cell office:value-type="float" office:value="3734976" calcext:value-type="float">
            <text:p>37349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75904" calcext:value-type="float">
            <text:p>2275904</text:p>
          </table:table-cell>
          <table:table-cell office:value-type="float" office:value="1989268" calcext:value-type="float">
            <text:p>1989268</text:p>
          </table:table-cell>
          <table:table-cell office:value-type="float" office:value="165024" calcext:value-type="float">
            <text:p>16502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6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17.9</text:p>
          </table:table-cell>
          <table:table-cell office:value-type="float" office:value="3660260" calcext:value-type="float">
            <text:p>3660260</text:p>
          </table:table-cell>
          <table:table-cell office:value-type="float" office:value="2077464" calcext:value-type="float">
            <text:p>2077464</text:p>
          </table:table-cell>
          <table:table-cell office:value-type="float" office:value="3733928" calcext:value-type="float">
            <text:p>37339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75920" calcext:value-type="float">
            <text:p>2275920</text:p>
          </table:table-cell>
          <table:table-cell office:value-type="float" office:value="1989268" calcext:value-type="float">
            <text:p>1989268</text:p>
          </table:table-cell>
          <table:table-cell office:value-type="float" office:value="165040" calcext:value-type="float">
            <text:p>16504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6: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17.91</text:p>
          </table:table-cell>
          <table:table-cell office:value-type="float" office:value="3663008" calcext:value-type="float">
            <text:p>3663008</text:p>
          </table:table-cell>
          <table:table-cell office:value-type="float" office:value="2073728" calcext:value-type="float">
            <text:p>2073728</text:p>
          </table:table-cell>
          <table:table-cell office:value-type="float" office:value="3731148" calcext:value-type="float">
            <text:p>37311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76908" calcext:value-type="float">
            <text:p>2276908</text:p>
          </table:table-cell>
          <table:table-cell office:value-type="float" office:value="1990236" calcext:value-type="float">
            <text:p>1990236</text:p>
          </table:table-cell>
          <table:table-cell office:value-type="float" office:value="165040" calcext:value-type="float">
            <text:p>16504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6: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7.98</text:p>
          </table:table-cell>
          <table:table-cell office:value-type="float" office:value="3663896" calcext:value-type="float">
            <text:p>3663896</text:p>
          </table:table-cell>
          <table:table-cell office:value-type="float" office:value="2071200" calcext:value-type="float">
            <text:p>2071200</text:p>
          </table:table-cell>
          <table:table-cell office:value-type="float" office:value="3730244" calcext:value-type="float">
            <text:p>37302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78548" calcext:value-type="float">
            <text:p>2278548</text:p>
          </table:table-cell>
          <table:table-cell office:value-type="float" office:value="1991796" calcext:value-type="float">
            <text:p>1991796</text:p>
          </table:table-cell>
          <table:table-cell office:value-type="float" office:value="165072" calcext:value-type="float">
            <text:p>16507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6: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7.97</text:p>
          </table:table-cell>
          <table:table-cell office:value-type="float" office:value="3659880" calcext:value-type="float">
            <text:p>3659880</text:p>
          </table:table-cell>
          <table:table-cell office:value-type="float" office:value="2075216" calcext:value-type="float">
            <text:p>2075216</text:p>
          </table:table-cell>
          <table:table-cell office:value-type="float" office:value="3734276" calcext:value-type="float">
            <text:p>37342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78548" calcext:value-type="float">
            <text:p>2278548</text:p>
          </table:table-cell>
          <table:table-cell office:value-type="float" office:value="1991796" calcext:value-type="float">
            <text:p>1991796</text:p>
          </table:table-cell>
          <table:table-cell office:value-type="float" office:value="165072" calcext:value-type="float">
            <text:p>16507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6: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7.97</text:p>
          </table:table-cell>
          <table:table-cell office:value-type="float" office:value="3659588" calcext:value-type="float">
            <text:p>3659588</text:p>
          </table:table-cell>
          <table:table-cell office:value-type="float" office:value="2075488" calcext:value-type="float">
            <text:p>2075488</text:p>
          </table:table-cell>
          <table:table-cell office:value-type="float" office:value="3734568" calcext:value-type="float">
            <text:p>37345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78568" calcext:value-type="float">
            <text:p>2278568</text:p>
          </table:table-cell>
          <table:table-cell office:value-type="float" office:value="1991800" calcext:value-type="float">
            <text:p>1991800</text:p>
          </table:table-cell>
          <table:table-cell office:value-type="float" office:value="165088" calcext:value-type="float">
            <text:p>16508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6: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8.04</text:p>
          </table:table-cell>
          <table:table-cell office:value-type="float" office:value="3661960" calcext:value-type="float">
            <text:p>3661960</text:p>
          </table:table-cell>
          <table:table-cell office:value-type="float" office:value="2071188" calcext:value-type="float">
            <text:p>2071188</text:p>
          </table:table-cell>
          <table:table-cell office:value-type="float" office:value="3732164" calcext:value-type="float">
            <text:p>37321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80496" calcext:value-type="float">
            <text:p>2280496</text:p>
          </table:table-cell>
          <table:table-cell office:value-type="float" office:value="1993672" calcext:value-type="float">
            <text:p>1993672</text:p>
          </table:table-cell>
          <table:table-cell office:value-type="float" office:value="165096" calcext:value-type="float">
            <text:p>16509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6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18.04</text:p>
          </table:table-cell>
          <table:table-cell office:value-type="float" office:value="3661832" calcext:value-type="float">
            <text:p>3661832</text:p>
          </table:table-cell>
          <table:table-cell office:value-type="float" office:value="2071308" calcext:value-type="float">
            <text:p>2071308</text:p>
          </table:table-cell>
          <table:table-cell office:value-type="float" office:value="3732300" calcext:value-type="float">
            <text:p>37323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80504" calcext:value-type="float">
            <text:p>2280504</text:p>
          </table:table-cell>
          <table:table-cell office:value-type="float" office:value="1993672" calcext:value-type="float">
            <text:p>1993672</text:p>
          </table:table-cell>
          <table:table-cell office:value-type="float" office:value="165104" calcext:value-type="float">
            <text:p>16510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6: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18.04</text:p>
          </table:table-cell>
          <table:table-cell office:value-type="float" office:value="3661412" calcext:value-type="float">
            <text:p>3661412</text:p>
          </table:table-cell>
          <table:table-cell office:value-type="float" office:value="2071708" calcext:value-type="float">
            <text:p>2071708</text:p>
          </table:table-cell>
          <table:table-cell office:value-type="float" office:value="3732708" calcext:value-type="float">
            <text:p>37327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80524" calcext:value-type="float">
            <text:p>2280524</text:p>
          </table:table-cell>
          <table:table-cell office:value-type="float" office:value="1993684" calcext:value-type="float">
            <text:p>1993684</text:p>
          </table:table-cell>
          <table:table-cell office:value-type="float" office:value="165112" calcext:value-type="float">
            <text:p>16511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6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18.03</text:p>
          </table:table-cell>
          <table:table-cell office:value-type="float" office:value="3661804" calcext:value-type="float">
            <text:p>3661804</text:p>
          </table:table-cell>
          <table:table-cell office:value-type="float" office:value="2071316" calcext:value-type="float">
            <text:p>2071316</text:p>
          </table:table-cell>
          <table:table-cell office:value-type="float" office:value="3732320" calcext:value-type="float">
            <text:p>37323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80524" calcext:value-type="float">
            <text:p>2280524</text:p>
          </table:table-cell>
          <table:table-cell office:value-type="float" office:value="1993676" calcext:value-type="float">
            <text:p>1993676</text:p>
          </table:table-cell>
          <table:table-cell office:value-type="float" office:value="165120" calcext:value-type="float">
            <text:p>16512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7: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12</text:p>
          </table:table-cell>
          <table:table-cell office:value-type="float" office:value="3655716" calcext:value-type="float">
            <text:p>3655716</text:p>
          </table:table-cell>
          <table:table-cell office:value-type="float" office:value="2074924" calcext:value-type="float">
            <text:p>2074924</text:p>
          </table:table-cell>
          <table:table-cell office:value-type="float" office:value="3738364" calcext:value-type="float">
            <text:p>37383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83004" calcext:value-type="float">
            <text:p>2283004</text:p>
          </table:table-cell>
          <table:table-cell office:value-type="float" office:value="1996092" calcext:value-type="float">
            <text:p>1996092</text:p>
          </table:table-cell>
          <table:table-cell office:value-type="float" office:value="165120" calcext:value-type="float">
            <text:p>16512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7: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12</text:p>
          </table:table-cell>
          <table:table-cell office:value-type="float" office:value="3656440" calcext:value-type="float">
            <text:p>3656440</text:p>
          </table:table-cell>
          <table:table-cell office:value-type="float" office:value="2074180" calcext:value-type="float">
            <text:p>2074180</text:p>
          </table:table-cell>
          <table:table-cell office:value-type="float" office:value="3737640" calcext:value-type="float">
            <text:p>37376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83024" calcext:value-type="float">
            <text:p>2283024</text:p>
          </table:table-cell>
          <table:table-cell office:value-type="float" office:value="1996096" calcext:value-type="float">
            <text:p>1996096</text:p>
          </table:table-cell>
          <table:table-cell office:value-type="float" office:value="165136" calcext:value-type="float">
            <text:p>16513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7: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8.12</text:p>
          </table:table-cell>
          <table:table-cell office:value-type="float" office:value="3660524" calcext:value-type="float">
            <text:p>3660524</text:p>
          </table:table-cell>
          <table:table-cell office:value-type="float" office:value="2070080" calcext:value-type="float">
            <text:p>2070080</text:p>
          </table:table-cell>
          <table:table-cell office:value-type="float" office:value="3733560" calcext:value-type="float">
            <text:p>37335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83040" calcext:value-type="float">
            <text:p>2283040</text:p>
          </table:table-cell>
          <table:table-cell office:value-type="float" office:value="1996104" calcext:value-type="float">
            <text:p>1996104</text:p>
          </table:table-cell>
          <table:table-cell office:value-type="float" office:value="165144" calcext:value-type="float">
            <text:p>16514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7: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8.18</text:p>
          </table:table-cell>
          <table:table-cell office:value-type="float" office:value="3658520" calcext:value-type="float">
            <text:p>3658520</text:p>
          </table:table-cell>
          <table:table-cell office:value-type="float" office:value="2070252" calcext:value-type="float">
            <text:p>2070252</text:p>
          </table:table-cell>
          <table:table-cell office:value-type="float" office:value="3735548" calcext:value-type="float">
            <text:p>37355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84872" calcext:value-type="float">
            <text:p>2284872</text:p>
          </table:table-cell>
          <table:table-cell office:value-type="float" office:value="1997880" calcext:value-type="float">
            <text:p>1997880</text:p>
          </table:table-cell>
          <table:table-cell office:value-type="float" office:value="165152" calcext:value-type="float">
            <text:p>16515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7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8.18</text:p>
          </table:table-cell>
          <table:table-cell office:value-type="float" office:value="3658064" calcext:value-type="float">
            <text:p>3658064</text:p>
          </table:table-cell>
          <table:table-cell office:value-type="float" office:value="2070676" calcext:value-type="float">
            <text:p>2070676</text:p>
          </table:table-cell>
          <table:table-cell office:value-type="float" office:value="3735980" calcext:value-type="float">
            <text:p>37359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84904" calcext:value-type="float">
            <text:p>2284904</text:p>
          </table:table-cell>
          <table:table-cell office:value-type="float" office:value="1997904" calcext:value-type="float">
            <text:p>1997904</text:p>
          </table:table-cell>
          <table:table-cell office:value-type="float" office:value="165160" calcext:value-type="float">
            <text:p>16516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7: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8.18</text:p>
          </table:table-cell>
          <table:table-cell office:value-type="float" office:value="3658260" calcext:value-type="float">
            <text:p>3658260</text:p>
          </table:table-cell>
          <table:table-cell office:value-type="float" office:value="2070480" calcext:value-type="float">
            <text:p>2070480</text:p>
          </table:table-cell>
          <table:table-cell office:value-type="float" office:value="3735808" calcext:value-type="float">
            <text:p>37358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84904" calcext:value-type="float">
            <text:p>2284904</text:p>
          </table:table-cell>
          <table:table-cell office:value-type="float" office:value="1997896" calcext:value-type="float">
            <text:p>1997896</text:p>
          </table:table-cell>
          <table:table-cell office:value-type="float" office:value="165168" calcext:value-type="float">
            <text:p>16516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7: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8.17</text:p>
          </table:table-cell>
          <table:table-cell office:value-type="float" office:value="3658420" calcext:value-type="float">
            <text:p>3658420</text:p>
          </table:table-cell>
          <table:table-cell office:value-type="float" office:value="2070300" calcext:value-type="float">
            <text:p>2070300</text:p>
          </table:table-cell>
          <table:table-cell office:value-type="float" office:value="3735640" calcext:value-type="float">
            <text:p>37356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84924" calcext:value-type="float">
            <text:p>2284924</text:p>
          </table:table-cell>
          <table:table-cell office:value-type="float" office:value="1997908" calcext:value-type="float">
            <text:p>1997908</text:p>
          </table:table-cell>
          <table:table-cell office:value-type="float" office:value="165176" calcext:value-type="float">
            <text:p>16517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7: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18.17</text:p>
          </table:table-cell>
          <table:table-cell office:value-type="float" office:value="3657904" calcext:value-type="float">
            <text:p>3657904</text:p>
          </table:table-cell>
          <table:table-cell office:value-type="float" office:value="2070804" calcext:value-type="float">
            <text:p>2070804</text:p>
          </table:table-cell>
          <table:table-cell office:value-type="float" office:value="3736152" calcext:value-type="float">
            <text:p>37361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84936" calcext:value-type="float">
            <text:p>2284936</text:p>
          </table:table-cell>
          <table:table-cell office:value-type="float" office:value="1997912" calcext:value-type="float">
            <text:p>1997912</text:p>
          </table:table-cell>
          <table:table-cell office:value-type="float" office:value="165184" calcext:value-type="float">
            <text:p>16518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7: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18.26</text:p>
          </table:table-cell>
          <table:table-cell office:value-type="float" office:value="3660172" calcext:value-type="float">
            <text:p>3660172</text:p>
          </table:table-cell>
          <table:table-cell office:value-type="float" office:value="2066584" calcext:value-type="float">
            <text:p>2066584</text:p>
          </table:table-cell>
          <table:table-cell office:value-type="float" office:value="3733864" calcext:value-type="float">
            <text:p>37338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86888" calcext:value-type="float">
            <text:p>2286888</text:p>
          </table:table-cell>
          <table:table-cell office:value-type="float" office:value="1999808" calcext:value-type="float">
            <text:p>1999808</text:p>
          </table:table-cell>
          <table:table-cell office:value-type="float" office:value="165192" calcext:value-type="float">
            <text:p>16519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7: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18.26</text:p>
          </table:table-cell>
          <table:table-cell office:value-type="float" office:value="3660760" calcext:value-type="float">
            <text:p>3660760</text:p>
          </table:table-cell>
          <table:table-cell office:value-type="float" office:value="2065996" calcext:value-type="float">
            <text:p>2065996</text:p>
          </table:table-cell>
          <table:table-cell office:value-type="float" office:value="3733284" calcext:value-type="float">
            <text:p>37332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86888" calcext:value-type="float">
            <text:p>2286888</text:p>
          </table:table-cell>
          <table:table-cell office:value-type="float" office:value="1999800" calcext:value-type="float">
            <text:p>1999800</text:p>
          </table:table-cell>
          <table:table-cell office:value-type="float" office:value="165200" calcext:value-type="float">
            <text:p>16520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7: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8.42</text:p>
          </table:table-cell>
          <table:table-cell office:value-type="float" office:value="3667784" calcext:value-type="float">
            <text:p>3667784</text:p>
          </table:table-cell>
          <table:table-cell office:value-type="float" office:value="2054856" calcext:value-type="float">
            <text:p>2054856</text:p>
          </table:table-cell>
          <table:table-cell office:value-type="float" office:value="3726196" calcext:value-type="float">
            <text:p>37261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91004" calcext:value-type="float">
            <text:p>2291004</text:p>
          </table:table-cell>
          <table:table-cell office:value-type="float" office:value="2003808" calcext:value-type="float">
            <text:p>2003808</text:p>
          </table:table-cell>
          <table:table-cell office:value-type="float" office:value="165208" calcext:value-type="float">
            <text:p>16520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7: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8.49</text:p>
          </table:table-cell>
          <table:table-cell office:value-type="float" office:value="3670800" calcext:value-type="float">
            <text:p>3670800</text:p>
          </table:table-cell>
          <table:table-cell office:value-type="float" office:value="2050136" calcext:value-type="float">
            <text:p>2050136</text:p>
          </table:table-cell>
          <table:table-cell office:value-type="float" office:value="3723156" calcext:value-type="float">
            <text:p>37231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92708" calcext:value-type="float">
            <text:p>2292708</text:p>
          </table:table-cell>
          <table:table-cell office:value-type="float" office:value="2005440" calcext:value-type="float">
            <text:p>2005440</text:p>
          </table:table-cell>
          <table:table-cell office:value-type="float" office:value="165236" calcext:value-type="float">
            <text:p>16523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8: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8.49</text:p>
          </table:table-cell>
          <table:table-cell office:value-type="float" office:value="3673284" calcext:value-type="float">
            <text:p>3673284</text:p>
          </table:table-cell>
          <table:table-cell office:value-type="float" office:value="2047612" calcext:value-type="float">
            <text:p>2047612</text:p>
          </table:table-cell>
          <table:table-cell office:value-type="float" office:value="3720676" calcext:value-type="float">
            <text:p>37206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92748" calcext:value-type="float">
            <text:p>2292748</text:p>
          </table:table-cell>
          <table:table-cell office:value-type="float" office:value="2005472" calcext:value-type="float">
            <text:p>2005472</text:p>
          </table:table-cell>
          <table:table-cell office:value-type="float" office:value="165244" calcext:value-type="float">
            <text:p>16524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8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8.57</text:p>
          </table:table-cell>
          <table:table-cell office:value-type="float" office:value="3673740" calcext:value-type="float">
            <text:p>3673740</text:p>
          </table:table-cell>
          <table:table-cell office:value-type="float" office:value="2044660" calcext:value-type="float">
            <text:p>2044660</text:p>
          </table:table-cell>
          <table:table-cell office:value-type="float" office:value="3720196" calcext:value-type="float">
            <text:p>37201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95244" calcext:value-type="float">
            <text:p>2295244</text:p>
          </table:table-cell>
          <table:table-cell office:value-type="float" office:value="2007900" calcext:value-type="float">
            <text:p>2007900</text:p>
          </table:table-cell>
          <table:table-cell office:value-type="float" office:value="165252" calcext:value-type="float">
            <text:p>16525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8: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18.57</text:p>
          </table:table-cell>
          <table:table-cell office:value-type="float" office:value="3673440" calcext:value-type="float">
            <text:p>3673440</text:p>
          </table:table-cell>
          <table:table-cell office:value-type="float" office:value="2044944" calcext:value-type="float">
            <text:p>2044944</text:p>
          </table:table-cell>
          <table:table-cell office:value-type="float" office:value="3720496" calcext:value-type="float">
            <text:p>37204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95260" calcext:value-type="float">
            <text:p>2295260</text:p>
          </table:table-cell>
          <table:table-cell office:value-type="float" office:value="2007908" calcext:value-type="float">
            <text:p>2007908</text:p>
          </table:table-cell>
          <table:table-cell office:value-type="float" office:value="165260" calcext:value-type="float">
            <text:p>16526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8: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18.57</text:p>
          </table:table-cell>
          <table:table-cell office:value-type="float" office:value="3674112" calcext:value-type="float">
            <text:p>3674112</text:p>
          </table:table-cell>
          <table:table-cell office:value-type="float" office:value="2044272" calcext:value-type="float">
            <text:p>2044272</text:p>
          </table:table-cell>
          <table:table-cell office:value-type="float" office:value="3719836" calcext:value-type="float">
            <text:p>37198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95260" calcext:value-type="float">
            <text:p>2295260</text:p>
          </table:table-cell>
          <table:table-cell office:value-type="float" office:value="2007900" calcext:value-type="float">
            <text:p>2007900</text:p>
          </table:table-cell>
          <table:table-cell office:value-type="float" office:value="165268" calcext:value-type="float">
            <text:p>16526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8: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18.56</text:p>
          </table:table-cell>
          <table:table-cell office:value-type="float" office:value="3674776" calcext:value-type="float">
            <text:p>3674776</text:p>
          </table:table-cell>
          <table:table-cell office:value-type="float" office:value="2043584" calcext:value-type="float">
            <text:p>2043584</text:p>
          </table:table-cell>
          <table:table-cell office:value-type="float" office:value="3719148" calcext:value-type="float">
            <text:p>37191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95284" calcext:value-type="float">
            <text:p>2295284</text:p>
          </table:table-cell>
          <table:table-cell office:value-type="float" office:value="2007912" calcext:value-type="float">
            <text:p>2007912</text:p>
          </table:table-cell>
          <table:table-cell office:value-type="float" office:value="165276" calcext:value-type="float">
            <text:p>16527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8: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18.56</text:p>
          </table:table-cell>
          <table:table-cell office:value-type="float" office:value="3674700" calcext:value-type="float">
            <text:p>3674700</text:p>
          </table:table-cell>
          <table:table-cell office:value-type="float" office:value="2043660" calcext:value-type="float">
            <text:p>2043660</text:p>
          </table:table-cell>
          <table:table-cell office:value-type="float" office:value="3719244" calcext:value-type="float">
            <text:p>37192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95284" calcext:value-type="float">
            <text:p>2295284</text:p>
          </table:table-cell>
          <table:table-cell office:value-type="float" office:value="2007904" calcext:value-type="float">
            <text:p>2007904</text:p>
          </table:table-cell>
          <table:table-cell office:value-type="float" office:value="165284" calcext:value-type="float">
            <text:p>16528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8: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18.65</text:p>
          </table:table-cell>
          <table:table-cell office:value-type="float" office:value="3676788" calcext:value-type="float">
            <text:p>3676788</text:p>
          </table:table-cell>
          <table:table-cell office:value-type="float" office:value="2039176" calcext:value-type="float">
            <text:p>2039176</text:p>
          </table:table-cell>
          <table:table-cell office:value-type="float" office:value="3717076" calcext:value-type="float">
            <text:p>37170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97680" calcext:value-type="float">
            <text:p>2297680</text:p>
          </table:table-cell>
          <table:table-cell office:value-type="float" office:value="2010236" calcext:value-type="float">
            <text:p>2010236</text:p>
          </table:table-cell>
          <table:table-cell office:value-type="float" office:value="165292" calcext:value-type="float">
            <text:p>16529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8: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18.66</text:p>
          </table:table-cell>
          <table:table-cell office:value-type="float" office:value="3676140" calcext:value-type="float">
            <text:p>3676140</text:p>
          </table:table-cell>
          <table:table-cell office:value-type="float" office:value="2039804" calcext:value-type="float">
            <text:p>2039804</text:p>
          </table:table-cell>
          <table:table-cell office:value-type="float" office:value="3717764" calcext:value-type="float">
            <text:p>37177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97700" calcext:value-type="float">
            <text:p>2297700</text:p>
          </table:table-cell>
          <table:table-cell office:value-type="float" office:value="2010240" calcext:value-type="float">
            <text:p>2010240</text:p>
          </table:table-cell>
          <table:table-cell office:value-type="float" office:value="165308" calcext:value-type="float">
            <text:p>16530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8: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18.65</text:p>
          </table:table-cell>
          <table:table-cell office:value-type="float" office:value="3677084" calcext:value-type="float">
            <text:p>3677084</text:p>
          </table:table-cell>
          <table:table-cell office:value-type="float" office:value="2038840" calcext:value-type="float">
            <text:p>2038840</text:p>
          </table:table-cell>
          <table:table-cell office:value-type="float" office:value="3716832" calcext:value-type="float">
            <text:p>37168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97720" calcext:value-type="float">
            <text:p>2297720</text:p>
          </table:table-cell>
          <table:table-cell office:value-type="float" office:value="2010252" calcext:value-type="float">
            <text:p>2010252</text:p>
          </table:table-cell>
          <table:table-cell office:value-type="float" office:value="165316" calcext:value-type="float">
            <text:p>16531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8: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8.65</text:p>
          </table:table-cell>
          <table:table-cell office:value-type="float" office:value="3677096" calcext:value-type="float">
            <text:p>3677096</text:p>
          </table:table-cell>
          <table:table-cell office:value-type="float" office:value="2038820" calcext:value-type="float">
            <text:p>2038820</text:p>
          </table:table-cell>
          <table:table-cell office:value-type="float" office:value="3716820" calcext:value-type="float">
            <text:p>37168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97728" calcext:value-type="float">
            <text:p>2297728</text:p>
          </table:table-cell>
          <table:table-cell office:value-type="float" office:value="2010252" calcext:value-type="float">
            <text:p>2010252</text:p>
          </table:table-cell>
          <table:table-cell office:value-type="float" office:value="165324" calcext:value-type="float">
            <text:p>16532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8: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8.65</text:p>
          </table:table-cell>
          <table:table-cell office:value-type="float" office:value="3677140" calcext:value-type="float">
            <text:p>3677140</text:p>
          </table:table-cell>
          <table:table-cell office:value-type="float" office:value="2038760" calcext:value-type="float">
            <text:p>2038760</text:p>
          </table:table-cell>
          <table:table-cell office:value-type="float" office:value="3716764" calcext:value-type="float">
            <text:p>37167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97744" calcext:value-type="float">
            <text:p>2297744</text:p>
          </table:table-cell>
          <table:table-cell office:value-type="float" office:value="2010260" calcext:value-type="float">
            <text:p>2010260</text:p>
          </table:table-cell>
          <table:table-cell office:value-type="float" office:value="165332" calcext:value-type="float">
            <text:p>16533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8: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8.64</text:p>
          </table:table-cell>
          <table:table-cell office:value-type="float" office:value="3676832" calcext:value-type="float">
            <text:p>3676832</text:p>
          </table:table-cell>
          <table:table-cell office:value-type="float" office:value="2039060" calcext:value-type="float">
            <text:p>2039060</text:p>
          </table:table-cell>
          <table:table-cell office:value-type="float" office:value="3717088" calcext:value-type="float">
            <text:p>37170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97752" calcext:value-type="float">
            <text:p>2297752</text:p>
          </table:table-cell>
          <table:table-cell office:value-type="float" office:value="2010260" calcext:value-type="float">
            <text:p>2010260</text:p>
          </table:table-cell>
          <table:table-cell office:value-type="float" office:value="165340" calcext:value-type="float">
            <text:p>16534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9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18.64</text:p>
          </table:table-cell>
          <table:table-cell office:value-type="float" office:value="3677104" calcext:value-type="float">
            <text:p>3677104</text:p>
          </table:table-cell>
          <table:table-cell office:value-type="float" office:value="2038776" calcext:value-type="float">
            <text:p>2038776</text:p>
          </table:table-cell>
          <table:table-cell office:value-type="float" office:value="3716800" calcext:value-type="float">
            <text:p>37168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297764" calcext:value-type="float">
            <text:p>2297764</text:p>
          </table:table-cell>
          <table:table-cell office:value-type="float" office:value="2010264" calcext:value-type="float">
            <text:p>2010264</text:p>
          </table:table-cell>
          <table:table-cell office:value-type="float" office:value="165348" calcext:value-type="float">
            <text:p>16534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9: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18.73</text:p>
          </table:table-cell>
          <table:table-cell office:value-type="float" office:value="3674912" calcext:value-type="float">
            <text:p>3674912</text:p>
          </table:table-cell>
          <table:table-cell office:value-type="float" office:value="2038468" calcext:value-type="float">
            <text:p>2038468</text:p>
          </table:table-cell>
          <table:table-cell office:value-type="float" office:value="3718952" calcext:value-type="float">
            <text:p>37189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00264" calcext:value-type="float">
            <text:p>2300264</text:p>
          </table:table-cell>
          <table:table-cell office:value-type="float" office:value="2012684" calcext:value-type="float">
            <text:p>2012684</text:p>
          </table:table-cell>
          <table:table-cell office:value-type="float" office:value="165364" calcext:value-type="float">
            <text:p>16536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9: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18.73</text:p>
          </table:table-cell>
          <table:table-cell office:value-type="float" office:value="3674292" calcext:value-type="float">
            <text:p>3674292</text:p>
          </table:table-cell>
          <table:table-cell office:value-type="float" office:value="2039068" calcext:value-type="float">
            <text:p>2039068</text:p>
          </table:table-cell>
          <table:table-cell office:value-type="float" office:value="3719584" calcext:value-type="float">
            <text:p>37195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00284" calcext:value-type="float">
            <text:p>2300284</text:p>
          </table:table-cell>
          <table:table-cell office:value-type="float" office:value="2012696" calcext:value-type="float">
            <text:p>2012696</text:p>
          </table:table-cell>
          <table:table-cell office:value-type="float" office:value="165372" calcext:value-type="float">
            <text:p>16537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9: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8.72</text:p>
          </table:table-cell>
          <table:table-cell office:value-type="float" office:value="3681152" calcext:value-type="float">
            <text:p>3681152</text:p>
          </table:table-cell>
          <table:table-cell office:value-type="float" office:value="2032216" calcext:value-type="float">
            <text:p>2032216</text:p>
          </table:table-cell>
          <table:table-cell office:value-type="float" office:value="3712732" calcext:value-type="float">
            <text:p>37127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00276" calcext:value-type="float">
            <text:p>2300276</text:p>
          </table:table-cell>
          <table:table-cell office:value-type="float" office:value="2012688" calcext:value-type="float">
            <text:p>2012688</text:p>
          </table:table-cell>
          <table:table-cell office:value-type="float" office:value="165372" calcext:value-type="float">
            <text:p>16537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9: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8.72</text:p>
          </table:table-cell>
          <table:table-cell office:value-type="float" office:value="3682552" calcext:value-type="float">
            <text:p>3682552</text:p>
          </table:table-cell>
          <table:table-cell office:value-type="float" office:value="2030784" calcext:value-type="float">
            <text:p>2030784</text:p>
          </table:table-cell>
          <table:table-cell office:value-type="float" office:value="3711312" calcext:value-type="float">
            <text:p>37113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00308" calcext:value-type="float">
            <text:p>2300308</text:p>
          </table:table-cell>
          <table:table-cell office:value-type="float" office:value="2012704" calcext:value-type="float">
            <text:p>2012704</text:p>
          </table:table-cell>
          <table:table-cell office:value-type="float" office:value="165388" calcext:value-type="float">
            <text:p>16538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9: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8.72</text:p>
          </table:table-cell>
          <table:table-cell office:value-type="float" office:value="3682796" calcext:value-type="float">
            <text:p>3682796</text:p>
          </table:table-cell>
          <table:table-cell office:value-type="float" office:value="2030540" calcext:value-type="float">
            <text:p>2030540</text:p>
          </table:table-cell>
          <table:table-cell office:value-type="float" office:value="3711088" calcext:value-type="float">
            <text:p>37110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00308" calcext:value-type="float">
            <text:p>2300308</text:p>
          </table:table-cell>
          <table:table-cell office:value-type="float" office:value="2012704" calcext:value-type="float">
            <text:p>2012704</text:p>
          </table:table-cell>
          <table:table-cell office:value-type="float" office:value="165388" calcext:value-type="float">
            <text:p>16538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9: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8.72</text:p>
          </table:table-cell>
          <table:table-cell office:value-type="float" office:value="3682832" calcext:value-type="float">
            <text:p>3682832</text:p>
          </table:table-cell>
          <table:table-cell office:value-type="float" office:value="2030484" calcext:value-type="float">
            <text:p>2030484</text:p>
          </table:table-cell>
          <table:table-cell office:value-type="float" office:value="3711044" calcext:value-type="float">
            <text:p>37110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00328" calcext:value-type="float">
            <text:p>2300328</text:p>
          </table:table-cell>
          <table:table-cell office:value-type="float" office:value="2012708" calcext:value-type="float">
            <text:p>2012708</text:p>
          </table:table-cell>
          <table:table-cell office:value-type="float" office:value="165404" calcext:value-type="float">
            <text:p>16540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9: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18.79</text:p>
          </table:table-cell>
          <table:table-cell office:value-type="float" office:value="3685936" calcext:value-type="float">
            <text:p>3685936</text:p>
          </table:table-cell>
          <table:table-cell office:value-type="float" office:value="2025336" calcext:value-type="float">
            <text:p>2025336</text:p>
          </table:table-cell>
          <table:table-cell office:value-type="float" office:value="3707840" calcext:value-type="float">
            <text:p>37078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02372" calcext:value-type="float">
            <text:p>2302372</text:p>
          </table:table-cell>
          <table:table-cell office:value-type="float" office:value="2014704" calcext:value-type="float">
            <text:p>2014704</text:p>
          </table:table-cell>
          <table:table-cell office:value-type="float" office:value="165404" calcext:value-type="float">
            <text:p>16540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9: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18.79</text:p>
          </table:table-cell>
          <table:table-cell office:value-type="float" office:value="3685816" calcext:value-type="float">
            <text:p>3685816</text:p>
          </table:table-cell>
          <table:table-cell office:value-type="float" office:value="2025428" calcext:value-type="float">
            <text:p>2025428</text:p>
          </table:table-cell>
          <table:table-cell office:value-type="float" office:value="3708036" calcext:value-type="float">
            <text:p>37080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02400" calcext:value-type="float">
            <text:p>2302400</text:p>
          </table:table-cell>
          <table:table-cell office:value-type="float" office:value="2014712" calcext:value-type="float">
            <text:p>2014712</text:p>
          </table:table-cell>
          <table:table-cell office:value-type="float" office:value="165424" calcext:value-type="float">
            <text:p>16542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9: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18.79</text:p>
          </table:table-cell>
          <table:table-cell office:value-type="float" office:value="3685112" calcext:value-type="float">
            <text:p>3685112</text:p>
          </table:table-cell>
          <table:table-cell office:value-type="float" office:value="2026124" calcext:value-type="float">
            <text:p>2026124</text:p>
          </table:table-cell>
          <table:table-cell office:value-type="float" office:value="3708740" calcext:value-type="float">
            <text:p>37087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02408" calcext:value-type="float">
            <text:p>2302408</text:p>
          </table:table-cell>
          <table:table-cell office:value-type="float" office:value="2014712" calcext:value-type="float">
            <text:p>2014712</text:p>
          </table:table-cell>
          <table:table-cell office:value-type="float" office:value="165432" calcext:value-type="float">
            <text:p>16543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9: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8.86</text:p>
          </table:table-cell>
          <table:table-cell office:value-type="float" office:value="3689508" calcext:value-type="float">
            <text:p>3689508</text:p>
          </table:table-cell>
          <table:table-cell office:value-type="float" office:value="2019608" calcext:value-type="float">
            <text:p>2019608</text:p>
          </table:table-cell>
          <table:table-cell office:value-type="float" office:value="3704300" calcext:value-type="float">
            <text:p>37043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04528" calcext:value-type="float">
            <text:p>2304528</text:p>
          </table:table-cell>
          <table:table-cell office:value-type="float" office:value="2016764" calcext:value-type="float">
            <text:p>2016764</text:p>
          </table:table-cell>
          <table:table-cell office:value-type="float" office:value="165440" calcext:value-type="float">
            <text:p>16544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19: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8.86</text:p>
          </table:table-cell>
          <table:table-cell office:value-type="float" office:value="3690080" calcext:value-type="float">
            <text:p>3690080</text:p>
          </table:table-cell>
          <table:table-cell office:value-type="float" office:value="2019036" calcext:value-type="float">
            <text:p>2019036</text:p>
          </table:table-cell>
          <table:table-cell office:value-type="float" office:value="3703756" calcext:value-type="float">
            <text:p>37037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04528" calcext:value-type="float">
            <text:p>2304528</text:p>
          </table:table-cell>
          <table:table-cell office:value-type="float" office:value="2016764" calcext:value-type="float">
            <text:p>2016764</text:p>
          </table:table-cell>
          <table:table-cell office:value-type="float" office:value="165440" calcext:value-type="float">
            <text:p>16544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0: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8.91</text:p>
          </table:table-cell>
          <table:table-cell office:value-type="float" office:value="3691468" calcext:value-type="float">
            <text:p>3691468</text:p>
          </table:table-cell>
          <table:table-cell office:value-type="float" office:value="2016188" calcext:value-type="float">
            <text:p>2016188</text:p>
          </table:table-cell>
          <table:table-cell office:value-type="float" office:value="3702344" calcext:value-type="float">
            <text:p>37023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05988" calcext:value-type="float">
            <text:p>2305988</text:p>
          </table:table-cell>
          <table:table-cell office:value-type="float" office:value="2018172" calcext:value-type="float">
            <text:p>2018172</text:p>
          </table:table-cell>
          <table:table-cell office:value-type="float" office:value="165456" calcext:value-type="float">
            <text:p>16545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0: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8.9</text:p>
          </table:table-cell>
          <table:table-cell office:value-type="float" office:value="3691548" calcext:value-type="float">
            <text:p>3691548</text:p>
          </table:table-cell>
          <table:table-cell office:value-type="float" office:value="2016096" calcext:value-type="float">
            <text:p>2016096</text:p>
          </table:table-cell>
          <table:table-cell office:value-type="float" office:value="3702252" calcext:value-type="float">
            <text:p>37022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06000" calcext:value-type="float">
            <text:p>2306000</text:p>
          </table:table-cell>
          <table:table-cell office:value-type="float" office:value="2018176" calcext:value-type="float">
            <text:p>2018176</text:p>
          </table:table-cell>
          <table:table-cell office:value-type="float" office:value="165464" calcext:value-type="float">
            <text:p>16546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0: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8.9</text:p>
          </table:table-cell>
          <table:table-cell office:value-type="float" office:value="3690592" calcext:value-type="float">
            <text:p>3690592</text:p>
          </table:table-cell>
          <table:table-cell office:value-type="float" office:value="2017036" calcext:value-type="float">
            <text:p>2017036</text:p>
          </table:table-cell>
          <table:table-cell office:value-type="float" office:value="3703212" calcext:value-type="float">
            <text:p>37032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06016" calcext:value-type="float">
            <text:p>2306016</text:p>
          </table:table-cell>
          <table:table-cell office:value-type="float" office:value="2018184" calcext:value-type="float">
            <text:p>2018184</text:p>
          </table:table-cell>
          <table:table-cell office:value-type="float" office:value="165472" calcext:value-type="float">
            <text:p>16547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0: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8.98</text:p>
          </table:table-cell>
          <table:table-cell office:value-type="float" office:value="3692936" calcext:value-type="float">
            <text:p>3692936</text:p>
          </table:table-cell>
          <table:table-cell office:value-type="float" office:value="2012860" calcext:value-type="float">
            <text:p>2012860</text:p>
          </table:table-cell>
          <table:table-cell office:value-type="float" office:value="3700824" calcext:value-type="float">
            <text:p>37008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07848" calcext:value-type="float">
            <text:p>2307848</text:p>
          </table:table-cell>
          <table:table-cell office:value-type="float" office:value="2019976" calcext:value-type="float">
            <text:p>2019976</text:p>
          </table:table-cell>
          <table:table-cell office:value-type="float" office:value="165472" calcext:value-type="float">
            <text:p>16547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0: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8.99</text:p>
          </table:table-cell>
          <table:table-cell office:value-type="float" office:value="3694388" calcext:value-type="float">
            <text:p>3694388</text:p>
          </table:table-cell>
          <table:table-cell office:value-type="float" office:value="2010652" calcext:value-type="float">
            <text:p>2010652</text:p>
          </table:table-cell>
          <table:table-cell office:value-type="float" office:value="3699376" calcext:value-type="float">
            <text:p>36993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08604" calcext:value-type="float">
            <text:p>2308604</text:p>
          </table:table-cell>
          <table:table-cell office:value-type="float" office:value="2020664" calcext:value-type="float">
            <text:p>2020664</text:p>
          </table:table-cell>
          <table:table-cell office:value-type="float" office:value="165488" calcext:value-type="float">
            <text:p>16548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0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8.99</text:p>
          </table:table-cell>
          <table:table-cell office:value-type="float" office:value="3692284" calcext:value-type="float">
            <text:p>3692284</text:p>
          </table:table-cell>
          <table:table-cell office:value-type="float" office:value="2012756" calcext:value-type="float">
            <text:p>2012756</text:p>
          </table:table-cell>
          <table:table-cell office:value-type="float" office:value="3701488" calcext:value-type="float">
            <text:p>37014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08604" calcext:value-type="float">
            <text:p>2308604</text:p>
          </table:table-cell>
          <table:table-cell office:value-type="float" office:value="2020664" calcext:value-type="float">
            <text:p>2020664</text:p>
          </table:table-cell>
          <table:table-cell office:value-type="float" office:value="165488" calcext:value-type="float">
            <text:p>16548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0: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8.98</text:p>
          </table:table-cell>
          <table:table-cell office:value-type="float" office:value="3691452" calcext:value-type="float">
            <text:p>3691452</text:p>
          </table:table-cell>
          <table:table-cell office:value-type="float" office:value="2013552" calcext:value-type="float">
            <text:p>2013552</text:p>
          </table:table-cell>
          <table:table-cell office:value-type="float" office:value="3702304" calcext:value-type="float">
            <text:p>37023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08640" calcext:value-type="float">
            <text:p>2308640</text:p>
          </table:table-cell>
          <table:table-cell office:value-type="float" office:value="2020684" calcext:value-type="float">
            <text:p>2020684</text:p>
          </table:table-cell>
          <table:table-cell office:value-type="float" office:value="165504" calcext:value-type="float">
            <text:p>16550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0: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8.98</text:p>
          </table:table-cell>
          <table:table-cell office:value-type="float" office:value="3691416" calcext:value-type="float">
            <text:p>3691416</text:p>
          </table:table-cell>
          <table:table-cell office:value-type="float" office:value="2013576" calcext:value-type="float">
            <text:p>2013576</text:p>
          </table:table-cell>
          <table:table-cell office:value-type="float" office:value="3702340" calcext:value-type="float">
            <text:p>37023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08652" calcext:value-type="float">
            <text:p>2308652</text:p>
          </table:table-cell>
          <table:table-cell office:value-type="float" office:value="2020696" calcext:value-type="float">
            <text:p>2020696</text:p>
          </table:table-cell>
          <table:table-cell office:value-type="float" office:value="165504" calcext:value-type="float">
            <text:p>16550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0: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8.98</text:p>
          </table:table-cell>
          <table:table-cell office:value-type="float" office:value="3693104" calcext:value-type="float">
            <text:p>3693104</text:p>
          </table:table-cell>
          <table:table-cell office:value-type="float" office:value="2011876" calcext:value-type="float">
            <text:p>2011876</text:p>
          </table:table-cell>
          <table:table-cell office:value-type="float" office:value="3700660" calcext:value-type="float">
            <text:p>37006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08664" calcext:value-type="float">
            <text:p>2308664</text:p>
          </table:table-cell>
          <table:table-cell office:value-type="float" office:value="2020692" calcext:value-type="float">
            <text:p>2020692</text:p>
          </table:table-cell>
          <table:table-cell office:value-type="float" office:value="165520" calcext:value-type="float">
            <text:p>16552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0: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3</text:p>
          </table:table-cell>
          <table:table-cell office:value-type="float" office:value="19" calcext:value-type="float">
            <text:p>19</text:p>
          </table:table-cell>
          <table:table-cell office:value-type="float" office:value="3695808" calcext:value-type="float">
            <text:p>3695808</text:p>
          </table:table-cell>
          <table:table-cell office:value-type="float" office:value="2008628" calcext:value-type="float">
            <text:p>2008628</text:p>
          </table:table-cell>
          <table:table-cell office:value-type="float" office:value="3697940" calcext:value-type="float">
            <text:p>36979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09208" calcext:value-type="float">
            <text:p>2309208</text:p>
          </table:table-cell>
          <table:table-cell office:value-type="float" office:value="2021220" calcext:value-type="float">
            <text:p>2021220</text:p>
          </table:table-cell>
          <table:table-cell office:value-type="float" office:value="165520" calcext:value-type="float">
            <text:p>16552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0: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9.05</text:p>
          </table:table-cell>
          <table:table-cell office:value-type="float" office:value="3694312" calcext:value-type="float">
            <text:p>3694312</text:p>
          </table:table-cell>
          <table:table-cell office:value-type="float" office:value="2008732" calcext:value-type="float">
            <text:p>2008732</text:p>
          </table:table-cell>
          <table:table-cell office:value-type="float" office:value="3699428" calcext:value-type="float">
            <text:p>36994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10600" calcext:value-type="float">
            <text:p>2310600</text:p>
          </table:table-cell>
          <table:table-cell office:value-type="float" office:value="2022556" calcext:value-type="float">
            <text:p>2022556</text:p>
          </table:table-cell>
          <table:table-cell office:value-type="float" office:value="165544" calcext:value-type="float">
            <text:p>16554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0: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9.09</text:p>
          </table:table-cell>
          <table:table-cell office:value-type="float" office:value="3697536" calcext:value-type="float">
            <text:p>3697536</text:p>
          </table:table-cell>
          <table:table-cell office:value-type="float" office:value="2004948" calcext:value-type="float">
            <text:p>2004948</text:p>
          </table:table-cell>
          <table:table-cell office:value-type="float" office:value="3696172" calcext:value-type="float">
            <text:p>36961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11160" calcext:value-type="float">
            <text:p>2311160</text:p>
          </table:table-cell>
          <table:table-cell office:value-type="float" office:value="2023092" calcext:value-type="float">
            <text:p>2023092</text:p>
          </table:table-cell>
          <table:table-cell office:value-type="float" office:value="165552" calcext:value-type="float">
            <text:p>16555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1: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19.14</text:p>
          </table:table-cell>
          <table:table-cell office:value-type="float" office:value="3694384" calcext:value-type="float">
            <text:p>3694384</text:p>
          </table:table-cell>
          <table:table-cell office:value-type="float" office:value="2006484" calcext:value-type="float">
            <text:p>2006484</text:p>
          </table:table-cell>
          <table:table-cell office:value-type="float" office:value="3699336" calcext:value-type="float">
            <text:p>36993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12776" calcext:value-type="float">
            <text:p>2312776</text:p>
          </table:table-cell>
          <table:table-cell office:value-type="float" office:value="2024660" calcext:value-type="float">
            <text:p>2024660</text:p>
          </table:table-cell>
          <table:table-cell office:value-type="float" office:value="165560" calcext:value-type="float">
            <text:p>16556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1: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19.28</text:p>
          </table:table-cell>
          <table:table-cell office:value-type="float" office:value="3662652" calcext:value-type="float">
            <text:p>3662652</text:p>
          </table:table-cell>
          <table:table-cell office:value-type="float" office:value="2034508" calcext:value-type="float">
            <text:p>2034508</text:p>
          </table:table-cell>
          <table:table-cell office:value-type="float" office:value="3731012" calcext:value-type="float">
            <text:p>37310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16484" calcext:value-type="float">
            <text:p>2316484</text:p>
          </table:table-cell>
          <table:table-cell office:value-type="float" office:value="2028264" calcext:value-type="float">
            <text:p>2028264</text:p>
          </table:table-cell>
          <table:table-cell office:value-type="float" office:value="165568" calcext:value-type="float">
            <text:p>16556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1: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19.27</text:p>
          </table:table-cell>
          <table:table-cell office:value-type="float" office:value="3660112" calcext:value-type="float">
            <text:p>3660112</text:p>
          </table:table-cell>
          <table:table-cell office:value-type="float" office:value="2037036" calcext:value-type="float">
            <text:p>2037036</text:p>
          </table:table-cell>
          <table:table-cell office:value-type="float" office:value="3733556" calcext:value-type="float">
            <text:p>37335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16496" calcext:value-type="float">
            <text:p>2316496</text:p>
          </table:table-cell>
          <table:table-cell office:value-type="float" office:value="2028264" calcext:value-type="float">
            <text:p>2028264</text:p>
          </table:table-cell>
          <table:table-cell office:value-type="float" office:value="165576" calcext:value-type="float">
            <text:p>16557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1: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19.27</text:p>
          </table:table-cell>
          <table:table-cell office:value-type="float" office:value="3658308" calcext:value-type="float">
            <text:p>3658308</text:p>
          </table:table-cell>
          <table:table-cell office:value-type="float" office:value="2038368" calcext:value-type="float">
            <text:p>2038368</text:p>
          </table:table-cell>
          <table:table-cell office:value-type="float" office:value="3735316" calcext:value-type="float">
            <text:p>37353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16968" calcext:value-type="float">
            <text:p>2316968</text:p>
          </table:table-cell>
          <table:table-cell office:value-type="float" office:value="2028724" calcext:value-type="float">
            <text:p>2028724</text:p>
          </table:table-cell>
          <table:table-cell office:value-type="float" office:value="165576" calcext:value-type="float">
            <text:p>16557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1: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19.32</text:p>
          </table:table-cell>
          <table:table-cell office:value-type="float" office:value="3659348" calcext:value-type="float">
            <text:p>3659348</text:p>
          </table:table-cell>
          <table:table-cell office:value-type="float" office:value="2036388" calcext:value-type="float">
            <text:p>2036388</text:p>
          </table:table-cell>
          <table:table-cell office:value-type="float" office:value="3734420" calcext:value-type="float">
            <text:p>37344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17908" calcext:value-type="float">
            <text:p>2317908</text:p>
          </table:table-cell>
          <table:table-cell office:value-type="float" office:value="2029620" calcext:value-type="float">
            <text:p>2029620</text:p>
          </table:table-cell>
          <table:table-cell office:value-type="float" office:value="165600" calcext:value-type="float">
            <text:p>1656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1: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19.34</text:p>
          </table:table-cell>
          <table:table-cell office:value-type="float" office:value="3659640" calcext:value-type="float">
            <text:p>3659640</text:p>
          </table:table-cell>
          <table:table-cell office:value-type="float" office:value="2035184" calcext:value-type="float">
            <text:p>2035184</text:p>
          </table:table-cell>
          <table:table-cell office:value-type="float" office:value="3733996" calcext:value-type="float">
            <text:p>37339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18820" calcext:value-type="float">
            <text:p>2318820</text:p>
          </table:table-cell>
          <table:table-cell office:value-type="float" office:value="2030496" calcext:value-type="float">
            <text:p>2030496</text:p>
          </table:table-cell>
          <table:table-cell office:value-type="float" office:value="165608" calcext:value-type="float">
            <text:p>16560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1: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9.34</text:p>
          </table:table-cell>
          <table:table-cell office:value-type="float" office:value="3659264" calcext:value-type="float">
            <text:p>3659264</text:p>
          </table:table-cell>
          <table:table-cell office:value-type="float" office:value="2035548" calcext:value-type="float">
            <text:p>2035548</text:p>
          </table:table-cell>
          <table:table-cell office:value-type="float" office:value="3734376" calcext:value-type="float">
            <text:p>37343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18832" calcext:value-type="float">
            <text:p>2318832</text:p>
          </table:table-cell>
          <table:table-cell office:value-type="float" office:value="2030500" calcext:value-type="float">
            <text:p>2030500</text:p>
          </table:table-cell>
          <table:table-cell office:value-type="float" office:value="165616" calcext:value-type="float">
            <text:p>16561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1: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9.34</text:p>
          </table:table-cell>
          <table:table-cell office:value-type="float" office:value="3660200" calcext:value-type="float">
            <text:p>3660200</text:p>
          </table:table-cell>
          <table:table-cell office:value-type="float" office:value="2034596" calcext:value-type="float">
            <text:p>2034596</text:p>
          </table:table-cell>
          <table:table-cell office:value-type="float" office:value="3733436" calcext:value-type="float">
            <text:p>37334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18848" calcext:value-type="float">
            <text:p>2318848</text:p>
          </table:table-cell>
          <table:table-cell office:value-type="float" office:value="2030512" calcext:value-type="float">
            <text:p>2030512</text:p>
          </table:table-cell>
          <table:table-cell office:value-type="float" office:value="165616" calcext:value-type="float">
            <text:p>16561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1: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9.33</text:p>
          </table:table-cell>
          <table:table-cell office:value-type="float" office:value="3658340" calcext:value-type="float">
            <text:p>3658340</text:p>
          </table:table-cell>
          <table:table-cell office:value-type="float" office:value="2036440" calcext:value-type="float">
            <text:p>2036440</text:p>
          </table:table-cell>
          <table:table-cell office:value-type="float" office:value="3735296" calcext:value-type="float">
            <text:p>37352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18864" calcext:value-type="float">
            <text:p>2318864</text:p>
          </table:table-cell>
          <table:table-cell office:value-type="float" office:value="2030512" calcext:value-type="float">
            <text:p>2030512</text:p>
          </table:table-cell>
          <table:table-cell office:value-type="float" office:value="165632" calcext:value-type="float">
            <text:p>16563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1: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9.41</text:p>
          </table:table-cell>
          <table:table-cell office:value-type="float" office:value="3659648" calcext:value-type="float">
            <text:p>3659648</text:p>
          </table:table-cell>
          <table:table-cell office:value-type="float" office:value="2033032" calcext:value-type="float">
            <text:p>2033032</text:p>
          </table:table-cell>
          <table:table-cell office:value-type="float" office:value="3733940" calcext:value-type="float">
            <text:p>37339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20964" calcext:value-type="float">
            <text:p>2320964</text:p>
          </table:table-cell>
          <table:table-cell office:value-type="float" office:value="2032548" calcext:value-type="float">
            <text:p>2032548</text:p>
          </table:table-cell>
          <table:table-cell office:value-type="float" office:value="165640" calcext:value-type="float">
            <text:p>16564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1: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19.4</text:p>
          </table:table-cell>
          <table:table-cell office:value-type="float" office:value="3661664" calcext:value-type="float">
            <text:p>3661664</text:p>
          </table:table-cell>
          <table:table-cell office:value-type="float" office:value="2031004" calcext:value-type="float">
            <text:p>2031004</text:p>
          </table:table-cell>
          <table:table-cell office:value-type="float" office:value="3731944" calcext:value-type="float">
            <text:p>37319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20976" calcext:value-type="float">
            <text:p>2320976</text:p>
          </table:table-cell>
          <table:table-cell office:value-type="float" office:value="2032544" calcext:value-type="float">
            <text:p>2032544</text:p>
          </table:table-cell>
          <table:table-cell office:value-type="float" office:value="165656" calcext:value-type="float">
            <text:p>16565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1: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19.4</text:p>
          </table:table-cell>
          <table:table-cell office:value-type="float" office:value="3662004" calcext:value-type="float">
            <text:p>3662004</text:p>
          </table:table-cell>
          <table:table-cell office:value-type="float" office:value="2030644" calcext:value-type="float">
            <text:p>2030644</text:p>
          </table:table-cell>
          <table:table-cell office:value-type="float" office:value="3731592" calcext:value-type="float">
            <text:p>37315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20996" calcext:value-type="float">
            <text:p>2320996</text:p>
          </table:table-cell>
          <table:table-cell office:value-type="float" office:value="2032556" calcext:value-type="float">
            <text:p>2032556</text:p>
          </table:table-cell>
          <table:table-cell office:value-type="float" office:value="165664" calcext:value-type="float">
            <text:p>16566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2: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19.44</text:p>
          </table:table-cell>
          <table:table-cell office:value-type="float" office:value="3659000" calcext:value-type="float">
            <text:p>3659000</text:p>
          </table:table-cell>
          <table:table-cell office:value-type="float" office:value="2032324" calcext:value-type="float">
            <text:p>2032324</text:p>
          </table:table-cell>
          <table:table-cell office:value-type="float" office:value="3734592" calcext:value-type="float">
            <text:p>37345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22320" calcext:value-type="float">
            <text:p>2322320</text:p>
          </table:table-cell>
          <table:table-cell office:value-type="float" office:value="2033840" calcext:value-type="float">
            <text:p>2033840</text:p>
          </table:table-cell>
          <table:table-cell office:value-type="float" office:value="165672" calcext:value-type="float">
            <text:p>16567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2: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19.48</text:p>
          </table:table-cell>
          <table:table-cell office:value-type="float" office:value="3651492" calcext:value-type="float">
            <text:p>3651492</text:p>
          </table:table-cell>
          <table:table-cell office:value-type="float" office:value="2038808" calcext:value-type="float">
            <text:p>2038808</text:p>
          </table:table-cell>
          <table:table-cell office:value-type="float" office:value="3742080" calcext:value-type="float">
            <text:p>37420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23344" calcext:value-type="float">
            <text:p>2323344</text:p>
          </table:table-cell>
          <table:table-cell office:value-type="float" office:value="2034832" calcext:value-type="float">
            <text:p>2034832</text:p>
          </table:table-cell>
          <table:table-cell office:value-type="float" office:value="165680" calcext:value-type="float">
            <text:p>16568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2: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19.48</text:p>
          </table:table-cell>
          <table:table-cell office:value-type="float" office:value="3652020" calcext:value-type="float">
            <text:p>3652020</text:p>
          </table:table-cell>
          <table:table-cell office:value-type="float" office:value="2038276" calcext:value-type="float">
            <text:p>2038276</text:p>
          </table:table-cell>
          <table:table-cell office:value-type="float" office:value="3741560" calcext:value-type="float">
            <text:p>37415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23348" calcext:value-type="float">
            <text:p>2323348</text:p>
          </table:table-cell>
          <table:table-cell office:value-type="float" office:value="2034824" calcext:value-type="float">
            <text:p>2034824</text:p>
          </table:table-cell>
          <table:table-cell office:value-type="float" office:value="165688" calcext:value-type="float">
            <text:p>16568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2: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19.47</text:p>
          </table:table-cell>
          <table:table-cell office:value-type="float" office:value="3651728" calcext:value-type="float">
            <text:p>3651728</text:p>
          </table:table-cell>
          <table:table-cell office:value-type="float" office:value="2038560" calcext:value-type="float">
            <text:p>2038560</text:p>
          </table:table-cell>
          <table:table-cell office:value-type="float" office:value="3741844" calcext:value-type="float">
            <text:p>37418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23356" calcext:value-type="float">
            <text:p>2323356</text:p>
          </table:table-cell>
          <table:table-cell office:value-type="float" office:value="2034832" calcext:value-type="float">
            <text:p>2034832</text:p>
          </table:table-cell>
          <table:table-cell office:value-type="float" office:value="165688" calcext:value-type="float">
            <text:p>16568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2: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19.49</text:p>
          </table:table-cell>
          <table:table-cell office:value-type="float" office:value="3653660" calcext:value-type="float">
            <text:p>3653660</text:p>
          </table:table-cell>
          <table:table-cell office:value-type="float" office:value="2036088" calcext:value-type="float">
            <text:p>2036088</text:p>
          </table:table-cell>
          <table:table-cell office:value-type="float" office:value="3739912" calcext:value-type="float">
            <text:p>37399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23896" calcext:value-type="float">
            <text:p>2323896</text:p>
          </table:table-cell>
          <table:table-cell office:value-type="float" office:value="2035340" calcext:value-type="float">
            <text:p>2035340</text:p>
          </table:table-cell>
          <table:table-cell office:value-type="float" office:value="165704" calcext:value-type="float">
            <text:p>16570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2: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9.54</text:p>
          </table:table-cell>
          <table:table-cell office:value-type="float" office:value="3654052" calcext:value-type="float">
            <text:p>3654052</text:p>
          </table:table-cell>
          <table:table-cell office:value-type="float" office:value="2034116" calcext:value-type="float">
            <text:p>2034116</text:p>
          </table:table-cell>
          <table:table-cell office:value-type="float" office:value="3739488" calcext:value-type="float">
            <text:p>37394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25476" calcext:value-type="float">
            <text:p>2325476</text:p>
          </table:table-cell>
          <table:table-cell office:value-type="float" office:value="2036872" calcext:value-type="float">
            <text:p>2036872</text:p>
          </table:table-cell>
          <table:table-cell office:value-type="float" office:value="165712" calcext:value-type="float">
            <text:p>16571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2: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9.55</text:p>
          </table:table-cell>
          <table:table-cell office:value-type="float" office:value="3655848" calcext:value-type="float">
            <text:p>3655848</text:p>
          </table:table-cell>
          <table:table-cell office:value-type="float" office:value="2032268" calcext:value-type="float">
            <text:p>2032268</text:p>
          </table:table-cell>
          <table:table-cell office:value-type="float" office:value="3737696" calcext:value-type="float">
            <text:p>37376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25528" calcext:value-type="float">
            <text:p>2325528</text:p>
          </table:table-cell>
          <table:table-cell office:value-type="float" office:value="2036916" calcext:value-type="float">
            <text:p>2036916</text:p>
          </table:table-cell>
          <table:table-cell office:value-type="float" office:value="165720" calcext:value-type="float">
            <text:p>16572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2: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19.55</text:p>
          </table:table-cell>
          <table:table-cell office:value-type="float" office:value="3654332" calcext:value-type="float">
            <text:p>3654332</text:p>
          </table:table-cell>
          <table:table-cell office:value-type="float" office:value="2033768" calcext:value-type="float">
            <text:p>2033768</text:p>
          </table:table-cell>
          <table:table-cell office:value-type="float" office:value="3739216" calcext:value-type="float">
            <text:p>37392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25544" calcext:value-type="float">
            <text:p>2325544</text:p>
          </table:table-cell>
          <table:table-cell office:value-type="float" office:value="2036920" calcext:value-type="float">
            <text:p>2036920</text:p>
          </table:table-cell>
          <table:table-cell office:value-type="float" office:value="165728" calcext:value-type="float">
            <text:p>16572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2: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9.54</text:p>
          </table:table-cell>
          <table:table-cell office:value-type="float" office:value="3653796" calcext:value-type="float">
            <text:p>3653796</text:p>
          </table:table-cell>
          <table:table-cell office:value-type="float" office:value="2034288" calcext:value-type="float">
            <text:p>2034288</text:p>
          </table:table-cell>
          <table:table-cell office:value-type="float" office:value="3739752" calcext:value-type="float">
            <text:p>37397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25560" calcext:value-type="float">
            <text:p>2325560</text:p>
          </table:table-cell>
          <table:table-cell office:value-type="float" office:value="2036928" calcext:value-type="float">
            <text:p>2036928</text:p>
          </table:table-cell>
          <table:table-cell office:value-type="float" office:value="165736" calcext:value-type="float">
            <text:p>16573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2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9.55</text:p>
          </table:table-cell>
          <table:table-cell office:value-type="float" office:value="3657128" calcext:value-type="float">
            <text:p>3657128</text:p>
          </table:table-cell>
          <table:table-cell office:value-type="float" office:value="2030672" calcext:value-type="float">
            <text:p>2030672</text:p>
          </table:table-cell>
          <table:table-cell office:value-type="float" office:value="3736404" calcext:value-type="float">
            <text:p>37364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25844" calcext:value-type="float">
            <text:p>2325844</text:p>
          </table:table-cell>
          <table:table-cell office:value-type="float" office:value="2037196" calcext:value-type="float">
            <text:p>2037196</text:p>
          </table:table-cell>
          <table:table-cell office:value-type="float" office:value="165744" calcext:value-type="float">
            <text:p>16574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2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9.63</text:p>
          </table:table-cell>
          <table:table-cell office:value-type="float" office:value="3656832" calcext:value-type="float">
            <text:p>3656832</text:p>
          </table:table-cell>
          <table:table-cell office:value-type="float" office:value="2028788" calcext:value-type="float">
            <text:p>2028788</text:p>
          </table:table-cell>
          <table:table-cell office:value-type="float" office:value="3736684" calcext:value-type="float">
            <text:p>37366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28024" calcext:value-type="float">
            <text:p>2328024</text:p>
          </table:table-cell>
          <table:table-cell office:value-type="float" office:value="2039296" calcext:value-type="float">
            <text:p>2039296</text:p>
          </table:table-cell>
          <table:table-cell office:value-type="float" office:value="165768" calcext:value-type="float">
            <text:p>16576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3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9.63</text:p>
          </table:table-cell>
          <table:table-cell office:value-type="float" office:value="3657140" calcext:value-type="float">
            <text:p>3657140</text:p>
          </table:table-cell>
          <table:table-cell office:value-type="float" office:value="2028452" calcext:value-type="float">
            <text:p>2028452</text:p>
          </table:table-cell>
          <table:table-cell office:value-type="float" office:value="3736356" calcext:value-type="float">
            <text:p>37363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28052" calcext:value-type="float">
            <text:p>2328052</text:p>
          </table:table-cell>
          <table:table-cell office:value-type="float" office:value="2039316" calcext:value-type="float">
            <text:p>2039316</text:p>
          </table:table-cell>
          <table:table-cell office:value-type="float" office:value="165776" calcext:value-type="float">
            <text:p>16577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3: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9.62</text:p>
          </table:table-cell>
          <table:table-cell office:value-type="float" office:value="3655820" calcext:value-type="float">
            <text:p>3655820</text:p>
          </table:table-cell>
          <table:table-cell office:value-type="float" office:value="2029764" calcext:value-type="float">
            <text:p>2029764</text:p>
          </table:table-cell>
          <table:table-cell office:value-type="float" office:value="3737684" calcext:value-type="float">
            <text:p>37376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28060" calcext:value-type="float">
            <text:p>2328060</text:p>
          </table:table-cell>
          <table:table-cell office:value-type="float" office:value="2039316" calcext:value-type="float">
            <text:p>2039316</text:p>
          </table:table-cell>
          <table:table-cell office:value-type="float" office:value="165784" calcext:value-type="float">
            <text:p>16578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3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9.64</text:p>
          </table:table-cell>
          <table:table-cell office:value-type="float" office:value="3657432" calcext:value-type="float">
            <text:p>3657432</text:p>
          </table:table-cell>
          <table:table-cell office:value-type="float" office:value="2027608" calcext:value-type="float">
            <text:p>2027608</text:p>
          </table:table-cell>
          <table:table-cell office:value-type="float" office:value="3736060" calcext:value-type="float">
            <text:p>37360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28604" calcext:value-type="float">
            <text:p>2328604</text:p>
          </table:table-cell>
          <table:table-cell office:value-type="float" office:value="2039840" calcext:value-type="float">
            <text:p>2039840</text:p>
          </table:table-cell>
          <table:table-cell office:value-type="float" office:value="165792" calcext:value-type="float">
            <text:p>16579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3: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9.68</text:p>
          </table:table-cell>
          <table:table-cell office:value-type="float" office:value="3650112" calcext:value-type="float">
            <text:p>3650112</text:p>
          </table:table-cell>
          <table:table-cell office:value-type="float" office:value="2033752" calcext:value-type="float">
            <text:p>2033752</text:p>
          </table:table-cell>
          <table:table-cell office:value-type="float" office:value="3743380" calcext:value-type="float">
            <text:p>37433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29780" calcext:value-type="float">
            <text:p>2329780</text:p>
          </table:table-cell>
          <table:table-cell office:value-type="float" office:value="2040980" calcext:value-type="float">
            <text:p>2040980</text:p>
          </table:table-cell>
          <table:table-cell office:value-type="float" office:value="165800" calcext:value-type="float">
            <text:p>1658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3: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19.7</text:p>
          </table:table-cell>
          <table:table-cell office:value-type="float" office:value="3654160" calcext:value-type="float">
            <text:p>3654160</text:p>
          </table:table-cell>
          <table:table-cell office:value-type="float" office:value="2029152" calcext:value-type="float">
            <text:p>2029152</text:p>
          </table:table-cell>
          <table:table-cell office:value-type="float" office:value="3739316" calcext:value-type="float">
            <text:p>37393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30332" calcext:value-type="float">
            <text:p>2330332</text:p>
          </table:table-cell>
          <table:table-cell office:value-type="float" office:value="2041516" calcext:value-type="float">
            <text:p>2041516</text:p>
          </table:table-cell>
          <table:table-cell office:value-type="float" office:value="165800" calcext:value-type="float">
            <text:p>16580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3: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19.76</text:p>
          </table:table-cell>
          <table:table-cell office:value-type="float" office:value="3655684" calcext:value-type="float">
            <text:p>3655684</text:p>
          </table:table-cell>
          <table:table-cell office:value-type="float" office:value="2025968" calcext:value-type="float">
            <text:p>2025968</text:p>
          </table:table-cell>
          <table:table-cell office:value-type="float" office:value="3737780" calcext:value-type="float">
            <text:p>37377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31992" calcext:value-type="float">
            <text:p>2331992</text:p>
          </table:table-cell>
          <table:table-cell office:value-type="float" office:value="2043100" calcext:value-type="float">
            <text:p>2043100</text:p>
          </table:table-cell>
          <table:table-cell office:value-type="float" office:value="165832" calcext:value-type="float">
            <text:p>16583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3: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19.75</text:p>
          </table:table-cell>
          <table:table-cell office:value-type="float" office:value="3654804" calcext:value-type="float">
            <text:p>3654804</text:p>
          </table:table-cell>
          <table:table-cell office:value-type="float" office:value="2026828" calcext:value-type="float">
            <text:p>2026828</text:p>
          </table:table-cell>
          <table:table-cell office:value-type="float" office:value="3738652" calcext:value-type="float">
            <text:p>37386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32012" calcext:value-type="float">
            <text:p>2332012</text:p>
          </table:table-cell>
          <table:table-cell office:value-type="float" office:value="2043112" calcext:value-type="float">
            <text:p>2043112</text:p>
          </table:table-cell>
          <table:table-cell office:value-type="float" office:value="165840" calcext:value-type="float">
            <text:p>16584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3: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19.83</text:p>
          </table:table-cell>
          <table:table-cell office:value-type="float" office:value="3658872" calcext:value-type="float">
            <text:p>3658872</text:p>
          </table:table-cell>
          <table:table-cell office:value-type="float" office:value="2020680" calcext:value-type="float">
            <text:p>2020680</text:p>
          </table:table-cell>
          <table:table-cell office:value-type="float" office:value="3734568" calcext:value-type="float">
            <text:p>37345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34092" calcext:value-type="float">
            <text:p>2334092</text:p>
          </table:table-cell>
          <table:table-cell office:value-type="float" office:value="2045136" calcext:value-type="float">
            <text:p>2045136</text:p>
          </table:table-cell>
          <table:table-cell office:value-type="float" office:value="165848" calcext:value-type="float">
            <text:p>16584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3: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19.83</text:p>
          </table:table-cell>
          <table:table-cell office:value-type="float" office:value="3658216" calcext:value-type="float">
            <text:p>3658216</text:p>
          </table:table-cell>
          <table:table-cell office:value-type="float" office:value="2021320" calcext:value-type="float">
            <text:p>2021320</text:p>
          </table:table-cell>
          <table:table-cell office:value-type="float" office:value="3735216" calcext:value-type="float">
            <text:p>37352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34108" calcext:value-type="float">
            <text:p>2334108</text:p>
          </table:table-cell>
          <table:table-cell office:value-type="float" office:value="2045144" calcext:value-type="float">
            <text:p>2045144</text:p>
          </table:table-cell>
          <table:table-cell office:value-type="float" office:value="165856" calcext:value-type="float">
            <text:p>16585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3: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19.82</text:p>
          </table:table-cell>
          <table:table-cell office:value-type="float" office:value="3658748" calcext:value-type="float">
            <text:p>3658748</text:p>
          </table:table-cell>
          <table:table-cell office:value-type="float" office:value="2020788" calcext:value-type="float">
            <text:p>2020788</text:p>
          </table:table-cell>
          <table:table-cell office:value-type="float" office:value="3734696" calcext:value-type="float">
            <text:p>37346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34108" calcext:value-type="float">
            <text:p>2334108</text:p>
          </table:table-cell>
          <table:table-cell office:value-type="float" office:value="2045136" calcext:value-type="float">
            <text:p>2045136</text:p>
          </table:table-cell>
          <table:table-cell office:value-type="float" office:value="165864" calcext:value-type="float">
            <text:p>16586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3: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19.82</text:p>
          </table:table-cell>
          <table:table-cell office:value-type="float" office:value="3658860" calcext:value-type="float">
            <text:p>3658860</text:p>
          </table:table-cell>
          <table:table-cell office:value-type="float" office:value="2020664" calcext:value-type="float">
            <text:p>2020664</text:p>
          </table:table-cell>
          <table:table-cell office:value-type="float" office:value="3734576" calcext:value-type="float">
            <text:p>37345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34120" calcext:value-type="float">
            <text:p>2334120</text:p>
          </table:table-cell>
          <table:table-cell office:value-type="float" office:value="2045140" calcext:value-type="float">
            <text:p>2045140</text:p>
          </table:table-cell>
          <table:table-cell office:value-type="float" office:value="165872" calcext:value-type="float">
            <text:p>16587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3: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19.83</text:p>
          </table:table-cell>
          <table:table-cell office:value-type="float" office:value="3662228" calcext:value-type="float">
            <text:p>3662228</text:p>
          </table:table-cell>
          <table:table-cell office:value-type="float" office:value="2016756" calcext:value-type="float">
            <text:p>2016756</text:p>
          </table:table-cell>
          <table:table-cell office:value-type="float" office:value="3731168" calcext:value-type="float">
            <text:p>37311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34660" calcext:value-type="float">
            <text:p>2334660</text:p>
          </table:table-cell>
          <table:table-cell office:value-type="float" office:value="2045656" calcext:value-type="float">
            <text:p>2045656</text:p>
          </table:table-cell>
          <table:table-cell office:value-type="float" office:value="165880" calcext:value-type="float">
            <text:p>16588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4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19.89</text:p>
          </table:table-cell>
          <table:table-cell office:value-type="float" office:value="3659452" calcext:value-type="float">
            <text:p>3659452</text:p>
          </table:table-cell>
          <table:table-cell office:value-type="float" office:value="2018052" calcext:value-type="float">
            <text:p>2018052</text:p>
          </table:table-cell>
          <table:table-cell office:value-type="float" office:value="3733940" calcext:value-type="float">
            <text:p>37339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36140" calcext:value-type="float">
            <text:p>2336140</text:p>
          </table:table-cell>
          <table:table-cell office:value-type="float" office:value="2047092" calcext:value-type="float">
            <text:p>2047092</text:p>
          </table:table-cell>
          <table:table-cell office:value-type="float" office:value="165888" calcext:value-type="float">
            <text:p>16588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4: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19.88</text:p>
          </table:table-cell>
          <table:table-cell office:value-type="float" office:value="3658844" calcext:value-type="float">
            <text:p>3658844</text:p>
          </table:table-cell>
          <table:table-cell office:value-type="float" office:value="2018656" calcext:value-type="float">
            <text:p>2018656</text:p>
          </table:table-cell>
          <table:table-cell office:value-type="float" office:value="3734572" calcext:value-type="float">
            <text:p>37345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36144" calcext:value-type="float">
            <text:p>2336144</text:p>
          </table:table-cell>
          <table:table-cell office:value-type="float" office:value="2047088" calcext:value-type="float">
            <text:p>2047088</text:p>
          </table:table-cell>
          <table:table-cell office:value-type="float" office:value="165896" calcext:value-type="float">
            <text:p>16589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4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19.88</text:p>
          </table:table-cell>
          <table:table-cell office:value-type="float" office:value="3657684" calcext:value-type="float">
            <text:p>3657684</text:p>
          </table:table-cell>
          <table:table-cell office:value-type="float" office:value="2019800" calcext:value-type="float">
            <text:p>2019800</text:p>
          </table:table-cell>
          <table:table-cell office:value-type="float" office:value="3735724" calcext:value-type="float">
            <text:p>37357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36160" calcext:value-type="float">
            <text:p>2336160</text:p>
          </table:table-cell>
          <table:table-cell office:value-type="float" office:value="2047096" calcext:value-type="float">
            <text:p>2047096</text:p>
          </table:table-cell>
          <table:table-cell office:value-type="float" office:value="165904" calcext:value-type="float">
            <text:p>16590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4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9.9</text:p>
          </table:table-cell>
          <table:table-cell office:value-type="float" office:value="3659928" calcext:value-type="float">
            <text:p>3659928</text:p>
          </table:table-cell>
          <table:table-cell office:value-type="float" office:value="2016772" calcext:value-type="float">
            <text:p>2016772</text:p>
          </table:table-cell>
          <table:table-cell office:value-type="float" office:value="3733480" calcext:value-type="float">
            <text:p>37334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36944" calcext:value-type="float">
            <text:p>2336944</text:p>
          </table:table-cell>
          <table:table-cell office:value-type="float" office:value="2047856" calcext:value-type="float">
            <text:p>2047856</text:p>
          </table:table-cell>
          <table:table-cell office:value-type="float" office:value="165912" calcext:value-type="float">
            <text:p>16591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4: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9.95</text:p>
          </table:table-cell>
          <table:table-cell office:value-type="float" office:value="3657232" calcext:value-type="float">
            <text:p>3657232</text:p>
          </table:table-cell>
          <table:table-cell office:value-type="float" office:value="2018156" calcext:value-type="float">
            <text:p>2018156</text:p>
          </table:table-cell>
          <table:table-cell office:value-type="float" office:value="3736152" calcext:value-type="float">
            <text:p>37361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38256" calcext:value-type="float">
            <text:p>2338256</text:p>
          </table:table-cell>
          <table:table-cell office:value-type="float" office:value="2049128" calcext:value-type="float">
            <text:p>2049128</text:p>
          </table:table-cell>
          <table:table-cell office:value-type="float" office:value="165920" calcext:value-type="float">
            <text:p>16592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4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9.94</text:p>
          </table:table-cell>
          <table:table-cell office:value-type="float" office:value="3659004" calcext:value-type="float">
            <text:p>3659004</text:p>
          </table:table-cell>
          <table:table-cell office:value-type="float" office:value="2016384" calcext:value-type="float">
            <text:p>2016384</text:p>
          </table:table-cell>
          <table:table-cell office:value-type="float" office:value="3734388" calcext:value-type="float">
            <text:p>37343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38256" calcext:value-type="float">
            <text:p>2338256</text:p>
          </table:table-cell>
          <table:table-cell office:value-type="float" office:value="2049120" calcext:value-type="float">
            <text:p>2049120</text:p>
          </table:table-cell>
          <table:table-cell office:value-type="float" office:value="165928" calcext:value-type="float">
            <text:p>16592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4: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9.94</text:p>
          </table:table-cell>
          <table:table-cell office:value-type="float" office:value="3658944" calcext:value-type="float">
            <text:p>3658944</text:p>
          </table:table-cell>
          <table:table-cell office:value-type="float" office:value="2016424" calcext:value-type="float">
            <text:p>2016424</text:p>
          </table:table-cell>
          <table:table-cell office:value-type="float" office:value="3734440" calcext:value-type="float">
            <text:p>37344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38276" calcext:value-type="float">
            <text:p>2338276</text:p>
          </table:table-cell>
          <table:table-cell office:value-type="float" office:value="2049132" calcext:value-type="float">
            <text:p>2049132</text:p>
          </table:table-cell>
          <table:table-cell office:value-type="float" office:value="165936" calcext:value-type="float">
            <text:p>16593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4: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9.94</text:p>
          </table:table-cell>
          <table:table-cell office:value-type="float" office:value="3659740" calcext:value-type="float">
            <text:p>3659740</text:p>
          </table:table-cell>
          <table:table-cell office:value-type="float" office:value="2015616" calcext:value-type="float">
            <text:p>2015616</text:p>
          </table:table-cell>
          <table:table-cell office:value-type="float" office:value="3733652" calcext:value-type="float">
            <text:p>37336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38288" calcext:value-type="float">
            <text:p>2338288</text:p>
          </table:table-cell>
          <table:table-cell office:value-type="float" office:value="2049136" calcext:value-type="float">
            <text:p>2049136</text:p>
          </table:table-cell>
          <table:table-cell office:value-type="float" office:value="165944" calcext:value-type="float">
            <text:p>16594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4: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9.95</text:p>
          </table:table-cell>
          <table:table-cell office:value-type="float" office:value="3661508" calcext:value-type="float">
            <text:p>3661508</text:p>
          </table:table-cell>
          <table:table-cell office:value-type="float" office:value="2013536" calcext:value-type="float">
            <text:p>2013536</text:p>
          </table:table-cell>
          <table:table-cell office:value-type="float" office:value="3731872" calcext:value-type="float">
            <text:p>37318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38600" calcext:value-type="float">
            <text:p>2338600</text:p>
          </table:table-cell>
          <table:table-cell office:value-type="float" office:value="2049428" calcext:value-type="float">
            <text:p>2049428</text:p>
          </table:table-cell>
          <table:table-cell office:value-type="float" office:value="165952" calcext:value-type="float">
            <text:p>16595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4: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9.95</text:p>
          </table:table-cell>
          <table:table-cell office:value-type="float" office:value="3661752" calcext:value-type="float">
            <text:p>3661752</text:p>
          </table:table-cell>
          <table:table-cell office:value-type="float" office:value="2013292" calcext:value-type="float">
            <text:p>2013292</text:p>
          </table:table-cell>
          <table:table-cell office:value-type="float" office:value="3731628" calcext:value-type="float">
            <text:p>37316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38600" calcext:value-type="float">
            <text:p>2338600</text:p>
          </table:table-cell>
          <table:table-cell office:value-type="float" office:value="2049420" calcext:value-type="float">
            <text:p>2049420</text:p>
          </table:table-cell>
          <table:table-cell office:value-type="float" office:value="165960" calcext:value-type="float">
            <text:p>16596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4: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20.07</text:p>
          </table:table-cell>
          <table:table-cell office:value-type="float" office:value="3667540" calcext:value-type="float">
            <text:p>3667540</text:p>
          </table:table-cell>
          <table:table-cell office:value-type="float" office:value="2004732" calcext:value-type="float">
            <text:p>2004732</text:p>
          </table:table-cell>
          <table:table-cell office:value-type="float" office:value="3725812" calcext:value-type="float">
            <text:p>37258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41372" calcext:value-type="float">
            <text:p>2341372</text:p>
          </table:table-cell>
          <table:table-cell office:value-type="float" office:value="2052108" calcext:value-type="float">
            <text:p>2052108</text:p>
          </table:table-cell>
          <table:table-cell office:value-type="float" office:value="165976" calcext:value-type="float">
            <text:p>16597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4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20.1</text:p>
          </table:table-cell>
          <table:table-cell office:value-type="float" office:value="3668776" calcext:value-type="float">
            <text:p>3668776</text:p>
          </table:table-cell>
          <table:table-cell office:value-type="float" office:value="2002436" calcext:value-type="float">
            <text:p>2002436</text:p>
          </table:table-cell>
          <table:table-cell office:value-type="float" office:value="3724564" calcext:value-type="float">
            <text:p>37245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42432" calcext:value-type="float">
            <text:p>2342432</text:p>
          </table:table-cell>
          <table:table-cell office:value-type="float" office:value="2053132" calcext:value-type="float">
            <text:p>2053132</text:p>
          </table:table-cell>
          <table:table-cell office:value-type="float" office:value="165984" calcext:value-type="float">
            <text:p>16598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5: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20.11</text:p>
          </table:table-cell>
          <table:table-cell office:value-type="float" office:value="3669404" calcext:value-type="float">
            <text:p>3669404</text:p>
          </table:table-cell>
          <table:table-cell office:value-type="float" office:value="2001792" calcext:value-type="float">
            <text:p>2001792</text:p>
          </table:table-cell>
          <table:table-cell office:value-type="float" office:value="3723928" calcext:value-type="float">
            <text:p>37239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42448" calcext:value-type="float">
            <text:p>2342448</text:p>
          </table:table-cell>
          <table:table-cell office:value-type="float" office:value="2053132" calcext:value-type="float">
            <text:p>2053132</text:p>
          </table:table-cell>
          <table:table-cell office:value-type="float" office:value="166000" calcext:value-type="float">
            <text:p>16600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5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20.11</text:p>
          </table:table-cell>
          <table:table-cell office:value-type="float" office:value="3670700" calcext:value-type="float">
            <text:p>3670700</text:p>
          </table:table-cell>
          <table:table-cell office:value-type="float" office:value="2000224" calcext:value-type="float">
            <text:p>2000224</text:p>
          </table:table-cell>
          <table:table-cell office:value-type="float" office:value="3722596" calcext:value-type="float">
            <text:p>37225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42720" calcext:value-type="float">
            <text:p>2342720</text:p>
          </table:table-cell>
          <table:table-cell office:value-type="float" office:value="2053400" calcext:value-type="float">
            <text:p>2053400</text:p>
          </table:table-cell>
          <table:table-cell office:value-type="float" office:value="166000" calcext:value-type="float">
            <text:p>166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5: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20.18</text:p>
          </table:table-cell>
          <table:table-cell office:value-type="float" office:value="3670604" calcext:value-type="float">
            <text:p>3670604</text:p>
          </table:table-cell>
          <table:table-cell office:value-type="float" office:value="1998452" calcext:value-type="float">
            <text:p>1998452</text:p>
          </table:table-cell>
          <table:table-cell office:value-type="float" office:value="3722704" calcext:value-type="float">
            <text:p>37227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44588" calcext:value-type="float">
            <text:p>2344588</text:p>
          </table:table-cell>
          <table:table-cell office:value-type="float" office:value="2055208" calcext:value-type="float">
            <text:p>2055208</text:p>
          </table:table-cell>
          <table:table-cell office:value-type="float" office:value="166016" calcext:value-type="float">
            <text:p>16601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5: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20.17</text:p>
          </table:table-cell>
          <table:table-cell office:value-type="float" office:value="3662660" calcext:value-type="float">
            <text:p>3662660</text:p>
          </table:table-cell>
          <table:table-cell office:value-type="float" office:value="2006392" calcext:value-type="float">
            <text:p>2006392</text:p>
          </table:table-cell>
          <table:table-cell office:value-type="float" office:value="3730652" calcext:value-type="float">
            <text:p>37306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44592" calcext:value-type="float">
            <text:p>2344592</text:p>
          </table:table-cell>
          <table:table-cell office:value-type="float" office:value="2055208" calcext:value-type="float">
            <text:p>2055208</text:p>
          </table:table-cell>
          <table:table-cell office:value-type="float" office:value="166016" calcext:value-type="float">
            <text:p>16601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5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0.18</text:p>
          </table:table-cell>
          <table:table-cell office:value-type="float" office:value="3658572" calcext:value-type="float">
            <text:p>3658572</text:p>
          </table:table-cell>
          <table:table-cell office:value-type="float" office:value="2010184" calcext:value-type="float">
            <text:p>2010184</text:p>
          </table:table-cell>
          <table:table-cell office:value-type="float" office:value="3734736" calcext:value-type="float">
            <text:p>37347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44888" calcext:value-type="float">
            <text:p>2344888</text:p>
          </table:table-cell>
          <table:table-cell office:value-type="float" office:value="2055480" calcext:value-type="float">
            <text:p>2055480</text:p>
          </table:table-cell>
          <table:table-cell office:value-type="float" office:value="166032" calcext:value-type="float">
            <text:p>16603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5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0.25</text:p>
          </table:table-cell>
          <table:table-cell office:value-type="float" office:value="3660536" calcext:value-type="float">
            <text:p>3660536</text:p>
          </table:table-cell>
          <table:table-cell office:value-type="float" office:value="2006260" calcext:value-type="float">
            <text:p>2006260</text:p>
          </table:table-cell>
          <table:table-cell office:value-type="float" office:value="3732748" calcext:value-type="float">
            <text:p>37327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46848" calcext:value-type="float">
            <text:p>2346848</text:p>
          </table:table-cell>
          <table:table-cell office:value-type="float" office:value="2057392" calcext:value-type="float">
            <text:p>2057392</text:p>
          </table:table-cell>
          <table:table-cell office:value-type="float" office:value="166032" calcext:value-type="float">
            <text:p>16603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5: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0.25</text:p>
          </table:table-cell>
          <table:table-cell office:value-type="float" office:value="3672096" calcext:value-type="float">
            <text:p>3672096</text:p>
          </table:table-cell>
          <table:table-cell office:value-type="float" office:value="1994668" calcext:value-type="float">
            <text:p>1994668</text:p>
          </table:table-cell>
          <table:table-cell office:value-type="float" office:value="3721176" calcext:value-type="float">
            <text:p>37211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46880" calcext:value-type="float">
            <text:p>2346880</text:p>
          </table:table-cell>
          <table:table-cell office:value-type="float" office:value="2057408" calcext:value-type="float">
            <text:p>2057408</text:p>
          </table:table-cell>
          <table:table-cell office:value-type="float" office:value="166048" calcext:value-type="float">
            <text:p>16604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5: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0.24</text:p>
          </table:table-cell>
          <table:table-cell office:value-type="float" office:value="3665272" calcext:value-type="float">
            <text:p>3665272</text:p>
          </table:table-cell>
          <table:table-cell office:value-type="float" office:value="2001504" calcext:value-type="float">
            <text:p>2001504</text:p>
          </table:table-cell>
          <table:table-cell office:value-type="float" office:value="3728012" calcext:value-type="float">
            <text:p>37280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46868" calcext:value-type="float">
            <text:p>2346868</text:p>
          </table:table-cell>
          <table:table-cell office:value-type="float" office:value="2057396" calcext:value-type="float">
            <text:p>2057396</text:p>
          </table:table-cell>
          <table:table-cell office:value-type="float" office:value="166048" calcext:value-type="float">
            <text:p>16604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5: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0.25</text:p>
          </table:table-cell>
          <table:table-cell office:value-type="float" office:value="3659820" calcext:value-type="float">
            <text:p>3659820</text:p>
          </table:table-cell>
          <table:table-cell office:value-type="float" office:value="2006684" calcext:value-type="float">
            <text:p>2006684</text:p>
          </table:table-cell>
          <table:table-cell office:value-type="float" office:value="3733452" calcext:value-type="float">
            <text:p>37334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47140" calcext:value-type="float">
            <text:p>2347140</text:p>
          </table:table-cell>
          <table:table-cell office:value-type="float" office:value="2057644" calcext:value-type="float">
            <text:p>2057644</text:p>
          </table:table-cell>
          <table:table-cell office:value-type="float" office:value="166064" calcext:value-type="float">
            <text:p>16606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5: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0.31</text:p>
          </table:table-cell>
          <table:table-cell office:value-type="float" office:value="3657732" calcext:value-type="float">
            <text:p>3657732</text:p>
          </table:table-cell>
          <table:table-cell office:value-type="float" office:value="2007104" calcext:value-type="float">
            <text:p>2007104</text:p>
          </table:table-cell>
          <table:table-cell office:value-type="float" office:value="3735528" calcext:value-type="float">
            <text:p>37355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48808" calcext:value-type="float">
            <text:p>2348808</text:p>
          </table:table-cell>
          <table:table-cell office:value-type="float" office:value="2059268" calcext:value-type="float">
            <text:p>2059268</text:p>
          </table:table-cell>
          <table:table-cell office:value-type="float" office:value="166064" calcext:value-type="float">
            <text:p>16606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5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0.31</text:p>
          </table:table-cell>
          <table:table-cell office:value-type="float" office:value="3658684" calcext:value-type="float">
            <text:p>3658684</text:p>
          </table:table-cell>
          <table:table-cell office:value-type="float" office:value="2006136" calcext:value-type="float">
            <text:p>2006136</text:p>
          </table:table-cell>
          <table:table-cell office:value-type="float" office:value="3734572" calcext:value-type="float">
            <text:p>37345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48824" calcext:value-type="float">
            <text:p>2348824</text:p>
          </table:table-cell>
          <table:table-cell office:value-type="float" office:value="2059264" calcext:value-type="float">
            <text:p>2059264</text:p>
          </table:table-cell>
          <table:table-cell office:value-type="float" office:value="166080" calcext:value-type="float">
            <text:p>16608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5: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0.3</text:p>
          </table:table-cell>
          <table:table-cell office:value-type="float" office:value="3658976" calcext:value-type="float">
            <text:p>3658976</text:p>
          </table:table-cell>
          <table:table-cell office:value-type="float" office:value="2005832" calcext:value-type="float">
            <text:p>2005832</text:p>
          </table:table-cell>
          <table:table-cell office:value-type="float" office:value="3734280" calcext:value-type="float">
            <text:p>37342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48836" calcext:value-type="float">
            <text:p>2348836</text:p>
          </table:table-cell>
          <table:table-cell office:value-type="float" office:value="2059276" calcext:value-type="float">
            <text:p>2059276</text:p>
          </table:table-cell>
          <table:table-cell office:value-type="float" office:value="166080" calcext:value-type="float">
            <text:p>16608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6: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20.3</text:p>
          </table:table-cell>
          <table:table-cell office:value-type="float" office:value="3661644" calcext:value-type="float">
            <text:p>3661644</text:p>
          </table:table-cell>
          <table:table-cell office:value-type="float" office:value="2003132" calcext:value-type="float">
            <text:p>2003132</text:p>
          </table:table-cell>
          <table:table-cell office:value-type="float" office:value="3731608" calcext:value-type="float">
            <text:p>37316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48868" calcext:value-type="float">
            <text:p>2348868</text:p>
          </table:table-cell>
          <table:table-cell office:value-type="float" office:value="2059292" calcext:value-type="float">
            <text:p>2059292</text:p>
          </table:table-cell>
          <table:table-cell office:value-type="float" office:value="166096" calcext:value-type="float">
            <text:p>16609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6: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20.39</text:p>
          </table:table-cell>
          <table:table-cell office:value-type="float" office:value="3662364" calcext:value-type="float">
            <text:p>3662364</text:p>
          </table:table-cell>
          <table:table-cell office:value-type="float" office:value="1999988" calcext:value-type="float">
            <text:p>1999988</text:p>
          </table:table-cell>
          <table:table-cell office:value-type="float" office:value="3730856" calcext:value-type="float">
            <text:p>37308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51292" calcext:value-type="float">
            <text:p>2351292</text:p>
          </table:table-cell>
          <table:table-cell office:value-type="float" office:value="2061652" calcext:value-type="float">
            <text:p>2061652</text:p>
          </table:table-cell>
          <table:table-cell office:value-type="float" office:value="166096" calcext:value-type="float">
            <text:p>16609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6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20.38</text:p>
          </table:table-cell>
          <table:table-cell office:value-type="float" office:value="3663020" calcext:value-type="float">
            <text:p>3663020</text:p>
          </table:table-cell>
          <table:table-cell office:value-type="float" office:value="1999312" calcext:value-type="float">
            <text:p>1999312</text:p>
          </table:table-cell>
          <table:table-cell office:value-type="float" office:value="3730192" calcext:value-type="float">
            <text:p>37301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51312" calcext:value-type="float">
            <text:p>2351312</text:p>
          </table:table-cell>
          <table:table-cell office:value-type="float" office:value="2061652" calcext:value-type="float">
            <text:p>2061652</text:p>
          </table:table-cell>
          <table:table-cell office:value-type="float" office:value="166112" calcext:value-type="float">
            <text:p>16611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6: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20.39</text:p>
          </table:table-cell>
          <table:table-cell office:value-type="float" office:value="3666136" calcext:value-type="float">
            <text:p>3666136</text:p>
          </table:table-cell>
          <table:table-cell office:value-type="float" office:value="1995732" calcext:value-type="float">
            <text:p>1995732</text:p>
          </table:table-cell>
          <table:table-cell office:value-type="float" office:value="3727048" calcext:value-type="float">
            <text:p>372704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51776" calcext:value-type="float">
            <text:p>2351776</text:p>
          </table:table-cell>
          <table:table-cell office:value-type="float" office:value="2062112" calcext:value-type="float">
            <text:p>2062112</text:p>
          </table:table-cell>
          <table:table-cell office:value-type="float" office:value="166112" calcext:value-type="float">
            <text:p>16611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6: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20.47</text:p>
          </table:table-cell>
          <table:table-cell office:value-type="float" office:value="3661880" calcext:value-type="float">
            <text:p>3661880</text:p>
          </table:table-cell>
          <table:table-cell office:value-type="float" office:value="1997696" calcext:value-type="float">
            <text:p>1997696</text:p>
          </table:table-cell>
          <table:table-cell office:value-type="float" office:value="3731300" calcext:value-type="float">
            <text:p>37313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54068" calcext:value-type="float">
            <text:p>2354068</text:p>
          </table:table-cell>
          <table:table-cell office:value-type="float" office:value="2064308" calcext:value-type="float">
            <text:p>2064308</text:p>
          </table:table-cell>
          <table:table-cell office:value-type="float" office:value="166144" calcext:value-type="float">
            <text:p>16614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6: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20.47</text:p>
          </table:table-cell>
          <table:table-cell office:value-type="float" office:value="3654552" calcext:value-type="float">
            <text:p>3654552</text:p>
          </table:table-cell>
          <table:table-cell office:value-type="float" office:value="2005024" calcext:value-type="float">
            <text:p>2005024</text:p>
          </table:table-cell>
          <table:table-cell office:value-type="float" office:value="3738636" calcext:value-type="float">
            <text:p>37386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54068" calcext:value-type="float">
            <text:p>2354068</text:p>
          </table:table-cell>
          <table:table-cell office:value-type="float" office:value="2064308" calcext:value-type="float">
            <text:p>2064308</text:p>
          </table:table-cell>
          <table:table-cell office:value-type="float" office:value="166144" calcext:value-type="float">
            <text:p>16614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6: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20.47</text:p>
          </table:table-cell>
          <table:table-cell office:value-type="float" office:value="3655096" calcext:value-type="float">
            <text:p>3655096</text:p>
          </table:table-cell>
          <table:table-cell office:value-type="float" office:value="2004460" calcext:value-type="float">
            <text:p>2004460</text:p>
          </table:table-cell>
          <table:table-cell office:value-type="float" office:value="3738092" calcext:value-type="float">
            <text:p>37380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54088" calcext:value-type="float">
            <text:p>2354088</text:p>
          </table:table-cell>
          <table:table-cell office:value-type="float" office:value="2064312" calcext:value-type="float">
            <text:p>2064312</text:p>
          </table:table-cell>
          <table:table-cell office:value-type="float" office:value="166160" calcext:value-type="float">
            <text:p>16616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6: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20.46</text:p>
          </table:table-cell>
          <table:table-cell office:value-type="float" office:value="3655968" calcext:value-type="float">
            <text:p>3655968</text:p>
          </table:table-cell>
          <table:table-cell office:value-type="float" office:value="2003588" calcext:value-type="float">
            <text:p>2003588</text:p>
          </table:table-cell>
          <table:table-cell office:value-type="float" office:value="3737220" calcext:value-type="float">
            <text:p>37372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54088" calcext:value-type="float">
            <text:p>2354088</text:p>
          </table:table-cell>
          <table:table-cell office:value-type="float" office:value="2064312" calcext:value-type="float">
            <text:p>2064312</text:p>
          </table:table-cell>
          <table:table-cell office:value-type="float" office:value="166160" calcext:value-type="float">
            <text:p>16616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6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20.46</text:p>
          </table:table-cell>
          <table:table-cell office:value-type="float" office:value="3659396" calcext:value-type="float">
            <text:p>3659396</text:p>
          </table:table-cell>
          <table:table-cell office:value-type="float" office:value="2000128" calcext:value-type="float">
            <text:p>2000128</text:p>
          </table:table-cell>
          <table:table-cell office:value-type="float" office:value="3733792" calcext:value-type="float">
            <text:p>37337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54120" calcext:value-type="float">
            <text:p>2354120</text:p>
          </table:table-cell>
          <table:table-cell office:value-type="float" office:value="2064328" calcext:value-type="float">
            <text:p>2064328</text:p>
          </table:table-cell>
          <table:table-cell office:value-type="float" office:value="166176" calcext:value-type="float">
            <text:p>16617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6: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20.53</text:p>
          </table:table-cell>
          <table:table-cell office:value-type="float" office:value="3659872" calcext:value-type="float">
            <text:p>3659872</text:p>
          </table:table-cell>
          <table:table-cell office:value-type="float" office:value="1997636" calcext:value-type="float">
            <text:p>1997636</text:p>
          </table:table-cell>
          <table:table-cell office:value-type="float" office:value="3733284" calcext:value-type="float">
            <text:p>37332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56136" calcext:value-type="float">
            <text:p>2356136</text:p>
          </table:table-cell>
          <table:table-cell office:value-type="float" office:value="2066288" calcext:value-type="float">
            <text:p>2066288</text:p>
          </table:table-cell>
          <table:table-cell office:value-type="float" office:value="166184" calcext:value-type="float">
            <text:p>16618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6: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20.53</text:p>
          </table:table-cell>
          <table:table-cell office:value-type="float" office:value="3659688" calcext:value-type="float">
            <text:p>3659688</text:p>
          </table:table-cell>
          <table:table-cell office:value-type="float" office:value="1997804" calcext:value-type="float">
            <text:p>1997804</text:p>
          </table:table-cell>
          <table:table-cell office:value-type="float" office:value="3733468" calcext:value-type="float">
            <text:p>37334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56152" calcext:value-type="float">
            <text:p>2356152</text:p>
          </table:table-cell>
          <table:table-cell office:value-type="float" office:value="2066296" calcext:value-type="float">
            <text:p>2066296</text:p>
          </table:table-cell>
          <table:table-cell office:value-type="float" office:value="166192" calcext:value-type="float">
            <text:p>16619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6: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20.52</text:p>
          </table:table-cell>
          <table:table-cell office:value-type="float" office:value="3659724" calcext:value-type="float">
            <text:p>3659724</text:p>
          </table:table-cell>
          <table:table-cell office:value-type="float" office:value="1997760" calcext:value-type="float">
            <text:p>1997760</text:p>
          </table:table-cell>
          <table:table-cell office:value-type="float" office:value="3733440" calcext:value-type="float">
            <text:p>37334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56160" calcext:value-type="float">
            <text:p>2356160</text:p>
          </table:table-cell>
          <table:table-cell office:value-type="float" office:value="2066292" calcext:value-type="float">
            <text:p>2066292</text:p>
          </table:table-cell>
          <table:table-cell office:value-type="float" office:value="166200" calcext:value-type="float">
            <text:p>1662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7: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20.52</text:p>
          </table:table-cell>
          <table:table-cell office:value-type="float" office:value="3660408" calcext:value-type="float">
            <text:p>3660408</text:p>
          </table:table-cell>
          <table:table-cell office:value-type="float" office:value="1997060" calcext:value-type="float">
            <text:p>1997060</text:p>
          </table:table-cell>
          <table:table-cell office:value-type="float" office:value="3732756" calcext:value-type="float">
            <text:p>37327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56176" calcext:value-type="float">
            <text:p>2356176</text:p>
          </table:table-cell>
          <table:table-cell office:value-type="float" office:value="2066300" calcext:value-type="float">
            <text:p>2066300</text:p>
          </table:table-cell>
          <table:table-cell office:value-type="float" office:value="166208" calcext:value-type="float">
            <text:p>1662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7: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20.6</text:p>
          </table:table-cell>
          <table:table-cell office:value-type="float" office:value="3663520" calcext:value-type="float">
            <text:p>3663520</text:p>
          </table:table-cell>
          <table:table-cell office:value-type="float" office:value="1991812" calcext:value-type="float">
            <text:p>1991812</text:p>
          </table:table-cell>
          <table:table-cell office:value-type="float" office:value="3729508" calcext:value-type="float">
            <text:p>37295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58312" calcext:value-type="float">
            <text:p>2358312</text:p>
          </table:table-cell>
          <table:table-cell office:value-type="float" office:value="2068452" calcext:value-type="float">
            <text:p>2068452</text:p>
          </table:table-cell>
          <table:table-cell office:value-type="float" office:value="166208" calcext:value-type="float">
            <text:p>166208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7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0.59</text:p>
          </table:table-cell>
          <table:table-cell office:value-type="float" office:value="3664476" calcext:value-type="float">
            <text:p>3664476</text:p>
          </table:table-cell>
          <table:table-cell office:value-type="float" office:value="1990768" calcext:value-type="float">
            <text:p>1990768</text:p>
          </table:table-cell>
          <table:table-cell office:value-type="float" office:value="3728652" calcext:value-type="float">
            <text:p>37286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58400" calcext:value-type="float">
            <text:p>2358400</text:p>
          </table:table-cell>
          <table:table-cell office:value-type="float" office:value="2068452" calcext:value-type="float">
            <text:p>2068452</text:p>
          </table:table-cell>
          <table:table-cell office:value-type="float" office:value="166224" calcext:value-type="float">
            <text:p>16622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7: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0.59</text:p>
          </table:table-cell>
          <table:table-cell office:value-type="float" office:value="3664936" calcext:value-type="float">
            <text:p>3664936</text:p>
          </table:table-cell>
          <table:table-cell office:value-type="float" office:value="1990284" calcext:value-type="float">
            <text:p>1990284</text:p>
          </table:table-cell>
          <table:table-cell office:value-type="float" office:value="3728188" calcext:value-type="float">
            <text:p>37281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58424" calcext:value-type="float">
            <text:p>2358424</text:p>
          </table:table-cell>
          <table:table-cell office:value-type="float" office:value="2068476" calcext:value-type="float">
            <text:p>2068476</text:p>
          </table:table-cell>
          <table:table-cell office:value-type="float" office:value="166224" calcext:value-type="float">
            <text:p>16622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7: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0.59</text:p>
          </table:table-cell>
          <table:table-cell office:value-type="float" office:value="3663220" calcext:value-type="float">
            <text:p>3663220</text:p>
          </table:table-cell>
          <table:table-cell office:value-type="float" office:value="1991980" calcext:value-type="float">
            <text:p>1991980</text:p>
          </table:table-cell>
          <table:table-cell office:value-type="float" office:value="3729908" calcext:value-type="float">
            <text:p>37299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58444" calcext:value-type="float">
            <text:p>2358444</text:p>
          </table:table-cell>
          <table:table-cell office:value-type="float" office:value="2068480" calcext:value-type="float">
            <text:p>2068480</text:p>
          </table:table-cell>
          <table:table-cell office:value-type="float" office:value="166240" calcext:value-type="float">
            <text:p>16624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7: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0.6</text:p>
          </table:table-cell>
          <table:table-cell office:value-type="float" office:value="3662616" calcext:value-type="float">
            <text:p>3662616</text:p>
          </table:table-cell>
          <table:table-cell office:value-type="float" office:value="1992304" calcext:value-type="float">
            <text:p>1992304</text:p>
          </table:table-cell>
          <table:table-cell office:value-type="float" office:value="3730504" calcext:value-type="float">
            <text:p>37305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58724" calcext:value-type="float">
            <text:p>2358724</text:p>
          </table:table-cell>
          <table:table-cell office:value-type="float" office:value="2068748" calcext:value-type="float">
            <text:p>2068748</text:p>
          </table:table-cell>
          <table:table-cell office:value-type="float" office:value="166248" calcext:value-type="float">
            <text:p>166248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7: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0.67</text:p>
          </table:table-cell>
          <table:table-cell office:value-type="float" office:value="3664240" calcext:value-type="float">
            <text:p>3664240</text:p>
          </table:table-cell>
          <table:table-cell office:value-type="float" office:value="1988736" calcext:value-type="float">
            <text:p>1988736</text:p>
          </table:table-cell>
          <table:table-cell office:value-type="float" office:value="3728868" calcext:value-type="float">
            <text:p>37288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60668" calcext:value-type="float">
            <text:p>2360668</text:p>
          </table:table-cell>
          <table:table-cell office:value-type="float" office:value="2070632" calcext:value-type="float">
            <text:p>2070632</text:p>
          </table:table-cell>
          <table:table-cell office:value-type="float" office:value="166256" calcext:value-type="float">
            <text:p>166256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7: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0.66</text:p>
          </table:table-cell>
          <table:table-cell office:value-type="float" office:value="3662728" calcext:value-type="float">
            <text:p>3662728</text:p>
          </table:table-cell>
          <table:table-cell office:value-type="float" office:value="1990244" calcext:value-type="float">
            <text:p>1990244</text:p>
          </table:table-cell>
          <table:table-cell office:value-type="float" office:value="3730376" calcext:value-type="float">
            <text:p>37303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60672" calcext:value-type="float">
            <text:p>2360672</text:p>
          </table:table-cell>
          <table:table-cell office:value-type="float" office:value="2070632" calcext:value-type="float">
            <text:p>2070632</text:p>
          </table:table-cell>
          <table:table-cell office:value-type="float" office:value="166256" calcext:value-type="float">
            <text:p>16625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7: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0.66</text:p>
          </table:table-cell>
          <table:table-cell office:value-type="float" office:value="3662764" calcext:value-type="float">
            <text:p>3662764</text:p>
          </table:table-cell>
          <table:table-cell office:value-type="float" office:value="1990188" calcext:value-type="float">
            <text:p>1990188</text:p>
          </table:table-cell>
          <table:table-cell office:value-type="float" office:value="3730340" calcext:value-type="float">
            <text:p>37303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60692" calcext:value-type="float">
            <text:p>2360692</text:p>
          </table:table-cell>
          <table:table-cell office:value-type="float" office:value="2070632" calcext:value-type="float">
            <text:p>2070632</text:p>
          </table:table-cell>
          <table:table-cell office:value-type="float" office:value="166272" calcext:value-type="float">
            <text:p>16627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7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20.65</text:p>
          </table:table-cell>
          <table:table-cell office:value-type="float" office:value="3662536" calcext:value-type="float">
            <text:p>3662536</text:p>
          </table:table-cell>
          <table:table-cell office:value-type="float" office:value="1990416" calcext:value-type="float">
            <text:p>1990416</text:p>
          </table:table-cell>
          <table:table-cell office:value-type="float" office:value="3730568" calcext:value-type="float">
            <text:p>37305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60692" calcext:value-type="float">
            <text:p>2360692</text:p>
          </table:table-cell>
          <table:table-cell office:value-type="float" office:value="2070632" calcext:value-type="float">
            <text:p>2070632</text:p>
          </table:table-cell>
          <table:table-cell office:value-type="float" office:value="166272" calcext:value-type="float">
            <text:p>16627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7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20.65</text:p>
          </table:table-cell>
          <table:table-cell office:value-type="float" office:value="3663536" calcext:value-type="float">
            <text:p>3663536</text:p>
          </table:table-cell>
          <table:table-cell office:value-type="float" office:value="1989396" calcext:value-type="float">
            <text:p>1989396</text:p>
          </table:table-cell>
          <table:table-cell office:value-type="float" office:value="3729568" calcext:value-type="float">
            <text:p>37295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60712" calcext:value-type="float">
            <text:p>2360712</text:p>
          </table:table-cell>
          <table:table-cell office:value-type="float" office:value="2070636" calcext:value-type="float">
            <text:p>2070636</text:p>
          </table:table-cell>
          <table:table-cell office:value-type="float" office:value="166288" calcext:value-type="float">
            <text:p>16628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20.65</text:p>
          </table:table-cell>
          <table:table-cell office:value-type="float" office:value="3665588" calcext:value-type="float">
            <text:p>3665588</text:p>
          </table:table-cell>
          <table:table-cell office:value-type="float" office:value="1987300" calcext:value-type="float">
            <text:p>1987300</text:p>
          </table:table-cell>
          <table:table-cell office:value-type="float" office:value="3727488" calcext:value-type="float">
            <text:p>37274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60756" calcext:value-type="float">
            <text:p>2360756</text:p>
          </table:table-cell>
          <table:table-cell office:value-type="float" office:value="2070680" calcext:value-type="float">
            <text:p>2070680</text:p>
          </table:table-cell>
          <table:table-cell office:value-type="float" office:value="166288" calcext:value-type="float">
            <text:p>166288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8: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20.74</text:p>
          </table:table-cell>
          <table:table-cell office:value-type="float" office:value="3665724" calcext:value-type="float">
            <text:p>3665724</text:p>
          </table:table-cell>
          <table:table-cell office:value-type="float" office:value="1984700" calcext:value-type="float">
            <text:p>1984700</text:p>
          </table:table-cell>
          <table:table-cell office:value-type="float" office:value="3727332" calcext:value-type="float">
            <text:p>37273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63220" calcext:value-type="float">
            <text:p>2363220</text:p>
          </table:table-cell>
          <table:table-cell office:value-type="float" office:value="2073052" calcext:value-type="float">
            <text:p>2073052</text:p>
          </table:table-cell>
          <table:table-cell office:value-type="float" office:value="166320" calcext:value-type="float">
            <text:p>16632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8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20.73</text:p>
          </table:table-cell>
          <table:table-cell office:value-type="float" office:value="3666896" calcext:value-type="float">
            <text:p>3666896</text:p>
          </table:table-cell>
          <table:table-cell office:value-type="float" office:value="1983520" calcext:value-type="float">
            <text:p>1983520</text:p>
          </table:table-cell>
          <table:table-cell office:value-type="float" office:value="3726168" calcext:value-type="float">
            <text:p>372616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63228" calcext:value-type="float">
            <text:p>2363228</text:p>
          </table:table-cell>
          <table:table-cell office:value-type="float" office:value="2073060" calcext:value-type="float">
            <text:p>2073060</text:p>
          </table:table-cell>
          <table:table-cell office:value-type="float" office:value="166320" calcext:value-type="float">
            <text:p>16632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8: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20.73</text:p>
          </table:table-cell>
          <table:table-cell office:value-type="float" office:value="3668052" calcext:value-type="float">
            <text:p>3668052</text:p>
          </table:table-cell>
          <table:table-cell office:value-type="float" office:value="1982356" calcext:value-type="float">
            <text:p>1982356</text:p>
          </table:table-cell>
          <table:table-cell office:value-type="float" office:value="3725020" calcext:value-type="float">
            <text:p>372502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63236" calcext:value-type="float">
            <text:p>2363236</text:p>
          </table:table-cell>
          <table:table-cell office:value-type="float" office:value="2073052" calcext:value-type="float">
            <text:p>2073052</text:p>
          </table:table-cell>
          <table:table-cell office:value-type="float" office:value="166336" calcext:value-type="float">
            <text:p>16633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8: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20.73</text:p>
          </table:table-cell>
          <table:table-cell office:value-type="float" office:value="3667844" calcext:value-type="float">
            <text:p>3667844</text:p>
          </table:table-cell>
          <table:table-cell office:value-type="float" office:value="1982552" calcext:value-type="float">
            <text:p>1982552</text:p>
          </table:table-cell>
          <table:table-cell office:value-type="float" office:value="3725216" calcext:value-type="float">
            <text:p>37252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63248" calcext:value-type="float">
            <text:p>2363248</text:p>
          </table:table-cell>
          <table:table-cell office:value-type="float" office:value="2073064" calcext:value-type="float">
            <text:p>2073064</text:p>
          </table:table-cell>
          <table:table-cell office:value-type="float" office:value="166336" calcext:value-type="float">
            <text:p>16633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8: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20.73</text:p>
          </table:table-cell>
          <table:table-cell office:value-type="float" office:value="3667672" calcext:value-type="float">
            <text:p>3667672</text:p>
          </table:table-cell>
          <table:table-cell office:value-type="float" office:value="1982704" calcext:value-type="float">
            <text:p>1982704</text:p>
          </table:table-cell>
          <table:table-cell office:value-type="float" office:value="3725388" calcext:value-type="float">
            <text:p>37253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63268" calcext:value-type="float">
            <text:p>2363268</text:p>
          </table:table-cell>
          <table:table-cell office:value-type="float" office:value="2073068" calcext:value-type="float">
            <text:p>2073068</text:p>
          </table:table-cell>
          <table:table-cell office:value-type="float" office:value="166352" calcext:value-type="float">
            <text:p>16635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8: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20.72</text:p>
          </table:table-cell>
          <table:table-cell office:value-type="float" office:value="3668416" calcext:value-type="float">
            <text:p>3668416</text:p>
          </table:table-cell>
          <table:table-cell office:value-type="float" office:value="1981940" calcext:value-type="float">
            <text:p>1981940</text:p>
          </table:table-cell>
          <table:table-cell office:value-type="float" office:value="3724640" calcext:value-type="float">
            <text:p>37246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63288" calcext:value-type="float">
            <text:p>2363288</text:p>
          </table:table-cell>
          <table:table-cell office:value-type="float" office:value="2073080" calcext:value-type="float">
            <text:p>2073080</text:p>
          </table:table-cell>
          <table:table-cell office:value-type="float" office:value="166360" calcext:value-type="float">
            <text:p>16636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8: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20.72</text:p>
          </table:table-cell>
          <table:table-cell office:value-type="float" office:value="3669312" calcext:value-type="float">
            <text:p>3669312</text:p>
          </table:table-cell>
          <table:table-cell office:value-type="float" office:value="1981044" calcext:value-type="float">
            <text:p>1981044</text:p>
          </table:table-cell>
          <table:table-cell office:value-type="float" office:value="3723760" calcext:value-type="float">
            <text:p>372376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63288" calcext:value-type="float">
            <text:p>2363288</text:p>
          </table:table-cell>
          <table:table-cell office:value-type="float" office:value="2073072" calcext:value-type="float">
            <text:p>2073072</text:p>
          </table:table-cell>
          <table:table-cell office:value-type="float" office:value="166368" calcext:value-type="float">
            <text:p>166368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8: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0.79</text:p>
          </table:table-cell>
          <table:table-cell office:value-type="float" office:value="3670596" calcext:value-type="float">
            <text:p>3670596</text:p>
          </table:table-cell>
          <table:table-cell office:value-type="float" office:value="1977948" calcext:value-type="float">
            <text:p>1977948</text:p>
          </table:table-cell>
          <table:table-cell office:value-type="float" office:value="3722444" calcext:value-type="float">
            <text:p>372244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65100" calcext:value-type="float">
            <text:p>2365100</text:p>
          </table:table-cell>
          <table:table-cell office:value-type="float" office:value="2074820" calcext:value-type="float">
            <text:p>2074820</text:p>
          </table:table-cell>
          <table:table-cell office:value-type="float" office:value="166384" calcext:value-type="float">
            <text:p>16638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8: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0.79</text:p>
          </table:table-cell>
          <table:table-cell office:value-type="float" office:value="3669316" calcext:value-type="float">
            <text:p>3669316</text:p>
          </table:table-cell>
          <table:table-cell office:value-type="float" office:value="1979220" calcext:value-type="float">
            <text:p>1979220</text:p>
          </table:table-cell>
          <table:table-cell office:value-type="float" office:value="3723724" calcext:value-type="float">
            <text:p>37237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65108" calcext:value-type="float">
            <text:p>2365108</text:p>
          </table:table-cell>
          <table:table-cell office:value-type="float" office:value="2074812" calcext:value-type="float">
            <text:p>2074812</text:p>
          </table:table-cell>
          <table:table-cell office:value-type="float" office:value="166400" calcext:value-type="float">
            <text:p>16640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8: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0.9</text:p>
          </table:table-cell>
          <table:table-cell office:value-type="float" office:value="3675212" calcext:value-type="float">
            <text:p>3675212</text:p>
          </table:table-cell>
          <table:table-cell office:value-type="float" office:value="1970392" calcext:value-type="float">
            <text:p>1970392</text:p>
          </table:table-cell>
          <table:table-cell office:value-type="float" office:value="3717792" calcext:value-type="float">
            <text:p>37177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68040" calcext:value-type="float">
            <text:p>2368040</text:p>
          </table:table-cell>
          <table:table-cell office:value-type="float" office:value="2077660" calcext:value-type="float">
            <text:p>2077660</text:p>
          </table:table-cell>
          <table:table-cell office:value-type="float" office:value="166408" calcext:value-type="float">
            <text:p>16640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8: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0.9</text:p>
          </table:table-cell>
          <table:table-cell office:value-type="float" office:value="3675060" calcext:value-type="float">
            <text:p>3675060</text:p>
          </table:table-cell>
          <table:table-cell office:value-type="float" office:value="1970528" calcext:value-type="float">
            <text:p>1970528</text:p>
          </table:table-cell>
          <table:table-cell office:value-type="float" office:value="3717932" calcext:value-type="float">
            <text:p>37179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68056" calcext:value-type="float">
            <text:p>2368056</text:p>
          </table:table-cell>
          <table:table-cell office:value-type="float" office:value="2077668" calcext:value-type="float">
            <text:p>2077668</text:p>
          </table:table-cell>
          <table:table-cell office:value-type="float" office:value="166416" calcext:value-type="float">
            <text:p>16641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9: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0.89</text:p>
          </table:table-cell>
          <table:table-cell office:value-type="float" office:value="3675404" calcext:value-type="float">
            <text:p>3675404</text:p>
          </table:table-cell>
          <table:table-cell office:value-type="float" office:value="1970152" calcext:value-type="float">
            <text:p>1970152</text:p>
          </table:table-cell>
          <table:table-cell office:value-type="float" office:value="3717588" calcext:value-type="float">
            <text:p>37175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68088" calcext:value-type="float">
            <text:p>2368088</text:p>
          </table:table-cell>
          <table:table-cell office:value-type="float" office:value="2077688" calcext:value-type="float">
            <text:p>2077688</text:p>
          </table:table-cell>
          <table:table-cell office:value-type="float" office:value="166424" calcext:value-type="float">
            <text:p>16642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9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0.89</text:p>
          </table:table-cell>
          <table:table-cell office:value-type="float" office:value="3675908" calcext:value-type="float">
            <text:p>3675908</text:p>
          </table:table-cell>
          <table:table-cell office:value-type="float" office:value="1969656" calcext:value-type="float">
            <text:p>1969656</text:p>
          </table:table-cell>
          <table:table-cell office:value-type="float" office:value="3717100" calcext:value-type="float">
            <text:p>371710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68080" calcext:value-type="float">
            <text:p>2368080</text:p>
          </table:table-cell>
          <table:table-cell office:value-type="float" office:value="2077672" calcext:value-type="float">
            <text:p>2077672</text:p>
          </table:table-cell>
          <table:table-cell office:value-type="float" office:value="166432" calcext:value-type="float">
            <text:p>1664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9: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0.89</text:p>
          </table:table-cell>
          <table:table-cell office:value-type="float" office:value="3675608" calcext:value-type="float">
            <text:p>3675608</text:p>
          </table:table-cell>
          <table:table-cell office:value-type="float" office:value="1969940" calcext:value-type="float">
            <text:p>1969940</text:p>
          </table:table-cell>
          <table:table-cell office:value-type="float" office:value="3717388" calcext:value-type="float">
            <text:p>37173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68096" calcext:value-type="float">
            <text:p>2368096</text:p>
          </table:table-cell>
          <table:table-cell office:value-type="float" office:value="2077680" calcext:value-type="float">
            <text:p>2077680</text:p>
          </table:table-cell>
          <table:table-cell office:value-type="float" office:value="166440" calcext:value-type="float">
            <text:p>16644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9: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20.88</text:p>
          </table:table-cell>
          <table:table-cell office:value-type="float" office:value="3683256" calcext:value-type="float">
            <text:p>3683256</text:p>
          </table:table-cell>
          <table:table-cell office:value-type="float" office:value="1962288" calcext:value-type="float">
            <text:p>1962288</text:p>
          </table:table-cell>
          <table:table-cell office:value-type="float" office:value="3709752" calcext:value-type="float">
            <text:p>370975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68100" calcext:value-type="float">
            <text:p>2368100</text:p>
          </table:table-cell>
          <table:table-cell office:value-type="float" office:value="2077676" calcext:value-type="float">
            <text:p>2077676</text:p>
          </table:table-cell>
          <table:table-cell office:value-type="float" office:value="166448" calcext:value-type="float">
            <text:p>166448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9: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20.97</text:p>
          </table:table-cell>
          <table:table-cell office:value-type="float" office:value="3686148" calcext:value-type="float">
            <text:p>3686148</text:p>
          </table:table-cell>
          <table:table-cell office:value-type="float" office:value="1957244" calcext:value-type="float">
            <text:p>1957244</text:p>
          </table:table-cell>
          <table:table-cell office:value-type="float" office:value="3706816" calcext:value-type="float">
            <text:p>370681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70252" calcext:value-type="float">
            <text:p>2370252</text:p>
          </table:table-cell>
          <table:table-cell office:value-type="float" office:value="2079768" calcext:value-type="float">
            <text:p>2079768</text:p>
          </table:table-cell>
          <table:table-cell office:value-type="float" office:value="166456" calcext:value-type="float">
            <text:p>16645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9: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20.97</text:p>
          </table:table-cell>
          <table:table-cell office:value-type="float" office:value="3687672" calcext:value-type="float">
            <text:p>3687672</text:p>
          </table:table-cell>
          <table:table-cell office:value-type="float" office:value="1955696" calcext:value-type="float">
            <text:p>1955696</text:p>
          </table:table-cell>
          <table:table-cell office:value-type="float" office:value="3705308" calcext:value-type="float">
            <text:p>37053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70276" calcext:value-type="float">
            <text:p>2370276</text:p>
          </table:table-cell>
          <table:table-cell office:value-type="float" office:value="2079776" calcext:value-type="float">
            <text:p>2079776</text:p>
          </table:table-cell>
          <table:table-cell office:value-type="float" office:value="166464" calcext:value-type="float">
            <text:p>16646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9: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20.97</text:p>
          </table:table-cell>
          <table:table-cell office:value-type="float" office:value="3687588" calcext:value-type="float">
            <text:p>3687588</text:p>
          </table:table-cell>
          <table:table-cell office:value-type="float" office:value="1955772" calcext:value-type="float">
            <text:p>1955772</text:p>
          </table:table-cell>
          <table:table-cell office:value-type="float" office:value="3705392" calcext:value-type="float">
            <text:p>370539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70284" calcext:value-type="float">
            <text:p>2370284</text:p>
          </table:table-cell>
          <table:table-cell office:value-type="float" office:value="2079776" calcext:value-type="float">
            <text:p>2079776</text:p>
          </table:table-cell>
          <table:table-cell office:value-type="float" office:value="166472" calcext:value-type="float">
            <text:p>16647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9: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21.01</text:p>
          </table:table-cell>
          <table:table-cell office:value-type="float" office:value="3689344" calcext:value-type="float">
            <text:p>3689344</text:p>
          </table:table-cell>
          <table:table-cell office:value-type="float" office:value="1952700" calcext:value-type="float">
            <text:p>1952700</text:p>
          </table:table-cell>
          <table:table-cell office:value-type="float" office:value="3703612" calcext:value-type="float">
            <text:p>370361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71600" calcext:value-type="float">
            <text:p>2371600</text:p>
          </table:table-cell>
          <table:table-cell office:value-type="float" office:value="2081048" calcext:value-type="float">
            <text:p>2081048</text:p>
          </table:table-cell>
          <table:table-cell office:value-type="float" office:value="166480" calcext:value-type="float">
            <text:p>16648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9: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21.03</text:p>
          </table:table-cell>
          <table:table-cell office:value-type="float" office:value="3692468" calcext:value-type="float">
            <text:p>3692468</text:p>
          </table:table-cell>
          <table:table-cell office:value-type="float" office:value="1948776" calcext:value-type="float">
            <text:p>1948776</text:p>
          </table:table-cell>
          <table:table-cell office:value-type="float" office:value="3700484" calcext:value-type="float">
            <text:p>370048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72400" calcext:value-type="float">
            <text:p>2372400</text:p>
          </table:table-cell>
          <table:table-cell office:value-type="float" office:value="2081820" calcext:value-type="float">
            <text:p>2081820</text:p>
          </table:table-cell>
          <table:table-cell office:value-type="float" office:value="166488" calcext:value-type="float">
            <text:p>166488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9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21.1</text:p>
          </table:table-cell>
          <table:table-cell office:value-type="float" office:value="3694352" calcext:value-type="float">
            <text:p>3694352</text:p>
          </table:table-cell>
          <table:table-cell office:value-type="float" office:value="1944996" calcext:value-type="float">
            <text:p>1944996</text:p>
          </table:table-cell>
          <table:table-cell office:value-type="float" office:value="3698564" calcext:value-type="float">
            <text:p>36985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74296" calcext:value-type="float">
            <text:p>2374296</text:p>
          </table:table-cell>
          <table:table-cell office:value-type="float" office:value="2083660" calcext:value-type="float">
            <text:p>2083660</text:p>
          </table:table-cell>
          <table:table-cell office:value-type="float" office:value="166496" calcext:value-type="float">
            <text:p>166496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9: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21.1</text:p>
          </table:table-cell>
          <table:table-cell office:value-type="float" office:value="3689228" calcext:value-type="float">
            <text:p>3689228</text:p>
          </table:table-cell>
          <table:table-cell office:value-type="float" office:value="1950108" calcext:value-type="float">
            <text:p>1950108</text:p>
          </table:table-cell>
          <table:table-cell office:value-type="float" office:value="3703696" calcext:value-type="float">
            <text:p>37036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74308" calcext:value-type="float">
            <text:p>2374308</text:p>
          </table:table-cell>
          <table:table-cell office:value-type="float" office:value="2083664" calcext:value-type="float">
            <text:p>2083664</text:p>
          </table:table-cell>
          <table:table-cell office:value-type="float" office:value="166504" calcext:value-type="float">
            <text:p>16650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29: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21.16</text:p>
          </table:table-cell>
          <table:table-cell office:value-type="float" office:value="3691824" calcext:value-type="float">
            <text:p>3691824</text:p>
          </table:table-cell>
          <table:table-cell office:value-type="float" office:value="1945660" calcext:value-type="float">
            <text:p>1945660</text:p>
          </table:table-cell>
          <table:table-cell office:value-type="float" office:value="3701072" calcext:value-type="float">
            <text:p>370107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76160" calcext:value-type="float">
            <text:p>2376160</text:p>
          </table:table-cell>
          <table:table-cell office:value-type="float" office:value="2085448" calcext:value-type="float">
            <text:p>2085448</text:p>
          </table:table-cell>
          <table:table-cell office:value-type="float" office:value="166520" calcext:value-type="float">
            <text:p>16652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0: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21.17</text:p>
          </table:table-cell>
          <table:table-cell office:value-type="float" office:value="3692436" calcext:value-type="float">
            <text:p>3692436</text:p>
          </table:table-cell>
          <table:table-cell office:value-type="float" office:value="1945028" calcext:value-type="float">
            <text:p>1945028</text:p>
          </table:table-cell>
          <table:table-cell office:value-type="float" office:value="3700464" calcext:value-type="float">
            <text:p>370046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76180" calcext:value-type="float">
            <text:p>2376180</text:p>
          </table:table-cell>
          <table:table-cell office:value-type="float" office:value="2085460" calcext:value-type="float">
            <text:p>2085460</text:p>
          </table:table-cell>
          <table:table-cell office:value-type="float" office:value="166528" calcext:value-type="float">
            <text:p>16652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0: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1.22</text:p>
          </table:table-cell>
          <table:table-cell office:value-type="float" office:value="3695788" calcext:value-type="float">
            <text:p>3695788</text:p>
          </table:table-cell>
          <table:table-cell office:value-type="float" office:value="1940280" calcext:value-type="float">
            <text:p>1940280</text:p>
          </table:table-cell>
          <table:table-cell office:value-type="float" office:value="3697180" calcext:value-type="float">
            <text:p>36971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77576" calcext:value-type="float">
            <text:p>2377576</text:p>
          </table:table-cell>
          <table:table-cell office:value-type="float" office:value="2086824" calcext:value-type="float">
            <text:p>2086824</text:p>
          </table:table-cell>
          <table:table-cell office:value-type="float" office:value="166536" calcext:value-type="float">
            <text:p>166536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0: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1.25</text:p>
          </table:table-cell>
          <table:table-cell office:value-type="float" office:value="3695016" calcext:value-type="float">
            <text:p>3695016</text:p>
          </table:table-cell>
          <table:table-cell office:value-type="float" office:value="1940064" calcext:value-type="float">
            <text:p>1940064</text:p>
          </table:table-cell>
          <table:table-cell office:value-type="float" office:value="3697856" calcext:value-type="float">
            <text:p>369785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78564" calcext:value-type="float">
            <text:p>2378564</text:p>
          </table:table-cell>
          <table:table-cell office:value-type="float" office:value="2087772" calcext:value-type="float">
            <text:p>2087772</text:p>
          </table:table-cell>
          <table:table-cell office:value-type="float" office:value="166544" calcext:value-type="float">
            <text:p>166544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0: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1.25</text:p>
          </table:table-cell>
          <table:table-cell office:value-type="float" office:value="3695316" calcext:value-type="float">
            <text:p>3695316</text:p>
          </table:table-cell>
          <table:table-cell office:value-type="float" office:value="1939300" calcext:value-type="float">
            <text:p>1939300</text:p>
          </table:table-cell>
          <table:table-cell office:value-type="float" office:value="3697096" calcext:value-type="float">
            <text:p>369709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79028" calcext:value-type="float">
            <text:p>2379028</text:p>
          </table:table-cell>
          <table:table-cell office:value-type="float" office:value="2088228" calcext:value-type="float">
            <text:p>2088228</text:p>
          </table:table-cell>
          <table:table-cell office:value-type="float" office:value="166552" calcext:value-type="float">
            <text:p>166552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0: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1.27</text:p>
          </table:table-cell>
          <table:table-cell office:value-type="float" office:value="3696316" calcext:value-type="float">
            <text:p>3696316</text:p>
          </table:table-cell>
          <table:table-cell office:value-type="float" office:value="1937972" calcext:value-type="float">
            <text:p>1937972</text:p>
          </table:table-cell>
          <table:table-cell office:value-type="float" office:value="3696536" calcext:value-type="float">
            <text:p>369653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79356" calcext:value-type="float">
            <text:p>2379356</text:p>
          </table:table-cell>
          <table:table-cell office:value-type="float" office:value="2088536" calcext:value-type="float">
            <text:p>2088536</text:p>
          </table:table-cell>
          <table:table-cell office:value-type="float" office:value="166552" calcext:value-type="float">
            <text:p>16655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0: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21.32</text:p>
          </table:table-cell>
          <table:table-cell office:value-type="float" office:value="3696472" calcext:value-type="float">
            <text:p>3696472</text:p>
          </table:table-cell>
          <table:table-cell office:value-type="float" office:value="1936500" calcext:value-type="float">
            <text:p>1936500</text:p>
          </table:table-cell>
          <table:table-cell office:value-type="float" office:value="3696376" calcext:value-type="float">
            <text:p>3696376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80672" calcext:value-type="float">
            <text:p>2380672</text:p>
          </table:table-cell>
          <table:table-cell office:value-type="float" office:value="2089808" calcext:value-type="float">
            <text:p>2089808</text:p>
          </table:table-cell>
          <table:table-cell office:value-type="float" office:value="166568" calcext:value-type="float">
            <text:p>16656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0: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21.31</text:p>
          </table:table-cell>
          <table:table-cell office:value-type="float" office:value="3696724" calcext:value-type="float">
            <text:p>3696724</text:p>
          </table:table-cell>
          <table:table-cell office:value-type="float" office:value="1936236" calcext:value-type="float">
            <text:p>1936236</text:p>
          </table:table-cell>
          <table:table-cell office:value-type="float" office:value="3696128" calcext:value-type="float">
            <text:p>36961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80684" calcext:value-type="float">
            <text:p>2380684</text:p>
          </table:table-cell>
          <table:table-cell office:value-type="float" office:value="2089808" calcext:value-type="float">
            <text:p>2089808</text:p>
          </table:table-cell>
          <table:table-cell office:value-type="float" office:value="166576" calcext:value-type="float">
            <text:p>16657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0: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21.31</text:p>
          </table:table-cell>
          <table:table-cell office:value-type="float" office:value="3696908" calcext:value-type="float">
            <text:p>3696908</text:p>
          </table:table-cell>
          <table:table-cell office:value-type="float" office:value="1936032" calcext:value-type="float">
            <text:p>1936032</text:p>
          </table:table-cell>
          <table:table-cell office:value-type="float" office:value="3695932" calcext:value-type="float">
            <text:p>3695932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80704" calcext:value-type="float">
            <text:p>2380704</text:p>
          </table:table-cell>
          <table:table-cell office:value-type="float" office:value="2089820" calcext:value-type="float">
            <text:p>2089820</text:p>
          </table:table-cell>
          <table:table-cell office:value-type="float" office:value="166584" calcext:value-type="float">
            <text:p>166584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0: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21.34</text:p>
          </table:table-cell>
          <table:table-cell office:value-type="float" office:value="3698464" calcext:value-type="float">
            <text:p>3698464</text:p>
          </table:table-cell>
          <table:table-cell office:value-type="float" office:value="1933968" calcext:value-type="float">
            <text:p>1933968</text:p>
          </table:table-cell>
          <table:table-cell office:value-type="float" office:value="3694380" calcext:value-type="float">
            <text:p>369438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81212" calcext:value-type="float">
            <text:p>2381212</text:p>
          </table:table-cell>
          <table:table-cell office:value-type="float" office:value="2090644" calcext:value-type="float">
            <text:p>2090644</text:p>
          </table:table-cell>
          <table:table-cell office:value-type="float" office:value="166592" calcext:value-type="float">
            <text:p>16659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0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21.41</text:p>
          </table:table-cell>
          <table:table-cell office:value-type="float" office:value="3698484" calcext:value-type="float">
            <text:p>3698484</text:p>
          </table:table-cell>
          <table:table-cell office:value-type="float" office:value="1931460" calcext:value-type="float">
            <text:p>1931460</text:p>
          </table:table-cell>
          <table:table-cell office:value-type="float" office:value="3694328" calcext:value-type="float">
            <text:p>369432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83700" calcext:value-type="float">
            <text:p>2383700</text:p>
          </table:table-cell>
          <table:table-cell office:value-type="float" office:value="2092720" calcext:value-type="float">
            <text:p>2092720</text:p>
          </table:table-cell>
          <table:table-cell office:value-type="float" office:value="166600" calcext:value-type="float">
            <text:p>16660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0: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21.41</text:p>
          </table:table-cell>
          <table:table-cell office:value-type="float" office:value="3699480" calcext:value-type="float">
            <text:p>3699480</text:p>
          </table:table-cell>
          <table:table-cell office:value-type="float" office:value="1930444" calcext:value-type="float">
            <text:p>1930444</text:p>
          </table:table-cell>
          <table:table-cell office:value-type="float" office:value="3693324" calcext:value-type="float">
            <text:p>369332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83720" calcext:value-type="float">
            <text:p>2383720</text:p>
          </table:table-cell>
          <table:table-cell office:value-type="float" office:value="2092724" calcext:value-type="float">
            <text:p>2092724</text:p>
          </table:table-cell>
          <table:table-cell office:value-type="float" office:value="166616" calcext:value-type="float">
            <text:p>16661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0: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21.4</text:p>
          </table:table-cell>
          <table:table-cell office:value-type="float" office:value="3700212" calcext:value-type="float">
            <text:p>3700212</text:p>
          </table:table-cell>
          <table:table-cell office:value-type="float" office:value="1929696" calcext:value-type="float">
            <text:p>1929696</text:p>
          </table:table-cell>
          <table:table-cell office:value-type="float" office:value="3692588" calcext:value-type="float">
            <text:p>36925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83736" calcext:value-type="float">
            <text:p>2383736</text:p>
          </table:table-cell>
          <table:table-cell office:value-type="float" office:value="2092740" calcext:value-type="float">
            <text:p>2092740</text:p>
          </table:table-cell>
          <table:table-cell office:value-type="float" office:value="166616" calcext:value-type="float">
            <text:p>16661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1: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21.4</text:p>
          </table:table-cell>
          <table:table-cell office:value-type="float" office:value="3698996" calcext:value-type="float">
            <text:p>3698996</text:p>
          </table:table-cell>
          <table:table-cell office:value-type="float" office:value="1930896" calcext:value-type="float">
            <text:p>1930896</text:p>
          </table:table-cell>
          <table:table-cell office:value-type="float" office:value="3693808" calcext:value-type="float">
            <text:p>369380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83752" calcext:value-type="float">
            <text:p>2383752</text:p>
          </table:table-cell>
          <table:table-cell office:value-type="float" office:value="2092740" calcext:value-type="float">
            <text:p>2092740</text:p>
          </table:table-cell>
          <table:table-cell office:value-type="float" office:value="166632" calcext:value-type="float">
            <text:p>16663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1: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21.4</text:p>
          </table:table-cell>
          <table:table-cell office:value-type="float" office:value="3698208" calcext:value-type="float">
            <text:p>3698208</text:p>
          </table:table-cell>
          <table:table-cell office:value-type="float" office:value="1931684" calcext:value-type="float">
            <text:p>1931684</text:p>
          </table:table-cell>
          <table:table-cell office:value-type="float" office:value="3694604" calcext:value-type="float">
            <text:p>3694604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83752" calcext:value-type="float">
            <text:p>2383752</text:p>
          </table:table-cell>
          <table:table-cell office:value-type="float" office:value="2092740" calcext:value-type="float">
            <text:p>2092740</text:p>
          </table:table-cell>
          <table:table-cell office:value-type="float" office:value="166632" calcext:value-type="float">
            <text:p>166632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1: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21.39</text:p>
          </table:table-cell>
          <table:table-cell office:value-type="float" office:value="3697624" calcext:value-type="float">
            <text:p>3697624</text:p>
          </table:table-cell>
          <table:table-cell office:value-type="float" office:value="1932252" calcext:value-type="float">
            <text:p>1932252</text:p>
          </table:table-cell>
          <table:table-cell office:value-type="float" office:value="3695188" calcext:value-type="float">
            <text:p>3695188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83768" calcext:value-type="float">
            <text:p>2383768</text:p>
          </table:table-cell>
          <table:table-cell office:value-type="float" office:value="2092740" calcext:value-type="float">
            <text:p>2092740</text:p>
          </table:table-cell>
          <table:table-cell office:value-type="float" office:value="166648" calcext:value-type="float">
            <text:p>166648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1: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21.39</text:p>
          </table:table-cell>
          <table:table-cell office:value-type="float" office:value="3698968" calcext:value-type="float">
            <text:p>3698968</text:p>
          </table:table-cell>
          <table:table-cell office:value-type="float" office:value="1930456" calcext:value-type="float">
            <text:p>1930456</text:p>
          </table:table-cell>
          <table:table-cell office:value-type="float" office:value="3693840" calcext:value-type="float">
            <text:p>3693840</text:p>
          </table:table-cell>
          <table:table-cell office:value-type="float" office:value="1486080" calcext:value-type="float">
            <text:p>1486080</text:p>
          </table:table-cell>
          <table:table-cell office:value-type="float" office:value="2384220" calcext:value-type="float">
            <text:p>2384220</text:p>
          </table:table-cell>
          <table:table-cell office:value-type="float" office:value="2093188" calcext:value-type="float">
            <text:p>2093188</text:p>
          </table:table-cell>
          <table:table-cell office:value-type="float" office:value="166648" calcext:value-type="float">
            <text:p>16664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1: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21.44</text:p>
          </table:table-cell>
          <table:table-cell office:value-type="float" office:value="3701108" calcext:value-type="float">
            <text:p>3701108</text:p>
          </table:table-cell>
          <table:table-cell office:value-type="float" office:value="1926908" calcext:value-type="float">
            <text:p>1926908</text:p>
          </table:table-cell>
          <table:table-cell office:value-type="float" office:value="3691596" calcext:value-type="float">
            <text:p>3691596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85628" calcext:value-type="float">
            <text:p>2385628</text:p>
          </table:table-cell>
          <table:table-cell office:value-type="float" office:value="2094532" calcext:value-type="float">
            <text:p>2094532</text:p>
          </table:table-cell>
          <table:table-cell office:value-type="float" office:value="166672" calcext:value-type="float">
            <text:p>16667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1: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21.47</text:p>
          </table:table-cell>
          <table:table-cell office:value-type="float" office:value="3700964" calcext:value-type="float">
            <text:p>3700964</text:p>
          </table:table-cell>
          <table:table-cell office:value-type="float" office:value="1926524" calcext:value-type="float">
            <text:p>1926524</text:p>
          </table:table-cell>
          <table:table-cell office:value-type="float" office:value="3691816" calcext:value-type="float">
            <text:p>3691816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86156" calcext:value-type="float">
            <text:p>2386156</text:p>
          </table:table-cell>
          <table:table-cell office:value-type="float" office:value="2095024" calcext:value-type="float">
            <text:p>2095024</text:p>
          </table:table-cell>
          <table:table-cell office:value-type="float" office:value="166696" calcext:value-type="float">
            <text:p>166696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1: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21.47</text:p>
          </table:table-cell>
          <table:table-cell office:value-type="float" office:value="3701760" calcext:value-type="float">
            <text:p>3701760</text:p>
          </table:table-cell>
          <table:table-cell office:value-type="float" office:value="1925720" calcext:value-type="float">
            <text:p>1925720</text:p>
          </table:table-cell>
          <table:table-cell office:value-type="float" office:value="3691020" calcext:value-type="float">
            <text:p>3691020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86164" calcext:value-type="float">
            <text:p>2386164</text:p>
          </table:table-cell>
          <table:table-cell office:value-type="float" office:value="2095016" calcext:value-type="float">
            <text:p>2095016</text:p>
          </table:table-cell>
          <table:table-cell office:value-type="float" office:value="166712" calcext:value-type="float">
            <text:p>166712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1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1.93</text:p>
          </table:table-cell>
          <table:table-cell office:value-type="float" office:value="3702100" calcext:value-type="float">
            <text:p>3702100</text:p>
          </table:table-cell>
          <table:table-cell office:value-type="float" office:value="1925248" calcext:value-type="float">
            <text:p>1925248</text:p>
          </table:table-cell>
          <table:table-cell office:value-type="float" office:value="3690632" calcext:value-type="float">
            <text:p>3690632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86296" calcext:value-type="float">
            <text:p>2386296</text:p>
          </table:table-cell>
          <table:table-cell office:value-type="float" office:value="2095024" calcext:value-type="float">
            <text:p>2095024</text:p>
          </table:table-cell>
          <table:table-cell office:value-type="float" office:value="166744" calcext:value-type="float">
            <text:p>16674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1: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1.93</text:p>
          </table:table-cell>
          <table:table-cell office:value-type="float" office:value="3702048" calcext:value-type="float">
            <text:p>3702048</text:p>
          </table:table-cell>
          <table:table-cell office:value-type="float" office:value="1925272" calcext:value-type="float">
            <text:p>1925272</text:p>
          </table:table-cell>
          <table:table-cell office:value-type="float" office:value="3690676" calcext:value-type="float">
            <text:p>3690676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86324" calcext:value-type="float">
            <text:p>2386324</text:p>
          </table:table-cell>
          <table:table-cell office:value-type="float" office:value="2095028" calcext:value-type="float">
            <text:p>2095028</text:p>
          </table:table-cell>
          <table:table-cell office:value-type="float" office:value="166764" calcext:value-type="float">
            <text:p>166764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1: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1.92</text:p>
          </table:table-cell>
          <table:table-cell office:value-type="float" office:value="3701788" calcext:value-type="float">
            <text:p>3701788</text:p>
          </table:table-cell>
          <table:table-cell office:value-type="float" office:value="1925532" calcext:value-type="float">
            <text:p>1925532</text:p>
          </table:table-cell>
          <table:table-cell office:value-type="float" office:value="3690944" calcext:value-type="float">
            <text:p>3690944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86324" calcext:value-type="float">
            <text:p>2386324</text:p>
          </table:table-cell>
          <table:table-cell office:value-type="float" office:value="2095028" calcext:value-type="float">
            <text:p>2095028</text:p>
          </table:table-cell>
          <table:table-cell office:value-type="float" office:value="166764" calcext:value-type="float">
            <text:p>16676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1: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21.93</text:p>
          </table:table-cell>
          <table:table-cell office:value-type="float" office:value="3702544" calcext:value-type="float">
            <text:p>3702544</text:p>
          </table:table-cell>
          <table:table-cell office:value-type="float" office:value="1924744" calcext:value-type="float">
            <text:p>1924744</text:p>
          </table:table-cell>
          <table:table-cell office:value-type="float" office:value="3690188" calcext:value-type="float">
            <text:p>3690188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86356" calcext:value-type="float">
            <text:p>2386356</text:p>
          </table:table-cell>
          <table:table-cell office:value-type="float" office:value="2095044" calcext:value-type="float">
            <text:p>2095044</text:p>
          </table:table-cell>
          <table:table-cell office:value-type="float" office:value="166780" calcext:value-type="float">
            <text:p>16678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1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21.93</text:p>
          </table:table-cell>
          <table:table-cell office:value-type="float" office:value="3703372" calcext:value-type="float">
            <text:p>3703372</text:p>
          </table:table-cell>
          <table:table-cell office:value-type="float" office:value="1923900" calcext:value-type="float">
            <text:p>1923900</text:p>
          </table:table-cell>
          <table:table-cell office:value-type="float" office:value="3689364" calcext:value-type="float">
            <text:p>3689364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86372" calcext:value-type="float">
            <text:p>2386372</text:p>
          </table:table-cell>
          <table:table-cell office:value-type="float" office:value="2095060" calcext:value-type="float">
            <text:p>2095060</text:p>
          </table:table-cell>
          <table:table-cell office:value-type="float" office:value="166780" calcext:value-type="float">
            <text:p>16678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2: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22.03</text:p>
          </table:table-cell>
          <table:table-cell office:value-type="float" office:value="3703132" calcext:value-type="float">
            <text:p>3703132</text:p>
          </table:table-cell>
          <table:table-cell office:value-type="float" office:value="1921448" calcext:value-type="float">
            <text:p>1921448</text:p>
          </table:table-cell>
          <table:table-cell office:value-type="float" office:value="3689576" calcext:value-type="float">
            <text:p>3689576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89064" calcext:value-type="float">
            <text:p>2389064</text:p>
          </table:table-cell>
          <table:table-cell office:value-type="float" office:value="2097692" calcext:value-type="float">
            <text:p>2097692</text:p>
          </table:table-cell>
          <table:table-cell office:value-type="float" office:value="166796" calcext:value-type="float">
            <text:p>16679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2: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22.1</text:p>
          </table:table-cell>
          <table:table-cell office:value-type="float" office:value="3673796" calcext:value-type="float">
            <text:p>3673796</text:p>
          </table:table-cell>
          <table:table-cell office:value-type="float" office:value="1948808" calcext:value-type="float">
            <text:p>1948808</text:p>
          </table:table-cell>
          <table:table-cell office:value-type="float" office:value="3718796" calcext:value-type="float">
            <text:p>3718796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91040" calcext:value-type="float">
            <text:p>2391040</text:p>
          </table:table-cell>
          <table:table-cell office:value-type="float" office:value="2099544" calcext:value-type="float">
            <text:p>2099544</text:p>
          </table:table-cell>
          <table:table-cell office:value-type="float" office:value="166816" calcext:value-type="float">
            <text:p>16681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2: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2.1</text:p>
          </table:table-cell>
          <table:table-cell office:value-type="float" office:value="3673416" calcext:value-type="float">
            <text:p>3673416</text:p>
          </table:table-cell>
          <table:table-cell office:value-type="float" office:value="1949172" calcext:value-type="float">
            <text:p>1949172</text:p>
          </table:table-cell>
          <table:table-cell office:value-type="float" office:value="3719220" calcext:value-type="float">
            <text:p>3719220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91056" calcext:value-type="float">
            <text:p>2391056</text:p>
          </table:table-cell>
          <table:table-cell office:value-type="float" office:value="2099544" calcext:value-type="float">
            <text:p>2099544</text:p>
          </table:table-cell>
          <table:table-cell office:value-type="float" office:value="166832" calcext:value-type="float">
            <text:p>166832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2: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2.09</text:p>
          </table:table-cell>
          <table:table-cell office:value-type="float" office:value="3672640" calcext:value-type="float">
            <text:p>3672640</text:p>
          </table:table-cell>
          <table:table-cell office:value-type="float" office:value="1949984" calcext:value-type="float">
            <text:p>1949984</text:p>
          </table:table-cell>
          <table:table-cell office:value-type="float" office:value="3720012" calcext:value-type="float">
            <text:p>3720012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91020" calcext:value-type="float">
            <text:p>2391020</text:p>
          </table:table-cell>
          <table:table-cell office:value-type="float" office:value="2099540" calcext:value-type="float">
            <text:p>2099540</text:p>
          </table:table-cell>
          <table:table-cell office:value-type="float" office:value="166840" calcext:value-type="float">
            <text:p>16684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2: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2.09</text:p>
          </table:table-cell>
          <table:table-cell office:value-type="float" office:value="3672184" calcext:value-type="float">
            <text:p>3672184</text:p>
          </table:table-cell>
          <table:table-cell office:value-type="float" office:value="1950428" calcext:value-type="float">
            <text:p>1950428</text:p>
          </table:table-cell>
          <table:table-cell office:value-type="float" office:value="3720476" calcext:value-type="float">
            <text:p>3720476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91032" calcext:value-type="float">
            <text:p>2391032</text:p>
          </table:table-cell>
          <table:table-cell office:value-type="float" office:value="2099544" calcext:value-type="float">
            <text:p>2099544</text:p>
          </table:table-cell>
          <table:table-cell office:value-type="float" office:value="166848" calcext:value-type="float">
            <text:p>166848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2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22.11</text:p>
          </table:table-cell>
          <table:table-cell office:value-type="float" office:value="3675700" calcext:value-type="float">
            <text:p>3675700</text:p>
          </table:table-cell>
          <table:table-cell office:value-type="float" office:value="1946372" calcext:value-type="float">
            <text:p>1946372</text:p>
          </table:table-cell>
          <table:table-cell office:value-type="float" office:value="3716916" calcext:value-type="float">
            <text:p>3716916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91572" calcext:value-type="float">
            <text:p>2391572</text:p>
          </table:table-cell>
          <table:table-cell office:value-type="float" office:value="2100064" calcext:value-type="float">
            <text:p>2100064</text:p>
          </table:table-cell>
          <table:table-cell office:value-type="float" office:value="166856" calcext:value-type="float">
            <text:p>166856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2: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22.17</text:p>
          </table:table-cell>
          <table:table-cell office:value-type="float" office:value="3675604" calcext:value-type="float">
            <text:p>3675604</text:p>
          </table:table-cell>
          <table:table-cell office:value-type="float" office:value="1944688" calcext:value-type="float">
            <text:p>1944688</text:p>
          </table:table-cell>
          <table:table-cell office:value-type="float" office:value="3717020" calcext:value-type="float">
            <text:p>3717020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93352" calcext:value-type="float">
            <text:p>2393352</text:p>
          </table:table-cell>
          <table:table-cell office:value-type="float" office:value="2101792" calcext:value-type="float">
            <text:p>2101792</text:p>
          </table:table-cell>
          <table:table-cell office:value-type="float" office:value="166864" calcext:value-type="float">
            <text:p>16686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2: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22.17</text:p>
          </table:table-cell>
          <table:table-cell office:value-type="float" office:value="3675396" calcext:value-type="float">
            <text:p>3675396</text:p>
          </table:table-cell>
          <table:table-cell office:value-type="float" office:value="1944888" calcext:value-type="float">
            <text:p>1944888</text:p>
          </table:table-cell>
          <table:table-cell office:value-type="float" office:value="3717236" calcext:value-type="float">
            <text:p>3717236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93360" calcext:value-type="float">
            <text:p>2393360</text:p>
          </table:table-cell>
          <table:table-cell office:value-type="float" office:value="2101788" calcext:value-type="float">
            <text:p>2101788</text:p>
          </table:table-cell>
          <table:table-cell office:value-type="float" office:value="166872" calcext:value-type="float">
            <text:p>16687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2: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22.16</text:p>
          </table:table-cell>
          <table:table-cell office:value-type="float" office:value="3675372" calcext:value-type="float">
            <text:p>3675372</text:p>
          </table:table-cell>
          <table:table-cell office:value-type="float" office:value="1944876" calcext:value-type="float">
            <text:p>1944876</text:p>
          </table:table-cell>
          <table:table-cell office:value-type="float" office:value="3717256" calcext:value-type="float">
            <text:p>3717256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93396" calcext:value-type="float">
            <text:p>2393396</text:p>
          </table:table-cell>
          <table:table-cell office:value-type="float" office:value="2101812" calcext:value-type="float">
            <text:p>2101812</text:p>
          </table:table-cell>
          <table:table-cell office:value-type="float" office:value="166880" calcext:value-type="float">
            <text:p>16688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2: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22.16</text:p>
          </table:table-cell>
          <table:table-cell office:value-type="float" office:value="3675200" calcext:value-type="float">
            <text:p>3675200</text:p>
          </table:table-cell>
          <table:table-cell office:value-type="float" office:value="1945040" calcext:value-type="float">
            <text:p>1945040</text:p>
          </table:table-cell>
          <table:table-cell office:value-type="float" office:value="3717424" calcext:value-type="float">
            <text:p>3717424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93404" calcext:value-type="float">
            <text:p>2393404</text:p>
          </table:table-cell>
          <table:table-cell office:value-type="float" office:value="2101812" calcext:value-type="float">
            <text:p>2101812</text:p>
          </table:table-cell>
          <table:table-cell office:value-type="float" office:value="166888" calcext:value-type="float">
            <text:p>166888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2: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22.19</text:p>
          </table:table-cell>
          <table:table-cell office:value-type="float" office:value="3677700" calcext:value-type="float">
            <text:p>3677700</text:p>
          </table:table-cell>
          <table:table-cell office:value-type="float" office:value="1941740" calcext:value-type="float">
            <text:p>1941740</text:p>
          </table:table-cell>
          <table:table-cell office:value-type="float" office:value="3714920" calcext:value-type="float">
            <text:p>3714920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94204" calcext:value-type="float">
            <text:p>2394204</text:p>
          </table:table-cell>
          <table:table-cell office:value-type="float" office:value="2102580" calcext:value-type="float">
            <text:p>2102580</text:p>
          </table:table-cell>
          <table:table-cell office:value-type="float" office:value="166896" calcext:value-type="float">
            <text:p>166896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2: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22.23</text:p>
          </table:table-cell>
          <table:table-cell office:value-type="float" office:value="3679220" calcext:value-type="float">
            <text:p>3679220</text:p>
          </table:table-cell>
          <table:table-cell office:value-type="float" office:value="1938888" calcext:value-type="float">
            <text:p>1938888</text:p>
          </table:table-cell>
          <table:table-cell office:value-type="float" office:value="3713384" calcext:value-type="float">
            <text:p>3713384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95536" calcext:value-type="float">
            <text:p>2395536</text:p>
          </table:table-cell>
          <table:table-cell office:value-type="float" office:value="2103880" calcext:value-type="float">
            <text:p>2103880</text:p>
          </table:table-cell>
          <table:table-cell office:value-type="float" office:value="166904" calcext:value-type="float">
            <text:p>16690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3: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22.22</text:p>
          </table:table-cell>
          <table:table-cell office:value-type="float" office:value="3672672" calcext:value-type="float">
            <text:p>3672672</text:p>
          </table:table-cell>
          <table:table-cell office:value-type="float" office:value="1945436" calcext:value-type="float">
            <text:p>1945436</text:p>
          </table:table-cell>
          <table:table-cell office:value-type="float" office:value="3719936" calcext:value-type="float">
            <text:p>3719936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95536" calcext:value-type="float">
            <text:p>2395536</text:p>
          </table:table-cell>
          <table:table-cell office:value-type="float" office:value="2103872" calcext:value-type="float">
            <text:p>2103872</text:p>
          </table:table-cell>
          <table:table-cell office:value-type="float" office:value="166912" calcext:value-type="float">
            <text:p>16691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3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2.27</text:p>
          </table:table-cell>
          <table:table-cell office:value-type="float" office:value="3668524" calcext:value-type="float">
            <text:p>3668524</text:p>
          </table:table-cell>
          <table:table-cell office:value-type="float" office:value="1948012" calcext:value-type="float">
            <text:p>1948012</text:p>
          </table:table-cell>
          <table:table-cell office:value-type="float" office:value="3723996" calcext:value-type="float">
            <text:p>3723996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97108" calcext:value-type="float">
            <text:p>2397108</text:p>
          </table:table-cell>
          <table:table-cell office:value-type="float" office:value="2105408" calcext:value-type="float">
            <text:p>2105408</text:p>
          </table:table-cell>
          <table:table-cell office:value-type="float" office:value="166912" calcext:value-type="float">
            <text:p>166912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3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2.28</text:p>
          </table:table-cell>
          <table:table-cell office:value-type="float" office:value="3669172" calcext:value-type="float">
            <text:p>3669172</text:p>
          </table:table-cell>
          <table:table-cell office:value-type="float" office:value="1947112" calcext:value-type="float">
            <text:p>1947112</text:p>
          </table:table-cell>
          <table:table-cell office:value-type="float" office:value="3723416" calcext:value-type="float">
            <text:p>3723416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97360" calcext:value-type="float">
            <text:p>2397360</text:p>
          </table:table-cell>
          <table:table-cell office:value-type="float" office:value="2105628" calcext:value-type="float">
            <text:p>2105628</text:p>
          </table:table-cell>
          <table:table-cell office:value-type="float" office:value="166936" calcext:value-type="float">
            <text:p>166936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3: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2.31</text:p>
          </table:table-cell>
          <table:table-cell office:value-type="float" office:value="3671712" calcext:value-type="float">
            <text:p>3671712</text:p>
          </table:table-cell>
          <table:table-cell office:value-type="float" office:value="1943688" calcext:value-type="float">
            <text:p>1943688</text:p>
          </table:table-cell>
          <table:table-cell office:value-type="float" office:value="3720736" calcext:value-type="float">
            <text:p>3720736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98244" calcext:value-type="float">
            <text:p>2398244</text:p>
          </table:table-cell>
          <table:table-cell office:value-type="float" office:value="2106500" calcext:value-type="float">
            <text:p>2106500</text:p>
          </table:table-cell>
          <table:table-cell office:value-type="float" office:value="166936" calcext:value-type="float">
            <text:p>166936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3: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22.34</text:p>
          </table:table-cell>
          <table:table-cell office:value-type="float" office:value="3671160" calcext:value-type="float">
            <text:p>3671160</text:p>
          </table:table-cell>
          <table:table-cell office:value-type="float" office:value="1943404" calcext:value-type="float">
            <text:p>1943404</text:p>
          </table:table-cell>
          <table:table-cell office:value-type="float" office:value="3721400" calcext:value-type="float">
            <text:p>3721400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99080" calcext:value-type="float">
            <text:p>2399080</text:p>
          </table:table-cell>
          <table:table-cell office:value-type="float" office:value="2107304" calcext:value-type="float">
            <text:p>2107304</text:p>
          </table:table-cell>
          <table:table-cell office:value-type="float" office:value="166952" calcext:value-type="float">
            <text:p>16695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3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22.35</text:p>
          </table:table-cell>
          <table:table-cell office:value-type="float" office:value="3673692" calcext:value-type="float">
            <text:p>3673692</text:p>
          </table:table-cell>
          <table:table-cell office:value-type="float" office:value="1940348" calcext:value-type="float">
            <text:p>1940348</text:p>
          </table:table-cell>
          <table:table-cell office:value-type="float" office:value="3718864" calcext:value-type="float">
            <text:p>3718864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399604" calcext:value-type="float">
            <text:p>2399604</text:p>
          </table:table-cell>
          <table:table-cell office:value-type="float" office:value="2107816" calcext:value-type="float">
            <text:p>2107816</text:p>
          </table:table-cell>
          <table:table-cell office:value-type="float" office:value="166952" calcext:value-type="float">
            <text:p>166952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3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22.41</text:p>
          </table:table-cell>
          <table:table-cell office:value-type="float" office:value="3673816" calcext:value-type="float">
            <text:p>3673816</text:p>
          </table:table-cell>
          <table:table-cell office:value-type="float" office:value="1938508" calcext:value-type="float">
            <text:p>1938508</text:p>
          </table:table-cell>
          <table:table-cell office:value-type="float" office:value="3718700" calcext:value-type="float">
            <text:p>3718700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401320" calcext:value-type="float">
            <text:p>2401320</text:p>
          </table:table-cell>
          <table:table-cell office:value-type="float" office:value="2109488" calcext:value-type="float">
            <text:p>2109488</text:p>
          </table:table-cell>
          <table:table-cell office:value-type="float" office:value="166968" calcext:value-type="float">
            <text:p>166968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3: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22.41</text:p>
          </table:table-cell>
          <table:table-cell office:value-type="float" office:value="3675232" calcext:value-type="float">
            <text:p>3675232</text:p>
          </table:table-cell>
          <table:table-cell office:value-type="float" office:value="1937088" calcext:value-type="float">
            <text:p>1937088</text:p>
          </table:table-cell>
          <table:table-cell office:value-type="float" office:value="3717308" calcext:value-type="float">
            <text:p>3717308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401324" calcext:value-type="float">
            <text:p>2401324</text:p>
          </table:table-cell>
          <table:table-cell office:value-type="float" office:value="2109492" calcext:value-type="float">
            <text:p>2109492</text:p>
          </table:table-cell>
          <table:table-cell office:value-type="float" office:value="166968" calcext:value-type="float">
            <text:p>166968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3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22.47</text:p>
          </table:table-cell>
          <table:table-cell office:value-type="float" office:value="3677316" calcext:value-type="float">
            <text:p>3677316</text:p>
          </table:table-cell>
          <table:table-cell office:value-type="float" office:value="1933260" calcext:value-type="float">
            <text:p>1933260</text:p>
          </table:table-cell>
          <table:table-cell office:value-type="float" office:value="3715216" calcext:value-type="float">
            <text:p>3715216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403068" calcext:value-type="float">
            <text:p>2403068</text:p>
          </table:table-cell>
          <table:table-cell office:value-type="float" office:value="2111196" calcext:value-type="float">
            <text:p>2111196</text:p>
          </table:table-cell>
          <table:table-cell office:value-type="float" office:value="166984" calcext:value-type="float">
            <text:p>166984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3: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22.47</text:p>
          </table:table-cell>
          <table:table-cell office:value-type="float" office:value="3677332" calcext:value-type="float">
            <text:p>3677332</text:p>
          </table:table-cell>
          <table:table-cell office:value-type="float" office:value="1933108" calcext:value-type="float">
            <text:p>1933108</text:p>
          </table:table-cell>
          <table:table-cell office:value-type="float" office:value="3715176" calcext:value-type="float">
            <text:p>3715176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403204" calcext:value-type="float">
            <text:p>2403204</text:p>
          </table:table-cell>
          <table:table-cell office:value-type="float" office:value="2111300" calcext:value-type="float">
            <text:p>2111300</text:p>
          </table:table-cell>
          <table:table-cell office:value-type="float" office:value="166992" calcext:value-type="float">
            <text:p>16699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21:33: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22.47</text:p>
          </table:table-cell>
          <table:table-cell office:value-type="float" office:value="3678368" calcext:value-type="float">
            <text:p>3678368</text:p>
          </table:table-cell>
          <table:table-cell office:value-type="float" office:value="1932072" calcext:value-type="float">
            <text:p>1932072</text:p>
          </table:table-cell>
          <table:table-cell office:value-type="float" office:value="3714148" calcext:value-type="float">
            <text:p>3714148</text:p>
          </table:table-cell>
          <table:table-cell office:value-type="float" office:value="1485824" calcext:value-type="float">
            <text:p>1485824</text:p>
          </table:table-cell>
          <table:table-cell office:value-type="float" office:value="2403204" calcext:value-type="float">
            <text:p>2403204</text:p>
          </table:table-cell>
          <table:table-cell office:value-type="float" office:value="2111292" calcext:value-type="float">
            <text:p>2111292</text:p>
          </table:table-cell>
          <table:table-cell office:value-type="float" office:value="167000" calcext:value-type="float">
            <text:p>167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053" meta:object-count="0"/>
    <meta:generator>LibreOffice/6.1.5.2$Linux_X86_64 LibreOffice_project/10$Build-2</meta:generator>
  </office:meta>
</office:document-meta>
</file>